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3.2pt"/>
    </style:style>
    <style:style style:name="co3" style:family="table-column">
      <style:table-column-properties fo:break-before="auto" style:column-width="93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23"/>
    <style:style style:name="ce5" style:family="table-cell" style:parent-style-name="Default" style:data-style-name="N123">
      <style:table-cell-properties fo:background-color="#ffff00"/>
    </style:style>
    <style:style style:name="ce6" style:family="table-cell" style:parent-style-name="Default" style:data-style-name="N125"/>
    <style:style style:name="ce7" style:family="table-cell" style:parent-style-name="Default" style:data-style-name="N61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24"/>
    <style:style style:name="ce9" style:family="table-cell" style:parent-style-name="Default" style:data-style-name="N61"/>
    <style:style style:name="ce10" style:family="table-cell" style:parent-style-name="Default">
      <style:text-properties style:font-name="Liberation Sans" style:font-name-asian="WenQuanYi Zen Hei Sharp" style:font-name-complex="Lohit Devanagari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_lowintensity_asofJune2019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1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1/2</text:p>
          </table:table-cell>
          <table:table-cell/>
          <table:table-cell office:value-type="string" calcext:value-type="string">
            <text:p>P1n</text:p>
          </table:table-cell>
          <table:table-cell/>
          <table:table-cell table:style-name="Default" office:value-type="string" calcext:value-type="string">
            <text:p>P2n</text:p>
          </table:table-cell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Fit status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22];15);5)" office:value-type="string" office:string-value="Ag129" calcext:value-type="string">
            <text:p>Ag129</text:p>
          </table:table-cell>
          <table:table-cell table:style-name="ce4" table:formula="of:=[.D22]" office:value-type="float" office:value="55.1769" calcext:value-type="float">
            <text:p>55.17690</text:p>
          </table:table-cell>
          <table:table-cell table:style-name="ce4" table:formula="of:=[.G22]" office:value-type="float" office:value="1.72049" calcext:value-type="float">
            <text:p>1.72049</text:p>
          </table:table-cell>
          <table:table-cell table:style-name="ce4" table:formula="of:=[.E22]" office:value-type="float" office:value="17.9099" calcext:value-type="float">
            <text:p>17.90990</text:p>
          </table:table-cell>
          <table:table-cell table:style-name="ce4" table:formula="of:=[.H22]" office:value-type="float" office:value="1.1647" calcext:value-type="float">
            <text:p>1.16470</text:p>
          </table:table-cell>
          <table:table-cell table:style-name="ce4" table:formula="of:=[.F22]" office:value-type="float" office:value="0.368148" calcext:value-type="float">
            <text:p>0.36815</text:p>
          </table:table-cell>
          <table:table-cell table:style-name="ce4" table:formula="of:=[.I22]" office:value-type="float" office:value="0.208149" calcext:value-type="float">
            <text:p>0.20815</text:p>
          </table:table-cell>
          <table:table-cell table:formula="of:=[.J22]" office:value-type="float" office:value="0.918027" calcext:value-type="float">
            <text:p>0.918027</text:p>
          </table:table-cell>
          <table:table-cell table:formula="of:=[.K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23];15);5)" office:value-type="string" office:string-value="Ag130" calcext:value-type="string">
            <text:p>Ag130</text:p>
          </table:table-cell>
          <table:table-cell table:style-name="ce4" table:formula="of:=[.D23]" office:value-type="float" office:value="46.0249" calcext:value-type="float">
            <text:p>46.02490</text:p>
          </table:table-cell>
          <table:table-cell table:style-name="ce4" table:formula="of:=[.G23]" office:value-type="float" office:value="3.38713" calcext:value-type="float">
            <text:p>3.38713</text:p>
          </table:table-cell>
          <table:table-cell table:style-name="ce4" table:formula="of:=[.E23]" office:value-type="float" office:value="66.0261" calcext:value-type="float">
            <text:p>66.02610</text:p>
          </table:table-cell>
          <table:table-cell table:style-name="ce4" table:formula="of:=[.H23]" office:value-type="float" office:value="5.70677" calcext:value-type="float">
            <text:p>5.70677</text:p>
          </table:table-cell>
          <table:table-cell table:style-name="ce4" table:formula="of:=[.F23]" office:value-type="float" office:value="0.0000851506" calcext:value-type="float">
            <text:p>0.00009</text:p>
          </table:table-cell>
          <table:table-cell table:style-name="ce4" table:formula="of:=[.I23]" office:value-type="float" office:value="0.478373" calcext:value-type="float">
            <text:p>0.47837</text:p>
          </table:table-cell>
          <table:table-cell table:formula="of:=[.J23]" office:value-type="float" office:value="0.954871" calcext:value-type="float">
            <text:p>0.954871</text:p>
          </table:table-cell>
          <table:table-cell table:formula="of:=[.K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24];15);5)" office:value-type="string" office:string-value="Ag131" calcext:value-type="string">
            <text:p>Ag131</text:p>
          </table:table-cell>
          <table:table-cell table:style-name="ce4" table:formula="of:=[.D24]" office:value-type="float" office:value="36.3848" calcext:value-type="float">
            <text:p>36.38480</text:p>
          </table:table-cell>
          <table:table-cell table:style-name="ce4" table:formula="of:=[.G24]" office:value-type="float" office:value="5.74425" calcext:value-type="float">
            <text:p>5.74425</text:p>
          </table:table-cell>
          <table:table-cell table:style-name="ce4" table:formula="of:=[.E24]" office:value-type="float" office:value="99.9998" calcext:value-type="float">
            <text:p>99.99980</text:p>
          </table:table-cell>
          <table:table-cell table:style-name="ce4" table:formula="of:=[.H24]" office:value-type="float" office:value="15.2772" calcext:value-type="float">
            <text:p>15.27720</text:p>
          </table:table-cell>
          <table:table-cell table:style-name="ce4" table:formula="of:=[.F24]" office:value-type="float" office:value="1.71316" calcext:value-type="float">
            <text:p>1.71316</text:p>
          </table:table-cell>
          <table:table-cell table:style-name="ce4" table:formula="of:=[.I24]" office:value-type="float" office:value="5.07414" calcext:value-type="float">
            <text:p>5.07414</text:p>
          </table:table-cell>
          <table:table-cell table:formula="of:=[.J24]" office:value-type="float" office:value="1.35931" calcext:value-type="float">
            <text:p>1.35931</text:p>
          </table:table-cell>
          <table:table-cell table:formula="of:=[.K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25];15);5)" office:value-type="string" office:string-value="Cd130" calcext:value-type="string">
            <text:p>Cd130</text:p>
          </table:table-cell>
          <table:table-cell table:style-name="ce4" table:formula="of:=[.D25]" office:value-type="float" office:value="132.158" calcext:value-type="float">
            <text:p>132.15800</text:p>
          </table:table-cell>
          <table:table-cell table:style-name="ce4" table:formula="of:=[.G25]" office:value-type="float" office:value="0.756449" calcext:value-type="float">
            <text:p>0.75645</text:p>
          </table:table-cell>
          <table:table-cell table:style-name="ce4" table:formula="of:=[.E25]" office:value-type="float" office:value="3.0547" calcext:value-type="float">
            <text:p>3.05470</text:p>
          </table:table-cell>
          <table:table-cell table:style-name="ce4" table:formula="of:=[.H25]" office:value-type="float" office:value="0.423636" calcext:value-type="float">
            <text:p>0.42364</text:p>
          </table:table-cell>
          <table:table-cell table:style-name="ce4" table:formula="of:=[.F25]" office:value-type="float" office:value="0.0000278094" calcext:value-type="float">
            <text:p>0.00003</text:p>
          </table:table-cell>
          <table:table-cell table:style-name="ce4" table:formula="of:=[.I25]" office:value-type="float" office:value="0.182256" calcext:value-type="float">
            <text:p>0.18226</text:p>
          </table:table-cell>
          <table:table-cell table:formula="of:=[.J25]" office:value-type="float" office:value="1.02534" calcext:value-type="float">
            <text:p>1.02534</text:p>
          </table:table-cell>
          <table:table-cell table:formula="of:=[.K2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26];15);5)" office:value-type="string" office:string-value="Cd131" calcext:value-type="string">
            <text:p>Cd131</text:p>
          </table:table-cell>
          <table:table-cell table:style-name="ce4" table:formula="of:=[.D26]" office:value-type="float" office:value="98.9419" calcext:value-type="float">
            <text:p>98.94190</text:p>
          </table:table-cell>
          <table:table-cell table:style-name="ce4" table:formula="of:=[.G26]" office:value-type="float" office:value="1.35954" calcext:value-type="float">
            <text:p>1.35954</text:p>
          </table:table-cell>
          <table:table-cell table:style-name="ce4" table:formula="of:=[.E26]" office:value-type="float" office:value="14.7188" calcext:value-type="float">
            <text:p>14.71880</text:p>
          </table:table-cell>
          <table:table-cell table:style-name="ce4" table:formula="of:=[.H26]" office:value-type="float" office:value="0.971078" calcext:value-type="float">
            <text:p>0.97108</text:p>
          </table:table-cell>
          <table:table-cell table:style-name="ce4" table:formula="of:=[.F26]" office:value-type="float" office:value="0.0498366" calcext:value-type="float">
            <text:p>0.04984</text:p>
          </table:table-cell>
          <table:table-cell table:style-name="ce4" table:formula="of:=[.I26]" office:value-type="float" office:value="0.118075" calcext:value-type="float">
            <text:p>0.11808</text:p>
          </table:table-cell>
          <table:table-cell table:formula="of:=[.J26]" office:value-type="float" office:value="1.10497" calcext:value-type="float">
            <text:p>1.10497</text:p>
          </table:table-cell>
          <table:table-cell table:formula="of:=[.K2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27];15);5)" office:value-type="string" office:string-value="Cd132" calcext:value-type="string">
            <text:p>Cd132</text:p>
          </table:table-cell>
          <table:table-cell table:style-name="ce4" table:formula="of:=[.D27]" office:value-type="float" office:value="84.9057" calcext:value-type="float">
            <text:p>84.90570</text:p>
          </table:table-cell>
          <table:table-cell table:style-name="ce4" table:formula="of:=[.G27]" office:value-type="float" office:value="3.25094" calcext:value-type="float">
            <text:p>3.25094</text:p>
          </table:table-cell>
          <table:table-cell table:style-name="ce4" table:formula="of:=[.E27]" office:value-type="float" office:value="95.0325" calcext:value-type="float">
            <text:p>95.03250</text:p>
          </table:table-cell>
          <table:table-cell table:style-name="ce4" table:formula="of:=[.H27]" office:value-type="float" office:value="5.08673" calcext:value-type="float">
            <text:p>5.08673</text:p>
          </table:table-cell>
          <table:table-cell table:style-name="ce4" table:formula="of:=[.F27]" office:value-type="float" office:value="0.0000221495" calcext:value-type="float">
            <text:p>0.00002</text:p>
          </table:table-cell>
          <table:table-cell table:style-name="ce4" table:formula="of:=[.I27]" office:value-type="float" office:value="0.279401" calcext:value-type="float">
            <text:p>0.27940</text:p>
          </table:table-cell>
          <table:table-cell table:formula="of:=[.J27]" office:value-type="float" office:value="1.10522" calcext:value-type="float">
            <text:p>1.10522</text:p>
          </table:table-cell>
          <table:table-cell table:formula="of:=[.K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28];15);5)" office:value-type="string" office:string-value="Cd133" calcext:value-type="string">
            <text:p>Cd133</text:p>
          </table:table-cell>
          <table:table-cell table:style-name="ce4" table:formula="of:=[.D28]" office:value-type="float" office:value="65.5472" calcext:value-type="float">
            <text:p>65.54720</text:p>
          </table:table-cell>
          <table:table-cell table:style-name="ce4" table:formula="of:=[.G28]" office:value-type="float" office:value="7.86767" calcext:value-type="float">
            <text:p>7.86767</text:p>
          </table:table-cell>
          <table:table-cell table:style-name="ce4" table:formula="of:=[.E28]" office:value-type="float" office:value="86.1267" calcext:value-type="float">
            <text:p>86.12670</text:p>
          </table:table-cell>
          <table:table-cell table:style-name="ce4" table:formula="of:=[.H28]" office:value-type="float" office:value="7.21699" calcext:value-type="float">
            <text:p>7.21699</text:p>
          </table:table-cell>
          <table:table-cell table:style-name="ce4" table:formula="of:=[.F28]" office:value-type="float" office:value="6.24733" calcext:value-type="float">
            <text:p>6.24733</text:p>
          </table:table-cell>
          <table:table-cell table:style-name="ce4" table:formula="of:=[.I28]" office:value-type="float" office:value="2.85611" calcext:value-type="float">
            <text:p>2.85611</text:p>
          </table:table-cell>
          <table:table-cell table:formula="of:=[.J28]" office:value-type="float" office:value="0.928719" calcext:value-type="float">
            <text:p>0.928719</text:p>
          </table:table-cell>
          <table:table-cell table:formula="of:=[.K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29];15);5)" office:value-type="string" office:string-value="In131" calcext:value-type="string">
            <text:p>In131</text:p>
          </table:table-cell>
          <table:table-cell table:style-name="ce4" table:formula="of:=[.D29]" office:value-type="float" office:value="278.02" calcext:value-type="float">
            <text:p>278.02000</text:p>
          </table:table-cell>
          <table:table-cell table:style-name="ce4" table:formula="of:=[.G29]" office:value-type="float" office:value="6.16357" calcext:value-type="float">
            <text:p>6.16357</text:p>
          </table:table-cell>
          <table:table-cell table:style-name="ce4" table:formula="of:=[.E29]" office:value-type="float" office:value="3.06857" calcext:value-type="float">
            <text:p>3.06857</text:p>
          </table:table-cell>
          <table:table-cell table:style-name="ce4" table:formula="of:=[.H29]" office:value-type="float" office:value="0.380299" calcext:value-type="float">
            <text:p>0.38030</text:p>
          </table:table-cell>
          <table:table-cell table:style-name="ce4" table:formula="of:=[.F29]" office:value-type="float" office:value="0.0590062" calcext:value-type="float">
            <text:p>0.05901</text:p>
          </table:table-cell>
          <table:table-cell table:style-name="ce4" table:formula="of:=[.I29]" office:value-type="float" office:value="0.164822" calcext:value-type="float">
            <text:p>0.16482</text:p>
          </table:table-cell>
          <table:table-cell table:formula="of:=[.J29]" office:value-type="float" office:value="1.0211" calcext:value-type="float">
            <text:p>1.0211</text:p>
          </table:table-cell>
          <table:table-cell table:formula="of:=[.K2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30];15);5)" office:value-type="string" office:string-value="In132" calcext:value-type="string">
            <text:p>In132</text:p>
          </table:table-cell>
          <table:table-cell table:style-name="ce4" table:formula="of:=[.D30]" office:value-type="float" office:value="212.743" calcext:value-type="float">
            <text:p>212.74300</text:p>
          </table:table-cell>
          <table:table-cell table:style-name="ce4" table:formula="of:=[.G30]" office:value-type="float" office:value="7.49333" calcext:value-type="float">
            <text:p>7.49333</text:p>
          </table:table-cell>
          <table:table-cell table:style-name="ce4" table:formula="of:=[.E30]" office:value-type="float" office:value="13.1116" calcext:value-type="float">
            <text:p>13.11160</text:p>
          </table:table-cell>
          <table:table-cell table:style-name="ce4" table:formula="of:=[.H30]" office:value-type="float" office:value="1.18004" calcext:value-type="float">
            <text:p>1.18004</text:p>
          </table:table-cell>
          <table:table-cell table:style-name="ce4" table:formula="of:=[.F30]" office:value-type="float" office:value="0.0004379" calcext:value-type="float">
            <text:p>0.00044</text:p>
          </table:table-cell>
          <table:table-cell table:style-name="ce4" table:formula="of:=[.I30]" office:value-type="float" office:value="0.105754" calcext:value-type="float">
            <text:p>0.10575</text:p>
          </table:table-cell>
          <table:table-cell table:formula="of:=[.J30]" office:value-type="float" office:value="0.997183" calcext:value-type="float">
            <text:p>0.997183</text:p>
          </table:table-cell>
          <table:table-cell table:formula="of:=[.K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31];15);5)" office:value-type="string" office:string-value="In133" calcext:value-type="string">
            <text:p>In133</text:p>
          </table:table-cell>
          <table:table-cell table:style-name="ce4" table:formula="of:=[.D31]" office:value-type="float" office:value="165.332" calcext:value-type="float">
            <text:p>165.33200</text:p>
          </table:table-cell>
          <table:table-cell table:style-name="ce4" table:formula="of:=[.G31]" office:value-type="float" office:value="2.20009" calcext:value-type="float">
            <text:p>2.20009</text:p>
          </table:table-cell>
          <table:table-cell table:style-name="ce4" table:formula="of:=[.E31]" office:value-type="float" office:value="91.0776" calcext:value-type="float">
            <text:p>91.07760</text:p>
          </table:table-cell>
          <table:table-cell table:style-name="ce4" table:formula="of:=[.H31]" office:value-type="float" office:value="2.13962" calcext:value-type="float">
            <text:p>2.13962</text:p>
          </table:table-cell>
          <table:table-cell table:style-name="ce4" table:formula="of:=[.F31]" office:value-type="float" office:value="0.622254" calcext:value-type="float">
            <text:p>0.62225</text:p>
          </table:table-cell>
          <table:table-cell table:style-name="ce4" table:formula="of:=[.I31]" office:value-type="float" office:value="0.233691" calcext:value-type="float">
            <text:p>0.23369</text:p>
          </table:table-cell>
          <table:table-cell table:formula="of:=[.J31]" office:value-type="float" office:value="1.10329" calcext:value-type="float">
            <text:p>1.10329</text:p>
          </table:table-cell>
          <table:table-cell table:formula="of:=[.K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32];15);5)" office:value-type="string" office:string-value="In134" calcext:value-type="string">
            <text:p>In134</text:p>
          </table:table-cell>
          <table:table-cell table:style-name="ce4" table:formula="of:=[.D32]" office:value-type="float" office:value="128.581" calcext:value-type="float">
            <text:p>128.58100</text:p>
          </table:table-cell>
          <table:table-cell table:style-name="ce4" table:formula="of:=[.G32]" office:value-type="float" office:value="1.44418" calcext:value-type="float">
            <text:p>1.44418</text:p>
          </table:table-cell>
          <table:table-cell table:style-name="ce4" table:formula="of:=[.E32]" office:value-type="float" office:value="83.3706" calcext:value-type="float">
            <text:p>83.37060</text:p>
          </table:table-cell>
          <table:table-cell table:style-name="ce4" table:formula="of:=[.H32]" office:value-type="float" office:value="1.03556" calcext:value-type="float">
            <text:p>1.03556</text:p>
          </table:table-cell>
          <table:table-cell table:style-name="ce4" table:formula="of:=[.F32]" office:value-type="float" office:value="13.866" calcext:value-type="float">
            <text:p>13.86600</text:p>
          </table:table-cell>
          <table:table-cell table:style-name="ce4" table:formula="of:=[.I32]" office:value-type="float" office:value="0.623404" calcext:value-type="float">
            <text:p>0.62340</text:p>
          </table:table-cell>
          <table:table-cell table:formula="of:=[.J32]" office:value-type="float" office:value="0.936846" calcext:value-type="float">
            <text:p>0.936846</text:p>
          </table:table-cell>
          <table:table-cell table:formula="of:=[.K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33];15);5)" office:value-type="string" office:string-value="In135" calcext:value-type="string">
            <text:p>In135</text:p>
          </table:table-cell>
          <table:table-cell table:style-name="ce4" table:formula="of:=[.D33]" office:value-type="float" office:value="104.138" calcext:value-type="float">
            <text:p>104.13800</text:p>
          </table:table-cell>
          <table:table-cell table:style-name="ce4" table:formula="of:=[.G33]" office:value-type="float" office:value="3.54761" calcext:value-type="float">
            <text:p>3.54761</text:p>
          </table:table-cell>
          <table:table-cell table:style-name="ce4" table:formula="of:=[.E33]" office:value-type="float" office:value="84.2398" calcext:value-type="float">
            <text:p>84.23980</text:p>
          </table:table-cell>
          <table:table-cell table:style-name="ce4" table:formula="of:=[.H33]" office:value-type="float" office:value="2.35404" calcext:value-type="float">
            <text:p>2.35404</text:p>
          </table:table-cell>
          <table:table-cell table:style-name="ce4" table:formula="of:=[.F33]" office:value-type="float" office:value="10.0697" calcext:value-type="float">
            <text:p>10.06970</text:p>
          </table:table-cell>
          <table:table-cell table:style-name="ce4" table:formula="of:=[.I33]" office:value-type="float" office:value="1.05332" calcext:value-type="float">
            <text:p>1.05332</text:p>
          </table:table-cell>
          <table:table-cell table:formula="of:=[.J33]" office:value-type="float" office:value="1.06669" calcext:value-type="float">
            <text:p>1.06669</text:p>
          </table:table-cell>
          <table:table-cell table:formula="of:=[.K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table:formula="of:=LEFT(RIGHT([.C34];15);5)" office:value-type="string" office:string-value="In136" calcext:value-type="string">
            <text:p>In136</text:p>
          </table:table-cell>
          <table:table-cell table:style-name="ce5" table:formula="of:=[.D34]" office:value-type="float" office:value="106.839" calcext:value-type="float">
            <text:p>106.83900</text:p>
          </table:table-cell>
          <table:table-cell table:style-name="ce5" table:formula="of:=[.G34]" office:value-type="float" office:value="14.4559" calcext:value-type="float">
            <text:p>14.45590</text:p>
          </table:table-cell>
          <table:table-cell table:style-name="ce5" table:formula="of:=[.E34]" office:value-type="float" office:value="70.7681" calcext:value-type="float">
            <text:p>70.76810</text:p>
          </table:table-cell>
          <table:table-cell table:style-name="ce5" table:formula="of:=[.H34]" office:value-type="float" office:value="11.5722" calcext:value-type="float">
            <text:p>11.57220</text:p>
          </table:table-cell>
          <table:table-cell table:style-name="ce5" table:formula="of:=[.F34]" office:value-type="float" office:value="19.1552" calcext:value-type="float">
            <text:p>19.15520</text:p>
          </table:table-cell>
          <table:table-cell table:style-name="ce5" table:formula="of:=[.I34]" office:value-type="float" office:value="6.53981" calcext:value-type="float">
            <text:p>6.53981</text:p>
          </table:table-cell>
          <table:table-cell table:style-name="ce2" table:formula="of:=[.J34]" office:value-type="float" office:value="0.984505" calcext:value-type="float">
            <text:p>0.984505</text:p>
          </table:table-cell>
          <table:table-cell table:style-name="ce2" table:formula="of:=[.K34]" office:value-type="float" office:value="0" calcext:value-type="float">
            <text:p>0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formula="of:=LEFT(RIGHT([.C35];15);5)" office:value-type="string" office:string-value="Sn134" calcext:value-type="string">
            <text:p>Sn134</text:p>
          </table:table-cell>
          <table:table-cell table:style-name="ce4" table:formula="of:=[.D35]" office:value-type="float" office:value="1006.31" calcext:value-type="float">
            <text:p>1,006.31000</text:p>
          </table:table-cell>
          <table:table-cell table:style-name="ce4" table:formula="of:=[.G35]" office:value-type="float" office:value="34.8002" calcext:value-type="float">
            <text:p>34.80020</text:p>
          </table:table-cell>
          <table:table-cell table:style-name="ce4" table:formula="of:=[.E35]" office:value-type="float" office:value="24.2142" calcext:value-type="float">
            <text:p>24.21420</text:p>
          </table:table-cell>
          <table:table-cell table:style-name="ce4" table:formula="of:=[.H35]" office:value-type="float" office:value="1.44071" calcext:value-type="float">
            <text:p>1.44071</text:p>
          </table:table-cell>
          <table:table-cell table:style-name="ce4" table:formula="of:=[.F35]" office:value-type="float" office:value="0.000000162007" calcext:value-type="float">
            <text:p>0.00000</text:p>
          </table:table-cell>
          <table:table-cell table:style-name="ce4" table:formula="of:=[.I35]" office:value-type="float" office:value="0.111407" calcext:value-type="float">
            <text:p>0.11141</text:p>
          </table:table-cell>
          <table:table-cell table:formula="of:=[.J35]" office:value-type="float" office:value="0.948488" calcext:value-type="float">
            <text:p>0.948488</text:p>
          </table:table-cell>
          <table:table-cell table:formula="of:=[.K35]"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table:formula="of:=LEFT(RIGHT([.C36];15);5)" office:value-type="string" office:string-value="Sn135" calcext:value-type="string">
            <text:p>Sn135</text:p>
          </table:table-cell>
          <table:table-cell table:style-name="ce4" table:formula="of:=[.D36]" office:value-type="float" office:value="515.95" calcext:value-type="float">
            <text:p>515.95000</text:p>
          </table:table-cell>
          <table:table-cell table:style-name="ce4" table:formula="of:=[.G36]" office:value-type="float" office:value="28.7531" calcext:value-type="float">
            <text:p>28.75310</text:p>
          </table:table-cell>
          <table:table-cell table:style-name="ce4" table:formula="of:=[.E36]" office:value-type="float" office:value="20.5298" calcext:value-type="float">
            <text:p>20.52980</text:p>
          </table:table-cell>
          <table:table-cell table:style-name="ce4" table:formula="of:=[.H36]" office:value-type="float" office:value="2.22794" calcext:value-type="float">
            <text:p>2.22794</text:p>
          </table:table-cell>
          <table:table-cell table:style-name="ce4" table:formula="of:=[.F36]" office:value-type="float" office:value="0.0000266926" calcext:value-type="float">
            <text:p>0.00003</text:p>
          </table:table-cell>
          <table:table-cell table:style-name="ce4" table:formula="of:=[.I36]" office:value-type="float" office:value="0.126338" calcext:value-type="float">
            <text:p>0.12634</text:p>
          </table:table-cell>
          <table:table-cell table:formula="of:=[.J36]" office:value-type="float" office:value="0.975909" calcext:value-type="float">
            <text:p>0.975909</text:p>
          </table:table-cell>
          <table:table-cell table:formula="of:=[.K36]"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table:formula="of:=LEFT(RIGHT([.C37];15);5)" office:value-type="string" office:string-value="Sn136" calcext:value-type="string">
            <text:p>Sn136</text:p>
          </table:table-cell>
          <table:table-cell table:style-name="ce4" table:formula="of:=[.D37]" office:value-type="float" office:value="370.417" calcext:value-type="float">
            <text:p>370.41700</text:p>
          </table:table-cell>
          <table:table-cell table:style-name="ce4" table:formula="of:=[.G37]" office:value-type="float" office:value="3.94659" calcext:value-type="float">
            <text:p>3.94659</text:p>
          </table:table-cell>
          <table:table-cell table:style-name="ce4" table:formula="of:=[.E37]" office:value-type="float" office:value="19.329" calcext:value-type="float">
            <text:p>19.32900</text:p>
          </table:table-cell>
          <table:table-cell table:style-name="ce4" table:formula="of:=[.H37]" office:value-type="float" office:value="1.34699" calcext:value-type="float">
            <text:p>1.34699</text:p>
          </table:table-cell>
          <table:table-cell table:style-name="ce4" table:formula="of:=[.F37]" office:value-type="float" office:value="0.145218" calcext:value-type="float">
            <text:p>0.14522</text:p>
          </table:table-cell>
          <table:table-cell table:style-name="ce4" table:formula="of:=[.I37]" office:value-type="float" office:value="0.0832583" calcext:value-type="float">
            <text:p>0.08326</text:p>
          </table:table-cell>
          <table:table-cell table:formula="of:=[.J37]" office:value-type="float" office:value="0.985691" calcext:value-type="float">
            <text:p>0.985691</text:p>
          </table:table-cell>
          <table:table-cell table:formula="of:=[.K37]"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table:formula="of:=LEFT(RIGHT([.C38];15);5)" office:value-type="string" office:string-value="Sn137" calcext:value-type="string">
            <text:p>Sn137</text:p>
          </table:table-cell>
          <table:table-cell table:style-name="ce4" table:formula="of:=[.D38]" office:value-type="float" office:value="234.042" calcext:value-type="float">
            <text:p>234.04200</text:p>
          </table:table-cell>
          <table:table-cell table:style-name="ce4" table:formula="of:=[.G38]" office:value-type="float" office:value="5.33268" calcext:value-type="float">
            <text:p>5.33268</text:p>
          </table:table-cell>
          <table:table-cell table:style-name="ce4" table:formula="of:=[.E38]" office:value-type="float" office:value="23.4636" calcext:value-type="float">
            <text:p>23.46360</text:p>
          </table:table-cell>
          <table:table-cell table:style-name="ce4" table:formula="of:=[.H38]" office:value-type="float" office:value="1.76667" calcext:value-type="float">
            <text:p>1.76667</text:p>
          </table:table-cell>
          <table:table-cell table:style-name="ce4" table:formula="of:=[.F38]" office:value-type="float" office:value="0.74356" calcext:value-type="float">
            <text:p>0.74356</text:p>
          </table:table-cell>
          <table:table-cell table:style-name="ce4" table:formula="of:=[.I38]" office:value-type="float" office:value="0.27264" calcext:value-type="float">
            <text:p>0.27264</text:p>
          </table:table-cell>
          <table:table-cell table:formula="of:=[.J38]" office:value-type="float" office:value="1.01466" calcext:value-type="float">
            <text:p>1.01466</text:p>
          </table:table-cell>
          <table:table-cell table:formula="of:=[.K38]"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table:formula="of:=LEFT(RIGHT([.C39];15);5)" office:value-type="string" office:string-value="Sn138" calcext:value-type="string">
            <text:p>Sn138</text:p>
          </table:table-cell>
          <table:table-cell table:style-name="ce4" table:formula="of:=[.D39]" office:value-type="float" office:value="134.55" calcext:value-type="float">
            <text:p>134.55000</text:p>
          </table:table-cell>
          <table:table-cell table:style-name="ce4" table:formula="of:=[.G39]" office:value-type="float" office:value="22.1608" calcext:value-type="float">
            <text:p>22.16080</text:p>
          </table:table-cell>
          <table:table-cell table:style-name="ce4" table:formula="of:=[.E39]" office:value-type="float" office:value="20.2945" calcext:value-type="float">
            <text:p>20.29450</text:p>
          </table:table-cell>
          <table:table-cell table:style-name="ce4" table:formula="of:=[.H39]" office:value-type="float" office:value="5.39325" calcext:value-type="float">
            <text:p>5.39325</text:p>
          </table:table-cell>
          <table:table-cell table:style-name="ce4" table:formula="of:=[.F39]" office:value-type="float" office:value="2.20882" calcext:value-type="float">
            <text:p>2.20882</text:p>
          </table:table-cell>
          <table:table-cell table:style-name="ce4" table:formula="of:=[.I39]" office:value-type="float" office:value="1.43008" calcext:value-type="float">
            <text:p>1.43008</text:p>
          </table:table-cell>
          <table:table-cell table:formula="of:=[.J39]" office:value-type="float" office:value="0.902719" calcext:value-type="float">
            <text:p>0.902719</text:p>
          </table:table-cell>
          <table:table-cell table:formula="of:=[.K39]"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table:number-columns-repeated="3"/>
          <table:table-cell table:style-name="ce4" table:number-columns-repeated="6"/>
          <table:table-cell table:number-columns-repeated="3"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fitresults/fitAg129_stat.root</text:p>
          </table:table-cell>
          <table:table-cell office:value-type="float" office:value="55.1769" calcext:value-type="float">
            <text:p>55.1769</text:p>
          </table:table-cell>
          <table:table-cell office:value-type="float" office:value="17.9099" calcext:value-type="float">
            <text:p>17.9099</text:p>
          </table:table-cell>
          <table:table-cell office:value-type="float" office:value="0.368148" calcext:value-type="float">
            <text:p>0.368148</text:p>
          </table:table-cell>
          <table:table-cell office:value-type="float" office:value="1.72049" calcext:value-type="float">
            <text:p>1.72049</text:p>
          </table:table-cell>
          <table:table-cell table:style-name="Default" office:value-type="float" office:value="1.1647" calcext:value-type="float">
            <text:p>1.1647</text:p>
          </table:table-cell>
          <table:table-cell office:value-type="float" office:value="0.208149" calcext:value-type="float">
            <text:p>0.208149</text:p>
          </table:table-cell>
          <table:table-cell office:value-type="float" office:value="0.918027" calcext:value-type="float">
            <text:p>0.91802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2">
          <table:table-cell table:number-columns-repeated="2"/>
          <table:table-cell table:style-name="ce3" office:value-type="string" calcext:value-type="string">
            <text:p>fitresults/fitAg130_stat.root</text:p>
          </table:table-cell>
          <table:table-cell table:style-name="ce3" office:value-type="float" office:value="46.0249" calcext:value-type="float">
            <text:p>46.0249</text:p>
          </table:table-cell>
          <table:table-cell table:style-name="ce3" office:value-type="float" office:value="66.0261" calcext:value-type="float">
            <text:p>66.0261</text:p>
          </table:table-cell>
          <table:table-cell table:style-name="ce7" office:value-type="float" office:value="0.0000851506" calcext:value-type="float">
            <text:p>8.52E-05</text:p>
          </table:table-cell>
          <table:table-cell table:style-name="ce3" office:value-type="float" office:value="3.38713" calcext:value-type="float">
            <text:p>3.38713</text:p>
          </table:table-cell>
          <table:table-cell table:style-name="ce3" office:value-type="float" office:value="5.70677" calcext:value-type="float">
            <text:p>5.70677</text:p>
          </table:table-cell>
          <table:table-cell table:style-name="ce3" office:value-type="float" office:value="0.478373" calcext:value-type="float">
            <text:p>0.478373</text:p>
          </table:table-cell>
          <table:table-cell table:style-name="ce3" office:value-type="float" office:value="0.954871" calcext:value-type="float">
            <text:p>0.95487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2">
          <table:table-cell table:number-columns-repeated="2"/>
          <table:table-cell table:style-name="ce3" office:value-type="string" calcext:value-type="string">
            <text:p>fitresults/fitAg131_stat.root</text:p>
          </table:table-cell>
          <table:table-cell table:style-name="ce3" office:value-type="float" office:value="36.3848" calcext:value-type="float">
            <text:p>36.3848</text:p>
          </table:table-cell>
          <table:table-cell table:style-name="ce3" office:value-type="float" office:value="99.9998" calcext:value-type="float">
            <text:p>99.9998</text:p>
          </table:table-cell>
          <table:table-cell table:style-name="ce3" office:value-type="float" office:value="1.71316" calcext:value-type="float">
            <text:p>1.71316</text:p>
          </table:table-cell>
          <table:table-cell table:style-name="ce3" office:value-type="float" office:value="5.74425" calcext:value-type="float">
            <text:p>5.74425</text:p>
          </table:table-cell>
          <table:table-cell table:style-name="ce3" office:value-type="float" office:value="15.2772" calcext:value-type="float">
            <text:p>15.2772</text:p>
          </table:table-cell>
          <table:table-cell table:style-name="ce3" office:value-type="float" office:value="5.07414" calcext:value-type="float">
            <text:p>5.07414</text:p>
          </table:table-cell>
          <table:table-cell table:style-name="ce3" office:value-type="float" office:value="1.35931" calcext:value-type="float">
            <text:p>1.35931</text:p>
          </table:table-cell>
          <table:table-cell table:style-name="ce3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tresults/fitCd130_stat.root</text:p>
          </table:table-cell>
          <table:table-cell office:value-type="float" office:value="132.158" calcext:value-type="float">
            <text:p>132.158</text:p>
          </table:table-cell>
          <table:table-cell office:value-type="float" office:value="3.0547" calcext:value-type="float">
            <text:p>3.0547</text:p>
          </table:table-cell>
          <table:table-cell office:value-type="float" office:value="0.0000278094" calcext:value-type="float">
            <text:p>2.78094E-05</text:p>
          </table:table-cell>
          <table:table-cell office:value-type="float" office:value="0.756449" calcext:value-type="float">
            <text:p>0.756449</text:p>
          </table:table-cell>
          <table:table-cell table:style-name="Default" office:value-type="float" office:value="0.423636" calcext:value-type="float">
            <text:p>0.423636</text:p>
          </table:table-cell>
          <table:table-cell office:value-type="float" office:value="0.182256" calcext:value-type="float">
            <text:p>0.182256</text:p>
          </table:table-cell>
          <table:table-cell office:value-type="float" office:value="1.02534" calcext:value-type="float">
            <text:p>1.0253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office:value-type="string" calcext:value-type="string">
            <text:p>fitresults/fitCd131_stat.root</text:p>
          </table:table-cell>
          <table:table-cell table:style-name="ce3" office:value-type="float" office:value="98.9419" calcext:value-type="float">
            <text:p>98.9419</text:p>
          </table:table-cell>
          <table:table-cell table:style-name="ce3" office:value-type="float" office:value="14.7188" calcext:value-type="float">
            <text:p>14.7188</text:p>
          </table:table-cell>
          <table:table-cell table:style-name="ce3" office:value-type="float" office:value="0.0498366" calcext:value-type="float">
            <text:p>0.0498366</text:p>
          </table:table-cell>
          <table:table-cell table:style-name="ce3" office:value-type="float" office:value="1.35954" calcext:value-type="float">
            <text:p>1.35954</text:p>
          </table:table-cell>
          <table:table-cell table:style-name="ce3" office:value-type="float" office:value="0.971078" calcext:value-type="float">
            <text:p>0.971078</text:p>
          </table:table-cell>
          <table:table-cell table:style-name="ce3" office:value-type="float" office:value="0.118075" calcext:value-type="float">
            <text:p>0.118075</text:p>
          </table:table-cell>
          <table:table-cell table:style-name="ce3" office:value-type="float" office:value="1.10497" calcext:value-type="float">
            <text:p>1.1049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tresults/fitCd132_stat.root</text:p>
          </table:table-cell>
          <table:table-cell office:value-type="float" office:value="84.9057" calcext:value-type="float">
            <text:p>84.9057</text:p>
          </table:table-cell>
          <table:table-cell office:value-type="float" office:value="95.0325" calcext:value-type="float">
            <text:p>95.0325</text:p>
          </table:table-cell>
          <table:table-cell office:value-type="float" office:value="0.0000221495" calcext:value-type="float">
            <text:p>2.21495E-05</text:p>
          </table:table-cell>
          <table:table-cell office:value-type="float" office:value="3.25094" calcext:value-type="float">
            <text:p>3.25094</text:p>
          </table:table-cell>
          <table:table-cell table:style-name="Default" office:value-type="float" office:value="5.08673" calcext:value-type="float">
            <text:p>5.08673</text:p>
          </table:table-cell>
          <table:table-cell office:value-type="float" office:value="0.279401" calcext:value-type="float">
            <text:p>0.279401</text:p>
          </table:table-cell>
          <table:table-cell office:value-type="float" office:value="1.10522" calcext:value-type="float">
            <text:p>1.105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tresults/fitCd133_stat.root</text:p>
          </table:table-cell>
          <table:table-cell office:value-type="float" office:value="65.5472" calcext:value-type="float">
            <text:p>65.5472</text:p>
          </table:table-cell>
          <table:table-cell office:value-type="float" office:value="86.1267" calcext:value-type="float">
            <text:p>86.1267</text:p>
          </table:table-cell>
          <table:table-cell office:value-type="float" office:value="6.24733" calcext:value-type="float">
            <text:p>6.24733</text:p>
          </table:table-cell>
          <table:table-cell office:value-type="float" office:value="7.86767" calcext:value-type="float">
            <text:p>7.86767</text:p>
          </table:table-cell>
          <table:table-cell table:style-name="Default" office:value-type="float" office:value="7.21699" calcext:value-type="float">
            <text:p>7.21699</text:p>
          </table:table-cell>
          <table:table-cell office:value-type="float" office:value="2.85611" calcext:value-type="float">
            <text:p>2.85611</text:p>
          </table:table-cell>
          <table:table-cell office:value-type="float" office:value="0.928719" calcext:value-type="float">
            <text:p>0.9287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tresults/fitIn131_stat.root</text:p>
          </table:table-cell>
          <table:table-cell office:value-type="float" office:value="278.02" calcext:value-type="float">
            <text:p>278.02</text:p>
          </table:table-cell>
          <table:table-cell office:value-type="float" office:value="3.06857" calcext:value-type="float">
            <text:p>3.06857</text:p>
          </table:table-cell>
          <table:table-cell office:value-type="float" office:value="0.0590062" calcext:value-type="float">
            <text:p>0.0590062</text:p>
          </table:table-cell>
          <table:table-cell office:value-type="float" office:value="6.16357" calcext:value-type="float">
            <text:p>6.16357</text:p>
          </table:table-cell>
          <table:table-cell table:style-name="Default" office:value-type="float" office:value="0.380299" calcext:value-type="float">
            <text:p>0.380299</text:p>
          </table:table-cell>
          <table:table-cell office:value-type="float" office:value="0.164822" calcext:value-type="float">
            <text:p>0.164822</text:p>
          </table:table-cell>
          <table:table-cell office:value-type="float" office:value="1.0211" calcext:value-type="float">
            <text:p>1.02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tresults/fitIn132_stat.root</text:p>
          </table:table-cell>
          <table:table-cell office:value-type="float" office:value="212.743" calcext:value-type="float">
            <text:p>212.743</text:p>
          </table:table-cell>
          <table:table-cell office:value-type="float" office:value="13.1116" calcext:value-type="float">
            <text:p>13.1116</text:p>
          </table:table-cell>
          <table:table-cell office:value-type="float" office:value="0.0004379" calcext:value-type="float">
            <text:p>0.0004379</text:p>
          </table:table-cell>
          <table:table-cell office:value-type="float" office:value="7.49333" calcext:value-type="float">
            <text:p>7.49333</text:p>
          </table:table-cell>
          <table:table-cell table:style-name="Default" office:value-type="float" office:value="1.18004" calcext:value-type="float">
            <text:p>1.18004</text:p>
          </table:table-cell>
          <table:table-cell office:value-type="float" office:value="0.105754" calcext:value-type="float">
            <text:p>0.105754</text:p>
          </table:table-cell>
          <table:table-cell office:value-type="float" office:value="0.997183" calcext:value-type="float">
            <text:p>0.9971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LEFT(RIGHT([.B5];10);5)">
            <text:p/>
          </table:table-cell>
          <table:table-cell office:value-type="string" calcext:value-type="string">
            <text:p>fitresults/fitIn133_stat.root</text:p>
          </table:table-cell>
          <table:table-cell office:value-type="float" office:value="165.332" calcext:value-type="float">
            <text:p>165.332</text:p>
          </table:table-cell>
          <table:table-cell office:value-type="float" office:value="91.0776" calcext:value-type="float">
            <text:p>91.0776</text:p>
          </table:table-cell>
          <table:table-cell office:value-type="float" office:value="0.622254" calcext:value-type="float">
            <text:p>0.622254</text:p>
          </table:table-cell>
          <table:table-cell office:value-type="float" office:value="2.20009" calcext:value-type="float">
            <text:p>2.20009</text:p>
          </table:table-cell>
          <table:table-cell table:style-name="Default" office:value-type="float" office:value="2.13962" calcext:value-type="float">
            <text:p>2.13962</text:p>
          </table:table-cell>
          <table:table-cell office:value-type="float" office:value="0.233691" calcext:value-type="float">
            <text:p>0.233691</text:p>
          </table:table-cell>
          <table:table-cell office:value-type="float" office:value="1.10329" calcext:value-type="float">
            <text:p>1.103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formula="of:=LEFT(RIGHT([.B6];10);5)">
            <text:p/>
          </table:table-cell>
          <table:table-cell table:style-name="ce3" office:value-type="string" calcext:value-type="string">
            <text:p>fitresults/fitIn134_stat.root</text:p>
          </table:table-cell>
          <table:table-cell table:style-name="ce3" office:value-type="float" office:value="128.581" calcext:value-type="float">
            <text:p>128.581</text:p>
          </table:table-cell>
          <table:table-cell table:style-name="ce3" office:value-type="float" office:value="83.3706" calcext:value-type="float">
            <text:p>83.3706</text:p>
          </table:table-cell>
          <table:table-cell table:style-name="ce3" office:value-type="float" office:value="13.866" calcext:value-type="float">
            <text:p>13.866</text:p>
          </table:table-cell>
          <table:table-cell table:style-name="ce3" office:value-type="float" office:value="1.44418" calcext:value-type="float">
            <text:p>1.44418</text:p>
          </table:table-cell>
          <table:table-cell table:style-name="ce3" office:value-type="float" office:value="1.03556" calcext:value-type="float">
            <text:p>1.03556</text:p>
          </table:table-cell>
          <table:table-cell table:style-name="ce3" office:value-type="float" office:value="0.623404" calcext:value-type="float">
            <text:p>0.623404</text:p>
          </table:table-cell>
          <table:table-cell table:style-name="ce3" office:value-type="float" office:value="0.936846" calcext:value-type="float">
            <text:p>0.93684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formula="of:=LEFT(RIGHT([.B7];10);5)">
            <text:p/>
          </table:table-cell>
          <table:table-cell table:style-name="ce3" office:value-type="string" calcext:value-type="string">
            <text:p>fitresults/fitIn135_stat.root</text:p>
          </table:table-cell>
          <table:table-cell table:style-name="ce3" office:value-type="float" office:value="104.138" calcext:value-type="float">
            <text:p>104.138</text:p>
          </table:table-cell>
          <table:table-cell table:style-name="ce3" office:value-type="float" office:value="84.2398" calcext:value-type="float">
            <text:p>84.2398</text:p>
          </table:table-cell>
          <table:table-cell table:style-name="ce3" office:value-type="float" office:value="10.0697" calcext:value-type="float">
            <text:p>10.0697</text:p>
          </table:table-cell>
          <table:table-cell table:style-name="ce3" office:value-type="float" office:value="3.54761" calcext:value-type="float">
            <text:p>3.54761</text:p>
          </table:table-cell>
          <table:table-cell table:style-name="ce3" office:value-type="float" office:value="2.35404" calcext:value-type="float">
            <text:p>2.35404</text:p>
          </table:table-cell>
          <table:table-cell table:style-name="ce3" office:value-type="float" office:value="1.05332" calcext:value-type="float">
            <text:p>1.05332</text:p>
          </table:table-cell>
          <table:table-cell table:style-name="ce3" office:value-type="float" office:value="1.06669" calcext:value-type="float">
            <text:p>1.0666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LEFT(RIGHT([.B8];10);5)">
            <text:p/>
          </table:table-cell>
          <table:table-cell office:value-type="string" calcext:value-type="string">
            <text:p>fitresults/fitIn136_stat.root</text:p>
          </table:table-cell>
          <table:table-cell office:value-type="float" office:value="106.839" calcext:value-type="float">
            <text:p>106.839</text:p>
          </table:table-cell>
          <table:table-cell office:value-type="float" office:value="70.7681" calcext:value-type="float">
            <text:p>70.7681</text:p>
          </table:table-cell>
          <table:table-cell office:value-type="float" office:value="19.1552" calcext:value-type="float">
            <text:p>19.1552</text:p>
          </table:table-cell>
          <table:table-cell office:value-type="float" office:value="14.4559" calcext:value-type="float">
            <text:p>14.4559</text:p>
          </table:table-cell>
          <table:table-cell table:style-name="Default" office:value-type="float" office:value="11.5722" calcext:value-type="float">
            <text:p>11.5722</text:p>
          </table:table-cell>
          <table:table-cell office:value-type="float" office:value="6.53981" calcext:value-type="float">
            <text:p>6.53981</text:p>
          </table:table-cell>
          <table:table-cell office:value-type="float" office:value="0.984505" calcext:value-type="float">
            <text:p>0.9845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LEFT(RIGHT([.B9];10);5)">
            <text:p/>
          </table:table-cell>
          <table:table-cell office:value-type="string" calcext:value-type="string">
            <text:p>fitresults/fitSn134_stat.root</text:p>
          </table:table-cell>
          <table:table-cell office:value-type="float" office:value="1006.31" calcext:value-type="float">
            <text:p>1006.31</text:p>
          </table:table-cell>
          <table:table-cell office:value-type="float" office:value="24.2142" calcext:value-type="float">
            <text:p>24.2142</text:p>
          </table:table-cell>
          <table:table-cell office:value-type="float" office:value="0.000000162007" calcext:value-type="float">
            <text:p>0.000000162</text:p>
          </table:table-cell>
          <table:table-cell office:value-type="float" office:value="34.8002" calcext:value-type="float">
            <text:p>34.8002</text:p>
          </table:table-cell>
          <table:table-cell table:style-name="Default" office:value-type="float" office:value="1.44071" calcext:value-type="float">
            <text:p>1.44071</text:p>
          </table:table-cell>
          <table:table-cell office:value-type="float" office:value="0.111407" calcext:value-type="float">
            <text:p>0.111407</text:p>
          </table:table-cell>
          <table:table-cell office:value-type="float" office:value="0.948488" calcext:value-type="float">
            <text:p>0.9484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LEFT(RIGHT([.B10];10);5)">
            <text:p/>
          </table:table-cell>
          <table:table-cell office:value-type="string" calcext:value-type="string">
            <text:p>fitresults/fitSn135_stat.root</text:p>
          </table:table-cell>
          <table:table-cell office:value-type="float" office:value="515.95" calcext:value-type="float">
            <text:p>515.95</text:p>
          </table:table-cell>
          <table:table-cell office:value-type="float" office:value="20.5298" calcext:value-type="float">
            <text:p>20.5298</text:p>
          </table:table-cell>
          <table:table-cell office:value-type="float" office:value="0.0000266926" calcext:value-type="float">
            <text:p>2.66926E-05</text:p>
          </table:table-cell>
          <table:table-cell office:value-type="float" office:value="28.7531" calcext:value-type="float">
            <text:p>28.7531</text:p>
          </table:table-cell>
          <table:table-cell table:style-name="Default" office:value-type="float" office:value="2.22794" calcext:value-type="float">
            <text:p>2.22794</text:p>
          </table:table-cell>
          <table:table-cell office:value-type="float" office:value="0.126338" calcext:value-type="float">
            <text:p>0.126338</text:p>
          </table:table-cell>
          <table:table-cell office:value-type="float" office:value="0.975909" calcext:value-type="float">
            <text:p>0.9759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LEFT(RIGHT([.B11];10);5)">
            <text:p/>
          </table:table-cell>
          <table:table-cell office:value-type="string" calcext:value-type="string">
            <text:p>fitresults/fitSn136_stat.root</text:p>
          </table:table-cell>
          <table:table-cell office:value-type="float" office:value="370.417" calcext:value-type="float">
            <text:p>370.417</text:p>
          </table:table-cell>
          <table:table-cell office:value-type="float" office:value="19.329" calcext:value-type="float">
            <text:p>19.329</text:p>
          </table:table-cell>
          <table:table-cell office:value-type="float" office:value="0.145218" calcext:value-type="float">
            <text:p>0.145218</text:p>
          </table:table-cell>
          <table:table-cell office:value-type="float" office:value="3.94659" calcext:value-type="float">
            <text:p>3.94659</text:p>
          </table:table-cell>
          <table:table-cell table:style-name="Default" office:value-type="float" office:value="1.34699" calcext:value-type="float">
            <text:p>1.34699</text:p>
          </table:table-cell>
          <table:table-cell office:value-type="float" office:value="0.0832583" calcext:value-type="float">
            <text:p>0.0832583</text:p>
          </table:table-cell>
          <table:table-cell office:value-type="float" office:value="0.985691" calcext:value-type="float">
            <text:p>0.9856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LEFT(RIGHT([.B12];10);5)">
            <text:p/>
          </table:table-cell>
          <table:table-cell office:value-type="string" calcext:value-type="string">
            <text:p>fitresults/fitSn137_stat.root</text:p>
          </table:table-cell>
          <table:table-cell office:value-type="float" office:value="234.042" calcext:value-type="float">
            <text:p>234.042</text:p>
          </table:table-cell>
          <table:table-cell office:value-type="float" office:value="23.4636" calcext:value-type="float">
            <text:p>23.4636</text:p>
          </table:table-cell>
          <table:table-cell office:value-type="float" office:value="0.74356" calcext:value-type="float">
            <text:p>0.74356</text:p>
          </table:table-cell>
          <table:table-cell office:value-type="float" office:value="5.33268" calcext:value-type="float">
            <text:p>5.33268</text:p>
          </table:table-cell>
          <table:table-cell table:style-name="Default" office:value-type="float" office:value="1.76667" calcext:value-type="float">
            <text:p>1.76667</text:p>
          </table:table-cell>
          <table:table-cell office:value-type="float" office:value="0.27264" calcext:value-type="float">
            <text:p>0.27264</text:p>
          </table:table-cell>
          <table:table-cell office:value-type="float" office:value="1.01466" calcext:value-type="float">
            <text:p>1.014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LEFT(RIGHT([.B13];10);5)">
            <text:p/>
          </table:table-cell>
          <table:table-cell office:value-type="string" calcext:value-type="string">
            <text:p>fitresults/fitSn138_stat.root</text:p>
          </table:table-cell>
          <table:table-cell office:value-type="float" office:value="134.55" calcext:value-type="float">
            <text:p>134.55</text:p>
          </table:table-cell>
          <table:table-cell office:value-type="float" office:value="20.2945" calcext:value-type="float">
            <text:p>20.2945</text:p>
          </table:table-cell>
          <table:table-cell office:value-type="float" office:value="2.20882" calcext:value-type="float">
            <text:p>2.20882</text:p>
          </table:table-cell>
          <table:table-cell office:value-type="float" office:value="22.1608" calcext:value-type="float">
            <text:p>22.1608</text:p>
          </table:table-cell>
          <table:table-cell table:style-name="Default" office:value-type="float" office:value="5.39325" calcext:value-type="float">
            <text:p>5.39325</text:p>
          </table:table-cell>
          <table:table-cell office:value-type="float" office:value="1.43008" calcext:value-type="float">
            <text:p>1.43008</text:p>
          </table:table-cell>
          <table:table-cell office:value-type="float" office:value="0.902719" calcext:value-type="float">
            <text:p>0.9027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LEFT(RIGHT([.B14];10);5)">
            <text:p/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1/2</text:p>
          </table:table-cell>
          <table:table-cell/>
          <table:table-cell office:value-type="string" calcext:value-type="string">
            <text:p>P1n</text:p>
          </table:table-cell>
          <table:table-cell/>
          <table:table-cell table:style-name="Default" office:value-type="string" calcext:value-type="string">
            <text:p>P2n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]" office:value-type="string" office:string-value="Ag129" calcext:value-type="string">
            <text:p>Ag129</text:p>
          </table:table-cell>
          <table:table-cell table:style-name="ce6" table:formula="of:=[.D3]/1000" office:value-type="float" office:value="0.0551769" calcext:value-type="float">
            <text:p>0.0551769</text:p>
          </table:table-cell>
          <table:table-cell table:style-name="ce6" table:formula="of:=[.E3]/1000" office:value-type="float" office:value="0.00172049" calcext:value-type="float">
            <text:p>0.0017205</text:p>
          </table:table-cell>
          <table:table-cell table:style-name="ce8" table:formula="of:=[.F3]" office:value-type="float" office:value="17.9099" calcext:value-type="float">
            <text:p>17.909900</text:p>
          </table:table-cell>
          <table:table-cell table:style-name="ce8" table:formula="of:=[.G3]" office:value-type="float" office:value="1.1647" calcext:value-type="float">
            <text:p>1.164700</text:p>
          </table:table-cell>
          <table:table-cell table:formula="of:=[.H3]" office:value-type="float" office:value="0.368148" calcext:value-type="float">
            <text:p>0.368148</text:p>
          </table:table-cell>
          <table:table-cell table:style-name="ce8" table:formula="of:=[.I3]" office:value-type="float" office:value="0.208149" calcext:value-type="float">
            <text:p>0.20814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4]" office:value-type="string" office:string-value="Ag130" calcext:value-type="string">
            <text:p>Ag130</text:p>
          </table:table-cell>
          <table:table-cell table:style-name="ce6" table:formula="of:=[.D4]/1000" office:value-type="float" office:value="0.0460249" calcext:value-type="float">
            <text:p>0.0460249</text:p>
          </table:table-cell>
          <table:table-cell table:style-name="ce6" table:formula="of:=[.E4]/1000" office:value-type="float" office:value="0.00338713" calcext:value-type="float">
            <text:p>0.0033871</text:p>
          </table:table-cell>
          <table:table-cell table:style-name="ce8" table:formula="of:=[.F4]" office:value-type="float" office:value="66.0261" calcext:value-type="float">
            <text:p>66.026100</text:p>
          </table:table-cell>
          <table:table-cell table:style-name="ce8" table:formula="of:=[.G4]" office:value-type="float" office:value="5.70677" calcext:value-type="float">
            <text:p>5.706770</text:p>
          </table:table-cell>
          <table:table-cell table:formula="of:=[.H4]" office:value-type="float" office:value="0.0000851506" calcext:value-type="float">
            <text:p>0.000085</text:p>
          </table:table-cell>
          <table:table-cell table:style-name="ce8" table:formula="of:=[.I4]" office:value-type="float" office:value="0.478373" calcext:value-type="float">
            <text:p>0.47837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]" office:value-type="string" office:string-value="Ag131" calcext:value-type="string">
            <text:p>Ag131</text:p>
          </table:table-cell>
          <table:table-cell table:style-name="ce6" table:formula="of:=[.D5]/1000" office:value-type="float" office:value="0.0363848" calcext:value-type="float">
            <text:p>0.0363848</text:p>
          </table:table-cell>
          <table:table-cell table:style-name="ce6" table:formula="of:=[.E5]/1000" office:value-type="float" office:value="0.00574425" calcext:value-type="float">
            <text:p>0.0057443</text:p>
          </table:table-cell>
          <table:table-cell table:style-name="ce8" table:formula="of:=[.F5]" office:value-type="float" office:value="99.9998" calcext:value-type="float">
            <text:p>99.999800</text:p>
          </table:table-cell>
          <table:table-cell table:style-name="ce8" table:formula="of:=[.G5]" office:value-type="float" office:value="15.2772" calcext:value-type="float">
            <text:p>15.277200</text:p>
          </table:table-cell>
          <table:table-cell table:formula="of:=[.H5]" office:value-type="float" office:value="1.71316" calcext:value-type="float">
            <text:p>1.713160</text:p>
          </table:table-cell>
          <table:table-cell table:style-name="ce8" table:formula="of:=[.I5]" office:value-type="float" office:value="5.07414" calcext:value-type="float">
            <text:p>5.0741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6]" office:value-type="string" office:string-value="Cd130" calcext:value-type="string">
            <text:p>Cd130</text:p>
          </table:table-cell>
          <table:table-cell table:style-name="ce6" table:formula="of:=[.D6]/1000" office:value-type="float" office:value="0.132158" calcext:value-type="float">
            <text:p>0.1321580</text:p>
          </table:table-cell>
          <table:table-cell table:style-name="ce6" table:formula="of:=[.E6]/1000" office:value-type="float" office:value="0.000756449" calcext:value-type="float">
            <text:p>0.0007564</text:p>
          </table:table-cell>
          <table:table-cell table:style-name="ce8" table:formula="of:=[.F6]" office:value-type="float" office:value="3.0547" calcext:value-type="float">
            <text:p>3.054700</text:p>
          </table:table-cell>
          <table:table-cell table:style-name="ce8" table:formula="of:=[.G6]" office:value-type="float" office:value="0.423636" calcext:value-type="float">
            <text:p>0.423636</text:p>
          </table:table-cell>
          <table:table-cell table:formula="of:=[.H6]" office:value-type="float" office:value="0.0000278094" calcext:value-type="float">
            <text:p>0.000028</text:p>
          </table:table-cell>
          <table:table-cell table:style-name="ce8" table:formula="of:=[.I6]" office:value-type="float" office:value="0.182256" calcext:value-type="float">
            <text:p>0.18225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]" office:value-type="string" office:string-value="Cd131" calcext:value-type="string">
            <text:p>Cd131</text:p>
          </table:table-cell>
          <table:table-cell table:style-name="ce6" table:formula="of:=[.D7]/1000" office:value-type="float" office:value="0.0989419" calcext:value-type="float">
            <text:p>0.0989419</text:p>
          </table:table-cell>
          <table:table-cell table:style-name="ce6" table:formula="of:=[.E7]/1000" office:value-type="float" office:value="0.00135954" calcext:value-type="float">
            <text:p>0.0013595</text:p>
          </table:table-cell>
          <table:table-cell table:style-name="ce8" table:formula="of:=[.F7]" office:value-type="float" office:value="14.7188" calcext:value-type="float">
            <text:p>14.718800</text:p>
          </table:table-cell>
          <table:table-cell table:style-name="ce8" table:formula="of:=[.G7]" office:value-type="float" office:value="0.971078" calcext:value-type="float">
            <text:p>0.971078</text:p>
          </table:table-cell>
          <table:table-cell table:formula="of:=[.H7]" office:value-type="float" office:value="0.0498366" calcext:value-type="float">
            <text:p>0.049837</text:p>
          </table:table-cell>
          <table:table-cell table:style-name="ce8" table:formula="of:=[.I7]" office:value-type="float" office:value="0.118075" calcext:value-type="float">
            <text:p>0.11807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]" office:value-type="string" office:string-value="Cd132" calcext:value-type="string">
            <text:p>Cd132</text:p>
          </table:table-cell>
          <table:table-cell table:style-name="ce6" table:formula="of:=[.D8]/1000" office:value-type="float" office:value="0.0849057" calcext:value-type="float">
            <text:p>0.0849057</text:p>
          </table:table-cell>
          <table:table-cell table:style-name="ce6" table:formula="of:=[.E8]/1000" office:value-type="float" office:value="0.00325094" calcext:value-type="float">
            <text:p>0.0032509</text:p>
          </table:table-cell>
          <table:table-cell table:style-name="ce8" table:formula="of:=[.F8]" office:value-type="float" office:value="95.0325" calcext:value-type="float">
            <text:p>95.032500</text:p>
          </table:table-cell>
          <table:table-cell table:style-name="ce8" table:formula="of:=[.G8]" office:value-type="float" office:value="5.08673" calcext:value-type="float">
            <text:p>5.086730</text:p>
          </table:table-cell>
          <table:table-cell table:formula="of:=[.H8]" office:value-type="float" office:value="0.0000221495" calcext:value-type="float">
            <text:p>0.000022</text:p>
          </table:table-cell>
          <table:table-cell table:style-name="ce8" table:formula="of:=[.I8]" office:value-type="float" office:value="0.279401" calcext:value-type="float">
            <text:p>0.27940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]" office:value-type="string" office:string-value="Cd133" calcext:value-type="string">
            <text:p>Cd133</text:p>
          </table:table-cell>
          <table:table-cell table:style-name="ce6" table:formula="of:=[.D9]/1000" office:value-type="float" office:value="0.0655472" calcext:value-type="float">
            <text:p>0.0655472</text:p>
          </table:table-cell>
          <table:table-cell table:style-name="ce6" table:formula="of:=[.E9]/1000" office:value-type="float" office:value="0.00786767" calcext:value-type="float">
            <text:p>0.0078677</text:p>
          </table:table-cell>
          <table:table-cell table:style-name="ce8" table:formula="of:=[.F9]" office:value-type="float" office:value="86.1267" calcext:value-type="float">
            <text:p>86.126700</text:p>
          </table:table-cell>
          <table:table-cell table:style-name="ce8" table:formula="of:=[.G9]" office:value-type="float" office:value="7.21699" calcext:value-type="float">
            <text:p>7.216990</text:p>
          </table:table-cell>
          <table:table-cell table:formula="of:=[.H9]" office:value-type="float" office:value="6.24733" calcext:value-type="float">
            <text:p>6.247330</text:p>
          </table:table-cell>
          <table:table-cell table:style-name="ce8" table:formula="of:=[.I9]" office:value-type="float" office:value="2.85611" calcext:value-type="float">
            <text:p>2.8561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]" office:value-type="string" office:string-value="In131" calcext:value-type="string">
            <text:p>In131</text:p>
          </table:table-cell>
          <table:table-cell table:style-name="ce6" table:formula="of:=[.D10]/1000" office:value-type="float" office:value="0.27802" calcext:value-type="float">
            <text:p>0.2780200</text:p>
          </table:table-cell>
          <table:table-cell table:style-name="ce6" table:formula="of:=[.E10]/1000" office:value-type="float" office:value="0.00616357" calcext:value-type="float">
            <text:p>0.0061636</text:p>
          </table:table-cell>
          <table:table-cell table:style-name="ce8" table:formula="of:=[.F10]" office:value-type="float" office:value="3.06857" calcext:value-type="float">
            <text:p>3.068570</text:p>
          </table:table-cell>
          <table:table-cell table:style-name="ce8" table:formula="of:=[.G10]" office:value-type="float" office:value="0.380299" calcext:value-type="float">
            <text:p>0.380299</text:p>
          </table:table-cell>
          <table:table-cell table:formula="of:=[.H10]" office:value-type="float" office:value="0.0590062" calcext:value-type="float">
            <text:p>0.059006</text:p>
          </table:table-cell>
          <table:table-cell table:style-name="ce8" table:formula="of:=[.I10]" office:value-type="float" office:value="0.164822" calcext:value-type="float">
            <text:p>0.164822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table:formula="of:=[.C11]" office:value-type="string" office:string-value="In132" calcext:value-type="string">
            <text:p>In132</text:p>
          </table:table-cell>
          <table:table-cell table:style-name="ce6" table:formula="of:=[.D11]/1000" office:value-type="float" office:value="0.212743" calcext:value-type="float">
            <text:p>0.2127430</text:p>
          </table:table-cell>
          <table:table-cell table:style-name="ce6" table:formula="of:=[.E11]/1000" office:value-type="float" office:value="0.00749333" calcext:value-type="float">
            <text:p>0.0074933</text:p>
          </table:table-cell>
          <table:table-cell table:style-name="ce8" table:formula="of:=[.F11]" office:value-type="float" office:value="13.1116" calcext:value-type="float">
            <text:p>13.111600</text:p>
          </table:table-cell>
          <table:table-cell table:style-name="ce8" table:formula="of:=[.G11]" office:value-type="float" office:value="1.18004" calcext:value-type="float">
            <text:p>1.180040</text:p>
          </table:table-cell>
          <table:table-cell table:formula="of:=[.H11]" office:value-type="float" office:value="0.0004379" calcext:value-type="float">
            <text:p>0.000438</text:p>
          </table:table-cell>
          <table:table-cell table:style-name="ce8" table:formula="of:=[.I11]" office:value-type="float" office:value="0.105754" calcext:value-type="float">
            <text:p>0.10575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]" office:value-type="string" office:string-value="In133" calcext:value-type="string">
            <text:p>In133</text:p>
          </table:table-cell>
          <table:table-cell table:style-name="ce6" table:formula="of:=[.D12]/1000" office:value-type="float" office:value="0.165332" calcext:value-type="float">
            <text:p>0.1653320</text:p>
          </table:table-cell>
          <table:table-cell table:style-name="ce6" table:formula="of:=[.E12]/1000" office:value-type="float" office:value="0.00220009" calcext:value-type="float">
            <text:p>0.0022001</text:p>
          </table:table-cell>
          <table:table-cell table:style-name="ce8" table:formula="of:=[.F12]" office:value-type="float" office:value="91.0776" calcext:value-type="float">
            <text:p>91.077600</text:p>
          </table:table-cell>
          <table:table-cell table:style-name="ce8" table:formula="of:=[.G12]" office:value-type="float" office:value="2.13962" calcext:value-type="float">
            <text:p>2.139620</text:p>
          </table:table-cell>
          <table:table-cell table:formula="of:=[.H12]" office:value-type="float" office:value="0.622254" calcext:value-type="float">
            <text:p>0.622254</text:p>
          </table:table-cell>
          <table:table-cell table:style-name="ce8" table:formula="of:=[.I12]" office:value-type="float" office:value="0.233691" calcext:value-type="float">
            <text:p>0.23369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]" office:value-type="string" office:string-value="In134" calcext:value-type="string">
            <text:p>In134</text:p>
          </table:table-cell>
          <table:table-cell table:style-name="ce6" table:formula="of:=[.D13]/1000" office:value-type="float" office:value="0.128581" calcext:value-type="float">
            <text:p>0.1285810</text:p>
          </table:table-cell>
          <table:table-cell table:style-name="ce6" table:formula="of:=[.E13]/1000" office:value-type="float" office:value="0.00144418" calcext:value-type="float">
            <text:p>0.0014442</text:p>
          </table:table-cell>
          <table:table-cell table:style-name="ce8" table:formula="of:=[.F13]" office:value-type="float" office:value="83.3706" calcext:value-type="float">
            <text:p>83.370600</text:p>
          </table:table-cell>
          <table:table-cell table:style-name="ce8" table:formula="of:=[.G13]" office:value-type="float" office:value="1.03556" calcext:value-type="float">
            <text:p>1.035560</text:p>
          </table:table-cell>
          <table:table-cell table:formula="of:=[.H13]" office:value-type="float" office:value="13.866" calcext:value-type="float">
            <text:p>13.866000</text:p>
          </table:table-cell>
          <table:table-cell table:style-name="ce8" table:formula="of:=[.I13]" office:value-type="float" office:value="0.623404" calcext:value-type="float">
            <text:p>0.62340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]" office:value-type="string" office:string-value="In135" calcext:value-type="string">
            <text:p>In135</text:p>
          </table:table-cell>
          <table:table-cell table:style-name="ce6" table:formula="of:=[.D14]/1000" office:value-type="float" office:value="0.104138" calcext:value-type="float">
            <text:p>0.1041380</text:p>
          </table:table-cell>
          <table:table-cell table:style-name="ce6" table:formula="of:=[.E14]/1000" office:value-type="float" office:value="0.00354761" calcext:value-type="float">
            <text:p>0.0035476</text:p>
          </table:table-cell>
          <table:table-cell table:style-name="ce8" table:formula="of:=[.F14]" office:value-type="float" office:value="84.2398" calcext:value-type="float">
            <text:p>84.239800</text:p>
          </table:table-cell>
          <table:table-cell table:style-name="ce8" table:formula="of:=[.G14]" office:value-type="float" office:value="2.35404" calcext:value-type="float">
            <text:p>2.354040</text:p>
          </table:table-cell>
          <table:table-cell table:formula="of:=[.H14]" office:value-type="float" office:value="10.0697" calcext:value-type="float">
            <text:p>10.069700</text:p>
          </table:table-cell>
          <table:table-cell table:style-name="ce8" table:formula="of:=[.I14]" office:value-type="float" office:value="1.05332" calcext:value-type="float">
            <text:p>1.05332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]" office:value-type="string" office:string-value="In136" calcext:value-type="string">
            <text:p>In136</text:p>
          </table:table-cell>
          <table:table-cell table:style-name="ce6" table:formula="of:=[.D15]/1000" office:value-type="float" office:value="0.106839" calcext:value-type="float">
            <text:p>0.1068390</text:p>
          </table:table-cell>
          <table:table-cell table:style-name="ce6" table:formula="of:=[.E15]/1000" office:value-type="float" office:value="0.0144559" calcext:value-type="float">
            <text:p>0.0144559</text:p>
          </table:table-cell>
          <table:table-cell table:style-name="ce8" table:formula="of:=[.F15]" office:value-type="float" office:value="70.7681" calcext:value-type="float">
            <text:p>70.768100</text:p>
          </table:table-cell>
          <table:table-cell table:style-name="ce8" table:formula="of:=[.G15]" office:value-type="float" office:value="11.5722" calcext:value-type="float">
            <text:p>11.572200</text:p>
          </table:table-cell>
          <table:table-cell table:formula="of:=[.H15]" office:value-type="float" office:value="19.1552" calcext:value-type="float">
            <text:p>19.155200</text:p>
          </table:table-cell>
          <table:table-cell table:style-name="ce8" table:formula="of:=[.I15]" office:value-type="float" office:value="6.53981" calcext:value-type="float">
            <text:p>6.539810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table:formula="of:=[.C16]" office:value-type="string" office:string-value="Sn134" calcext:value-type="string">
            <text:p>Sn134</text:p>
          </table:table-cell>
          <table:table-cell table:style-name="ce6" table:formula="of:=[.D16]/1000" office:value-type="float" office:value="1.00631" calcext:value-type="float">
            <text:p>1.0063100</text:p>
          </table:table-cell>
          <table:table-cell table:style-name="ce6" table:formula="of:=[.E16]/1000" office:value-type="float" office:value="0.0348002" calcext:value-type="float">
            <text:p>0.0348002</text:p>
          </table:table-cell>
          <table:table-cell table:style-name="ce8" table:formula="of:=[.F16]" office:value-type="float" office:value="24.2142" calcext:value-type="float">
            <text:p>24.214200</text:p>
          </table:table-cell>
          <table:table-cell table:style-name="ce8" table:formula="of:=[.G16]" office:value-type="float" office:value="1.44071" calcext:value-type="float">
            <text:p>1.440710</text:p>
          </table:table-cell>
          <table:table-cell table:formula="of:=[.H16]" office:value-type="float" office:value="0.000000162007" calcext:value-type="float">
            <text:p>0.000000</text:p>
          </table:table-cell>
          <table:table-cell table:style-name="ce8" table:formula="of:=[.I16]" office:value-type="float" office:value="0.111407" calcext:value-type="float">
            <text:p>0.11140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]" office:value-type="string" office:string-value="Sn135" calcext:value-type="string">
            <text:p>Sn135</text:p>
          </table:table-cell>
          <table:table-cell table:style-name="ce6" table:formula="of:=[.D17]/1000" office:value-type="float" office:value="0.51595" calcext:value-type="float">
            <text:p>0.5159500</text:p>
          </table:table-cell>
          <table:table-cell table:style-name="ce6" table:formula="of:=[.E17]/1000" office:value-type="float" office:value="0.0287531" calcext:value-type="float">
            <text:p>0.0287531</text:p>
          </table:table-cell>
          <table:table-cell table:style-name="ce8" table:formula="of:=[.F17]" office:value-type="float" office:value="20.5298" calcext:value-type="float">
            <text:p>20.529800</text:p>
          </table:table-cell>
          <table:table-cell table:style-name="ce8" table:formula="of:=[.G17]" office:value-type="float" office:value="2.22794" calcext:value-type="float">
            <text:p>2.227940</text:p>
          </table:table-cell>
          <table:table-cell table:formula="of:=[.H17]" office:value-type="float" office:value="0.0000266926" calcext:value-type="float">
            <text:p>0.000027</text:p>
          </table:table-cell>
          <table:table-cell table:style-name="ce8" table:formula="of:=[.I17]" office:value-type="float" office:value="0.126338" calcext:value-type="float">
            <text:p>0.12633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]" office:value-type="string" office:string-value="Sn136" calcext:value-type="string">
            <text:p>Sn136</text:p>
          </table:table-cell>
          <table:table-cell table:style-name="ce6" table:formula="of:=[.D18]/1000" office:value-type="float" office:value="0.370417" calcext:value-type="float">
            <text:p>0.3704170</text:p>
          </table:table-cell>
          <table:table-cell table:style-name="ce6" table:formula="of:=[.E18]/1000" office:value-type="float" office:value="0.00394659" calcext:value-type="float">
            <text:p>0.0039466</text:p>
          </table:table-cell>
          <table:table-cell table:style-name="ce8" table:formula="of:=[.F18]" office:value-type="float" office:value="19.329" calcext:value-type="float">
            <text:p>19.329000</text:p>
          </table:table-cell>
          <table:table-cell table:style-name="ce8" table:formula="of:=[.G18]" office:value-type="float" office:value="1.34699" calcext:value-type="float">
            <text:p>1.346990</text:p>
          </table:table-cell>
          <table:table-cell table:formula="of:=[.H18]" office:value-type="float" office:value="0.145218" calcext:value-type="float">
            <text:p>0.145218</text:p>
          </table:table-cell>
          <table:table-cell table:style-name="ce8" table:formula="of:=[.I18]" office:value-type="float" office:value="0.0832583" calcext:value-type="float">
            <text:p>0.08325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]" office:value-type="string" office:string-value="Sn137" calcext:value-type="string">
            <text:p>Sn137</text:p>
          </table:table-cell>
          <table:table-cell table:style-name="ce6" table:formula="of:=[.D19]/1000" office:value-type="float" office:value="0.234042" calcext:value-type="float">
            <text:p>0.2340420</text:p>
          </table:table-cell>
          <table:table-cell table:style-name="ce6" table:formula="of:=[.E19]/1000" office:value-type="float" office:value="0.00533268" calcext:value-type="float">
            <text:p>0.0053327</text:p>
          </table:table-cell>
          <table:table-cell table:style-name="ce8" table:formula="of:=[.F19]" office:value-type="float" office:value="23.4636" calcext:value-type="float">
            <text:p>23.463600</text:p>
          </table:table-cell>
          <table:table-cell table:style-name="ce8" table:formula="of:=[.G19]" office:value-type="float" office:value="1.76667" calcext:value-type="float">
            <text:p>1.766670</text:p>
          </table:table-cell>
          <table:table-cell table:formula="of:=[.H19]" office:value-type="float" office:value="0.74356" calcext:value-type="float">
            <text:p>0.743560</text:p>
          </table:table-cell>
          <table:table-cell table:style-name="ce8" table:formula="of:=[.I19]" office:value-type="float" office:value="0.27264" calcext:value-type="float">
            <text:p>0.2726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]" office:value-type="string" office:string-value="Sn138" calcext:value-type="string">
            <text:p>Sn138</text:p>
          </table:table-cell>
          <table:table-cell table:style-name="ce6" table:formula="of:=[.D20]/1000" office:value-type="float" office:value="0.13455" calcext:value-type="float">
            <text:p>0.1345500</text:p>
          </table:table-cell>
          <table:table-cell table:style-name="ce6" table:formula="of:=[.E20]/1000" office:value-type="float" office:value="0.0221608" calcext:value-type="float">
            <text:p>0.0221608</text:p>
          </table:table-cell>
          <table:table-cell table:style-name="ce8" table:formula="of:=[.F20]" office:value-type="float" office:value="20.2945" calcext:value-type="float">
            <text:p>20.294500</text:p>
          </table:table-cell>
          <table:table-cell table:style-name="ce8" table:formula="of:=[.G20]" office:value-type="float" office:value="5.39325" calcext:value-type="float">
            <text:p>5.393250</text:p>
          </table:table-cell>
          <table:table-cell table:formula="of:=[.H20]" office:value-type="float" office:value="2.20882" calcext:value-type="float">
            <text:p>2.208820</text:p>
          </table:table-cell>
          <table:table-cell table:style-name="ce8" table:formula="of:=[.I20]" office:value-type="float" office:value="1.43008" calcext:value-type="float">
            <text:p>1.43008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table:number-columns-repeated="2"/>
          <table:table-cell table:style-name="ce8" table:number-columns-repeated="2"/>
          <table:table-cell/>
          <table:table-cell table:style-name="ce8"/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9"/>
          <table:table-cell table:number-columns-repeated="5"/>
        </table:table-row>
      </table:table>
      <table:table table:name="results_highintensity_asofJuly2019" table:style-name="ta1">
        <table:shapes>
          <draw:frame draw:z-index="0" draw:style-name="gr1" draw:text-style-name="P1" svg:width="514.69pt" svg:height="225.89pt" svg:x="1568.52pt" svg:y="448.24pt">
            <loext:p draw:notify-on-update-of-ranges="results_highintensity_asofJuly2019.O26:results_highintensity_asofJuly2019.O34 results_highintensity_asofJuly2019.P25:results_highintensity_asofJuly2019.P25 results_highintensity_asofJuly2019.P26:results_highintensity_asofJuly2019.P34 results_highintensity_asofJuly2019.R26:results_highintensity_asofJuly2019.R34 results_highintensity_asofJuly2019.R26:results_highintensity_asofJuly2019.R34 results_highintensity_asofJuly2019.Q25:results_highintensity_asofJuly2019.Q25 results_highintensity_asofJuly2019.Q26:results_highintensity_asofJuly2019.Q34 results_highintensity_asofJuly2019.S26:results_highintensity_asofJuly2019.S34 results_highintensity_asofJuly2019.S26:results_highintensity_asofJuly2019.S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06.75pt" svg:height="252.6pt" svg:x="1586.13pt" svg:y="697.18pt">
            <loext:p draw:notify-on-update-of-ranges="results_highintensity_asofJuly2019.O39:results_highintensity_asofJuly2019.O47 results_highintensity_asofJuly2019.P38:results_highintensity_asofJuly2019.P38 results_highintensity_asofJuly2019.P39:results_highintensity_asofJuly2019.P47 results_highintensity_asofJuly2019.R39:results_highintensity_asofJuly2019.R47 results_highintensity_asofJuly2019.R39:results_highintensity_asofJuly2019.R47 results_highintensity_asofJuly2019.Q38:results_highintensity_asofJuly2019.Q38 results_highintensity_asofJuly2019.Q39:results_highintensity_asofJuly2019.Q47 results_highintensity_asofJuly2019.S39:results_highintensity_asofJuly2019.S47 results_highintensity_asofJuly2019.S39:results_highintensity_asofJuly2019.S4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44.43pt" svg:height="400.22pt" svg:x="778.59pt" svg:y="653.67pt">
            <loext:p draw:notify-on-update-of-ranges="results_highintensity_asofJuly2019.O15:results_highintensity_asofJuly2019.O23 results_highintensity_asofJuly2019.P14:results_highintensity_asofJuly2019.P14 results_highintensity_asofJuly2019.P15:results_highintensity_asofJuly2019.P23 results_highintensity_asofJuly2019.R15:results_highintensity_asofJuly2019.R23 results_highintensity_asofJuly2019.R15:results_highintensity_asofJuly2019.R23 results_highintensity_asofJuly2019.T14:results_highintensity_asofJuly2019.T14 results_highintensity_asofJuly2019.T15:results_highintensity_asofJuly2019.T23 results_highintensity_asofJuly2019.Q14:results_highintensity_asofJuly2019.Q14 results_highintensity_asofJuly2019.Q15:results_highintensity_asofJuly2019.Q23 results_highintensity_asofJuly2019.S15:results_highintensity_asofJuly2019.S23 results_highintensity_asofJuly2019.S15:results_highintensity_asofJuly2019.S2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8" table:default-cell-style-name="Default"/>
        <table:table-row table:style-name="ro1"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T1/2</text:p>
          </table:table-cell>
          <table:table-cell/>
          <table:table-cell office:value-type="string" calcext:value-type="string">
            <text:p>P1n</text:p>
          </table:table-cell>
          <table:table-cell/>
          <table:table-cell office:value-type="string" calcext:value-type="string">
            <text:p>P2n</text:p>
          </table:table-cell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Fit status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LEFT(RIGHT([.C22];15);5)" office:value-type="string" office:string-value="Ag130" calcext:value-type="string">
            <text:p>Ag130</text:p>
          </table:table-cell>
          <table:table-cell table:style-name="ce4" table:formula="of:=[.D22]" office:value-type="float" office:value="46.22" calcext:value-type="float">
            <text:p>46.22000</text:p>
          </table:table-cell>
          <table:table-cell table:style-name="ce4" table:formula="of:=[.G22]" office:value-type="float" office:value="3.66925" calcext:value-type="float">
            <text:p>3.66925</text:p>
          </table:table-cell>
          <table:table-cell table:style-name="ce4" table:formula="of:=[.E22]" office:value-type="float" office:value="67.5834" calcext:value-type="float">
            <text:p>67.58340</text:p>
          </table:table-cell>
          <table:table-cell table:style-name="ce4" table:formula="of:=[.H22]" office:value-type="float" office:value="6.5114" calcext:value-type="float">
            <text:p>6.51140</text:p>
          </table:table-cell>
          <table:table-cell table:style-name="ce4" table:formula="of:=[.F22]" office:value-type="float" office:value="0.0981179" calcext:value-type="float">
            <text:p>0.09812</text:p>
          </table:table-cell>
          <table:table-cell table:style-name="ce4" table:formula="of:=[.I22]" office:value-type="float" office:value="0.800619" calcext:value-type="float">
            <text:p>0.80062</text:p>
          </table:table-cell>
          <table:table-cell table:formula="of:=[.J22]" office:value-type="float" office:value="0.997159" calcext:value-type="float">
            <text:p>0.997159</text:p>
          </table:table-cell>
          <table:table-cell table:formula="of:=[.K22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g130</text:p>
          </table:table-cell>
          <table:table-cell office:value-type="float" office:value="46.22" calcext:value-type="float">
            <text:p>46.22</text:p>
          </table:table-cell>
          <table:table-cell office:value-type="float" office:value="3.66925" calcext:value-type="float">
            <text:p>3.66925</text:p>
          </table:table-cell>
          <table:table-cell office:value-type="float" office:value="67.5834" calcext:value-type="float">
            <text:p>67.5834</text:p>
          </table:table-cell>
          <table:table-cell office:value-type="float" office:value="6.5114" calcext:value-type="float">
            <text:p>6.5114</text:p>
          </table:table-cell>
          <table:table-cell office:value-type="float" office:value="0.0981179" calcext:value-type="float">
            <text:p>0.0981179</text:p>
          </table:table-cell>
          <table:table-cell office:value-type="float" office:value="0.800619" calcext:value-type="float">
            <text:p>0.80061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LEFT(RIGHT([.C23];15);5)" office:value-type="string" office:string-value="Ag131" calcext:value-type="string">
            <text:p>Ag131</text:p>
          </table:table-cell>
          <table:table-cell table:style-name="ce4" table:formula="of:=[.D23]" office:value-type="float" office:value="33.7384" calcext:value-type="float">
            <text:p>33.73840</text:p>
          </table:table-cell>
          <table:table-cell table:style-name="ce4" table:formula="of:=[.G23]" office:value-type="float" office:value="4.41514" calcext:value-type="float">
            <text:p>4.41514</text:p>
          </table:table-cell>
          <table:table-cell table:style-name="ce4" table:formula="of:=[.E23]" office:value-type="float" office:value="106.156" calcext:value-type="float">
            <text:p>106.15600</text:p>
          </table:table-cell>
          <table:table-cell table:style-name="ce4" table:formula="of:=[.H23]" office:value-type="float" office:value="17.9677" calcext:value-type="float">
            <text:p>17.96770</text:p>
          </table:table-cell>
          <table:table-cell table:style-name="ce4" table:formula="of:=[.F23]" office:value-type="float" office:value="1.9858" calcext:value-type="float">
            <text:p>1.98580</text:p>
          </table:table-cell>
          <table:table-cell table:style-name="ce4" table:formula="of:=[.I23]" office:value-type="float" office:value="5.56989" calcext:value-type="float">
            <text:p>5.56989</text:p>
          </table:table-cell>
          <table:table-cell table:formula="of:=[.J23]" office:value-type="float" office:value="1.20116" calcext:value-type="float">
            <text:p>1.20116</text:p>
          </table:table-cell>
          <table:table-cell table:formula="of:=[.K2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g131</text:p>
          </table:table-cell>
          <table:table-cell office:value-type="float" office:value="33.7384" calcext:value-type="float">
            <text:p>33.7384</text:p>
          </table:table-cell>
          <table:table-cell office:value-type="float" office:value="4.41514" calcext:value-type="float">
            <text:p>4.41514</text:p>
          </table:table-cell>
          <table:table-cell office:value-type="float" office:value="106.156" calcext:value-type="float">
            <text:p>106.156</text:p>
          </table:table-cell>
          <table:table-cell office:value-type="float" office:value="17.9677" calcext:value-type="float">
            <text:p>17.9677</text:p>
          </table:table-cell>
          <table:table-cell office:value-type="float" office:value="1.9858" calcext:value-type="float">
            <text:p>1.9858</text:p>
          </table:table-cell>
          <table:table-cell office:value-type="float" office:value="5.56989" calcext:value-type="float">
            <text:p>5.5698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LEFT(RIGHT([.C24];15);5)" office:value-type="string" office:string-value="Cd133" calcext:value-type="string">
            <text:p>Cd133</text:p>
          </table:table-cell>
          <table:table-cell table:style-name="ce4" table:formula="of:=[.D24]" office:value-type="float" office:value="60.9866" calcext:value-type="float">
            <text:p>60.98660</text:p>
          </table:table-cell>
          <table:table-cell table:style-name="ce4" table:formula="of:=[.G24]" office:value-type="float" office:value="6.64596" calcext:value-type="float">
            <text:p>6.64596</text:p>
          </table:table-cell>
          <table:table-cell table:style-name="ce4" table:formula="of:=[.E24]" office:value-type="float" office:value="86.5787" calcext:value-type="float">
            <text:p>86.57870</text:p>
          </table:table-cell>
          <table:table-cell table:style-name="ce4" table:formula="of:=[.H24]" office:value-type="float" office:value="6.12995" calcext:value-type="float">
            <text:p>6.12995</text:p>
          </table:table-cell>
          <table:table-cell table:style-name="ce4" table:formula="of:=[.F24]" office:value-type="float" office:value="6.63795" calcext:value-type="float">
            <text:p>6.63795</text:p>
          </table:table-cell>
          <table:table-cell table:style-name="ce4" table:formula="of:=[.I24]" office:value-type="float" office:value="2.52663" calcext:value-type="float">
            <text:p>2.52663</text:p>
          </table:table-cell>
          <table:table-cell table:formula="of:=[.J24]" office:value-type="float" office:value="1.06104" calcext:value-type="float">
            <text:p>1.06104</text:p>
          </table:table-cell>
          <table:table-cell table:formula="of:=[.K24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d132</text:p>
          </table:table-cell>
          <table:table-cell office:value-type="float" office:value="86.0104" calcext:value-type="float">
            <text:p>86.0104</text:p>
          </table:table-cell>
          <table:table-cell office:value-type="float" office:value="3.49061" calcext:value-type="float">
            <text:p>3.49061</text:p>
          </table:table-cell>
          <table:table-cell office:value-type="float" office:value="99.801" calcext:value-type="float">
            <text:p>99.801</text:p>
          </table:table-cell>
          <table:table-cell office:value-type="float" office:value="5.55923" calcext:value-type="float">
            <text:p>5.55923</text:p>
          </table:table-cell>
          <table:table-cell office:value-type="float" office:value="0.0000103175" calcext:value-type="float">
            <text:p>1.03175E-05</text:p>
          </table:table-cell>
          <table:table-cell office:value-type="float" office:value="1.272" calcext:value-type="float">
            <text:p>1.27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LEFT(RIGHT([.C25];15);5)" office:value-type="string" office:string-value="In135" calcext:value-type="string">
            <text:p>In135</text:p>
          </table:table-cell>
          <table:table-cell table:style-name="ce4" table:formula="of:=[.D25]" office:value-type="float" office:value="105.334" calcext:value-type="float">
            <text:p>105.33400</text:p>
          </table:table-cell>
          <table:table-cell table:style-name="ce4" table:formula="of:=[.G25]" office:value-type="float" office:value="3.54004" calcext:value-type="float">
            <text:p>3.54004</text:p>
          </table:table-cell>
          <table:table-cell table:style-name="ce4" table:formula="of:=[.E25]" office:value-type="float" office:value="83.4648" calcext:value-type="float">
            <text:p>83.46480</text:p>
          </table:table-cell>
          <table:table-cell table:style-name="ce4" table:formula="of:=[.H25]" office:value-type="float" office:value="3.41747" calcext:value-type="float">
            <text:p>3.41747</text:p>
          </table:table-cell>
          <table:table-cell table:style-name="ce4" table:formula="of:=[.F25]" office:value-type="float" office:value="9.4357" calcext:value-type="float">
            <text:p>9.43570</text:p>
          </table:table-cell>
          <table:table-cell table:style-name="ce4" table:formula="of:=[.I25]" office:value-type="float" office:value="1.21984" calcext:value-type="float">
            <text:p>1.21984</text:p>
          </table:table-cell>
          <table:table-cell table:formula="of:=[.J25]" office:value-type="float" office:value="1.12386" calcext:value-type="float">
            <text:p>1.12386</text:p>
          </table:table-cell>
          <table:table-cell table:formula="of:=[.K25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d133</text:p>
          </table:table-cell>
          <table:table-cell office:value-type="float" office:value="60.9866" calcext:value-type="float">
            <text:p>60.9866</text:p>
          </table:table-cell>
          <table:table-cell office:value-type="float" office:value="6.64596" calcext:value-type="float">
            <text:p>6.64596</text:p>
          </table:table-cell>
          <table:table-cell office:value-type="float" office:value="86.5787" calcext:value-type="float">
            <text:p>86.5787</text:p>
          </table:table-cell>
          <table:table-cell office:value-type="float" office:value="6.12995" calcext:value-type="float">
            <text:p>6.12995</text:p>
          </table:table-cell>
          <table:table-cell office:value-type="float" office:value="6.63795" calcext:value-type="float">
            <text:p>6.63795</text:p>
          </table:table-cell>
          <table:table-cell office:value-type="float" office:value="2.52663" calcext:value-type="float">
            <text:p>2.5266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LEFT(RIGHT([.C26];15);5)" office:value-type="string" office:string-value="Sn134" calcext:value-type="string">
            <text:p>Sn134</text:p>
          </table:table-cell>
          <table:table-cell table:style-name="ce4" table:formula="of:=[.D26]" office:value-type="float" office:value="1012.29" calcext:value-type="float">
            <text:p>1,012.29000</text:p>
          </table:table-cell>
          <table:table-cell table:style-name="ce4" table:formula="of:=[.G26]" office:value-type="float" office:value="34.6286" calcext:value-type="float">
            <text:p>34.62860</text:p>
          </table:table-cell>
          <table:table-cell table:style-name="ce4" table:formula="of:=[.E26]" office:value-type="float" office:value="24.615" calcext:value-type="float">
            <text:p>24.61500</text:p>
          </table:table-cell>
          <table:table-cell table:style-name="ce4" table:formula="of:=[.H26]" office:value-type="float" office:value="3.35747" calcext:value-type="float">
            <text:p>3.35747</text:p>
          </table:table-cell>
          <table:table-cell table:style-name="ce4" table:formula="of:=[.F26]" office:value-type="float" office:value="0.00000096843" calcext:value-type="float">
            <text:p>0.00000</text:p>
          </table:table-cell>
          <table:table-cell table:style-name="ce4" table:formula="of:=[.I26]" office:value-type="float" office:value="0.115809" calcext:value-type="float">
            <text:p>0.11581</text:p>
          </table:table-cell>
          <table:table-cell table:formula="of:=[.J26]" office:value-type="float" office:value="0.951247" calcext:value-type="float">
            <text:p>0.951247</text:p>
          </table:table-cell>
          <table:table-cell table:formula="of:=[.K26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134</text:p>
          </table:table-cell>
          <table:table-cell office:value-type="float" office:value="129.122" calcext:value-type="float">
            <text:p>129.122</text:p>
          </table:table-cell>
          <table:table-cell office:value-type="float" office:value="1.42326" calcext:value-type="float">
            <text:p>1.42326</text:p>
          </table:table-cell>
          <table:table-cell office:value-type="float" office:value="83.3596" calcext:value-type="float">
            <text:p>83.3596</text:p>
          </table:table-cell>
          <table:table-cell office:value-type="float" office:value="1.0398" calcext:value-type="float">
            <text:p>1.0398</text:p>
          </table:table-cell>
          <table:table-cell office:value-type="float" office:value="13.8389" calcext:value-type="float">
            <text:p>13.8389</text:p>
          </table:table-cell>
          <table:table-cell office:value-type="float" office:value="0.62414" calcext:value-type="float">
            <text:p>0.6241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LEFT(RIGHT([.C27];15);5)" office:value-type="string" office:string-value="Sn138" calcext:value-type="string">
            <text:p>Sn138</text:p>
          </table:table-cell>
          <table:table-cell table:style-name="ce4" table:formula="of:=[.D27]" office:value-type="float" office:value="138.066" calcext:value-type="float">
            <text:p>138.06600</text:p>
          </table:table-cell>
          <table:table-cell table:style-name="ce4" table:formula="of:=[.G27]" office:value-type="float" office:value="18.3647" calcext:value-type="float">
            <text:p>18.36470</text:p>
          </table:table-cell>
          <table:table-cell table:style-name="ce4" table:formula="of:=[.E27]" office:value-type="float" office:value="20.3103" calcext:value-type="float">
            <text:p>20.31030</text:p>
          </table:table-cell>
          <table:table-cell table:style-name="ce4" table:formula="of:=[.H27]" office:value-type="float" office:value="35.0441" calcext:value-type="float">
            <text:p>35.04410</text:p>
          </table:table-cell>
          <table:table-cell table:style-name="ce4" table:formula="of:=[.F27]" office:value-type="float" office:value="1.7114" calcext:value-type="float">
            <text:p>1.71140</text:p>
          </table:table-cell>
          <table:table-cell table:style-name="ce4" table:formula="of:=[.I27]" office:value-type="float" office:value="4.58086" calcext:value-type="float">
            <text:p>4.58086</text:p>
          </table:table-cell>
          <table:table-cell table:formula="of:=[.J27]" office:value-type="float" office:value="0.851736" calcext:value-type="float">
            <text:p>0.851736</text:p>
          </table:table-cell>
          <table:table-cell table:formula="of:=[.K27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In135</text:p>
          </table:table-cell>
          <table:table-cell office:value-type="float" office:value="105.334" calcext:value-type="float">
            <text:p>105.334</text:p>
          </table:table-cell>
          <table:table-cell office:value-type="float" office:value="3.54004" calcext:value-type="float">
            <text:p>3.54004</text:p>
          </table:table-cell>
          <table:table-cell office:value-type="float" office:value="83.4648" calcext:value-type="float">
            <text:p>83.4648</text:p>
          </table:table-cell>
          <table:table-cell office:value-type="float" office:value="3.41747" calcext:value-type="float">
            <text:p>3.41747</text:p>
          </table:table-cell>
          <table:table-cell office:value-type="float" office:value="9.4357" calcext:value-type="float">
            <text:p>9.4357</text:p>
          </table:table-cell>
          <table:table-cell office:value-type="float" office:value="1.21984" calcext:value-type="float">
            <text:p>1.2198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LEFT(RIGHT([.C28];15);5)" office:value-type="string" office:string-value="Sn137" calcext:value-type="string">
            <text:p>Sn137</text:p>
          </table:table-cell>
          <table:table-cell table:style-name="ce4" table:formula="of:=[.D28]" office:value-type="float" office:value="230.591" calcext:value-type="float">
            <text:p>230.59100</text:p>
          </table:table-cell>
          <table:table-cell table:style-name="ce4" table:formula="of:=[.G28]" office:value-type="float" office:value="0.141534" calcext:value-type="float">
            <text:p>0.14153</text:p>
          </table:table-cell>
          <table:table-cell table:style-name="ce4" table:formula="of:=[.E28]" office:value-type="float" office:value="22.6977" calcext:value-type="float">
            <text:p>22.69770</text:p>
          </table:table-cell>
          <table:table-cell table:style-name="ce4" table:formula="of:=[.H28]" office:value-type="float" office:value="0.298659" calcext:value-type="float">
            <text:p>0.29866</text:p>
          </table:table-cell>
          <table:table-cell table:style-name="ce4" table:formula="of:=[.F28]" office:value-type="float" office:value="0.66299" calcext:value-type="float">
            <text:p>0.66299</text:p>
          </table:table-cell>
          <table:table-cell table:style-name="ce4" table:formula="of:=[.I28]" office:value-type="float" office:value="1.22963" calcext:value-type="float">
            <text:p>1.22963</text:p>
          </table:table-cell>
          <table:table-cell table:formula="of:=[.J28]" office:value-type="float" office:value="0.919185" calcext:value-type="float">
            <text:p>0.919185</text:p>
          </table:table-cell>
          <table:table-cell table:formula="of:=[.K28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n134</text:p>
          </table:table-cell>
          <table:table-cell office:value-type="float" office:value="1012.29" calcext:value-type="float">
            <text:p>1012.29</text:p>
          </table:table-cell>
          <table:table-cell office:value-type="float" office:value="34.6286" calcext:value-type="float">
            <text:p>34.6286</text:p>
          </table:table-cell>
          <table:table-cell office:value-type="float" office:value="24.615" calcext:value-type="float">
            <text:p>24.615</text:p>
          </table:table-cell>
          <table:table-cell office:value-type="float" office:value="3.35747" calcext:value-type="float">
            <text:p>3.35747</text:p>
          </table:table-cell>
          <table:table-cell office:value-type="float" office:value="0.00000096843" calcext:value-type="float">
            <text:p>9.6843E-07</text:p>
          </table:table-cell>
          <table:table-cell office:value-type="float" office:value="0.115809" calcext:value-type="float">
            <text:p>0.11580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LEFT(RIGHT([.C29];15);5)" office:value-type="string" office:string-value="In134" calcext:value-type="string">
            <text:p>In134</text:p>
          </table:table-cell>
          <table:table-cell table:style-name="ce4" table:formula="of:=[.D29]" office:value-type="float" office:value="129.122" calcext:value-type="float">
            <text:p>129.12200</text:p>
          </table:table-cell>
          <table:table-cell table:style-name="ce4" table:formula="of:=[.G29]" office:value-type="float" office:value="1.42326" calcext:value-type="float">
            <text:p>1.42326</text:p>
          </table:table-cell>
          <table:table-cell table:style-name="ce4" table:formula="of:=[.E29]" office:value-type="float" office:value="83.3596" calcext:value-type="float">
            <text:p>83.35960</text:p>
          </table:table-cell>
          <table:table-cell table:style-name="ce4" table:formula="of:=[.H29]" office:value-type="float" office:value="1.0398" calcext:value-type="float">
            <text:p>1.03980</text:p>
          </table:table-cell>
          <table:table-cell table:style-name="ce4" table:formula="of:=[.F29]" office:value-type="float" office:value="13.8389" calcext:value-type="float">
            <text:p>13.83890</text:p>
          </table:table-cell>
          <table:table-cell table:style-name="ce4" table:formula="of:=[.I29]" office:value-type="float" office:value="0.62414" calcext:value-type="float">
            <text:p>0.62414</text:p>
          </table:table-cell>
          <table:table-cell table:formula="of:=[.J29]" office:value-type="float" office:value="0.898596" calcext:value-type="float">
            <text:p>0.898596</text:p>
          </table:table-cell>
          <table:table-cell table:formula="of:=[.K29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n137</text:p>
          </table:table-cell>
          <table:table-cell office:value-type="float" office:value="230.591" calcext:value-type="float">
            <text:p>230.591</text:p>
          </table:table-cell>
          <table:table-cell office:value-type="float" office:value="0.141534" calcext:value-type="float">
            <text:p>0.141534</text:p>
          </table:table-cell>
          <table:table-cell office:value-type="float" office:value="22.6977" calcext:value-type="float">
            <text:p>22.6977</text:p>
          </table:table-cell>
          <table:table-cell office:value-type="float" office:value="0.298659" calcext:value-type="float">
            <text:p>0.298659</text:p>
          </table:table-cell>
          <table:table-cell office:value-type="float" office:value="0.66299" calcext:value-type="float">
            <text:p>0.66299</text:p>
          </table:table-cell>
          <table:table-cell office:value-type="float" office:value="1.22963" calcext:value-type="float">
            <text:p>1.2296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LEFT(RIGHT([.C30];15);5)" office:value-type="string" office:string-value="Cd132" calcext:value-type="string">
            <text:p>Cd132</text:p>
          </table:table-cell>
          <table:table-cell table:style-name="ce4" table:formula="of:=[.D30]" office:value-type="float" office:value="86.0104" calcext:value-type="float">
            <text:p>86.01040</text:p>
          </table:table-cell>
          <table:table-cell table:style-name="ce4" table:formula="of:=[.G30]" office:value-type="float" office:value="3.49061" calcext:value-type="float">
            <text:p>3.49061</text:p>
          </table:table-cell>
          <table:table-cell table:style-name="ce4" table:formula="of:=[.E30]" office:value-type="float" office:value="99.801" calcext:value-type="float">
            <text:p>99.80100</text:p>
          </table:table-cell>
          <table:table-cell table:style-name="ce4" table:formula="of:=[.H30]" office:value-type="float" office:value="5.55923" calcext:value-type="float">
            <text:p>5.55923</text:p>
          </table:table-cell>
          <table:table-cell table:style-name="ce4" table:formula="of:=[.F30]" office:value-type="float" office:value="0.0000103175" calcext:value-type="float">
            <text:p>0.00001</text:p>
          </table:table-cell>
          <table:table-cell table:style-name="ce4" table:formula="of:=[.I30]" office:value-type="float" office:value="1.272" calcext:value-type="float">
            <text:p>1.27200</text:p>
          </table:table-cell>
          <table:table-cell table:formula="of:=[.J30]" office:value-type="float" office:value="0.993658" calcext:value-type="float">
            <text:p>0.993658</text:p>
          </table:table-cell>
          <table:table-cell table:formula="of:=[.K30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n138</text:p>
          </table:table-cell>
          <table:table-cell office:value-type="float" office:value="138.066" calcext:value-type="float">
            <text:p>138.066</text:p>
          </table:table-cell>
          <table:table-cell office:value-type="float" office:value="18.3647" calcext:value-type="float">
            <text:p>18.3647</text:p>
          </table:table-cell>
          <table:table-cell office:value-type="float" office:value="20.3103" calcext:value-type="float">
            <text:p>20.3103</text:p>
          </table:table-cell>
          <table:table-cell office:value-type="float" office:value="35.0441" calcext:value-type="float">
            <text:p>35.0441</text:p>
          </table:table-cell>
          <table:table-cell office:value-type="float" office:value="1.7114" calcext:value-type="float">
            <text:p>1.7114</text:p>
          </table:table-cell>
          <table:table-cell office:value-type="float" office:value="4.58086" calcext:value-type="float">
            <text:p>4.5808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LEFT(RIGHT([.C31];15);5)">
            <text:p/>
          </table:table-cell>
          <table:table-cell table:style-name="ce4" table:formula="of:=[.D31]" office:value-type="float" office:value="0" calcext:value-type="float">
            <text:p>0.00000</text:p>
          </table:table-cell>
          <table:table-cell table:style-name="ce4" table:formula="of:=[.G31]" office:value-type="float" office:value="0" calcext:value-type="float">
            <text:p>0.00000</text:p>
          </table:table-cell>
          <table:table-cell table:style-name="ce4" table:formula="of:=[.E31]" office:value-type="float" office:value="0" calcext:value-type="float">
            <text:p>0.00000</text:p>
          </table:table-cell>
          <table:table-cell table:style-name="ce4" table:formula="of:=[.H31]" office:value-type="float" office:value="0" calcext:value-type="float">
            <text:p>0.00000</text:p>
          </table:table-cell>
          <table:table-cell table:style-name="ce4" table:formula="of:=[.F31]" office:value-type="float" office:value="0" calcext:value-type="float">
            <text:p>0.00000</text:p>
          </table:table-cell>
          <table:table-cell table:style-name="ce4" table:formula="of:=[.I31]" office:value-type="float" office:value="0" calcext:value-type="float">
            <text:p>0.00000</text:p>
          </table:table-cell>
          <table:table-cell table:formula="of:=[.J31]" office:value-type="float" office:value="0" calcext:value-type="float">
            <text:p>0</text:p>
          </table:table-cell>
          <table:table-cell table:formula="of:=[.K31]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LEFT(RIGHT([.C32];15);5)">
            <text:p/>
          </table:table-cell>
          <table:table-cell table:style-name="ce4" table:formula="of:=[.D32]" office:value-type="float" office:value="0" calcext:value-type="float">
            <text:p>0.00000</text:p>
          </table:table-cell>
          <table:table-cell table:style-name="ce4" table:formula="of:=[.G32]" office:value-type="float" office:value="0" calcext:value-type="float">
            <text:p>0.00000</text:p>
          </table:table-cell>
          <table:table-cell table:style-name="ce4" table:formula="of:=[.E32]" office:value-type="float" office:value="0" calcext:value-type="float">
            <text:p>0.00000</text:p>
          </table:table-cell>
          <table:table-cell table:style-name="ce4" table:formula="of:=[.H32]" office:value-type="float" office:value="0" calcext:value-type="float">
            <text:p>0.00000</text:p>
          </table:table-cell>
          <table:table-cell table:style-name="ce4" table:formula="of:=[.F32]" office:value-type="float" office:value="0" calcext:value-type="float">
            <text:p>0.00000</text:p>
          </table:table-cell>
          <table:table-cell table:style-name="ce4" table:formula="of:=[.I32]" office:value-type="float" office:value="0" calcext:value-type="float">
            <text:p>0.00000</text:p>
          </table:table-cell>
          <table:table-cell table:formula="of:=[.J32]" office:value-type="float" office:value="0" calcext:value-type="float">
            <text:p>0</text:p>
          </table:table-cell>
          <table:table-cell table:formula="of:=[.K32]" office:value-type="float" office:value="0" calcext:value-type="float">
            <text:p>0</text:p>
          </table:table-cell>
          <table:table-cell table:number-columns-repeated="13"/>
          <table:table-cell table:style-name="ce1" office:value-type="string" calcext:value-type="string">
            <text:p>LOW INTENSITY REF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LEFT(RIGHT([.C33];15);5)">
            <text:p/>
          </table:table-cell>
          <table:table-cell table:style-name="ce4" table:formula="of:=[.D33]" office:value-type="float" office:value="0" calcext:value-type="float">
            <text:p>0.00000</text:p>
          </table:table-cell>
          <table:table-cell table:style-name="ce4" table:formula="of:=[.G33]" office:value-type="float" office:value="0" calcext:value-type="float">
            <text:p>0.00000</text:p>
          </table:table-cell>
          <table:table-cell table:style-name="ce4" table:formula="of:=[.E33]" office:value-type="float" office:value="0" calcext:value-type="float">
            <text:p>0.00000</text:p>
          </table:table-cell>
          <table:table-cell table:style-name="ce4" table:formula="of:=[.H33]" office:value-type="float" office:value="0" calcext:value-type="float">
            <text:p>0.00000</text:p>
          </table:table-cell>
          <table:table-cell table:style-name="ce4" table:formula="of:=[.F33]" office:value-type="float" office:value="0" calcext:value-type="float">
            <text:p>0.00000</text:p>
          </table:table-cell>
          <table:table-cell table:style-name="ce4" table:formula="of:=[.I33]" office:value-type="float" office:value="0" calcext:value-type="float">
            <text:p>0.00000</text:p>
          </table:table-cell>
          <table:table-cell table:formula="of:=[.J33]" office:value-type="float" office:value="0" calcext:value-type="float">
            <text:p>0</text:p>
          </table:table-cell>
          <table:table-cell table:formula="of:=[.K33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ow intensity</text:p>
          </table:table-cell>
          <table:table-cell office:value-type="string" calcext:value-type="string">
            <text:p>High intensity</text:p>
          </table:table-cell>
          <table:table-cell table:number-columns-repeated="2"/>
          <table:table-cell office:value-type="string" calcext:value-type="string">
            <text:p>Relative difference (%)</text:p>
          </table:table-cell>
          <table:table-cell table:number-columns-repeated="4"/>
          <table:table-cell office:value-type="string" calcext:value-type="string">
            <text:p>T1/2</text:p>
          </table:table-cell>
          <table:table-cell/>
          <table:table-cell office:value-type="string" calcext:value-type="string">
            <text:p>P1n</text:p>
          </table:table-cell>
          <table:table-cell/>
          <table:table-cell office:value-type="string" calcext:value-type="string">
            <text:p>P2n</text:p>
          </table:table-cell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Fit status</text:p>
          </table:table-cell>
        </table:table-row>
        <table:table-row table:style-name="ro1">
          <table:table-cell table:number-columns-repeated="2"/>
          <table:table-cell table:style-name="ce2" table:formula="of:=LEFT(RIGHT([.C34];15);5)">
            <text:p/>
          </table:table-cell>
          <table:table-cell table:style-name="ce5" table:formula="of:=[.D34]" office:value-type="float" office:value="0" calcext:value-type="float">
            <text:p>0.00000</text:p>
          </table:table-cell>
          <table:table-cell table:style-name="ce5" table:formula="of:=[.G34]" office:value-type="float" office:value="0" calcext:value-type="float">
            <text:p>0.00000</text:p>
          </table:table-cell>
          <table:table-cell table:style-name="ce5" table:formula="of:=[.E34]" office:value-type="float" office:value="0" calcext:value-type="float">
            <text:p>0.00000</text:p>
          </table:table-cell>
          <table:table-cell table:style-name="ce5" table:formula="of:=[.H34]" office:value-type="float" office:value="0" calcext:value-type="float">
            <text:p>0.00000</text:p>
          </table:table-cell>
          <table:table-cell table:style-name="ce5" table:formula="of:=[.F34]" office:value-type="float" office:value="0" calcext:value-type="float">
            <text:p>0.00000</text:p>
          </table:table-cell>
          <table:table-cell table:style-name="ce5" table:formula="of:=[.I34]" office:value-type="float" office:value="0" calcext:value-type="float">
            <text:p>0.00000</text:p>
          </table:table-cell>
          <table:table-cell table:style-name="ce2" table:formula="of:=[.J34]" office:value-type="float" office:value="0" calcext:value-type="float">
            <text:p>0</text:p>
          </table:table-cell>
          <table:table-cell table:style-name="ce2" table:formula="of:=[.K34]" office:value-type="float" office:value="0" calcext:value-type="float">
            <text:p>0</text:p>
          </table:table-cell>
          <table:table-cell table:style-name="ce1"/>
          <table:table-cell table:number-columns-repeated="2"/>
          <table:table-cell office:value-type="string" calcext:value-type="string">
            <text:p>Ag130</text:p>
          </table:table-cell>
          <table:table-cell table:formula="of:=VLOOKUP([.O15];[.$X$15:.$AF$32];2;0)" office:value-type="float" office:value="46.0249" calcext:value-type="float">
            <text:p>46.0249</text:p>
          </table:table-cell>
          <table:table-cell office:value-type="float" office:value="46.22" calcext:value-type="float">
            <text:p>46.22</text:p>
          </table:table-cell>
          <table:table-cell table:formula="of:=VLOOKUP([.O15];[.$X$15:.$AF$32];3;0)" office:value-type="float" office:value="3.38713" calcext:value-type="float">
            <text:p>3.38713</text:p>
          </table:table-cell>
          <table:table-cell office:value-type="float" office:value="3.66925" calcext:value-type="float">
            <text:p>3.66925</text:p>
          </table:table-cell>
          <table:table-cell table:formula="of:=([.P15]-[.Q15])/[.P15]*100" office:value-type="float" office:value="-0.423900975341601" calcext:value-type="float">
            <text:p>-0.4239009753</text:p>
          </table:table-cell>
          <table:table-cell table:number-columns-repeated="3"/>
          <table:table-cell office:value-type="string" calcext:value-type="string">
            <text:p>Ag129</text:p>
          </table:table-cell>
          <table:table-cell office:value-type="float" office:value="55.1769" calcext:value-type="float">
            <text:p>55.1769</text:p>
          </table:table-cell>
          <table:table-cell office:value-type="float" office:value="1.72049" calcext:value-type="float">
            <text:p>1.72049</text:p>
          </table:table-cell>
          <table:table-cell office:value-type="float" office:value="17.9099" calcext:value-type="float">
            <text:p>17.9099</text:p>
          </table:table-cell>
          <table:table-cell office:value-type="float" office:value="1.1647" calcext:value-type="float">
            <text:p>1.1647</text:p>
          </table:table-cell>
          <table:table-cell office:value-type="float" office:value="0.368148" calcext:value-type="float">
            <text:p>0.368148</text:p>
          </table:table-cell>
          <table:table-cell office:value-type="float" office:value="0.208149" calcext:value-type="float">
            <text:p>0.208149</text:p>
          </table:table-cell>
          <table:table-cell office:value-type="float" office:value="0.918027" calcext:value-type="float">
            <text:p>0.918027</text:p>
          </table:table-cell>
          <table:table-cell table:formula="of:=[.AF3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LEFT(RIGHT([.C35];15);5)">
            <text:p/>
          </table:table-cell>
          <table:table-cell table:style-name="ce4" table:formula="of:=[.D35]" office:value-type="float" office:value="0" calcext:value-type="float">
            <text:p>0.00000</text:p>
          </table:table-cell>
          <table:table-cell table:style-name="ce4" table:formula="of:=[.G35]" office:value-type="float" office:value="0" calcext:value-type="float">
            <text:p>0.00000</text:p>
          </table:table-cell>
          <table:table-cell table:style-name="ce4" table:formula="of:=[.E35]" office:value-type="float" office:value="0" calcext:value-type="float">
            <text:p>0.00000</text:p>
          </table:table-cell>
          <table:table-cell table:style-name="ce4" table:formula="of:=[.H35]" office:value-type="float" office:value="0" calcext:value-type="float">
            <text:p>0.00000</text:p>
          </table:table-cell>
          <table:table-cell table:style-name="ce4" table:formula="of:=[.F35]" office:value-type="float" office:value="0" calcext:value-type="float">
            <text:p>0.00000</text:p>
          </table:table-cell>
          <table:table-cell table:style-name="ce4" table:formula="of:=[.I35]" office:value-type="float" office:value="0" calcext:value-type="float">
            <text:p>0.00000</text:p>
          </table:table-cell>
          <table:table-cell table:formula="of:=[.J35]" office:value-type="float" office:value="0" calcext:value-type="float">
            <text:p>0</text:p>
          </table:table-cell>
          <table:table-cell table:formula="of:=[.K35]" office:value-type="float" office:value="0" calcext:value-type="float">
            <text:p>0</text:p>
          </table:table-cell>
          <table:table-cell/>
          <table:table-cell table:style-name="ce1"/>
          <table:table-cell/>
          <table:table-cell office:value-type="string" calcext:value-type="string">
            <text:p>Ag131</text:p>
          </table:table-cell>
          <table:table-cell table:formula="of:=VLOOKUP([.O16];[.$X$15:.$AF$32];2;0)" office:value-type="float" office:value="36.3848" calcext:value-type="float">
            <text:p>36.3848</text:p>
          </table:table-cell>
          <table:table-cell office:value-type="float" office:value="33.7384" calcext:value-type="float">
            <text:p>33.7384</text:p>
          </table:table-cell>
          <table:table-cell table:formula="of:=VLOOKUP([.O16];[.$X$15:.$AF$32];3;0)" office:value-type="float" office:value="5.74425" calcext:value-type="float">
            <text:p>5.74425</text:p>
          </table:table-cell>
          <table:table-cell office:value-type="float" office:value="4.41514" calcext:value-type="float">
            <text:p>4.41514</text:p>
          </table:table-cell>
          <table:table-cell table:formula="of:=[.Q16]/[.P16]" office:value-type="float" office:value="0.927266330995361" calcext:value-type="float">
            <text:p>0.927266331</text:p>
          </table:table-cell>
          <table:table-cell table:number-columns-repeated="3"/>
          <table:table-cell office:value-type="string" calcext:value-type="string">
            <text:p>Ag130</text:p>
          </table:table-cell>
          <table:table-cell office:value-type="float" office:value="46.0249" calcext:value-type="float">
            <text:p>46.0249</text:p>
          </table:table-cell>
          <table:table-cell office:value-type="float" office:value="3.38713" calcext:value-type="float">
            <text:p>3.38713</text:p>
          </table:table-cell>
          <table:table-cell office:value-type="float" office:value="66.0261" calcext:value-type="float">
            <text:p>66.0261</text:p>
          </table:table-cell>
          <table:table-cell office:value-type="float" office:value="5.70677" calcext:value-type="float">
            <text:p>5.70677</text:p>
          </table:table-cell>
          <table:table-cell office:value-type="float" office:value="0.0000851506" calcext:value-type="float">
            <text:p>8.51506E-05</text:p>
          </table:table-cell>
          <table:table-cell office:value-type="float" office:value="0.478373" calcext:value-type="float">
            <text:p>0.478373</text:p>
          </table:table-cell>
          <table:table-cell office:value-type="float" office:value="0.954871" calcext:value-type="float">
            <text:p>0.954871</text:p>
          </table:table-cell>
          <table:table-cell table:formula="of:=[.AF3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LEFT(RIGHT([.C36];15);5)">
            <text:p/>
          </table:table-cell>
          <table:table-cell table:style-name="ce4" table:formula="of:=[.D36]" office:value-type="float" office:value="0" calcext:value-type="float">
            <text:p>0.00000</text:p>
          </table:table-cell>
          <table:table-cell table:style-name="ce4" table:formula="of:=[.G36]" office:value-type="float" office:value="0" calcext:value-type="float">
            <text:p>0.00000</text:p>
          </table:table-cell>
          <table:table-cell table:style-name="ce4" table:formula="of:=[.E36]" office:value-type="float" office:value="0" calcext:value-type="float">
            <text:p>0.00000</text:p>
          </table:table-cell>
          <table:table-cell table:style-name="ce4" table:formula="of:=[.H36]" office:value-type="float" office:value="0" calcext:value-type="float">
            <text:p>0.00000</text:p>
          </table:table-cell>
          <table:table-cell table:style-name="ce4" table:formula="of:=[.F36]" office:value-type="float" office:value="0" calcext:value-type="float">
            <text:p>0.00000</text:p>
          </table:table-cell>
          <table:table-cell table:style-name="ce4" table:formula="of:=[.I36]" office:value-type="float" office:value="0" calcext:value-type="float">
            <text:p>0.00000</text:p>
          </table:table-cell>
          <table:table-cell table:formula="of:=[.J36]" office:value-type="float" office:value="0" calcext:value-type="float">
            <text:p>0</text:p>
          </table:table-cell>
          <table:table-cell table:formula="of:=[.K36]" office:value-type="float" office:value="0" calcext:value-type="float">
            <text:p>0</text:p>
          </table:table-cell>
          <table:table-cell/>
          <table:table-cell table:style-name="ce1"/>
          <table:table-cell/>
          <table:table-cell office:value-type="string" calcext:value-type="string">
            <text:p>Cd132</text:p>
          </table:table-cell>
          <table:table-cell table:formula="of:=VLOOKUP([.O17];[.$X$15:.$AF$32];2;0)" office:value-type="float" office:value="84.9057" calcext:value-type="float">
            <text:p>84.9057</text:p>
          </table:table-cell>
          <table:table-cell office:value-type="float" office:value="86.0104" calcext:value-type="float">
            <text:p>86.0104</text:p>
          </table:table-cell>
          <table:table-cell table:formula="of:=VLOOKUP([.O17];[.$X$15:.$AF$32];3;0)" office:value-type="float" office:value="3.25094" calcext:value-type="float">
            <text:p>3.25094</text:p>
          </table:table-cell>
          <table:table-cell office:value-type="float" office:value="3.49061" calcext:value-type="float">
            <text:p>3.49061</text:p>
          </table:table-cell>
          <table:table-cell table:formula="of:=[.Q17]/[.P17]" office:value-type="float" office:value="1.01301090503936" calcext:value-type="float">
            <text:p>1.013010905</text:p>
          </table:table-cell>
          <table:table-cell table:number-columns-repeated="3"/>
          <table:table-cell office:value-type="string" calcext:value-type="string">
            <text:p>Ag131</text:p>
          </table:table-cell>
          <table:table-cell office:value-type="float" office:value="36.3848" calcext:value-type="float">
            <text:p>36.3848</text:p>
          </table:table-cell>
          <table:table-cell office:value-type="float" office:value="5.74425" calcext:value-type="float">
            <text:p>5.74425</text:p>
          </table:table-cell>
          <table:table-cell office:value-type="float" office:value="99.9998" calcext:value-type="float">
            <text:p>99.9998</text:p>
          </table:table-cell>
          <table:table-cell office:value-type="float" office:value="15.2772" calcext:value-type="float">
            <text:p>15.2772</text:p>
          </table:table-cell>
          <table:table-cell office:value-type="float" office:value="1.71316" calcext:value-type="float">
            <text:p>1.71316</text:p>
          </table:table-cell>
          <table:table-cell office:value-type="float" office:value="5.07414" calcext:value-type="float">
            <text:p>5.07414</text:p>
          </table:table-cell>
          <table:table-cell office:value-type="float" office:value="1.35931" calcext:value-type="float">
            <text:p>1.35931</text:p>
          </table:table-cell>
          <table:table-cell table:formula="of:=[.AF3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LEFT(RIGHT([.C37];15);5)">
            <text:p/>
          </table:table-cell>
          <table:table-cell table:style-name="ce4" table:formula="of:=[.D37]" office:value-type="float" office:value="0" calcext:value-type="float">
            <text:p>0.00000</text:p>
          </table:table-cell>
          <table:table-cell table:style-name="ce4" table:formula="of:=[.G37]" office:value-type="float" office:value="0" calcext:value-type="float">
            <text:p>0.00000</text:p>
          </table:table-cell>
          <table:table-cell table:style-name="ce4" table:formula="of:=[.E37]" office:value-type="float" office:value="0" calcext:value-type="float">
            <text:p>0.00000</text:p>
          </table:table-cell>
          <table:table-cell table:style-name="ce4" table:formula="of:=[.H37]" office:value-type="float" office:value="0" calcext:value-type="float">
            <text:p>0.00000</text:p>
          </table:table-cell>
          <table:table-cell table:style-name="ce4" table:formula="of:=[.F37]" office:value-type="float" office:value="0" calcext:value-type="float">
            <text:p>0.00000</text:p>
          </table:table-cell>
          <table:table-cell table:style-name="ce4" table:formula="of:=[.I37]" office:value-type="float" office:value="0" calcext:value-type="float">
            <text:p>0.00000</text:p>
          </table:table-cell>
          <table:table-cell table:formula="of:=[.J37]" office:value-type="float" office:value="0" calcext:value-type="float">
            <text:p>0</text:p>
          </table:table-cell>
          <table:table-cell table:formula="of:=[.K37]" office:value-type="float" office:value="0" calcext:value-type="float">
            <text:p>0</text:p>
          </table:table-cell>
          <table:table-cell/>
          <table:table-cell table:style-name="ce1"/>
          <table:table-cell/>
          <table:table-cell office:value-type="string" calcext:value-type="string">
            <text:p>Cd133</text:p>
          </table:table-cell>
          <table:table-cell table:formula="of:=VLOOKUP([.O18];[.$X$15:.$AF$32];2;0)" office:value-type="float" office:value="65.5472" calcext:value-type="float">
            <text:p>65.5472</text:p>
          </table:table-cell>
          <table:table-cell office:value-type="float" office:value="60.9866" calcext:value-type="float">
            <text:p>60.9866</text:p>
          </table:table-cell>
          <table:table-cell table:formula="of:=VLOOKUP([.O18];[.$X$15:.$AF$32];3;0)" office:value-type="float" office:value="7.86767" calcext:value-type="float">
            <text:p>7.86767</text:p>
          </table:table-cell>
          <table:table-cell office:value-type="float" office:value="6.64596" calcext:value-type="float">
            <text:p>6.64596</text:p>
          </table:table-cell>
          <table:table-cell table:formula="of:=[.Q18]/[.P18]" office:value-type="float" office:value="0.930422657260722" calcext:value-type="float">
            <text:p>0.9304226573</text:p>
          </table:table-cell>
          <table:table-cell table:number-columns-repeated="3"/>
          <table:table-cell office:value-type="string" calcext:value-type="string">
            <text:p>Cd130</text:p>
          </table:table-cell>
          <table:table-cell office:value-type="float" office:value="132.158" calcext:value-type="float">
            <text:p>132.158</text:p>
          </table:table-cell>
          <table:table-cell office:value-type="float" office:value="0.756449" calcext:value-type="float">
            <text:p>0.756449</text:p>
          </table:table-cell>
          <table:table-cell office:value-type="float" office:value="3.0547" calcext:value-type="float">
            <text:p>3.0547</text:p>
          </table:table-cell>
          <table:table-cell office:value-type="float" office:value="0.423636" calcext:value-type="float">
            <text:p>0.423636</text:p>
          </table:table-cell>
          <table:table-cell office:value-type="float" office:value="0.0000278094" calcext:value-type="float">
            <text:p>2.78094E-05</text:p>
          </table:table-cell>
          <table:table-cell office:value-type="float" office:value="0.182256" calcext:value-type="float">
            <text:p>0.182256</text:p>
          </table:table-cell>
          <table:table-cell office:value-type="float" office:value="1.02534" calcext:value-type="float">
            <text:p>1.02534</text:p>
          </table:table-cell>
          <table:table-cell table:formula="of:=[.AF3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LEFT(RIGHT([.C38];15);5)">
            <text:p/>
          </table:table-cell>
          <table:table-cell table:style-name="ce4" table:formula="of:=[.D38]" office:value-type="float" office:value="0" calcext:value-type="float">
            <text:p>0.00000</text:p>
          </table:table-cell>
          <table:table-cell table:style-name="ce4" table:formula="of:=[.G38]" office:value-type="float" office:value="0" calcext:value-type="float">
            <text:p>0.00000</text:p>
          </table:table-cell>
          <table:table-cell table:style-name="ce4" table:formula="of:=[.E38]" office:value-type="float" office:value="0" calcext:value-type="float">
            <text:p>0.00000</text:p>
          </table:table-cell>
          <table:table-cell table:style-name="ce4" table:formula="of:=[.H38]" office:value-type="float" office:value="0" calcext:value-type="float">
            <text:p>0.00000</text:p>
          </table:table-cell>
          <table:table-cell table:style-name="ce4" table:formula="of:=[.F38]" office:value-type="float" office:value="0" calcext:value-type="float">
            <text:p>0.00000</text:p>
          </table:table-cell>
          <table:table-cell table:style-name="ce4" table:formula="of:=[.I38]" office:value-type="float" office:value="0" calcext:value-type="float">
            <text:p>0.00000</text:p>
          </table:table-cell>
          <table:table-cell table:formula="of:=[.J38]" office:value-type="float" office:value="0" calcext:value-type="float">
            <text:p>0</text:p>
          </table:table-cell>
          <table:table-cell table:formula="of:=[.K38]" office:value-type="float" office:value="0" calcext:value-type="float">
            <text:p>0</text:p>
          </table:table-cell>
          <table:table-cell/>
          <table:table-cell table:style-name="ce1"/>
          <table:table-cell/>
          <table:table-cell office:value-type="string" calcext:value-type="string">
            <text:p>In134</text:p>
          </table:table-cell>
          <table:table-cell table:formula="of:=VLOOKUP([.O19];[.$X$15:.$AF$32];2;0)" office:value-type="float" office:value="128.581" calcext:value-type="float">
            <text:p>128.581</text:p>
          </table:table-cell>
          <table:table-cell office:value-type="float" office:value="129.122" calcext:value-type="float">
            <text:p>129.122</text:p>
          </table:table-cell>
          <table:table-cell table:formula="of:=VLOOKUP([.O19];[.$X$15:.$AF$32];3;0)" office:value-type="float" office:value="1.44418" calcext:value-type="float">
            <text:p>1.44418</text:p>
          </table:table-cell>
          <table:table-cell office:value-type="float" office:value="1.42326" calcext:value-type="float">
            <text:p>1.42326</text:p>
          </table:table-cell>
          <table:table-cell table:formula="of:=[.Q19]/[.P19]" office:value-type="float" office:value="1.00420746455542" calcext:value-type="float">
            <text:p>1.0042074646</text:p>
          </table:table-cell>
          <table:table-cell table:number-columns-repeated="3"/>
          <table:table-cell office:value-type="string" calcext:value-type="string">
            <text:p>Cd131</text:p>
          </table:table-cell>
          <table:table-cell office:value-type="float" office:value="98.9419" calcext:value-type="float">
            <text:p>98.9419</text:p>
          </table:table-cell>
          <table:table-cell office:value-type="float" office:value="1.35954" calcext:value-type="float">
            <text:p>1.35954</text:p>
          </table:table-cell>
          <table:table-cell office:value-type="float" office:value="14.7188" calcext:value-type="float">
            <text:p>14.7188</text:p>
          </table:table-cell>
          <table:table-cell office:value-type="float" office:value="0.971078" calcext:value-type="float">
            <text:p>0.971078</text:p>
          </table:table-cell>
          <table:table-cell office:value-type="float" office:value="0.0498366" calcext:value-type="float">
            <text:p>0.0498366</text:p>
          </table:table-cell>
          <table:table-cell office:value-type="float" office:value="0.118075" calcext:value-type="float">
            <text:p>0.118075</text:p>
          </table:table-cell>
          <table:table-cell office:value-type="float" office:value="1.10497" calcext:value-type="float">
            <text:p>1.10497</text:p>
          </table:table-cell>
          <table:table-cell table:formula="of:=[.AF38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4" table:number-columns-repeated="6"/>
          <table:table-cell table:number-columns-repeated="3"/>
          <table:table-cell table:style-name="ce1"/>
          <table:table-cell/>
          <table:table-cell office:value-type="string" calcext:value-type="string">
            <text:p>In135</text:p>
          </table:table-cell>
          <table:table-cell table:formula="of:=VLOOKUP([.O20];[.$X$15:.$AF$32];2;0)" office:value-type="float" office:value="104.138" calcext:value-type="float">
            <text:p>104.138</text:p>
          </table:table-cell>
          <table:table-cell office:value-type="float" office:value="105.334" calcext:value-type="float">
            <text:p>105.334</text:p>
          </table:table-cell>
          <table:table-cell table:formula="of:=VLOOKUP([.O20];[.$X$15:.$AF$32];3;0)" office:value-type="float" office:value="3.54761" calcext:value-type="float">
            <text:p>3.54761</text:p>
          </table:table-cell>
          <table:table-cell office:value-type="float" office:value="3.54004" calcext:value-type="float">
            <text:p>3.54004</text:p>
          </table:table-cell>
          <table:table-cell table:formula="of:=[.Q20]/[.P20]" office:value-type="float" office:value="1.01148476060612" calcext:value-type="float">
            <text:p>1.0114847606</text:p>
          </table:table-cell>
          <table:table-cell table:number-columns-repeated="3"/>
          <table:table-cell office:value-type="string" calcext:value-type="string">
            <text:p>Cd132</text:p>
          </table:table-cell>
          <table:table-cell office:value-type="float" office:value="84.9057" calcext:value-type="float">
            <text:p>84.9057</text:p>
          </table:table-cell>
          <table:table-cell office:value-type="float" office:value="3.25094" calcext:value-type="float">
            <text:p>3.25094</text:p>
          </table:table-cell>
          <table:table-cell office:value-type="float" office:value="95.0325" calcext:value-type="float">
            <text:p>95.0325</text:p>
          </table:table-cell>
          <table:table-cell office:value-type="float" office:value="5.08673" calcext:value-type="float">
            <text:p>5.08673</text:p>
          </table:table-cell>
          <table:table-cell office:value-type="float" office:value="0.0000221495" calcext:value-type="float">
            <text:p>2.21495E-05</text:p>
          </table:table-cell>
          <table:table-cell office:value-type="float" office:value="0.279401" calcext:value-type="float">
            <text:p>0.279401</text:p>
          </table:table-cell>
          <table:table-cell office:value-type="float" office:value="1.10522" calcext:value-type="float">
            <text:p>1.10522</text:p>
          </table:table-cell>
          <table:table-cell table:formula="of:=[.AF39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4" table:number-columns-repeated="6"/>
          <table:table-cell table:number-columns-repeated="3"/>
          <table:table-cell table:style-name="ce1"/>
          <table:table-cell/>
          <table:table-cell office:value-type="string" calcext:value-type="string">
            <text:p>Sn134</text:p>
          </table:table-cell>
          <table:table-cell table:formula="of:=VLOOKUP([.O21];[.$X$15:.$AF$32];2;0)" office:value-type="float" office:value="1006.31" calcext:value-type="float">
            <text:p>1006.31</text:p>
          </table:table-cell>
          <table:table-cell office:value-type="float" office:value="1012.29" calcext:value-type="float">
            <text:p>1012.29</text:p>
          </table:table-cell>
          <table:table-cell table:formula="of:=VLOOKUP([.O21];[.$X$15:.$AF$32];3;0)" office:value-type="float" office:value="34.8002" calcext:value-type="float">
            <text:p>34.8002</text:p>
          </table:table-cell>
          <table:table-cell office:value-type="float" office:value="34.6286" calcext:value-type="float">
            <text:p>34.6286</text:p>
          </table:table-cell>
          <table:table-cell table:formula="of:=[.Q21]/[.P21]" office:value-type="float" office:value="1.00594250280729" calcext:value-type="float">
            <text:p>1.0059425028</text:p>
          </table:table-cell>
          <table:table-cell table:number-columns-repeated="3"/>
          <table:table-cell office:value-type="string" calcext:value-type="string">
            <text:p>Cd133</text:p>
          </table:table-cell>
          <table:table-cell office:value-type="float" office:value="65.5472" calcext:value-type="float">
            <text:p>65.5472</text:p>
          </table:table-cell>
          <table:table-cell office:value-type="float" office:value="7.86767" calcext:value-type="float">
            <text:p>7.86767</text:p>
          </table:table-cell>
          <table:table-cell office:value-type="float" office:value="86.1267" calcext:value-type="float">
            <text:p>86.1267</text:p>
          </table:table-cell>
          <table:table-cell office:value-type="float" office:value="7.21699" calcext:value-type="float">
            <text:p>7.21699</text:p>
          </table:table-cell>
          <table:table-cell office:value-type="float" office:value="6.24733" calcext:value-type="float">
            <text:p>6.24733</text:p>
          </table:table-cell>
          <table:table-cell office:value-type="float" office:value="2.85611" calcext:value-type="float">
            <text:p>2.85611</text:p>
          </table:table-cell>
          <table:table-cell office:value-type="float" office:value="0.928719" calcext:value-type="float">
            <text:p>0.928719</text:p>
          </table:table-cell>
          <table:table-cell table:formula="of:=[.AF4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results/fitAg130_stat.root</text:p>
          </table:table-cell>
          <table:table-cell office:value-type="float" office:value="46.22" calcext:value-type="float">
            <text:p>46.22</text:p>
          </table:table-cell>
          <table:table-cell office:value-type="float" office:value="67.5834" calcext:value-type="float">
            <text:p>67.5834</text:p>
          </table:table-cell>
          <table:table-cell office:value-type="float" office:value="0.0981179" calcext:value-type="float">
            <text:p>0.0981179</text:p>
          </table:table-cell>
          <table:table-cell office:value-type="float" office:value="3.66925" calcext:value-type="float">
            <text:p>3.66925</text:p>
          </table:table-cell>
          <table:table-cell office:value-type="float" office:value="6.5114" calcext:value-type="float">
            <text:p>6.5114</text:p>
          </table:table-cell>
          <table:table-cell office:value-type="float" office:value="0.800619" calcext:value-type="float">
            <text:p>0.800619</text:p>
          </table:table-cell>
          <table:table-cell office:value-type="float" office:value="0.997159" calcext:value-type="float">
            <text:p>0.99715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/>
          <table:table-cell/>
          <table:table-cell office:value-type="string" calcext:value-type="string">
            <text:p>Sn137</text:p>
          </table:table-cell>
          <table:table-cell table:formula="of:=VLOOKUP([.O22];[.$X$15:.$AF$32];2;0)" office:value-type="float" office:value="234.042" calcext:value-type="float">
            <text:p>234.042</text:p>
          </table:table-cell>
          <table:table-cell office:value-type="float" office:value="230.591" calcext:value-type="float">
            <text:p>230.591</text:p>
          </table:table-cell>
          <table:table-cell table:formula="of:=VLOOKUP([.O22];[.$X$15:.$AF$32];3;0)" office:value-type="float" office:value="5.33268" calcext:value-type="float">
            <text:p>5.33268</text:p>
          </table:table-cell>
          <table:table-cell office:value-type="float" office:value="0.141534" calcext:value-type="float">
            <text:p>0.141534</text:p>
          </table:table-cell>
          <table:table-cell table:formula="of:=[.Q22]/[.P22]" office:value-type="float" office:value="0.985254783329488" calcext:value-type="float">
            <text:p>0.9852547833</text:p>
          </table:table-cell>
          <table:table-cell table:number-columns-repeated="3"/>
          <table:table-cell office:value-type="string" calcext:value-type="string">
            <text:p>In131</text:p>
          </table:table-cell>
          <table:table-cell office:value-type="float" office:value="278.02" calcext:value-type="float">
            <text:p>278.02</text:p>
          </table:table-cell>
          <table:table-cell office:value-type="float" office:value="6.16357" calcext:value-type="float">
            <text:p>6.16357</text:p>
          </table:table-cell>
          <table:table-cell office:value-type="float" office:value="3.06857" calcext:value-type="float">
            <text:p>3.06857</text:p>
          </table:table-cell>
          <table:table-cell office:value-type="float" office:value="0.380299" calcext:value-type="float">
            <text:p>0.380299</text:p>
          </table:table-cell>
          <table:table-cell office:value-type="float" office:value="0.0590062" calcext:value-type="float">
            <text:p>0.0590062</text:p>
          </table:table-cell>
          <table:table-cell office:value-type="float" office:value="0.164822" calcext:value-type="float">
            <text:p>0.164822</text:p>
          </table:table-cell>
          <table:table-cell office:value-type="float" office:value="1.0211" calcext:value-type="float">
            <text:p>1.0211</text:p>
          </table:table-cell>
          <table:table-cell table:formula="of:=[.AF4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results/fitAg131_stat.root</text:p>
          </table:table-cell>
          <table:table-cell office:value-type="float" office:value="33.7384" calcext:value-type="float">
            <text:p>33.7384</text:p>
          </table:table-cell>
          <table:table-cell office:value-type="float" office:value="106.156" calcext:value-type="float">
            <text:p>106.156</text:p>
          </table:table-cell>
          <table:table-cell office:value-type="float" office:value="1.9858" calcext:value-type="float">
            <text:p>1.9858</text:p>
          </table:table-cell>
          <table:table-cell office:value-type="float" office:value="4.41514" calcext:value-type="float">
            <text:p>4.41514</text:p>
          </table:table-cell>
          <table:table-cell office:value-type="float" office:value="17.9677" calcext:value-type="float">
            <text:p>17.9677</text:p>
          </table:table-cell>
          <table:table-cell office:value-type="float" office:value="5.56989" calcext:value-type="float">
            <text:p>5.56989</text:p>
          </table:table-cell>
          <table:table-cell office:value-type="float" office:value="1.20116" calcext:value-type="float">
            <text:p>1.2011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/>
          <table:table-cell/>
          <table:table-cell office:value-type="string" calcext:value-type="string">
            <text:p>Sn138</text:p>
          </table:table-cell>
          <table:table-cell table:formula="of:=VLOOKUP([.O23];[.$X$15:.$AF$32];2;0)" office:value-type="float" office:value="134.55" calcext:value-type="float">
            <text:p>134.55</text:p>
          </table:table-cell>
          <table:table-cell office:value-type="float" office:value="138.066" calcext:value-type="float">
            <text:p>138.066</text:p>
          </table:table-cell>
          <table:table-cell table:formula="of:=VLOOKUP([.O23];[.$X$15:.$AF$32];3;0)" office:value-type="float" office:value="22.1608" calcext:value-type="float">
            <text:p>22.1608</text:p>
          </table:table-cell>
          <table:table-cell office:value-type="float" office:value="18.3647" calcext:value-type="float">
            <text:p>18.3647</text:p>
          </table:table-cell>
          <table:table-cell table:formula="of:=[.Q23]/[.P23]" office:value-type="float" office:value="1.02613154960981" calcext:value-type="float">
            <text:p>1.0261315496</text:p>
          </table:table-cell>
          <table:table-cell table:number-columns-repeated="3"/>
          <table:table-cell office:value-type="string" calcext:value-type="string">
            <text:p>In132</text:p>
          </table:table-cell>
          <table:table-cell office:value-type="float" office:value="212.743" calcext:value-type="float">
            <text:p>212.743</text:p>
          </table:table-cell>
          <table:table-cell office:value-type="float" office:value="7.49333" calcext:value-type="float">
            <text:p>7.49333</text:p>
          </table:table-cell>
          <table:table-cell office:value-type="float" office:value="13.1116" calcext:value-type="float">
            <text:p>13.1116</text:p>
          </table:table-cell>
          <table:table-cell office:value-type="float" office:value="1.18004" calcext:value-type="float">
            <text:p>1.18004</text:p>
          </table:table-cell>
          <table:table-cell office:value-type="float" office:value="0.0004379" calcext:value-type="float">
            <text:p>0.0004379</text:p>
          </table:table-cell>
          <table:table-cell office:value-type="float" office:value="0.105754" calcext:value-type="float">
            <text:p>0.105754</text:p>
          </table:table-cell>
          <table:table-cell office:value-type="float" office:value="0.997183" calcext:value-type="float">
            <text:p>0.997183</text:p>
          </table:table-cell>
          <table:table-cell table:formula="of:=[.AF4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results/fitCd133_stat.root</text:p>
          </table:table-cell>
          <table:table-cell office:value-type="float" office:value="60.9866" calcext:value-type="float">
            <text:p>60.9866</text:p>
          </table:table-cell>
          <table:table-cell office:value-type="float" office:value="86.5787" calcext:value-type="float">
            <text:p>86.5787</text:p>
          </table:table-cell>
          <table:table-cell office:value-type="float" office:value="6.63795" calcext:value-type="float">
            <text:p>6.63795</text:p>
          </table:table-cell>
          <table:table-cell office:value-type="float" office:value="6.64596" calcext:value-type="float">
            <text:p>6.64596</text:p>
          </table:table-cell>
          <table:table-cell office:value-type="float" office:value="6.12995" calcext:value-type="float">
            <text:p>6.12995</text:p>
          </table:table-cell>
          <table:table-cell office:value-type="float" office:value="2.52663" calcext:value-type="float">
            <text:p>2.52663</text:p>
          </table:table-cell>
          <table:table-cell office:value-type="float" office:value="1.06104" calcext:value-type="float">
            <text:p>1.06104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0"/>
          <table:table-cell office:value-type="string" calcext:value-type="string">
            <text:p>In133</text:p>
          </table:table-cell>
          <table:table-cell office:value-type="float" office:value="165.332" calcext:value-type="float">
            <text:p>165.332</text:p>
          </table:table-cell>
          <table:table-cell office:value-type="float" office:value="2.20009" calcext:value-type="float">
            <text:p>2.20009</text:p>
          </table:table-cell>
          <table:table-cell office:value-type="float" office:value="91.0776" calcext:value-type="float">
            <text:p>91.0776</text:p>
          </table:table-cell>
          <table:table-cell office:value-type="float" office:value="2.13962" calcext:value-type="float">
            <text:p>2.13962</text:p>
          </table:table-cell>
          <table:table-cell office:value-type="float" office:value="0.622254" calcext:value-type="float">
            <text:p>0.622254</text:p>
          </table:table-cell>
          <table:table-cell office:value-type="float" office:value="0.233691" calcext:value-type="float">
            <text:p>0.233691</text:p>
          </table:table-cell>
          <table:table-cell office:value-type="float" office:value="1.10329" calcext:value-type="float">
            <text:p>1.10329</text:p>
          </table:table-cell>
          <table:table-cell table:formula="of:=[.AF4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results/fitIn135_stat.root</text:p>
          </table:table-cell>
          <table:table-cell office:value-type="float" office:value="105.334" calcext:value-type="float">
            <text:p>105.334</text:p>
          </table:table-cell>
          <table:table-cell office:value-type="float" office:value="83.4648" calcext:value-type="float">
            <text:p>83.4648</text:p>
          </table:table-cell>
          <table:table-cell office:value-type="float" office:value="9.4357" calcext:value-type="float">
            <text:p>9.4357</text:p>
          </table:table-cell>
          <table:table-cell office:value-type="float" office:value="3.54004" calcext:value-type="float">
            <text:p>3.54004</text:p>
          </table:table-cell>
          <table:table-cell office:value-type="float" office:value="3.41747" calcext:value-type="float">
            <text:p>3.41747</text:p>
          </table:table-cell>
          <table:table-cell office:value-type="float" office:value="1.21984" calcext:value-type="float">
            <text:p>1.21984</text:p>
          </table:table-cell>
          <table:table-cell office:value-type="float" office:value="1.12386" calcext:value-type="float">
            <text:p>1.1238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ow intensity</text:p>
          </table:table-cell>
          <table:table-cell office:value-type="string" calcext:value-type="string">
            <text:p>High intensity</text:p>
          </table:table-cell>
          <table:table-cell table:number-columns-repeated="6"/>
          <table:table-cell office:value-type="string" calcext:value-type="string">
            <text:p>In134</text:p>
          </table:table-cell>
          <table:table-cell office:value-type="float" office:value="128.581" calcext:value-type="float">
            <text:p>128.581</text:p>
          </table:table-cell>
          <table:table-cell office:value-type="float" office:value="1.44418" calcext:value-type="float">
            <text:p>1.44418</text:p>
          </table:table-cell>
          <table:table-cell office:value-type="float" office:value="83.3706" calcext:value-type="float">
            <text:p>83.3706</text:p>
          </table:table-cell>
          <table:table-cell office:value-type="float" office:value="1.03556" calcext:value-type="float">
            <text:p>1.03556</text:p>
          </table:table-cell>
          <table:table-cell office:value-type="float" office:value="13.866" calcext:value-type="float">
            <text:p>13.866</text:p>
          </table:table-cell>
          <table:table-cell office:value-type="float" office:value="0.623404" calcext:value-type="float">
            <text:p>0.623404</text:p>
          </table:table-cell>
          <table:table-cell office:value-type="float" office:value="0.936846" calcext:value-type="float">
            <text:p>0.936846</text:p>
          </table:table-cell>
          <table:table-cell table:formula="of:=[.AF4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results/fitSn134_stat.root</text:p>
          </table:table-cell>
          <table:table-cell office:value-type="float" office:value="1012.29" calcext:value-type="float">
            <text:p>1012.29</text:p>
          </table:table-cell>
          <table:table-cell office:value-type="float" office:value="24.615" calcext:value-type="float">
            <text:p>24.615</text:p>
          </table:table-cell>
          <table:table-cell office:value-type="float" office:value="0.00000096843" calcext:value-type="float">
            <text:p>9.6843E-07</text:p>
          </table:table-cell>
          <table:table-cell office:value-type="float" office:value="34.6286" calcext:value-type="float">
            <text:p>34.6286</text:p>
          </table:table-cell>
          <table:table-cell office:value-type="float" office:value="3.35747" calcext:value-type="float">
            <text:p>3.35747</text:p>
          </table:table-cell>
          <table:table-cell office:value-type="float" office:value="0.115809" calcext:value-type="float">
            <text:p>0.115809</text:p>
          </table:table-cell>
          <table:table-cell office:value-type="float" office:value="0.951247" calcext:value-type="float">
            <text:p>0.95124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g130</text:p>
          </table:table-cell>
          <table:table-cell table:formula="of:=VLOOKUP([.O26];[.$X$15:.$AF$32];4;0)" office:value-type="float" office:value="66.0261" calcext:value-type="float">
            <text:p>66.0261</text:p>
          </table:table-cell>
          <table:table-cell office:value-type="float" office:value="67.5834" calcext:value-type="float">
            <text:p>67.5834</text:p>
          </table:table-cell>
          <table:table-cell table:style-name="ce10" table:formula="of:=VLOOKUP([.O26];[.$X$15:.$AF$32];5;0)" office:value-type="float" office:value="5.70677" calcext:value-type="float">
            <text:p>5.70677</text:p>
          </table:table-cell>
          <table:table-cell office:value-type="float" office:value="6.5114" calcext:value-type="float">
            <text:p>6.5114</text:p>
          </table:table-cell>
          <table:table-cell table:number-columns-repeated="4"/>
          <table:table-cell office:value-type="string" calcext:value-type="string">
            <text:p>In135</text:p>
          </table:table-cell>
          <table:table-cell office:value-type="float" office:value="104.138" calcext:value-type="float">
            <text:p>104.138</text:p>
          </table:table-cell>
          <table:table-cell office:value-type="float" office:value="3.54761" calcext:value-type="float">
            <text:p>3.54761</text:p>
          </table:table-cell>
          <table:table-cell office:value-type="float" office:value="84.2398" calcext:value-type="float">
            <text:p>84.2398</text:p>
          </table:table-cell>
          <table:table-cell office:value-type="float" office:value="2.35404" calcext:value-type="float">
            <text:p>2.35404</text:p>
          </table:table-cell>
          <table:table-cell office:value-type="float" office:value="10.0697" calcext:value-type="float">
            <text:p>10.0697</text:p>
          </table:table-cell>
          <table:table-cell office:value-type="float" office:value="1.05332" calcext:value-type="float">
            <text:p>1.05332</text:p>
          </table:table-cell>
          <table:table-cell office:value-type="float" office:value="1.06669" calcext:value-type="float">
            <text:p>1.06669</text:p>
          </table:table-cell>
          <table:table-cell table:formula="of:=[.AF4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results/fitSn138_stat.root</text:p>
          </table:table-cell>
          <table:table-cell office:value-type="float" office:value="138.066" calcext:value-type="float">
            <text:p>138.066</text:p>
          </table:table-cell>
          <table:table-cell office:value-type="float" office:value="20.3103" calcext:value-type="float">
            <text:p>20.3103</text:p>
          </table:table-cell>
          <table:table-cell office:value-type="float" office:value="1.7114" calcext:value-type="float">
            <text:p>1.7114</text:p>
          </table:table-cell>
          <table:table-cell office:value-type="float" office:value="18.3647" calcext:value-type="float">
            <text:p>18.3647</text:p>
          </table:table-cell>
          <table:table-cell office:value-type="float" office:value="35.0441" calcext:value-type="float">
            <text:p>35.0441</text:p>
          </table:table-cell>
          <table:table-cell office:value-type="float" office:value="4.58086" calcext:value-type="float">
            <text:p>4.58086</text:p>
          </table:table-cell>
          <table:table-cell office:value-type="float" office:value="0.851736" calcext:value-type="float">
            <text:p>0.85173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Ag131</text:p>
          </table:table-cell>
          <table:table-cell table:formula="of:=VLOOKUP([.O27];[.$X$15:.$AF$32];4;0)" office:value-type="float" office:value="99.9998" calcext:value-type="float">
            <text:p>99.9998</text:p>
          </table:table-cell>
          <table:table-cell office:value-type="float" office:value="106.156" calcext:value-type="float">
            <text:p>106.156</text:p>
          </table:table-cell>
          <table:table-cell table:style-name="ce10" table:formula="of:=VLOOKUP([.O27];[.$X$15:.$AF$32];5;0)" office:value-type="float" office:value="15.2772" calcext:value-type="float">
            <text:p>15.2772</text:p>
          </table:table-cell>
          <table:table-cell office:value-type="float" office:value="17.9677" calcext:value-type="float">
            <text:p>17.9677</text:p>
          </table:table-cell>
          <table:table-cell table:number-columns-repeated="4"/>
          <table:table-cell table:style-name="ce2" office:value-type="string" calcext:value-type="string">
            <text:p>In136</text:p>
          </table:table-cell>
          <table:table-cell office:value-type="float" office:value="106.839" calcext:value-type="float">
            <text:p>106.839</text:p>
          </table:table-cell>
          <table:table-cell office:value-type="float" office:value="14.4559" calcext:value-type="float">
            <text:p>14.4559</text:p>
          </table:table-cell>
          <table:table-cell office:value-type="float" office:value="70.7681" calcext:value-type="float">
            <text:p>70.7681</text:p>
          </table:table-cell>
          <table:table-cell office:value-type="float" office:value="11.5722" calcext:value-type="float">
            <text:p>11.5722</text:p>
          </table:table-cell>
          <table:table-cell office:value-type="float" office:value="19.1552" calcext:value-type="float">
            <text:p>19.1552</text:p>
          </table:table-cell>
          <table:table-cell office:value-type="float" office:value="6.53981" calcext:value-type="float">
            <text:p>6.53981</text:p>
          </table:table-cell>
          <table:table-cell office:value-type="float" office:value="0.984505" calcext:value-type="float">
            <text:p>0.984505</text:p>
          </table:table-cell>
          <table:table-cell table:style-name="ce2" table:formula="of:=[.AF4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results/fitSn137_stat.root</text:p>
          </table:table-cell>
          <table:table-cell office:value-type="float" office:value="230.591" calcext:value-type="float">
            <text:p>230.591</text:p>
          </table:table-cell>
          <table:table-cell office:value-type="float" office:value="22.6977" calcext:value-type="float">
            <text:p>22.6977</text:p>
          </table:table-cell>
          <table:table-cell office:value-type="float" office:value="0.66299" calcext:value-type="float">
            <text:p>0.66299</text:p>
          </table:table-cell>
          <table:table-cell office:value-type="float" office:value="0.141534" calcext:value-type="float">
            <text:p>0.141534</text:p>
          </table:table-cell>
          <table:table-cell office:value-type="float" office:value="0.298659" calcext:value-type="float">
            <text:p>0.298659</text:p>
          </table:table-cell>
          <table:table-cell office:value-type="float" office:value="1.22963" calcext:value-type="float">
            <text:p>1.22963</text:p>
          </table:table-cell>
          <table:table-cell office:value-type="float" office:value="0.919185" calcext:value-type="float">
            <text:p>0.91918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d132</text:p>
          </table:table-cell>
          <table:table-cell table:formula="of:=VLOOKUP([.O28];[.$X$15:.$AF$32];4;0)" office:value-type="float" office:value="95.0325" calcext:value-type="float">
            <text:p>95.0325</text:p>
          </table:table-cell>
          <table:table-cell office:value-type="float" office:value="99.801" calcext:value-type="float">
            <text:p>99.801</text:p>
          </table:table-cell>
          <table:table-cell table:style-name="ce10" table:formula="of:=VLOOKUP([.O28];[.$X$15:.$AF$32];5;0)" office:value-type="float" office:value="5.08673" calcext:value-type="float">
            <text:p>5.08673</text:p>
          </table:table-cell>
          <table:table-cell office:value-type="float" office:value="5.55923" calcext:value-type="float">
            <text:p>5.55923</text:p>
          </table:table-cell>
          <table:table-cell table:number-columns-repeated="4"/>
          <table:table-cell office:value-type="string" calcext:value-type="string">
            <text:p>Sn134</text:p>
          </table:table-cell>
          <table:table-cell office:value-type="float" office:value="1006.31" calcext:value-type="float">
            <text:p>1006.31</text:p>
          </table:table-cell>
          <table:table-cell office:value-type="float" office:value="34.8002" calcext:value-type="float">
            <text:p>34.8002</text:p>
          </table:table-cell>
          <table:table-cell office:value-type="float" office:value="24.2142" calcext:value-type="float">
            <text:p>24.2142</text:p>
          </table:table-cell>
          <table:table-cell office:value-type="float" office:value="1.44071" calcext:value-type="float">
            <text:p>1.44071</text:p>
          </table:table-cell>
          <table:table-cell office:value-type="float" office:value="0.000000162007" calcext:value-type="float">
            <text:p>0.000000162</text:p>
          </table:table-cell>
          <table:table-cell office:value-type="float" office:value="0.111407" calcext:value-type="float">
            <text:p>0.111407</text:p>
          </table:table-cell>
          <table:table-cell office:value-type="float" office:value="0.948488" calcext:value-type="float">
            <text:p>0.948488</text:p>
          </table:table-cell>
          <table:table-cell table:formula="of:=[.AF4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results/fitIn134_stat.root</text:p>
          </table:table-cell>
          <table:table-cell office:value-type="float" office:value="129.122" calcext:value-type="float">
            <text:p>129.122</text:p>
          </table:table-cell>
          <table:table-cell office:value-type="float" office:value="83.3596" calcext:value-type="float">
            <text:p>83.3596</text:p>
          </table:table-cell>
          <table:table-cell office:value-type="float" office:value="13.8389" calcext:value-type="float">
            <text:p>13.8389</text:p>
          </table:table-cell>
          <table:table-cell office:value-type="float" office:value="1.42326" calcext:value-type="float">
            <text:p>1.42326</text:p>
          </table:table-cell>
          <table:table-cell office:value-type="float" office:value="1.0398" calcext:value-type="float">
            <text:p>1.0398</text:p>
          </table:table-cell>
          <table:table-cell office:value-type="float" office:value="0.62414" calcext:value-type="float">
            <text:p>0.62414</text:p>
          </table:table-cell>
          <table:table-cell office:value-type="float" office:value="0.898596" calcext:value-type="float">
            <text:p>0.89859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d133</text:p>
          </table:table-cell>
          <table:table-cell table:formula="of:=VLOOKUP([.O29];[.$X$15:.$AF$32];4;0)" office:value-type="float" office:value="86.1267" calcext:value-type="float">
            <text:p>86.1267</text:p>
          </table:table-cell>
          <table:table-cell office:value-type="float" office:value="86.5787" calcext:value-type="float">
            <text:p>86.5787</text:p>
          </table:table-cell>
          <table:table-cell table:style-name="ce10" table:formula="of:=VLOOKUP([.O29];[.$X$15:.$AF$32];5;0)" office:value-type="float" office:value="7.21699" calcext:value-type="float">
            <text:p>7.21699</text:p>
          </table:table-cell>
          <table:table-cell office:value-type="float" office:value="6.12995" calcext:value-type="float">
            <text:p>6.12995</text:p>
          </table:table-cell>
          <table:table-cell table:number-columns-repeated="4"/>
          <table:table-cell office:value-type="string" calcext:value-type="string">
            <text:p>Sn135</text:p>
          </table:table-cell>
          <table:table-cell office:value-type="float" office:value="515.95" calcext:value-type="float">
            <text:p>515.95</text:p>
          </table:table-cell>
          <table:table-cell office:value-type="float" office:value="28.7531" calcext:value-type="float">
            <text:p>28.7531</text:p>
          </table:table-cell>
          <table:table-cell office:value-type="float" office:value="20.5298" calcext:value-type="float">
            <text:p>20.5298</text:p>
          </table:table-cell>
          <table:table-cell office:value-type="float" office:value="2.22794" calcext:value-type="float">
            <text:p>2.22794</text:p>
          </table:table-cell>
          <table:table-cell office:value-type="float" office:value="0.0000266926" calcext:value-type="float">
            <text:p>2.66926E-05</text:p>
          </table:table-cell>
          <table:table-cell office:value-type="float" office:value="0.126338" calcext:value-type="float">
            <text:p>0.126338</text:p>
          </table:table-cell>
          <table:table-cell office:value-type="float" office:value="0.975909" calcext:value-type="float">
            <text:p>0.975909</text:p>
          </table:table-cell>
          <table:table-cell table:formula="of:=[.AF4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results/fitCd132_stat.root</text:p>
          </table:table-cell>
          <table:table-cell office:value-type="float" office:value="86.0104" calcext:value-type="float">
            <text:p>86.0104</text:p>
          </table:table-cell>
          <table:table-cell office:value-type="float" office:value="99.801" calcext:value-type="float">
            <text:p>99.801</text:p>
          </table:table-cell>
          <table:table-cell office:value-type="float" office:value="0.0000103175" calcext:value-type="float">
            <text:p>1.03175E-05</text:p>
          </table:table-cell>
          <table:table-cell office:value-type="float" office:value="3.49061" calcext:value-type="float">
            <text:p>3.49061</text:p>
          </table:table-cell>
          <table:table-cell office:value-type="float" office:value="5.55923" calcext:value-type="float">
            <text:p>5.55923</text:p>
          </table:table-cell>
          <table:table-cell office:value-type="float" office:value="1.272" calcext:value-type="float">
            <text:p>1.272</text:p>
          </table:table-cell>
          <table:table-cell office:value-type="float" office:value="0.993658" calcext:value-type="float">
            <text:p>0.99365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In134</text:p>
          </table:table-cell>
          <table:table-cell table:formula="of:=VLOOKUP([.O30];[.$X$15:.$AF$32];4;0)" office:value-type="float" office:value="83.3706" calcext:value-type="float">
            <text:p>83.3706</text:p>
          </table:table-cell>
          <table:table-cell office:value-type="float" office:value="83.3596" calcext:value-type="float">
            <text:p>83.3596</text:p>
          </table:table-cell>
          <table:table-cell table:style-name="ce10" table:formula="of:=VLOOKUP([.O30];[.$X$15:.$AF$32];5;0)" office:value-type="float" office:value="1.03556" calcext:value-type="float">
            <text:p>1.03556</text:p>
          </table:table-cell>
          <table:table-cell office:value-type="float" office:value="1.0398" calcext:value-type="float">
            <text:p>1.0398</text:p>
          </table:table-cell>
          <table:table-cell table:number-columns-repeated="4"/>
          <table:table-cell office:value-type="string" calcext:value-type="string">
            <text:p>Sn136</text:p>
          </table:table-cell>
          <table:table-cell office:value-type="float" office:value="370.417" calcext:value-type="float">
            <text:p>370.417</text:p>
          </table:table-cell>
          <table:table-cell office:value-type="float" office:value="3.94659" calcext:value-type="float">
            <text:p>3.94659</text:p>
          </table:table-cell>
          <table:table-cell office:value-type="float" office:value="19.329" calcext:value-type="float">
            <text:p>19.329</text:p>
          </table:table-cell>
          <table:table-cell office:value-type="float" office:value="1.34699" calcext:value-type="float">
            <text:p>1.34699</text:p>
          </table:table-cell>
          <table:table-cell office:value-type="float" office:value="0.145218" calcext:value-type="float">
            <text:p>0.145218</text:p>
          </table:table-cell>
          <table:table-cell office:value-type="float" office:value="0.0832583" calcext:value-type="float">
            <text:p>0.0832583</text:p>
          </table:table-cell>
          <table:table-cell office:value-type="float" office:value="0.985691" calcext:value-type="float">
            <text:p>0.985691</text:p>
          </table:table-cell>
          <table:table-cell table:formula="of:=[.AF49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formula="of:=LEFT(RIGHT([.B5];10);5)">
            <text:p/>
          </table:table-cell>
          <table:table-cell table:number-columns-repeated="12"/>
          <table:table-cell office:value-type="string" calcext:value-type="string">
            <text:p>In135</text:p>
          </table:table-cell>
          <table:table-cell table:formula="of:=VLOOKUP([.O31];[.$X$15:.$AF$32];4;0)" office:value-type="float" office:value="84.2398" calcext:value-type="float">
            <text:p>84.2398</text:p>
          </table:table-cell>
          <table:table-cell office:value-type="float" office:value="83.4648" calcext:value-type="float">
            <text:p>83.4648</text:p>
          </table:table-cell>
          <table:table-cell table:style-name="ce10" table:formula="of:=VLOOKUP([.O31];[.$X$15:.$AF$32];5;0)" office:value-type="float" office:value="2.35404" calcext:value-type="float">
            <text:p>2.35404</text:p>
          </table:table-cell>
          <table:table-cell office:value-type="float" office:value="3.41747" calcext:value-type="float">
            <text:p>3.41747</text:p>
          </table:table-cell>
          <table:table-cell table:number-columns-repeated="4"/>
          <table:table-cell office:value-type="string" calcext:value-type="string">
            <text:p>Sn137</text:p>
          </table:table-cell>
          <table:table-cell office:value-type="float" office:value="234.042" calcext:value-type="float">
            <text:p>234.042</text:p>
          </table:table-cell>
          <table:table-cell office:value-type="float" office:value="5.33268" calcext:value-type="float">
            <text:p>5.33268</text:p>
          </table:table-cell>
          <table:table-cell office:value-type="float" office:value="23.4636" calcext:value-type="float">
            <text:p>23.4636</text:p>
          </table:table-cell>
          <table:table-cell office:value-type="float" office:value="1.76667" calcext:value-type="float">
            <text:p>1.76667</text:p>
          </table:table-cell>
          <table:table-cell office:value-type="float" office:value="0.74356" calcext:value-type="float">
            <text:p>0.74356</text:p>
          </table:table-cell>
          <table:table-cell office:value-type="float" office:value="0.27264" calcext:value-type="float">
            <text:p>0.27264</text:p>
          </table:table-cell>
          <table:table-cell office:value-type="float" office:value="1.01466" calcext:value-type="float">
            <text:p>1.01466</text:p>
          </table:table-cell>
          <table:table-cell table:formula="of:=[.AF5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FT(RIGHT([.B6];10);5)">
            <text:p/>
          </table:table-cell>
          <table:table-cell table:number-columns-repeated="12"/>
          <table:table-cell office:value-type="string" calcext:value-type="string">
            <text:p>Sn134</text:p>
          </table:table-cell>
          <table:table-cell table:formula="of:=VLOOKUP([.O32];[.$X$15:.$AF$32];4;0)" office:value-type="float" office:value="24.2142" calcext:value-type="float">
            <text:p>24.2142</text:p>
          </table:table-cell>
          <table:table-cell office:value-type="float" office:value="24.615" calcext:value-type="float">
            <text:p>24.615</text:p>
          </table:table-cell>
          <table:table-cell table:style-name="ce10" table:formula="of:=VLOOKUP([.O32];[.$X$15:.$AF$32];5;0)" office:value-type="float" office:value="1.44071" calcext:value-type="float">
            <text:p>1.44071</text:p>
          </table:table-cell>
          <table:table-cell office:value-type="float" office:value="3.35747" calcext:value-type="float">
            <text:p>3.35747</text:p>
          </table:table-cell>
          <table:table-cell table:number-columns-repeated="4"/>
          <table:table-cell office:value-type="string" calcext:value-type="string">
            <text:p>Sn138</text:p>
          </table:table-cell>
          <table:table-cell office:value-type="float" office:value="134.55" calcext:value-type="float">
            <text:p>134.55</text:p>
          </table:table-cell>
          <table:table-cell office:value-type="float" office:value="22.1608" calcext:value-type="float">
            <text:p>22.1608</text:p>
          </table:table-cell>
          <table:table-cell office:value-type="float" office:value="20.2945" calcext:value-type="float">
            <text:p>20.2945</text:p>
          </table:table-cell>
          <table:table-cell office:value-type="float" office:value="5.39325" calcext:value-type="float">
            <text:p>5.39325</text:p>
          </table:table-cell>
          <table:table-cell office:value-type="float" office:value="2.20882" calcext:value-type="float">
            <text:p>2.20882</text:p>
          </table:table-cell>
          <table:table-cell office:value-type="float" office:value="1.43008" calcext:value-type="float">
            <text:p>1.43008</text:p>
          </table:table-cell>
          <table:table-cell office:value-type="float" office:value="0.902719" calcext:value-type="float">
            <text:p>0.902719</text:p>
          </table:table-cell>
          <table:table-cell table:formula="of:=[.AF5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FT(RIGHT([.B7];10);5)">
            <text:p/>
          </table:table-cell>
          <table:table-cell table:number-columns-repeated="12"/>
          <table:table-cell office:value-type="string" calcext:value-type="string">
            <text:p>Sn137</text:p>
          </table:table-cell>
          <table:table-cell table:formula="of:=VLOOKUP([.O33];[.$X$15:.$AF$32];4;0)" office:value-type="float" office:value="23.4636" calcext:value-type="float">
            <text:p>23.4636</text:p>
          </table:table-cell>
          <table:table-cell office:value-type="float" office:value="22.6977" calcext:value-type="float">
            <text:p>22.6977</text:p>
          </table:table-cell>
          <table:table-cell table:style-name="ce10" table:formula="of:=VLOOKUP([.O33];[.$X$15:.$AF$32];5;0)" office:value-type="float" office:value="1.76667" calcext:value-type="float">
            <text:p>1.76667</text:p>
          </table:table-cell>
          <table:table-cell office:value-type="float" office:value="0.298659" calcext:value-type="float">
            <text:p>0.298659</text:p>
          </table:table-cell>
          <table:table-cell table:number-columns-repeated="13"/>
        </table:table-row>
        <table:table-row table:style-name="ro1">
          <table:table-cell/>
          <table:table-cell table:formula="of:=LEFT(RIGHT([.B8];10);5)">
            <text:p/>
          </table:table-cell>
          <table:table-cell table:number-columns-repeated="12"/>
          <table:table-cell office:value-type="string" calcext:value-type="string">
            <text:p>Sn138</text:p>
          </table:table-cell>
          <table:table-cell table:formula="of:=VLOOKUP([.O34];[.$X$15:.$AF$32];4;0)" office:value-type="float" office:value="20.2945" calcext:value-type="float">
            <text:p>20.2945</text:p>
          </table:table-cell>
          <table:table-cell office:value-type="float" office:value="20.3103" calcext:value-type="float">
            <text:p>20.3103</text:p>
          </table:table-cell>
          <table:table-cell table:style-name="ce10" table:formula="of:=VLOOKUP([.O34];[.$X$15:.$AF$32];5;0)" office:value-type="float" office:value="5.39325" calcext:value-type="float">
            <text:p>5.39325</text:p>
          </table:table-cell>
          <table:table-cell office:value-type="float" office:value="35.0441" calcext:value-type="float">
            <text:p>35.0441</text:p>
          </table:table-cell>
          <table:table-cell table:number-columns-repeated="13"/>
        </table:table-row>
        <table:table-row table:style-name="ro1">
          <table:table-cell/>
          <table:table-cell table:formula="of:=LEFT(RIGHT([.B9];10);5)">
            <text:p/>
          </table:table-cell>
          <table:table-cell table:number-columns-repeated="30"/>
        </table:table-row>
        <table:table-row table:style-name="ro1">
          <table:table-cell/>
          <table:table-cell table:formula="of:=LEFT(RIGHT([.B10];10);5)">
            <text:p/>
          </table:table-cell>
          <table:table-cell table:number-columns-repeated="30"/>
        </table:table-row>
        <table:table-row table:style-name="ro1">
          <table:table-cell/>
          <table:table-cell table:formula="of:=LEFT(RIGHT([.B11];10);5)">
            <text:p/>
          </table:table-cell>
          <table:table-cell table:number-columns-repeated="30"/>
        </table:table-row>
        <table:table-row table:style-name="ro1">
          <table:table-cell/>
          <table:table-cell table:formula="of:=LEFT(RIGHT([.B12];10);5)">
            <text:p/>
          </table:table-cell>
          <table:table-cell table:number-columns-repeated="13"/>
          <table:table-cell office:value-type="string" calcext:value-type="string">
            <text:p>Low intensity</text:p>
          </table:table-cell>
          <table:table-cell office:value-type="string" calcext:value-type="string">
            <text:p>High intensity</text:p>
          </table:table-cell>
          <table:table-cell table:number-columns-repeated="15"/>
        </table:table-row>
        <table:table-row table:style-name="ro1">
          <table:table-cell/>
          <table:table-cell table:formula="of:=LEFT(RIGHT([.B13];10);5)">
            <text:p/>
          </table:table-cell>
          <table:table-cell table:number-columns-repeated="12"/>
          <table:table-cell office:value-type="string" calcext:value-type="string">
            <text:p>Ag130</text:p>
          </table:table-cell>
          <table:table-cell table:formula="of:=VLOOKUP([.O39];[.$X$15:.$AF$32];6;0)" office:value-type="float" office:value="0.0000851506" calcext:value-type="float">
            <text:p>8.51506E-05</text:p>
          </table:table-cell>
          <table:table-cell office:value-type="float" office:value="0.0981179" calcext:value-type="float">
            <text:p>0.0981179</text:p>
          </table:table-cell>
          <table:table-cell table:style-name="ce10" table:formula="of:=VLOOKUP([.O39];[.$X$15:.$AF$32];7;0)" office:value-type="float" office:value="0.478373" calcext:value-type="float">
            <text:p>0.478373</text:p>
          </table:table-cell>
          <table:table-cell office:value-type="float" office:value="0.800619" calcext:value-type="float">
            <text:p>0.800619</text:p>
          </table:table-cell>
          <table:table-cell table:number-columns-repeated="13"/>
        </table:table-row>
        <table:table-row table:style-name="ro1">
          <table:table-cell/>
          <table:table-cell table:style-name="ce1" table:formula="of:=LEFT(RIGHT([.B14];10);5)">
            <text:p/>
          </table:table-cell>
          <table:table-cell table:number-columns-repeated="12"/>
          <table:table-cell office:value-type="string" calcext:value-type="string">
            <text:p>Ag131</text:p>
          </table:table-cell>
          <table:table-cell table:formula="of:=VLOOKUP([.O40];[.$X$15:.$AF$32];6;0)" office:value-type="float" office:value="1.71316" calcext:value-type="float">
            <text:p>1.71316</text:p>
          </table:table-cell>
          <table:table-cell office:value-type="float" office:value="1.9858" calcext:value-type="float">
            <text:p>1.9858</text:p>
          </table:table-cell>
          <table:table-cell table:style-name="ce10" table:formula="of:=VLOOKUP([.O40];[.$X$15:.$AF$32];7;0)" office:value-type="float" office:value="5.07414" calcext:value-type="float">
            <text:p>5.07414</text:p>
          </table:table-cell>
          <table:table-cell office:value-type="float" office:value="5.56989" calcext:value-type="float">
            <text:p>5.56989</text:p>
          </table:table-cell>
          <table:table-cell table:number-columns-repeated="13"/>
        </table:table-row>
        <table:table-row table:style-name="ro1">
          <table:table-cell table:number-columns-repeated="14"/>
          <table:table-cell office:value-type="string" calcext:value-type="string">
            <text:p>Cd132</text:p>
          </table:table-cell>
          <table:table-cell table:formula="of:=VLOOKUP([.O41];[.$X$15:.$AF$32];6;0)" office:value-type="float" office:value="0.0000221495" calcext:value-type="float">
            <text:p>2.21495E-05</text:p>
          </table:table-cell>
          <table:table-cell office:value-type="float" office:value="0.0000103175" calcext:value-type="float">
            <text:p>1.03175E-05</text:p>
          </table:table-cell>
          <table:table-cell table:style-name="ce10" table:formula="of:=VLOOKUP([.O41];[.$X$15:.$AF$32];7;0)" office:value-type="float" office:value="0.279401" calcext:value-type="float">
            <text:p>0.279401</text:p>
          </table:table-cell>
          <table:table-cell office:value-type="float" office:value="1.272" calcext:value-type="float">
            <text:p>1.27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T1/2</text:p>
          </table:table-cell>
          <table:table-cell/>
          <table:table-cell office:value-type="string" calcext:value-type="string">
            <text:p>P1n</text:p>
          </table:table-cell>
          <table:table-cell/>
          <table:table-cell office:value-type="string" calcext:value-type="string">
            <text:p>P2n</text:p>
          </table:table-cell>
          <table:table-cell table:number-columns-repeated="6"/>
          <table:table-cell office:value-type="string" calcext:value-type="string">
            <text:p>Cd133</text:p>
          </table:table-cell>
          <table:table-cell table:formula="of:=VLOOKUP([.O42];[.$X$15:.$AF$32];6;0)" office:value-type="float" office:value="6.24733" calcext:value-type="float">
            <text:p>6.24733</text:p>
          </table:table-cell>
          <table:table-cell office:value-type="float" office:value="6.63795" calcext:value-type="float">
            <text:p>6.63795</text:p>
          </table:table-cell>
          <table:table-cell table:style-name="ce10" table:formula="of:=VLOOKUP([.O42];[.$X$15:.$AF$32];7;0)" office:value-type="float" office:value="2.85611" calcext:value-type="float">
            <text:p>2.85611</text:p>
          </table:table-cell>
          <table:table-cell office:value-type="float" office:value="2.52663" calcext:value-type="float">
            <text:p>2.52663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C3]" office:value-type="string" office:string-value="Ag130" calcext:value-type="string">
            <text:p>Ag130</text:p>
          </table:table-cell>
          <table:table-cell table:style-name="ce6" table:formula="of:=[.D3]/1000" office:value-type="float" office:value="0.04622" calcext:value-type="float">
            <text:p>0.0462200</text:p>
          </table:table-cell>
          <table:table-cell table:style-name="ce6" table:formula="of:=[.E3]/1000" office:value-type="float" office:value="0.00366925" calcext:value-type="float">
            <text:p>0.0036693</text:p>
          </table:table-cell>
          <table:table-cell table:style-name="ce8" table:formula="of:=[.F3]" office:value-type="float" office:value="67.5834" calcext:value-type="float">
            <text:p>67.583400</text:p>
          </table:table-cell>
          <table:table-cell table:style-name="ce8" table:formula="of:=[.G3]" office:value-type="float" office:value="6.5114" calcext:value-type="float">
            <text:p>6.511400</text:p>
          </table:table-cell>
          <table:table-cell table:style-name="ce8" table:formula="of:=[.H3]" office:value-type="float" office:value="0.0981179" calcext:value-type="float">
            <text:p>0.098118</text:p>
          </table:table-cell>
          <table:table-cell table:style-name="ce8" table:formula="of:=[.I3]" office:value-type="float" office:value="0.800619" calcext:value-type="float">
            <text:p>0.800619</text:p>
          </table:table-cell>
          <table:table-cell table:number-columns-repeated="5"/>
          <table:table-cell office:value-type="string" calcext:value-type="string">
            <text:p>In134</text:p>
          </table:table-cell>
          <table:table-cell table:formula="of:=VLOOKUP([.O43];[.$X$15:.$AF$32];6;0)" office:value-type="float" office:value="13.866" calcext:value-type="float">
            <text:p>13.866</text:p>
          </table:table-cell>
          <table:table-cell office:value-type="float" office:value="13.8389" calcext:value-type="float">
            <text:p>13.8389</text:p>
          </table:table-cell>
          <table:table-cell table:style-name="ce10" table:formula="of:=VLOOKUP([.O43];[.$X$15:.$AF$32];7;0)" office:value-type="float" office:value="0.623404" calcext:value-type="float">
            <text:p>0.623404</text:p>
          </table:table-cell>
          <table:table-cell office:value-type="float" office:value="0.62414" calcext:value-type="float">
            <text:p>0.62414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C4]" office:value-type="string" office:string-value="Ag131" calcext:value-type="string">
            <text:p>Ag131</text:p>
          </table:table-cell>
          <table:table-cell table:style-name="ce6" table:formula="of:=[.D4]/1000" office:value-type="float" office:value="0.0337384" calcext:value-type="float">
            <text:p>0.0337384</text:p>
          </table:table-cell>
          <table:table-cell table:style-name="ce6" table:formula="of:=[.E4]/1000" office:value-type="float" office:value="0.00441514" calcext:value-type="float">
            <text:p>0.0044151</text:p>
          </table:table-cell>
          <table:table-cell table:style-name="ce8" table:formula="of:=[.F4]" office:value-type="float" office:value="106.156" calcext:value-type="float">
            <text:p>106.156000</text:p>
          </table:table-cell>
          <table:table-cell table:style-name="ce8" table:formula="of:=[.G4]" office:value-type="float" office:value="17.9677" calcext:value-type="float">
            <text:p>17.967700</text:p>
          </table:table-cell>
          <table:table-cell table:style-name="ce8" table:formula="of:=[.H4]" office:value-type="float" office:value="1.9858" calcext:value-type="float">
            <text:p>1.985800</text:p>
          </table:table-cell>
          <table:table-cell table:style-name="ce8" table:formula="of:=[.I4]" office:value-type="float" office:value="5.56989" calcext:value-type="float">
            <text:p>5.569890</text:p>
          </table:table-cell>
          <table:table-cell table:number-columns-repeated="5"/>
          <table:table-cell office:value-type="string" calcext:value-type="string">
            <text:p>In135</text:p>
          </table:table-cell>
          <table:table-cell table:formula="of:=VLOOKUP([.O44];[.$X$15:.$AF$32];6;0)" office:value-type="float" office:value="10.0697" calcext:value-type="float">
            <text:p>10.0697</text:p>
          </table:table-cell>
          <table:table-cell office:value-type="float" office:value="9.4357" calcext:value-type="float">
            <text:p>9.4357</text:p>
          </table:table-cell>
          <table:table-cell table:style-name="ce10" table:formula="of:=VLOOKUP([.O44];[.$X$15:.$AF$32];7;0)" office:value-type="float" office:value="1.05332" calcext:value-type="float">
            <text:p>1.05332</text:p>
          </table:table-cell>
          <table:table-cell office:value-type="float" office:value="1.21984" calcext:value-type="float">
            <text:p>1.21984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C5]" office:value-type="string" office:string-value="Cd133" calcext:value-type="string">
            <text:p>Cd133</text:p>
          </table:table-cell>
          <table:table-cell table:style-name="ce6" table:formula="of:=[.D5]/1000" office:value-type="float" office:value="0.0609866" calcext:value-type="float">
            <text:p>0.0609866</text:p>
          </table:table-cell>
          <table:table-cell table:style-name="ce6" table:formula="of:=[.E5]/1000" office:value-type="float" office:value="0.00664596" calcext:value-type="float">
            <text:p>0.0066460</text:p>
          </table:table-cell>
          <table:table-cell table:style-name="ce8" table:formula="of:=[.F5]" office:value-type="float" office:value="86.5787" calcext:value-type="float">
            <text:p>86.578700</text:p>
          </table:table-cell>
          <table:table-cell table:style-name="ce8" table:formula="of:=[.G5]" office:value-type="float" office:value="6.12995" calcext:value-type="float">
            <text:p>6.129950</text:p>
          </table:table-cell>
          <table:table-cell table:style-name="ce8" table:formula="of:=[.H5]" office:value-type="float" office:value="6.63795" calcext:value-type="float">
            <text:p>6.637950</text:p>
          </table:table-cell>
          <table:table-cell table:style-name="ce8" table:formula="of:=[.I5]" office:value-type="float" office:value="2.52663" calcext:value-type="float">
            <text:p>2.526630</text:p>
          </table:table-cell>
          <table:table-cell table:number-columns-repeated="5"/>
          <table:table-cell office:value-type="string" calcext:value-type="string">
            <text:p>Sn134</text:p>
          </table:table-cell>
          <table:table-cell table:formula="of:=VLOOKUP([.O45];[.$X$15:.$AF$32];6;0)" office:value-type="float" office:value="0.000000162007" calcext:value-type="float">
            <text:p>0.000000162</text:p>
          </table:table-cell>
          <table:table-cell office:value-type="float" office:value="0.00000096843" calcext:value-type="float">
            <text:p>9.6843E-07</text:p>
          </table:table-cell>
          <table:table-cell table:style-name="ce10" table:formula="of:=VLOOKUP([.O45];[.$X$15:.$AF$32];7;0)" office:value-type="float" office:value="0.111407" calcext:value-type="float">
            <text:p>0.111407</text:p>
          </table:table-cell>
          <table:table-cell office:value-type="float" office:value="0.115809" calcext:value-type="float">
            <text:p>0.115809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C6]" office:value-type="string" office:string-value="In135" calcext:value-type="string">
            <text:p>In135</text:p>
          </table:table-cell>
          <table:table-cell table:style-name="ce6" table:formula="of:=[.D6]/1000" office:value-type="float" office:value="0.105334" calcext:value-type="float">
            <text:p>0.1053340</text:p>
          </table:table-cell>
          <table:table-cell table:style-name="ce6" table:formula="of:=[.E6]/1000" office:value-type="float" office:value="0.00354004" calcext:value-type="float">
            <text:p>0.0035400</text:p>
          </table:table-cell>
          <table:table-cell table:style-name="ce8" table:formula="of:=[.F6]" office:value-type="float" office:value="83.4648" calcext:value-type="float">
            <text:p>83.464800</text:p>
          </table:table-cell>
          <table:table-cell table:style-name="ce8" table:formula="of:=[.G6]" office:value-type="float" office:value="3.41747" calcext:value-type="float">
            <text:p>3.417470</text:p>
          </table:table-cell>
          <table:table-cell table:style-name="ce8" table:formula="of:=[.H6]" office:value-type="float" office:value="9.4357" calcext:value-type="float">
            <text:p>9.435700</text:p>
          </table:table-cell>
          <table:table-cell table:style-name="ce8" table:formula="of:=[.I6]" office:value-type="float" office:value="1.21984" calcext:value-type="float">
            <text:p>1.219840</text:p>
          </table:table-cell>
          <table:table-cell table:number-columns-repeated="5"/>
          <table:table-cell office:value-type="string" calcext:value-type="string">
            <text:p>Sn137</text:p>
          </table:table-cell>
          <table:table-cell table:formula="of:=VLOOKUP([.O46];[.$X$15:.$AF$32];6;0)" office:value-type="float" office:value="0.74356" calcext:value-type="float">
            <text:p>0.74356</text:p>
          </table:table-cell>
          <table:table-cell office:value-type="float" office:value="0.66299" calcext:value-type="float">
            <text:p>0.66299</text:p>
          </table:table-cell>
          <table:table-cell table:style-name="ce10" table:formula="of:=VLOOKUP([.O46];[.$X$15:.$AF$32];7;0)" office:value-type="float" office:value="0.27264" calcext:value-type="float">
            <text:p>0.27264</text:p>
          </table:table-cell>
          <table:table-cell office:value-type="float" office:value="1.22963" calcext:value-type="float">
            <text:p>1.22963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C7]" office:value-type="string" office:string-value="Sn134" calcext:value-type="string">
            <text:p>Sn134</text:p>
          </table:table-cell>
          <table:table-cell table:style-name="ce6" table:formula="of:=[.D7]/1000" office:value-type="float" office:value="1.01229" calcext:value-type="float">
            <text:p>1.0122900</text:p>
          </table:table-cell>
          <table:table-cell table:style-name="ce6" table:formula="of:=[.E7]/1000" office:value-type="float" office:value="0.0346286" calcext:value-type="float">
            <text:p>0.0346286</text:p>
          </table:table-cell>
          <table:table-cell table:style-name="ce8" table:formula="of:=[.F7]" office:value-type="float" office:value="24.615" calcext:value-type="float">
            <text:p>24.615000</text:p>
          </table:table-cell>
          <table:table-cell table:style-name="ce8" table:formula="of:=[.G7]" office:value-type="float" office:value="3.35747" calcext:value-type="float">
            <text:p>3.357470</text:p>
          </table:table-cell>
          <table:table-cell table:style-name="ce8" table:formula="of:=[.H7]" office:value-type="float" office:value="0.00000096843" calcext:value-type="float">
            <text:p>0.000001</text:p>
          </table:table-cell>
          <table:table-cell table:style-name="ce8" table:formula="of:=[.I7]" office:value-type="float" office:value="0.115809" calcext:value-type="float">
            <text:p>0.115809</text:p>
          </table:table-cell>
          <table:table-cell table:number-columns-repeated="5"/>
          <table:table-cell office:value-type="string" calcext:value-type="string">
            <text:p>Sn138</text:p>
          </table:table-cell>
          <table:table-cell table:formula="of:=VLOOKUP([.O47];[.$X$15:.$AF$32];6;0)" office:value-type="float" office:value="2.20882" calcext:value-type="float">
            <text:p>2.20882</text:p>
          </table:table-cell>
          <table:table-cell office:value-type="float" office:value="1.7114" calcext:value-type="float">
            <text:p>1.7114</text:p>
          </table:table-cell>
          <table:table-cell table:style-name="ce10" table:formula="of:=VLOOKUP([.O47];[.$X$15:.$AF$32];7;0)" office:value-type="float" office:value="1.43008" calcext:value-type="float">
            <text:p>1.43008</text:p>
          </table:table-cell>
          <table:table-cell office:value-type="float" office:value="4.58086" calcext:value-type="float">
            <text:p>4.58086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C8]" office:value-type="string" office:string-value="Sn138" calcext:value-type="string">
            <text:p>Sn138</text:p>
          </table:table-cell>
          <table:table-cell table:style-name="ce6" table:formula="of:=[.D8]/1000" office:value-type="float" office:value="0.138066" calcext:value-type="float">
            <text:p>0.1380660</text:p>
          </table:table-cell>
          <table:table-cell table:style-name="ce6" table:formula="of:=[.E8]/1000" office:value-type="float" office:value="0.0183647" calcext:value-type="float">
            <text:p>0.0183647</text:p>
          </table:table-cell>
          <table:table-cell table:style-name="ce8" table:formula="of:=[.F8]" office:value-type="float" office:value="20.3103" calcext:value-type="float">
            <text:p>20.310300</text:p>
          </table:table-cell>
          <table:table-cell table:style-name="ce8" table:formula="of:=[.G8]" office:value-type="float" office:value="35.0441" calcext:value-type="float">
            <text:p>35.044100</text:p>
          </table:table-cell>
          <table:table-cell table:style-name="ce8" table:formula="of:=[.H8]" office:value-type="float" office:value="1.7114" calcext:value-type="float">
            <text:p>1.711400</text:p>
          </table:table-cell>
          <table:table-cell table:style-name="ce8" table:formula="of:=[.I8]" office:value-type="float" office:value="4.58086" calcext:value-type="float">
            <text:p>4.58086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[.C9]" office:value-type="string" office:string-value="Sn137" calcext:value-type="string">
            <text:p>Sn137</text:p>
          </table:table-cell>
          <table:table-cell table:style-name="ce6" table:formula="of:=[.D9]/1000" office:value-type="float" office:value="0.230591" calcext:value-type="float">
            <text:p>0.2305910</text:p>
          </table:table-cell>
          <table:table-cell table:style-name="ce6" table:formula="of:=[.E9]/1000" office:value-type="float" office:value="0.000141534" calcext:value-type="float">
            <text:p>0.0001415</text:p>
          </table:table-cell>
          <table:table-cell table:style-name="ce8" table:formula="of:=[.F9]" office:value-type="float" office:value="22.6977" calcext:value-type="float">
            <text:p>22.697700</text:p>
          </table:table-cell>
          <table:table-cell table:style-name="ce8" table:formula="of:=[.G9]" office:value-type="float" office:value="0.298659" calcext:value-type="float">
            <text:p>0.298659</text:p>
          </table:table-cell>
          <table:table-cell table:style-name="ce8" table:formula="of:=[.H9]" office:value-type="float" office:value="0.66299" calcext:value-type="float">
            <text:p>0.662990</text:p>
          </table:table-cell>
          <table:table-cell table:style-name="ce8" table:formula="of:=[.I9]" office:value-type="float" office:value="1.22963" calcext:value-type="float">
            <text:p>1.22963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[.C10]" office:value-type="string" office:string-value="In134" calcext:value-type="string">
            <text:p>In134</text:p>
          </table:table-cell>
          <table:table-cell table:style-name="ce6" table:formula="of:=[.D10]/1000" office:value-type="float" office:value="0.129122" calcext:value-type="float">
            <text:p>0.1291220</text:p>
          </table:table-cell>
          <table:table-cell table:style-name="ce6" table:formula="of:=[.E10]/1000" office:value-type="float" office:value="0.00142326" calcext:value-type="float">
            <text:p>0.0014233</text:p>
          </table:table-cell>
          <table:table-cell table:style-name="ce8" table:formula="of:=[.F10]" office:value-type="float" office:value="83.3596" calcext:value-type="float">
            <text:p>83.359600</text:p>
          </table:table-cell>
          <table:table-cell table:style-name="ce8" table:formula="of:=[.G10]" office:value-type="float" office:value="1.0398" calcext:value-type="float">
            <text:p>1.039800</text:p>
          </table:table-cell>
          <table:table-cell table:style-name="ce8" table:formula="of:=[.H10]" office:value-type="float" office:value="13.8389" calcext:value-type="float">
            <text:p>13.838900</text:p>
          </table:table-cell>
          <table:table-cell table:style-name="ce8" table:formula="of:=[.I10]" office:value-type="float" office:value="0.62414" calcext:value-type="float">
            <text:p>0.624140</text:p>
          </table:table-cell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2"/>
          <table:table-cell table:formula="of:=[.C11]" office:value-type="string" office:string-value="Cd132" calcext:value-type="string">
            <text:p>Cd132</text:p>
          </table:table-cell>
          <table:table-cell table:style-name="ce6" table:formula="of:=[.D11]/1000" office:value-type="float" office:value="0.0860104" calcext:value-type="float">
            <text:p>0.0860104</text:p>
          </table:table-cell>
          <table:table-cell table:style-name="ce6" table:formula="of:=[.E11]/1000" office:value-type="float" office:value="0.00349061" calcext:value-type="float">
            <text:p>0.0034906</text:p>
          </table:table-cell>
          <table:table-cell table:style-name="ce8" table:formula="of:=[.F11]" office:value-type="float" office:value="99.801" calcext:value-type="float">
            <text:p>99.801000</text:p>
          </table:table-cell>
          <table:table-cell table:style-name="ce8" table:formula="of:=[.G11]" office:value-type="float" office:value="5.55923" calcext:value-type="float">
            <text:p>5.559230</text:p>
          </table:table-cell>
          <table:table-cell table:style-name="ce8" table:formula="of:=[.H11]" office:value-type="float" office:value="0.0000103175" calcext:value-type="float">
            <text:p>0.000010</text:p>
          </table:table-cell>
          <table:table-cell table:style-name="ce8" table:formula="of:=[.I11]" office:value-type="float" office:value="1.272" calcext:value-type="float">
            <text:p>1.27200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[.C12]">
            <text:p/>
          </table:table-cell>
          <table:table-cell table:style-name="ce6" table:formula="of:=[.D12]/1000" office:value-type="float" office:value="0" calcext:value-type="float">
            <text:p>0.0000000</text:p>
          </table:table-cell>
          <table:table-cell table:style-name="ce6" table:formula="of:=[.E12]/1000" office:value-type="float" office:value="0" calcext:value-type="float">
            <text:p>0.0000000</text:p>
          </table:table-cell>
          <table:table-cell table:style-name="ce8" table:formula="of:=[.F12]" office:value-type="float" office:value="0" calcext:value-type="float">
            <text:p>0.000000</text:p>
          </table:table-cell>
          <table:table-cell table:style-name="ce8" table:formula="of:=[.G12]" office:value-type="float" office:value="0" calcext:value-type="float">
            <text:p>0.000000</text:p>
          </table:table-cell>
          <table:table-cell table:style-name="ce8" table:formula="of:=[.H12]" office:value-type="float" office:value="0" calcext:value-type="float">
            <text:p>0.000000</text:p>
          </table:table-cell>
          <table:table-cell table:style-name="ce8" table:formula="of:=[.I12]" office:value-type="float" office:value="0" calcext:value-type="float">
            <text:p>0.00000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[.C13]">
            <text:p/>
          </table:table-cell>
          <table:table-cell table:style-name="ce6" table:formula="of:=[.D13]/1000" office:value-type="float" office:value="0" calcext:value-type="float">
            <text:p>0.0000000</text:p>
          </table:table-cell>
          <table:table-cell table:style-name="ce6" table:formula="of:=[.E13]/1000" office:value-type="float" office:value="0" calcext:value-type="float">
            <text:p>0.0000000</text:p>
          </table:table-cell>
          <table:table-cell table:style-name="ce8" table:formula="of:=[.F13]" office:value-type="float" office:value="0" calcext:value-type="float">
            <text:p>0.000000</text:p>
          </table:table-cell>
          <table:table-cell table:style-name="ce8" table:formula="of:=[.G13]" office:value-type="float" office:value="0" calcext:value-type="float">
            <text:p>0.000000</text:p>
          </table:table-cell>
          <table:table-cell table:style-name="ce8" table:formula="of:=[.H13]" office:value-type="float" office:value="0" calcext:value-type="float">
            <text:p>0.000000</text:p>
          </table:table-cell>
          <table:table-cell table:style-name="ce8" table:formula="of:=[.I13]" office:value-type="float" office:value="0" calcext:value-type="float">
            <text:p>0.00000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[.C14]">
            <text:p/>
          </table:table-cell>
          <table:table-cell table:style-name="ce6" table:formula="of:=[.D14]/1000" office:value-type="float" office:value="0" calcext:value-type="float">
            <text:p>0.0000000</text:p>
          </table:table-cell>
          <table:table-cell table:style-name="ce6" table:formula="of:=[.E14]/1000" office:value-type="float" office:value="0" calcext:value-type="float">
            <text:p>0.0000000</text:p>
          </table:table-cell>
          <table:table-cell table:style-name="ce8" table:formula="of:=[.F14]" office:value-type="float" office:value="0" calcext:value-type="float">
            <text:p>0.000000</text:p>
          </table:table-cell>
          <table:table-cell table:style-name="ce8" table:formula="of:=[.G14]" office:value-type="float" office:value="0" calcext:value-type="float">
            <text:p>0.000000</text:p>
          </table:table-cell>
          <table:table-cell table:style-name="ce8" table:formula="of:=[.H14]" office:value-type="float" office:value="0" calcext:value-type="float">
            <text:p>0.000000</text:p>
          </table:table-cell>
          <table:table-cell table:style-name="ce8" table:formula="of:=[.I14]" office:value-type="float" office:value="0" calcext:value-type="float">
            <text:p>0.00000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[.C15]">
            <text:p/>
          </table:table-cell>
          <table:table-cell table:style-name="ce6" table:formula="of:=[.D15]/1000" office:value-type="float" office:value="0" calcext:value-type="float">
            <text:p>0.0000000</text:p>
          </table:table-cell>
          <table:table-cell table:style-name="ce6" table:formula="of:=[.E15]/1000" office:value-type="float" office:value="0" calcext:value-type="float">
            <text:p>0.0000000</text:p>
          </table:table-cell>
          <table:table-cell table:style-name="ce8" table:formula="of:=[.F15]" office:value-type="float" office:value="0" calcext:value-type="float">
            <text:p>0.000000</text:p>
          </table:table-cell>
          <table:table-cell table:style-name="ce8" table:formula="of:=[.G15]" office:value-type="float" office:value="0" calcext:value-type="float">
            <text:p>0.000000</text:p>
          </table:table-cell>
          <table:table-cell table:style-name="ce8" table:formula="of:=[.H15]" office:value-type="float" office:value="0" calcext:value-type="float">
            <text:p>0.000000</text:p>
          </table:table-cell>
          <table:table-cell table:style-name="ce8" table:formula="of:=[.I15]" office:value-type="float" office:value="0" calcext:value-type="float">
            <text:p>0.000000</text:p>
          </table:table-cell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2"/>
          <table:table-cell table:formula="of:=[.C16]">
            <text:p/>
          </table:table-cell>
          <table:table-cell table:style-name="ce6" table:formula="of:=[.D16]/1000" office:value-type="float" office:value="0" calcext:value-type="float">
            <text:p>0.0000000</text:p>
          </table:table-cell>
          <table:table-cell table:style-name="ce6" table:formula="of:=[.E16]/1000" office:value-type="float" office:value="0" calcext:value-type="float">
            <text:p>0.0000000</text:p>
          </table:table-cell>
          <table:table-cell table:style-name="ce8" table:formula="of:=[.F16]" office:value-type="float" office:value="0" calcext:value-type="float">
            <text:p>0.000000</text:p>
          </table:table-cell>
          <table:table-cell table:style-name="ce8" table:formula="of:=[.G16]" office:value-type="float" office:value="0" calcext:value-type="float">
            <text:p>0.000000</text:p>
          </table:table-cell>
          <table:table-cell table:style-name="ce8" table:formula="of:=[.H16]" office:value-type="float" office:value="0" calcext:value-type="float">
            <text:p>0.000000</text:p>
          </table:table-cell>
          <table:table-cell table:style-name="ce8" table:formula="of:=[.I16]" office:value-type="float" office:value="0" calcext:value-type="float">
            <text:p>0.00000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[.C17]">
            <text:p/>
          </table:table-cell>
          <table:table-cell table:style-name="ce6" table:formula="of:=[.D17]/1000" office:value-type="float" office:value="0" calcext:value-type="float">
            <text:p>0.0000000</text:p>
          </table:table-cell>
          <table:table-cell table:style-name="ce6" table:formula="of:=[.E17]/1000" office:value-type="float" office:value="0" calcext:value-type="float">
            <text:p>0.0000000</text:p>
          </table:table-cell>
          <table:table-cell table:style-name="ce8" table:formula="of:=[.F17]" office:value-type="float" office:value="0" calcext:value-type="float">
            <text:p>0.000000</text:p>
          </table:table-cell>
          <table:table-cell table:style-name="ce8" table:formula="of:=[.G17]" office:value-type="float" office:value="0" calcext:value-type="float">
            <text:p>0.000000</text:p>
          </table:table-cell>
          <table:table-cell table:style-name="ce8" table:formula="of:=[.H17]" office:value-type="float" office:value="0" calcext:value-type="float">
            <text:p>0.000000</text:p>
          </table:table-cell>
          <table:table-cell table:style-name="ce8" table:formula="of:=[.I17]" office:value-type="float" office:value="0" calcext:value-type="float">
            <text:p>0.00000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[.C18]">
            <text:p/>
          </table:table-cell>
          <table:table-cell table:style-name="ce6" table:formula="of:=[.D18]/1000" office:value-type="float" office:value="0" calcext:value-type="float">
            <text:p>0.0000000</text:p>
          </table:table-cell>
          <table:table-cell table:style-name="ce6" table:formula="of:=[.E18]/1000" office:value-type="float" office:value="0" calcext:value-type="float">
            <text:p>0.0000000</text:p>
          </table:table-cell>
          <table:table-cell table:style-name="ce8" table:formula="of:=[.F18]" office:value-type="float" office:value="0" calcext:value-type="float">
            <text:p>0.000000</text:p>
          </table:table-cell>
          <table:table-cell table:style-name="ce8" table:formula="of:=[.G18]" office:value-type="float" office:value="0" calcext:value-type="float">
            <text:p>0.000000</text:p>
          </table:table-cell>
          <table:table-cell table:style-name="ce8" table:formula="of:=[.H18]" office:value-type="float" office:value="0" calcext:value-type="float">
            <text:p>0.000000</text:p>
          </table:table-cell>
          <table:table-cell table:style-name="ce8" table:formula="of:=[.I18]" office:value-type="float" office:value="0" calcext:value-type="float">
            <text:p>0.00000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[.C19]">
            <text:p/>
          </table:table-cell>
          <table:table-cell table:style-name="ce6" table:formula="of:=[.D19]/1000" office:value-type="float" office:value="0" calcext:value-type="float">
            <text:p>0.0000000</text:p>
          </table:table-cell>
          <table:table-cell table:style-name="ce6" table:formula="of:=[.E19]/1000" office:value-type="float" office:value="0" calcext:value-type="float">
            <text:p>0.0000000</text:p>
          </table:table-cell>
          <table:table-cell table:style-name="ce8" table:formula="of:=[.F19]" office:value-type="float" office:value="0" calcext:value-type="float">
            <text:p>0.000000</text:p>
          </table:table-cell>
          <table:table-cell table:style-name="ce8" table:formula="of:=[.G19]" office:value-type="float" office:value="0" calcext:value-type="float">
            <text:p>0.000000</text:p>
          </table:table-cell>
          <table:table-cell table:style-name="ce8" table:formula="of:=[.H19]" office:value-type="float" office:value="0" calcext:value-type="float">
            <text:p>0.000000</text:p>
          </table:table-cell>
          <table:table-cell table:style-name="ce8" table:formula="of:=[.I19]" office:value-type="float" office:value="0" calcext:value-type="float">
            <text:p>0.000000</text:p>
          </table:table-cell>
          <table:table-cell table:number-columns-repeated="23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style-name="ce8" table:number-columns-repeated="4"/>
          <table:table-cell table:number-columns-repeated="23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9"/>
          <table:table-cell table:number-columns-repeated="24"/>
        </table:table-row>
      </table:table>
      <table:table table:name="results_highintensity_asofJuly2019_more" table:style-name="ta1">
        <table:shapes>
          <draw:frame draw:z-index="0" draw:style-name="gr1" draw:text-style-name="P1" svg:width="847.02pt" svg:height="324.03pt" svg:x="83.17pt" svg:y="795.97pt">
            <loext:p draw:notify-on-update-of-ranges="results_highintensity_asofJuly2019_more.O24:results_highintensity_asofJuly2019_more.O40 results_highintensity_asofJuly2019_more.P23:results_highintensity_asofJuly2019_more.P23 results_highintensity_asofJuly2019_more.P24:results_highintensity_asofJuly2019_more.P40 results_highintensity_asofJuly2019_more.R24:results_highintensity_asofJuly2019_more.R40 results_highintensity_asofJuly2019_more.R24:results_highintensity_asofJuly2019_more.R40 results_highintensity_asofJuly2019_more.T23:results_highintensity_asofJuly2019_more.T23 results_highintensity_asofJuly2019_more.T24:results_highintensity_asofJuly2019_more.T40 results_highintensity_asofJuly2019_more.Q23:results_highintensity_asofJuly2019_more.Q23 results_highintensity_asofJuly2019_more.Q24:results_highintensity_asofJuly2019_more.Q40 results_highintensity_asofJuly2019_more.S24:results_highintensity_asofJuly2019_more.S40 results_highintensity_asofJuly2019_more.S24:results_highintensity_asofJuly2019_more.S4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849.09pt" svg:height="345.54pt" svg:x="76.31pt" svg:y="1140.94pt">
            <loext:p draw:notify-on-update-of-ranges="results_highintensity_asofJuly2019_more.O45:results_highintensity_asofJuly2019_more.O61 results_highintensity_asofJuly2019_more.P44:results_highintensity_asofJuly2019_more.P44 results_highintensity_asofJuly2019_more.P45:results_highintensity_asofJuly2019_more.P61 results_highintensity_asofJuly2019_more.R45:results_highintensity_asofJuly2019_more.R61 results_highintensity_asofJuly2019_more.R45:results_highintensity_asofJuly2019_more.R61 results_highintensity_asofJuly2019_more.T44:results_highintensity_asofJuly2019_more.T44 results_highintensity_asofJuly2019_more.T45:results_highintensity_asofJuly2019_more.T61 results_highintensity_asofJuly2019_more.Q44:results_highintensity_asofJuly2019_more.Q44 results_highintensity_asofJuly2019_more.Q45:results_highintensity_asofJuly2019_more.Q61 results_highintensity_asofJuly2019_more.S45:results_highintensity_asofJuly2019_more.S61 results_highintensity_asofJuly2019_more.S45:results_highintensity_asofJuly2019_more.S6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828.77pt" svg:height="345.54pt" svg:x="992.83pt" svg:y="1141.94pt">
            <loext:p draw:notify-on-update-of-ranges="results_highintensity_asofJuly2019_more.O66:results_highintensity_asofJuly2019_more.O82 results_highintensity_asofJuly2019_more.P65:results_highintensity_asofJuly2019_more.P65 results_highintensity_asofJuly2019_more.P66:results_highintensity_asofJuly2019_more.P82 results_highintensity_asofJuly2019_more.R66:results_highintensity_asofJuly2019_more.R82 results_highintensity_asofJuly2019_more.R66:results_highintensity_asofJuly2019_more.R82 results_highintensity_asofJuly2019_more.T65:results_highintensity_asofJuly2019_more.T65 results_highintensity_asofJuly2019_more.T66:results_highintensity_asofJuly2019_more.T82 results_highintensity_asofJuly2019_more.Q65:results_highintensity_asofJuly2019_more.Q65 results_highintensity_asofJuly2019_more.Q66:results_highintensity_asofJuly2019_more.Q82 results_highintensity_asofJuly2019_more.S66:results_highintensity_asofJuly2019_more.S82 results_highintensity_asofJuly2019_more.S66:results_highintensity_asofJuly2019_more.S8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8" table:default-cell-style-name="Default"/>
        <table:table-row table:style-name="ro1"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T1/2</text:p>
          </table:table-cell>
          <table:table-cell/>
          <table:table-cell office:value-type="string" calcext:value-type="string">
            <text:p>P1n</text:p>
          </table:table-cell>
          <table:table-cell/>
          <table:table-cell office:value-type="string" calcext:value-type="string">
            <text:p>P2n</text:p>
          </table:table-cell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Fit status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LEFT(RIGHT([.C22];15);5)" office:value-type="string" office:string-value="Ag130" calcext:value-type="string">
            <text:p>Ag130</text:p>
          </table:table-cell>
          <table:table-cell table:style-name="ce4" table:formula="of:=[.D22]" office:value-type="float" office:value="46.22" calcext:value-type="float">
            <text:p>46.22000</text:p>
          </table:table-cell>
          <table:table-cell table:style-name="ce4" table:formula="of:=[.G22]" office:value-type="float" office:value="3.66925" calcext:value-type="float">
            <text:p>3.66925</text:p>
          </table:table-cell>
          <table:table-cell table:style-name="ce4" table:formula="of:=[.E22]" office:value-type="float" office:value="67.5834" calcext:value-type="float">
            <text:p>67.58340</text:p>
          </table:table-cell>
          <table:table-cell table:style-name="ce4" table:formula="of:=[.H22]" office:value-type="float" office:value="6.5114" calcext:value-type="float">
            <text:p>6.51140</text:p>
          </table:table-cell>
          <table:table-cell table:style-name="ce4" table:formula="of:=[.F22]" office:value-type="float" office:value="0.0981179" calcext:value-type="float">
            <text:p>0.09812</text:p>
          </table:table-cell>
          <table:table-cell table:style-name="ce4" table:formula="of:=[.I22]" office:value-type="float" office:value="0.800619" calcext:value-type="float">
            <text:p>0.80062</text:p>
          </table:table-cell>
          <table:table-cell table:formula="of:=[.J22]" office:value-type="float" office:value="0.997159" calcext:value-type="float">
            <text:p>0.997159</text:p>
          </table:table-cell>
          <table:table-cell table:formula="of:=[.K22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g129</text:p>
          </table:table-cell>
          <table:table-cell office:value-type="float" office:value="52.5752" calcext:value-type="float">
            <text:p>52.5752</text:p>
          </table:table-cell>
          <table:table-cell office:value-type="float" office:value="1.94815" calcext:value-type="float">
            <text:p>1.94815</text:p>
          </table:table-cell>
          <table:table-cell office:value-type="float" office:value="18.8115" calcext:value-type="float">
            <text:p>18.8115</text:p>
          </table:table-cell>
          <table:table-cell office:value-type="float" office:value="1.3193" calcext:value-type="float">
            <text:p>1.3193</text:p>
          </table:table-cell>
          <table:table-cell office:value-type="float" office:value="0.597395" calcext:value-type="float">
            <text:p>0.597395</text:p>
          </table:table-cell>
          <table:table-cell office:value-type="float" office:value="0.275063" calcext:value-type="float">
            <text:p>0.27506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LEFT(RIGHT([.C23];15);5)" office:value-type="string" office:string-value="Ag131" calcext:value-type="string">
            <text:p>Ag131</text:p>
          </table:table-cell>
          <table:table-cell table:style-name="ce4" table:formula="of:=[.D23]" office:value-type="float" office:value="33.7384" calcext:value-type="float">
            <text:p>33.73840</text:p>
          </table:table-cell>
          <table:table-cell table:style-name="ce4" table:formula="of:=[.G23]" office:value-type="float" office:value="4.41514" calcext:value-type="float">
            <text:p>4.41514</text:p>
          </table:table-cell>
          <table:table-cell table:style-name="ce4" table:formula="of:=[.E23]" office:value-type="float" office:value="106.156" calcext:value-type="float">
            <text:p>106.15600</text:p>
          </table:table-cell>
          <table:table-cell table:style-name="ce4" table:formula="of:=[.H23]" office:value-type="float" office:value="17.9677" calcext:value-type="float">
            <text:p>17.96770</text:p>
          </table:table-cell>
          <table:table-cell table:style-name="ce4" table:formula="of:=[.F23]" office:value-type="float" office:value="1.9858" calcext:value-type="float">
            <text:p>1.98580</text:p>
          </table:table-cell>
          <table:table-cell table:style-name="ce4" table:formula="of:=[.I23]" office:value-type="float" office:value="5.56989" calcext:value-type="float">
            <text:p>5.56989</text:p>
          </table:table-cell>
          <table:table-cell table:formula="of:=[.J23]" office:value-type="float" office:value="1.20116" calcext:value-type="float">
            <text:p>1.20116</text:p>
          </table:table-cell>
          <table:table-cell table:formula="of:=[.K2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g130</text:p>
          </table:table-cell>
          <table:table-cell office:value-type="float" office:value="46.22" calcext:value-type="float">
            <text:p>46.22</text:p>
          </table:table-cell>
          <table:table-cell office:value-type="float" office:value="3.66925" calcext:value-type="float">
            <text:p>3.66925</text:p>
          </table:table-cell>
          <table:table-cell office:value-type="float" office:value="67.5834" calcext:value-type="float">
            <text:p>67.5834</text:p>
          </table:table-cell>
          <table:table-cell office:value-type="float" office:value="6.5114" calcext:value-type="float">
            <text:p>6.5114</text:p>
          </table:table-cell>
          <table:table-cell office:value-type="float" office:value="0.0981179" calcext:value-type="float">
            <text:p>0.0981179</text:p>
          </table:table-cell>
          <table:table-cell office:value-type="float" office:value="0.800619" calcext:value-type="float">
            <text:p>0.80061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LEFT(RIGHT([.C24];15);5)" office:value-type="string" office:string-value="Cd133" calcext:value-type="string">
            <text:p>Cd133</text:p>
          </table:table-cell>
          <table:table-cell table:style-name="ce4" table:formula="of:=[.D24]" office:value-type="float" office:value="60.9866" calcext:value-type="float">
            <text:p>60.98660</text:p>
          </table:table-cell>
          <table:table-cell table:style-name="ce4" table:formula="of:=[.G24]" office:value-type="float" office:value="6.64596" calcext:value-type="float">
            <text:p>6.64596</text:p>
          </table:table-cell>
          <table:table-cell table:style-name="ce4" table:formula="of:=[.E24]" office:value-type="float" office:value="86.5787" calcext:value-type="float">
            <text:p>86.57870</text:p>
          </table:table-cell>
          <table:table-cell table:style-name="ce4" table:formula="of:=[.H24]" office:value-type="float" office:value="6.12995" calcext:value-type="float">
            <text:p>6.12995</text:p>
          </table:table-cell>
          <table:table-cell table:style-name="ce4" table:formula="of:=[.F24]" office:value-type="float" office:value="6.63795" calcext:value-type="float">
            <text:p>6.63795</text:p>
          </table:table-cell>
          <table:table-cell table:style-name="ce4" table:formula="of:=[.I24]" office:value-type="float" office:value="2.52663" calcext:value-type="float">
            <text:p>2.52663</text:p>
          </table:table-cell>
          <table:table-cell table:formula="of:=[.J24]" office:value-type="float" office:value="1.06104" calcext:value-type="float">
            <text:p>1.06104</text:p>
          </table:table-cell>
          <table:table-cell table:formula="of:=[.K24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g131</text:p>
          </table:table-cell>
          <table:table-cell office:value-type="float" office:value="33.7384" calcext:value-type="float">
            <text:p>33.7384</text:p>
          </table:table-cell>
          <table:table-cell office:value-type="float" office:value="4.41514" calcext:value-type="float">
            <text:p>4.41514</text:p>
          </table:table-cell>
          <table:table-cell office:value-type="float" office:value="106.156" calcext:value-type="float">
            <text:p>106.156</text:p>
          </table:table-cell>
          <table:table-cell office:value-type="float" office:value="17.9677" calcext:value-type="float">
            <text:p>17.9677</text:p>
          </table:table-cell>
          <table:table-cell office:value-type="float" office:value="1.9858" calcext:value-type="float">
            <text:p>1.9858</text:p>
          </table:table-cell>
          <table:table-cell office:value-type="float" office:value="5.56989" calcext:value-type="float">
            <text:p>5.5698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LEFT(RIGHT([.C25];15);5)" office:value-type="string" office:string-value="In135" calcext:value-type="string">
            <text:p>In135</text:p>
          </table:table-cell>
          <table:table-cell table:style-name="ce4" table:formula="of:=[.D25]" office:value-type="float" office:value="105.334" calcext:value-type="float">
            <text:p>105.33400</text:p>
          </table:table-cell>
          <table:table-cell table:style-name="ce4" table:formula="of:=[.G25]" office:value-type="float" office:value="3.54004" calcext:value-type="float">
            <text:p>3.54004</text:p>
          </table:table-cell>
          <table:table-cell table:style-name="ce4" table:formula="of:=[.E25]" office:value-type="float" office:value="83.4648" calcext:value-type="float">
            <text:p>83.46480</text:p>
          </table:table-cell>
          <table:table-cell table:style-name="ce4" table:formula="of:=[.H25]" office:value-type="float" office:value="3.41747" calcext:value-type="float">
            <text:p>3.41747</text:p>
          </table:table-cell>
          <table:table-cell table:style-name="ce4" table:formula="of:=[.F25]" office:value-type="float" office:value="9.4357" calcext:value-type="float">
            <text:p>9.43570</text:p>
          </table:table-cell>
          <table:table-cell table:style-name="ce4" table:formula="of:=[.I25]" office:value-type="float" office:value="1.21984" calcext:value-type="float">
            <text:p>1.21984</text:p>
          </table:table-cell>
          <table:table-cell table:formula="of:=[.J25]" office:value-type="float" office:value="1.12386" calcext:value-type="float">
            <text:p>1.12386</text:p>
          </table:table-cell>
          <table:table-cell table:formula="of:=[.K25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d130</text:p>
          </table:table-cell>
          <table:table-cell office:value-type="float" office:value="132.274" calcext:value-type="float">
            <text:p>132.274</text:p>
          </table:table-cell>
          <table:table-cell office:value-type="float" office:value="0.794647" calcext:value-type="float">
            <text:p>0.794647</text:p>
          </table:table-cell>
          <table:table-cell office:value-type="float" office:value="3.18559" calcext:value-type="float">
            <text:p>3.18559</text:p>
          </table:table-cell>
          <table:table-cell office:value-type="float" office:value="0.484728" calcext:value-type="float">
            <text:p>0.484728</text:p>
          </table:table-cell>
          <table:table-cell office:value-type="float" office:value="0.00116994" calcext:value-type="float">
            <text:p>0.00116994</text:p>
          </table:table-cell>
          <table:table-cell office:value-type="float" office:value="0.192497" calcext:value-type="float">
            <text:p>0.19249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LEFT(RIGHT([.C26];15);5)" office:value-type="string" office:string-value="Sn134" calcext:value-type="string">
            <text:p>Sn134</text:p>
          </table:table-cell>
          <table:table-cell table:style-name="ce4" table:formula="of:=[.D26]" office:value-type="float" office:value="1012.29" calcext:value-type="float">
            <text:p>1,012.29000</text:p>
          </table:table-cell>
          <table:table-cell table:style-name="ce4" table:formula="of:=[.G26]" office:value-type="float" office:value="34.6286" calcext:value-type="float">
            <text:p>34.62860</text:p>
          </table:table-cell>
          <table:table-cell table:style-name="ce4" table:formula="of:=[.E26]" office:value-type="float" office:value="24.615" calcext:value-type="float">
            <text:p>24.61500</text:p>
          </table:table-cell>
          <table:table-cell table:style-name="ce4" table:formula="of:=[.H26]" office:value-type="float" office:value="3.35747" calcext:value-type="float">
            <text:p>3.35747</text:p>
          </table:table-cell>
          <table:table-cell table:style-name="ce4" table:formula="of:=[.F26]" office:value-type="float" office:value="0.00000096843" calcext:value-type="float">
            <text:p>0.00000</text:p>
          </table:table-cell>
          <table:table-cell table:style-name="ce4" table:formula="of:=[.I26]" office:value-type="float" office:value="0.115809" calcext:value-type="float">
            <text:p>0.11581</text:p>
          </table:table-cell>
          <table:table-cell table:formula="of:=[.J26]" office:value-type="float" office:value="0.951247" calcext:value-type="float">
            <text:p>0.951247</text:p>
          </table:table-cell>
          <table:table-cell table:formula="of:=[.K26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d131</text:p>
          </table:table-cell>
          <table:table-cell office:value-type="float" office:value="99.6241" calcext:value-type="float">
            <text:p>99.6241</text:p>
          </table:table-cell>
          <table:table-cell office:value-type="float" office:value="1.47142" calcext:value-type="float">
            <text:p>1.47142</text:p>
          </table:table-cell>
          <table:table-cell office:value-type="float" office:value="15.9385" calcext:value-type="float">
            <text:p>15.9385</text:p>
          </table:table-cell>
          <table:table-cell office:value-type="float" office:value="1.64833" calcext:value-type="float">
            <text:p>1.64833</text:p>
          </table:table-cell>
          <table:table-cell office:value-type="float" office:value="0.0554203" calcext:value-type="float">
            <text:p>0.0554203</text:p>
          </table:table-cell>
          <table:table-cell office:value-type="float" office:value="0.199268" calcext:value-type="float">
            <text:p>0.19926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LEFT(RIGHT([.C27];15);5)" office:value-type="string" office:string-value="Sn138" calcext:value-type="string">
            <text:p>Sn138</text:p>
          </table:table-cell>
          <table:table-cell table:style-name="ce4" table:formula="of:=[.D27]" office:value-type="float" office:value="138.066" calcext:value-type="float">
            <text:p>138.06600</text:p>
          </table:table-cell>
          <table:table-cell table:style-name="ce4" table:formula="of:=[.G27]" office:value-type="float" office:value="18.3647" calcext:value-type="float">
            <text:p>18.36470</text:p>
          </table:table-cell>
          <table:table-cell table:style-name="ce4" table:formula="of:=[.E27]" office:value-type="float" office:value="20.3103" calcext:value-type="float">
            <text:p>20.31030</text:p>
          </table:table-cell>
          <table:table-cell table:style-name="ce4" table:formula="of:=[.H27]" office:value-type="float" office:value="35.0441" calcext:value-type="float">
            <text:p>35.04410</text:p>
          </table:table-cell>
          <table:table-cell table:style-name="ce4" table:formula="of:=[.F27]" office:value-type="float" office:value="1.7114" calcext:value-type="float">
            <text:p>1.71140</text:p>
          </table:table-cell>
          <table:table-cell table:style-name="ce4" table:formula="of:=[.I27]" office:value-type="float" office:value="4.58086" calcext:value-type="float">
            <text:p>4.58086</text:p>
          </table:table-cell>
          <table:table-cell table:formula="of:=[.J27]" office:value-type="float" office:value="0.851736" calcext:value-type="float">
            <text:p>0.851736</text:p>
          </table:table-cell>
          <table:table-cell table:formula="of:=[.K27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d132</text:p>
          </table:table-cell>
          <table:table-cell office:value-type="float" office:value="86.0104" calcext:value-type="float">
            <text:p>86.0104</text:p>
          </table:table-cell>
          <table:table-cell office:value-type="float" office:value="3.49061" calcext:value-type="float">
            <text:p>3.49061</text:p>
          </table:table-cell>
          <table:table-cell office:value-type="float" office:value="99.801" calcext:value-type="float">
            <text:p>99.801</text:p>
          </table:table-cell>
          <table:table-cell office:value-type="float" office:value="5.55923" calcext:value-type="float">
            <text:p>5.55923</text:p>
          </table:table-cell>
          <table:table-cell office:value-type="float" office:value="0.0000103175" calcext:value-type="float">
            <text:p>1.03175E-05</text:p>
          </table:table-cell>
          <table:table-cell office:value-type="float" office:value="1.272" calcext:value-type="float">
            <text:p>1.27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LEFT(RIGHT([.C28];15);5)" office:value-type="string" office:string-value="Sn137" calcext:value-type="string">
            <text:p>Sn137</text:p>
          </table:table-cell>
          <table:table-cell table:style-name="ce4" table:formula="of:=[.D28]" office:value-type="float" office:value="230.591" calcext:value-type="float">
            <text:p>230.59100</text:p>
          </table:table-cell>
          <table:table-cell table:style-name="ce4" table:formula="of:=[.G28]" office:value-type="float" office:value="0.141534" calcext:value-type="float">
            <text:p>0.14153</text:p>
          </table:table-cell>
          <table:table-cell table:style-name="ce4" table:formula="of:=[.E28]" office:value-type="float" office:value="22.6977" calcext:value-type="float">
            <text:p>22.69770</text:p>
          </table:table-cell>
          <table:table-cell table:style-name="ce4" table:formula="of:=[.H28]" office:value-type="float" office:value="0.298659" calcext:value-type="float">
            <text:p>0.29866</text:p>
          </table:table-cell>
          <table:table-cell table:style-name="ce4" table:formula="of:=[.F28]" office:value-type="float" office:value="0.66299" calcext:value-type="float">
            <text:p>0.66299</text:p>
          </table:table-cell>
          <table:table-cell table:style-name="ce4" table:formula="of:=[.I28]" office:value-type="float" office:value="1.22963" calcext:value-type="float">
            <text:p>1.22963</text:p>
          </table:table-cell>
          <table:table-cell table:formula="of:=[.J28]" office:value-type="float" office:value="0.919185" calcext:value-type="float">
            <text:p>0.919185</text:p>
          </table:table-cell>
          <table:table-cell table:formula="of:=[.K28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d133</text:p>
          </table:table-cell>
          <table:table-cell office:value-type="float" office:value="60.9866" calcext:value-type="float">
            <text:p>60.9866</text:p>
          </table:table-cell>
          <table:table-cell office:value-type="float" office:value="6.64596" calcext:value-type="float">
            <text:p>6.64596</text:p>
          </table:table-cell>
          <table:table-cell office:value-type="float" office:value="86.5787" calcext:value-type="float">
            <text:p>86.5787</text:p>
          </table:table-cell>
          <table:table-cell office:value-type="float" office:value="6.12995" calcext:value-type="float">
            <text:p>6.12995</text:p>
          </table:table-cell>
          <table:table-cell office:value-type="float" office:value="6.63795" calcext:value-type="float">
            <text:p>6.63795</text:p>
          </table:table-cell>
          <table:table-cell office:value-type="float" office:value="2.52663" calcext:value-type="float">
            <text:p>2.5266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LEFT(RIGHT([.C29];15);5)" office:value-type="string" office:string-value="In134" calcext:value-type="string">
            <text:p>In134</text:p>
          </table:table-cell>
          <table:table-cell table:style-name="ce4" table:formula="of:=[.D29]" office:value-type="float" office:value="129.122" calcext:value-type="float">
            <text:p>129.12200</text:p>
          </table:table-cell>
          <table:table-cell table:style-name="ce4" table:formula="of:=[.G29]" office:value-type="float" office:value="1.42326" calcext:value-type="float">
            <text:p>1.42326</text:p>
          </table:table-cell>
          <table:table-cell table:style-name="ce4" table:formula="of:=[.E29]" office:value-type="float" office:value="83.3596" calcext:value-type="float">
            <text:p>83.35960</text:p>
          </table:table-cell>
          <table:table-cell table:style-name="ce4" table:formula="of:=[.H29]" office:value-type="float" office:value="1.0398" calcext:value-type="float">
            <text:p>1.03980</text:p>
          </table:table-cell>
          <table:table-cell table:style-name="ce4" table:formula="of:=[.F29]" office:value-type="float" office:value="13.8389" calcext:value-type="float">
            <text:p>13.83890</text:p>
          </table:table-cell>
          <table:table-cell table:style-name="ce4" table:formula="of:=[.I29]" office:value-type="float" office:value="0.62414" calcext:value-type="float">
            <text:p>0.62414</text:p>
          </table:table-cell>
          <table:table-cell table:formula="of:=[.J29]" office:value-type="float" office:value="0.898596" calcext:value-type="float">
            <text:p>0.898596</text:p>
          </table:table-cell>
          <table:table-cell table:formula="of:=[.K29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131</text:p>
          </table:table-cell>
          <table:table-cell office:value-type="float" office:value="277.002" calcext:value-type="float">
            <text:p>277.002</text:p>
          </table:table-cell>
          <table:table-cell office:value-type="float" office:value="4.98036" calcext:value-type="float">
            <text:p>4.98036</text:p>
          </table:table-cell>
          <table:table-cell office:value-type="float" office:value="3.20434" calcext:value-type="float">
            <text:p>3.20434</text:p>
          </table:table-cell>
          <table:table-cell office:value-type="float" office:value="0.829332" calcext:value-type="float">
            <text:p>0.829332</text:p>
          </table:table-cell>
          <table:table-cell office:value-type="float" office:value="0.0229045" calcext:value-type="float">
            <text:p>0.0229045</text:p>
          </table:table-cell>
          <table:table-cell office:value-type="float" office:value="1.71801" calcext:value-type="float">
            <text:p>1.7180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LEFT(RIGHT([.C30];15);5)" office:value-type="string" office:string-value="Cd132" calcext:value-type="string">
            <text:p>Cd132</text:p>
          </table:table-cell>
          <table:table-cell table:style-name="ce4" table:formula="of:=[.D30]" office:value-type="float" office:value="86.0104" calcext:value-type="float">
            <text:p>86.01040</text:p>
          </table:table-cell>
          <table:table-cell table:style-name="ce4" table:formula="of:=[.G30]" office:value-type="float" office:value="3.49061" calcext:value-type="float">
            <text:p>3.49061</text:p>
          </table:table-cell>
          <table:table-cell table:style-name="ce4" table:formula="of:=[.E30]" office:value-type="float" office:value="99.801" calcext:value-type="float">
            <text:p>99.80100</text:p>
          </table:table-cell>
          <table:table-cell table:style-name="ce4" table:formula="of:=[.H30]" office:value-type="float" office:value="5.55923" calcext:value-type="float">
            <text:p>5.55923</text:p>
          </table:table-cell>
          <table:table-cell table:style-name="ce4" table:formula="of:=[.F30]" office:value-type="float" office:value="0.0000103175" calcext:value-type="float">
            <text:p>0.00001</text:p>
          </table:table-cell>
          <table:table-cell table:style-name="ce4" table:formula="of:=[.I30]" office:value-type="float" office:value="1.272" calcext:value-type="float">
            <text:p>1.27200</text:p>
          </table:table-cell>
          <table:table-cell table:formula="of:=[.J30]" office:value-type="float" office:value="0.993658" calcext:value-type="float">
            <text:p>0.993658</text:p>
          </table:table-cell>
          <table:table-cell table:formula="of:=[.K30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In132</text:p>
          </table:table-cell>
          <table:table-cell office:value-type="float" office:value="213.441" calcext:value-type="float">
            <text:p>213.441</text:p>
          </table:table-cell>
          <table:table-cell office:value-type="float" office:value="7.73658" calcext:value-type="float">
            <text:p>7.73658</text:p>
          </table:table-cell>
          <table:table-cell office:value-type="float" office:value="13.6987" calcext:value-type="float">
            <text:p>13.6987</text:p>
          </table:table-cell>
          <table:table-cell office:value-type="float" office:value="7.30705" calcext:value-type="float">
            <text:p>7.30705</text:p>
          </table:table-cell>
          <table:table-cell office:value-type="float" office:value="0.000000724695" calcext:value-type="float">
            <text:p>7.24695E-07</text:p>
          </table:table-cell>
          <table:table-cell office:value-type="float" office:value="4.67014" calcext:value-type="float">
            <text:p>4.6701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LEFT(RIGHT([.C31];15);5)" office:value-type="string" office:string-value="Ag129" calcext:value-type="string">
            <text:p>Ag129</text:p>
          </table:table-cell>
          <table:table-cell table:style-name="ce4" table:formula="of:=[.D31]" office:value-type="float" office:value="52.5752" calcext:value-type="float">
            <text:p>52.57520</text:p>
          </table:table-cell>
          <table:table-cell table:style-name="ce4" table:formula="of:=[.G31]" office:value-type="float" office:value="1.94815" calcext:value-type="float">
            <text:p>1.94815</text:p>
          </table:table-cell>
          <table:table-cell table:style-name="ce4" table:formula="of:=[.E31]" office:value-type="float" office:value="18.8115" calcext:value-type="float">
            <text:p>18.81150</text:p>
          </table:table-cell>
          <table:table-cell table:style-name="ce4" table:formula="of:=[.H31]" office:value-type="float" office:value="1.3193" calcext:value-type="float">
            <text:p>1.31930</text:p>
          </table:table-cell>
          <table:table-cell table:style-name="ce4" table:formula="of:=[.F31]" office:value-type="float" office:value="0.597395" calcext:value-type="float">
            <text:p>0.59740</text:p>
          </table:table-cell>
          <table:table-cell table:style-name="ce4" table:formula="of:=[.I31]" office:value-type="float" office:value="0.275063" calcext:value-type="float">
            <text:p>0.27506</text:p>
          </table:table-cell>
          <table:table-cell table:formula="of:=[.J31]" office:value-type="float" office:value="1.07941" calcext:value-type="float">
            <text:p>1.07941</text:p>
          </table:table-cell>
          <table:table-cell table:formula="of:=[.K31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133</text:p>
          </table:table-cell>
          <table:table-cell office:value-type="float" office:value="164.802" calcext:value-type="float">
            <text:p>164.802</text:p>
          </table:table-cell>
          <table:table-cell office:value-type="float" office:value="2.15438" calcext:value-type="float">
            <text:p>2.15438</text:p>
          </table:table-cell>
          <table:table-cell office:value-type="float" office:value="90.8904" calcext:value-type="float">
            <text:p>90.8904</text:p>
          </table:table-cell>
          <table:table-cell office:value-type="float" office:value="2.4707" calcext:value-type="float">
            <text:p>2.4707</text:p>
          </table:table-cell>
          <table:table-cell office:value-type="float" office:value="0.540508" calcext:value-type="float">
            <text:p>0.540508</text:p>
          </table:table-cell>
          <table:table-cell office:value-type="float" office:value="0.224583" calcext:value-type="float">
            <text:p>0.22458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LEFT(RIGHT([.C32];15);5)" office:value-type="string" office:string-value="In133" calcext:value-type="string">
            <text:p>In133</text:p>
          </table:table-cell>
          <table:table-cell table:style-name="ce4" table:formula="of:=[.D32]" office:value-type="float" office:value="164.802" calcext:value-type="float">
            <text:p>164.80200</text:p>
          </table:table-cell>
          <table:table-cell table:style-name="ce4" table:formula="of:=[.G32]" office:value-type="float" office:value="2.15438" calcext:value-type="float">
            <text:p>2.15438</text:p>
          </table:table-cell>
          <table:table-cell table:style-name="ce4" table:formula="of:=[.E32]" office:value-type="float" office:value="90.8904" calcext:value-type="float">
            <text:p>90.89040</text:p>
          </table:table-cell>
          <table:table-cell table:style-name="ce4" table:formula="of:=[.H32]" office:value-type="float" office:value="2.4707" calcext:value-type="float">
            <text:p>2.47070</text:p>
          </table:table-cell>
          <table:table-cell table:style-name="ce4" table:formula="of:=[.F32]" office:value-type="float" office:value="0.540508" calcext:value-type="float">
            <text:p>0.54051</text:p>
          </table:table-cell>
          <table:table-cell table:style-name="ce4" table:formula="of:=[.I32]" office:value-type="float" office:value="0.224583" calcext:value-type="float">
            <text:p>0.22458</text:p>
          </table:table-cell>
          <table:table-cell table:formula="of:=[.J32]" office:value-type="float" office:value="1.0735" calcext:value-type="float">
            <text:p>1.0735</text:p>
          </table:table-cell>
          <table:table-cell table:formula="of:=[.K32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134</text:p>
          </table:table-cell>
          <table:table-cell office:value-type="float" office:value="129.122" calcext:value-type="float">
            <text:p>129.122</text:p>
          </table:table-cell>
          <table:table-cell office:value-type="float" office:value="1.42326" calcext:value-type="float">
            <text:p>1.42326</text:p>
          </table:table-cell>
          <table:table-cell office:value-type="float" office:value="83.3596" calcext:value-type="float">
            <text:p>83.3596</text:p>
          </table:table-cell>
          <table:table-cell office:value-type="float" office:value="1.0398" calcext:value-type="float">
            <text:p>1.0398</text:p>
          </table:table-cell>
          <table:table-cell office:value-type="float" office:value="13.8389" calcext:value-type="float">
            <text:p>13.8389</text:p>
          </table:table-cell>
          <table:table-cell office:value-type="float" office:value="0.62414" calcext:value-type="float">
            <text:p>0.62414</text:p>
          </table:table-cell>
          <table:table-cell table:number-columns-repeated="3"/>
          <table:table-cell table:style-name="ce1" office:value-type="string" calcext:value-type="string">
            <text:p>LOW INTENSITY REF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LEFT(RIGHT([.C33];15);5)" office:value-type="string" office:string-value="Sn136" calcext:value-type="string">
            <text:p>Sn136</text:p>
          </table:table-cell>
          <table:table-cell table:style-name="ce4" table:formula="of:=[.D33]" office:value-type="float" office:value="364.187" calcext:value-type="float">
            <text:p>364.18700</text:p>
          </table:table-cell>
          <table:table-cell table:style-name="ce4" table:formula="of:=[.G33]" office:value-type="float" office:value="3.47248" calcext:value-type="float">
            <text:p>3.47248</text:p>
          </table:table-cell>
          <table:table-cell table:style-name="ce4" table:formula="of:=[.E33]" office:value-type="float" office:value="17.8755" calcext:value-type="float">
            <text:p>17.87550</text:p>
          </table:table-cell>
          <table:table-cell table:style-name="ce4" table:formula="of:=[.H33]" office:value-type="float" office:value="1.93166" calcext:value-type="float">
            <text:p>1.93166</text:p>
          </table:table-cell>
          <table:table-cell table:style-name="ce4" table:formula="of:=[.F33]" office:value-type="float" office:value="0.140023" calcext:value-type="float">
            <text:p>0.14002</text:p>
          </table:table-cell>
          <table:table-cell table:style-name="ce4" table:formula="of:=[.I33]" office:value-type="float" office:value="0.0763291" calcext:value-type="float">
            <text:p>0.07633</text:p>
          </table:table-cell>
          <table:table-cell table:formula="of:=[.J33]" office:value-type="float" office:value="0.944582" calcext:value-type="float">
            <text:p>0.944582</text:p>
          </table:table-cell>
          <table:table-cell table:formula="of:=[.K33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In135</text:p>
          </table:table-cell>
          <table:table-cell office:value-type="float" office:value="105.334" calcext:value-type="float">
            <text:p>105.334</text:p>
          </table:table-cell>
          <table:table-cell office:value-type="float" office:value="3.54004" calcext:value-type="float">
            <text:p>3.54004</text:p>
          </table:table-cell>
          <table:table-cell office:value-type="float" office:value="83.4648" calcext:value-type="float">
            <text:p>83.4648</text:p>
          </table:table-cell>
          <table:table-cell office:value-type="float" office:value="3.41747" calcext:value-type="float">
            <text:p>3.41747</text:p>
          </table:table-cell>
          <table:table-cell office:value-type="float" office:value="9.4357" calcext:value-type="float">
            <text:p>9.4357</text:p>
          </table:table-cell>
          <table:table-cell office:value-type="float" office:value="1.21984" calcext:value-type="float">
            <text:p>1.21984</text:p>
          </table:table-cell>
          <table:table-cell table:number-columns-repeated="3"/>
          <table:table-cell office:value-type="string" calcext:value-type="string">
            <text:p>T1/2</text:p>
          </table:table-cell>
          <table:table-cell/>
          <table:table-cell office:value-type="string" calcext:value-type="string">
            <text:p>P1n</text:p>
          </table:table-cell>
          <table:table-cell/>
          <table:table-cell office:value-type="string" calcext:value-type="string">
            <text:p>P2n</text:p>
          </table:table-cell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Fit status</text:p>
          </table:table-cell>
        </table:table-row>
        <table:table-row table:style-name="ro1">
          <table:table-cell table:number-columns-repeated="2"/>
          <table:table-cell table:style-name="ce2" table:formula="of:=LEFT(RIGHT([.C34];15);5)" office:value-type="string" office:string-value="Cd131" calcext:value-type="string">
            <text:p>Cd131</text:p>
          </table:table-cell>
          <table:table-cell table:style-name="ce5" table:formula="of:=[.D34]" office:value-type="float" office:value="99.6241" calcext:value-type="float">
            <text:p>99.62410</text:p>
          </table:table-cell>
          <table:table-cell table:style-name="ce5" table:formula="of:=[.G34]" office:value-type="float" office:value="1.47142" calcext:value-type="float">
            <text:p>1.47142</text:p>
          </table:table-cell>
          <table:table-cell table:style-name="ce5" table:formula="of:=[.E34]" office:value-type="float" office:value="15.9385" calcext:value-type="float">
            <text:p>15.93850</text:p>
          </table:table-cell>
          <table:table-cell table:style-name="ce5" table:formula="of:=[.H34]" office:value-type="float" office:value="1.64833" calcext:value-type="float">
            <text:p>1.64833</text:p>
          </table:table-cell>
          <table:table-cell table:style-name="ce5" table:formula="of:=[.F34]" office:value-type="float" office:value="0.0554203" calcext:value-type="float">
            <text:p>0.05542</text:p>
          </table:table-cell>
          <table:table-cell table:style-name="ce5" table:formula="of:=[.I34]" office:value-type="float" office:value="0.199268" calcext:value-type="float">
            <text:p>0.19927</text:p>
          </table:table-cell>
          <table:table-cell table:style-name="ce2" table:formula="of:=[.J34]" office:value-type="float" office:value="1.0849" calcext:value-type="float">
            <text:p>1.0849</text:p>
          </table:table-cell>
          <table:table-cell table:style-name="ce2" table:formula="of:=[.K34]" office:value-type="float" office:value="4" calcext:value-type="float">
            <text:p>4</text:p>
          </table:table-cell>
          <table:table-cell table:style-name="ce1"/>
          <table:table-cell table:number-columns-repeated="2"/>
          <table:table-cell office:value-type="string" calcext:value-type="string">
            <text:p>Sn134</text:p>
          </table:table-cell>
          <table:table-cell office:value-type="float" office:value="1012.29" calcext:value-type="float">
            <text:p>1012.29</text:p>
          </table:table-cell>
          <table:table-cell office:value-type="float" office:value="34.6286" calcext:value-type="float">
            <text:p>34.6286</text:p>
          </table:table-cell>
          <table:table-cell office:value-type="float" office:value="24.615" calcext:value-type="float">
            <text:p>24.615</text:p>
          </table:table-cell>
          <table:table-cell office:value-type="float" office:value="3.35747" calcext:value-type="float">
            <text:p>3.35747</text:p>
          </table:table-cell>
          <table:table-cell office:value-type="float" office:value="0.00000096843" calcext:value-type="float">
            <text:p>9.6843E-07</text:p>
          </table:table-cell>
          <table:table-cell office:value-type="float" office:value="0.115809" calcext:value-type="float">
            <text:p>0.115809</text:p>
          </table:table-cell>
          <table:table-cell table:number-columns-repeated="2"/>
          <table:table-cell office:value-type="string" calcext:value-type="string">
            <text:p>Ag129</text:p>
          </table:table-cell>
          <table:table-cell office:value-type="float" office:value="55.1769" calcext:value-type="float">
            <text:p>55.1769</text:p>
          </table:table-cell>
          <table:table-cell office:value-type="float" office:value="1.72049" calcext:value-type="float">
            <text:p>1.72049</text:p>
          </table:table-cell>
          <table:table-cell office:value-type="float" office:value="17.9099" calcext:value-type="float">
            <text:p>17.9099</text:p>
          </table:table-cell>
          <table:table-cell office:value-type="float" office:value="1.1647" calcext:value-type="float">
            <text:p>1.1647</text:p>
          </table:table-cell>
          <table:table-cell office:value-type="float" office:value="0.368148" calcext:value-type="float">
            <text:p>0.368148</text:p>
          </table:table-cell>
          <table:table-cell office:value-type="float" office:value="0.208149" calcext:value-type="float">
            <text:p>0.208149</text:p>
          </table:table-cell>
          <table:table-cell office:value-type="float" office:value="0.918027" calcext:value-type="float">
            <text:p>0.918027</text:p>
          </table:table-cell>
          <table:table-cell table:formula="of:=[.AF3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LEFT(RIGHT([.C35];15);5)" office:value-type="string" office:string-value="In132" calcext:value-type="string">
            <text:p>In132</text:p>
          </table:table-cell>
          <table:table-cell table:style-name="ce4" table:formula="of:=[.D35]" office:value-type="float" office:value="213.441" calcext:value-type="float">
            <text:p>213.44100</text:p>
          </table:table-cell>
          <table:table-cell table:style-name="ce4" table:formula="of:=[.G35]" office:value-type="float" office:value="7.73658" calcext:value-type="float">
            <text:p>7.73658</text:p>
          </table:table-cell>
          <table:table-cell table:style-name="ce4" table:formula="of:=[.E35]" office:value-type="float" office:value="13.6987" calcext:value-type="float">
            <text:p>13.69870</text:p>
          </table:table-cell>
          <table:table-cell table:style-name="ce4" table:formula="of:=[.H35]" office:value-type="float" office:value="7.30705" calcext:value-type="float">
            <text:p>7.30705</text:p>
          </table:table-cell>
          <table:table-cell table:style-name="ce4" table:formula="of:=[.F35]" office:value-type="float" office:value="0.000000724695" calcext:value-type="float">
            <text:p>0.00000</text:p>
          </table:table-cell>
          <table:table-cell table:style-name="ce4" table:formula="of:=[.I35]" office:value-type="float" office:value="4.67014" calcext:value-type="float">
            <text:p>4.67014</text:p>
          </table:table-cell>
          <table:table-cell table:formula="of:=[.J35]" office:value-type="float" office:value="1.00092" calcext:value-type="float">
            <text:p>1.00092</text:p>
          </table:table-cell>
          <table:table-cell table:formula="of:=[.K35]" office:value-type="float" office:value="0" calcext:value-type="float">
            <text:p>0</text:p>
          </table:table-cell>
          <table:table-cell/>
          <table:table-cell table:style-name="ce1"/>
          <table:table-cell/>
          <table:table-cell office:value-type="string" calcext:value-type="string">
            <text:p>Sn135</text:p>
          </table:table-cell>
          <table:table-cell office:value-type="float" office:value="1093.66" calcext:value-type="float">
            <text:p>1093.66</text:p>
          </table:table-cell>
          <table:table-cell office:value-type="float" office:value="67.818" calcext:value-type="float">
            <text:p>67.818</text:p>
          </table:table-cell>
          <table:table-cell office:value-type="float" office:value="0.00000630985" calcext:value-type="float">
            <text:p>6.30985E-06</text:p>
          </table:table-cell>
          <table:table-cell office:value-type="float" office:value="3.15864" calcext:value-type="float">
            <text:p>3.15864</text:p>
          </table:table-cell>
          <table:table-cell office:value-type="float" office:value="99.9989" calcext:value-type="float">
            <text:p>99.9989</text:p>
          </table:table-cell>
          <table:table-cell office:value-type="float" office:value="4.86802" calcext:value-type="float">
            <text:p>4.86802</text:p>
          </table:table-cell>
          <table:table-cell table:number-columns-repeated="2"/>
          <table:table-cell office:value-type="string" calcext:value-type="string">
            <text:p>Ag130</text:p>
          </table:table-cell>
          <table:table-cell office:value-type="float" office:value="46.0249" calcext:value-type="float">
            <text:p>46.0249</text:p>
          </table:table-cell>
          <table:table-cell office:value-type="float" office:value="3.38713" calcext:value-type="float">
            <text:p>3.38713</text:p>
          </table:table-cell>
          <table:table-cell office:value-type="float" office:value="66.0261" calcext:value-type="float">
            <text:p>66.0261</text:p>
          </table:table-cell>
          <table:table-cell office:value-type="float" office:value="5.70677" calcext:value-type="float">
            <text:p>5.70677</text:p>
          </table:table-cell>
          <table:table-cell office:value-type="float" office:value="0.0000851506" calcext:value-type="float">
            <text:p>8.51506E-05</text:p>
          </table:table-cell>
          <table:table-cell office:value-type="float" office:value="0.478373" calcext:value-type="float">
            <text:p>0.478373</text:p>
          </table:table-cell>
          <table:table-cell office:value-type="float" office:value="0.954871" calcext:value-type="float">
            <text:p>0.954871</text:p>
          </table:table-cell>
          <table:table-cell table:formula="of:=[.AF3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LEFT(RIGHT([.C36];15);5)" office:value-type="string" office:string-value="Sn135" calcext:value-type="string">
            <text:p>Sn135</text:p>
          </table:table-cell>
          <table:table-cell table:style-name="ce4" table:formula="of:=[.D36]" office:value-type="float" office:value="1093.66" calcext:value-type="float">
            <text:p>1,093.66000</text:p>
          </table:table-cell>
          <table:table-cell table:style-name="ce4" table:formula="of:=[.G36]" office:value-type="float" office:value="67.818" calcext:value-type="float">
            <text:p>67.81800</text:p>
          </table:table-cell>
          <table:table-cell table:style-name="ce4" table:formula="of:=[.E36]" office:value-type="float" office:value="0.00000630985" calcext:value-type="float">
            <text:p>0.00001</text:p>
          </table:table-cell>
          <table:table-cell table:style-name="ce4" table:formula="of:=[.H36]" office:value-type="float" office:value="3.15864" calcext:value-type="float">
            <text:p>3.15864</text:p>
          </table:table-cell>
          <table:table-cell table:style-name="ce4" table:formula="of:=[.F36]" office:value-type="float" office:value="99.9989" calcext:value-type="float">
            <text:p>99.99890</text:p>
          </table:table-cell>
          <table:table-cell table:style-name="ce4" table:formula="of:=[.I36]" office:value-type="float" office:value="4.86802" calcext:value-type="float">
            <text:p>4.86802</text:p>
          </table:table-cell>
          <table:table-cell table:formula="of:=[.J36]" office:value-type="float" office:value="1.00855" calcext:value-type="float">
            <text:p>1.00855</text:p>
          </table:table-cell>
          <table:table-cell table:formula="of:=[.K36]" office:value-type="float" office:value="0" calcext:value-type="float">
            <text:p>0</text:p>
          </table:table-cell>
          <table:table-cell/>
          <table:table-cell table:style-name="ce1"/>
          <table:table-cell/>
          <table:table-cell office:value-type="string" calcext:value-type="string">
            <text:p>Sn136</text:p>
          </table:table-cell>
          <table:table-cell office:value-type="float" office:value="364.187" calcext:value-type="float">
            <text:p>364.187</text:p>
          </table:table-cell>
          <table:table-cell office:value-type="float" office:value="3.47248" calcext:value-type="float">
            <text:p>3.47248</text:p>
          </table:table-cell>
          <table:table-cell office:value-type="float" office:value="17.8755" calcext:value-type="float">
            <text:p>17.8755</text:p>
          </table:table-cell>
          <table:table-cell office:value-type="float" office:value="1.93166" calcext:value-type="float">
            <text:p>1.93166</text:p>
          </table:table-cell>
          <table:table-cell office:value-type="float" office:value="0.140023" calcext:value-type="float">
            <text:p>0.140023</text:p>
          </table:table-cell>
          <table:table-cell office:value-type="float" office:value="0.0763291" calcext:value-type="float">
            <text:p>0.0763291</text:p>
          </table:table-cell>
          <table:table-cell table:number-columns-repeated="2"/>
          <table:table-cell office:value-type="string" calcext:value-type="string">
            <text:p>Ag131</text:p>
          </table:table-cell>
          <table:table-cell office:value-type="float" office:value="36.3848" calcext:value-type="float">
            <text:p>36.3848</text:p>
          </table:table-cell>
          <table:table-cell office:value-type="float" office:value="5.74425" calcext:value-type="float">
            <text:p>5.74425</text:p>
          </table:table-cell>
          <table:table-cell office:value-type="float" office:value="99.9998" calcext:value-type="float">
            <text:p>99.9998</text:p>
          </table:table-cell>
          <table:table-cell office:value-type="float" office:value="15.2772" calcext:value-type="float">
            <text:p>15.2772</text:p>
          </table:table-cell>
          <table:table-cell office:value-type="float" office:value="1.71316" calcext:value-type="float">
            <text:p>1.71316</text:p>
          </table:table-cell>
          <table:table-cell office:value-type="float" office:value="5.07414" calcext:value-type="float">
            <text:p>5.07414</text:p>
          </table:table-cell>
          <table:table-cell office:value-type="float" office:value="1.35931" calcext:value-type="float">
            <text:p>1.35931</text:p>
          </table:table-cell>
          <table:table-cell table:formula="of:=[.AF3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LEFT(RIGHT([.C37];15);5)" office:value-type="string" office:string-value="In131" calcext:value-type="string">
            <text:p>In131</text:p>
          </table:table-cell>
          <table:table-cell table:style-name="ce4" table:formula="of:=[.D37]" office:value-type="float" office:value="277.002" calcext:value-type="float">
            <text:p>277.00200</text:p>
          </table:table-cell>
          <table:table-cell table:style-name="ce4" table:formula="of:=[.G37]" office:value-type="float" office:value="4.98036" calcext:value-type="float">
            <text:p>4.98036</text:p>
          </table:table-cell>
          <table:table-cell table:style-name="ce4" table:formula="of:=[.E37]" office:value-type="float" office:value="3.20434" calcext:value-type="float">
            <text:p>3.20434</text:p>
          </table:table-cell>
          <table:table-cell table:style-name="ce4" table:formula="of:=[.H37]" office:value-type="float" office:value="0.829332" calcext:value-type="float">
            <text:p>0.82933</text:p>
          </table:table-cell>
          <table:table-cell table:style-name="ce4" table:formula="of:=[.F37]" office:value-type="float" office:value="0.0229045" calcext:value-type="float">
            <text:p>0.02290</text:p>
          </table:table-cell>
          <table:table-cell table:style-name="ce4" table:formula="of:=[.I37]" office:value-type="float" office:value="1.71801" calcext:value-type="float">
            <text:p>1.71801</text:p>
          </table:table-cell>
          <table:table-cell table:formula="of:=[.J37]" office:value-type="float" office:value="0.974154" calcext:value-type="float">
            <text:p>0.974154</text:p>
          </table:table-cell>
          <table:table-cell table:formula="of:=[.K37]" office:value-type="float" office:value="4" calcext:value-type="float">
            <text:p>4</text:p>
          </table:table-cell>
          <table:table-cell/>
          <table:table-cell table:style-name="ce1"/>
          <table:table-cell/>
          <table:table-cell office:value-type="string" calcext:value-type="string">
            <text:p>Sn137</text:p>
          </table:table-cell>
          <table:table-cell office:value-type="float" office:value="230.591" calcext:value-type="float">
            <text:p>230.591</text:p>
          </table:table-cell>
          <table:table-cell office:value-type="float" office:value="0.141534" calcext:value-type="float">
            <text:p>0.141534</text:p>
          </table:table-cell>
          <table:table-cell office:value-type="float" office:value="22.6977" calcext:value-type="float">
            <text:p>22.6977</text:p>
          </table:table-cell>
          <table:table-cell office:value-type="float" office:value="0.298659" calcext:value-type="float">
            <text:p>0.298659</text:p>
          </table:table-cell>
          <table:table-cell office:value-type="float" office:value="0.66299" calcext:value-type="float">
            <text:p>0.66299</text:p>
          </table:table-cell>
          <table:table-cell office:value-type="float" office:value="1.22963" calcext:value-type="float">
            <text:p>1.22963</text:p>
          </table:table-cell>
          <table:table-cell table:number-columns-repeated="2"/>
          <table:table-cell office:value-type="string" calcext:value-type="string">
            <text:p>Cd130</text:p>
          </table:table-cell>
          <table:table-cell office:value-type="float" office:value="132.158" calcext:value-type="float">
            <text:p>132.158</text:p>
          </table:table-cell>
          <table:table-cell office:value-type="float" office:value="0.756449" calcext:value-type="float">
            <text:p>0.756449</text:p>
          </table:table-cell>
          <table:table-cell office:value-type="float" office:value="3.0547" calcext:value-type="float">
            <text:p>3.0547</text:p>
          </table:table-cell>
          <table:table-cell office:value-type="float" office:value="0.423636" calcext:value-type="float">
            <text:p>0.423636</text:p>
          </table:table-cell>
          <table:table-cell office:value-type="float" office:value="0.0000278094" calcext:value-type="float">
            <text:p>2.78094E-05</text:p>
          </table:table-cell>
          <table:table-cell office:value-type="float" office:value="0.182256" calcext:value-type="float">
            <text:p>0.182256</text:p>
          </table:table-cell>
          <table:table-cell office:value-type="float" office:value="1.02534" calcext:value-type="float">
            <text:p>1.02534</text:p>
          </table:table-cell>
          <table:table-cell table:formula="of:=[.AF3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LEFT(RIGHT([.C38];15);5)" office:value-type="string" office:string-value="Cd130" calcext:value-type="string">
            <text:p>Cd130</text:p>
          </table:table-cell>
          <table:table-cell table:style-name="ce4" table:formula="of:=[.D38]" office:value-type="float" office:value="132.274" calcext:value-type="float">
            <text:p>132.27400</text:p>
          </table:table-cell>
          <table:table-cell table:style-name="ce4" table:formula="of:=[.G38]" office:value-type="float" office:value="0.794647" calcext:value-type="float">
            <text:p>0.79465</text:p>
          </table:table-cell>
          <table:table-cell table:style-name="ce4" table:formula="of:=[.E38]" office:value-type="float" office:value="3.18559" calcext:value-type="float">
            <text:p>3.18559</text:p>
          </table:table-cell>
          <table:table-cell table:style-name="ce4" table:formula="of:=[.H38]" office:value-type="float" office:value="0.484728" calcext:value-type="float">
            <text:p>0.48473</text:p>
          </table:table-cell>
          <table:table-cell table:style-name="ce4" table:formula="of:=[.F38]" office:value-type="float" office:value="0.00116994" calcext:value-type="float">
            <text:p>0.00117</text:p>
          </table:table-cell>
          <table:table-cell table:style-name="ce4" table:formula="of:=[.I38]" office:value-type="float" office:value="0.192497" calcext:value-type="float">
            <text:p>0.19250</text:p>
          </table:table-cell>
          <table:table-cell table:formula="of:=[.J38]" office:value-type="float" office:value="0.985224" calcext:value-type="float">
            <text:p>0.985224</text:p>
          </table:table-cell>
          <table:table-cell table:formula="of:=[.K38]" office:value-type="float" office:value="4" calcext:value-type="float">
            <text:p>4</text:p>
          </table:table-cell>
          <table:table-cell/>
          <table:table-cell table:style-name="ce1"/>
          <table:table-cell/>
          <table:table-cell office:value-type="string" calcext:value-type="string">
            <text:p>Sn138</text:p>
          </table:table-cell>
          <table:table-cell office:value-type="float" office:value="138.066" calcext:value-type="float">
            <text:p>138.066</text:p>
          </table:table-cell>
          <table:table-cell office:value-type="float" office:value="18.3647" calcext:value-type="float">
            <text:p>18.3647</text:p>
          </table:table-cell>
          <table:table-cell office:value-type="float" office:value="20.3103" calcext:value-type="float">
            <text:p>20.3103</text:p>
          </table:table-cell>
          <table:table-cell office:value-type="float" office:value="35.0441" calcext:value-type="float">
            <text:p>35.0441</text:p>
          </table:table-cell>
          <table:table-cell office:value-type="float" office:value="1.7114" calcext:value-type="float">
            <text:p>1.7114</text:p>
          </table:table-cell>
          <table:table-cell office:value-type="float" office:value="4.58086" calcext:value-type="float">
            <text:p>4.58086</text:p>
          </table:table-cell>
          <table:table-cell table:number-columns-repeated="2"/>
          <table:table-cell office:value-type="string" calcext:value-type="string">
            <text:p>Cd131</text:p>
          </table:table-cell>
          <table:table-cell office:value-type="float" office:value="98.9419" calcext:value-type="float">
            <text:p>98.9419</text:p>
          </table:table-cell>
          <table:table-cell office:value-type="float" office:value="1.35954" calcext:value-type="float">
            <text:p>1.35954</text:p>
          </table:table-cell>
          <table:table-cell office:value-type="float" office:value="14.7188" calcext:value-type="float">
            <text:p>14.7188</text:p>
          </table:table-cell>
          <table:table-cell office:value-type="float" office:value="0.971078" calcext:value-type="float">
            <text:p>0.971078</text:p>
          </table:table-cell>
          <table:table-cell office:value-type="float" office:value="0.0498366" calcext:value-type="float">
            <text:p>0.0498366</text:p>
          </table:table-cell>
          <table:table-cell office:value-type="float" office:value="0.118075" calcext:value-type="float">
            <text:p>0.118075</text:p>
          </table:table-cell>
          <table:table-cell office:value-type="float" office:value="1.10497" calcext:value-type="float">
            <text:p>1.10497</text:p>
          </table:table-cell>
          <table:table-cell table:formula="of:=[.AF38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4" table:number-columns-repeated="6"/>
          <table:table-cell table:number-columns-repeated="3"/>
          <table:table-cell table:style-name="ce1"/>
          <table:table-cell table:number-columns-repeated="10"/>
          <table:table-cell office:value-type="string" calcext:value-type="string">
            <text:p>Cd132</text:p>
          </table:table-cell>
          <table:table-cell office:value-type="float" office:value="84.9057" calcext:value-type="float">
            <text:p>84.9057</text:p>
          </table:table-cell>
          <table:table-cell office:value-type="float" office:value="3.25094" calcext:value-type="float">
            <text:p>3.25094</text:p>
          </table:table-cell>
          <table:table-cell office:value-type="float" office:value="95.0325" calcext:value-type="float">
            <text:p>95.0325</text:p>
          </table:table-cell>
          <table:table-cell office:value-type="float" office:value="5.08673" calcext:value-type="float">
            <text:p>5.08673</text:p>
          </table:table-cell>
          <table:table-cell office:value-type="float" office:value="0.0000221495" calcext:value-type="float">
            <text:p>2.21495E-05</text:p>
          </table:table-cell>
          <table:table-cell office:value-type="float" office:value="0.279401" calcext:value-type="float">
            <text:p>0.279401</text:p>
          </table:table-cell>
          <table:table-cell office:value-type="float" office:value="1.10522" calcext:value-type="float">
            <text:p>1.10522</text:p>
          </table:table-cell>
          <table:table-cell table:formula="of:=[.AF39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4" table:number-columns-repeated="6"/>
          <table:table-cell table:number-columns-repeated="3"/>
          <table:table-cell table:style-name="ce1"/>
          <table:table-cell table:number-columns-repeated="10"/>
          <table:table-cell office:value-type="string" calcext:value-type="string">
            <text:p>Cd133</text:p>
          </table:table-cell>
          <table:table-cell office:value-type="float" office:value="65.5472" calcext:value-type="float">
            <text:p>65.5472</text:p>
          </table:table-cell>
          <table:table-cell office:value-type="float" office:value="7.86767" calcext:value-type="float">
            <text:p>7.86767</text:p>
          </table:table-cell>
          <table:table-cell office:value-type="float" office:value="86.1267" calcext:value-type="float">
            <text:p>86.1267</text:p>
          </table:table-cell>
          <table:table-cell office:value-type="float" office:value="7.21699" calcext:value-type="float">
            <text:p>7.21699</text:p>
          </table:table-cell>
          <table:table-cell office:value-type="float" office:value="6.24733" calcext:value-type="float">
            <text:p>6.24733</text:p>
          </table:table-cell>
          <table:table-cell office:value-type="float" office:value="2.85611" calcext:value-type="float">
            <text:p>2.85611</text:p>
          </table:table-cell>
          <table:table-cell office:value-type="float" office:value="0.928719" calcext:value-type="float">
            <text:p>0.928719</text:p>
          </table:table-cell>
          <table:table-cell table:formula="of:=[.AF4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results/fitAg130_stat.root</text:p>
          </table:table-cell>
          <table:table-cell office:value-type="float" office:value="46.22" calcext:value-type="float">
            <text:p>46.22</text:p>
          </table:table-cell>
          <table:table-cell office:value-type="float" office:value="67.5834" calcext:value-type="float">
            <text:p>67.5834</text:p>
          </table:table-cell>
          <table:table-cell office:value-type="float" office:value="0.0981179" calcext:value-type="float">
            <text:p>0.0981179</text:p>
          </table:table-cell>
          <table:table-cell office:value-type="float" office:value="3.66925" calcext:value-type="float">
            <text:p>3.66925</text:p>
          </table:table-cell>
          <table:table-cell office:value-type="float" office:value="6.5114" calcext:value-type="float">
            <text:p>6.5114</text:p>
          </table:table-cell>
          <table:table-cell office:value-type="float" office:value="0.800619" calcext:value-type="float">
            <text:p>0.800619</text:p>
          </table:table-cell>
          <table:table-cell office:value-type="float" office:value="0.997159" calcext:value-type="float">
            <text:p>0.99715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/>
          <table:table-cell table:number-columns-repeated="10"/>
          <table:table-cell office:value-type="string" calcext:value-type="string">
            <text:p>In131</text:p>
          </table:table-cell>
          <table:table-cell office:value-type="float" office:value="278.02" calcext:value-type="float">
            <text:p>278.02</text:p>
          </table:table-cell>
          <table:table-cell office:value-type="float" office:value="6.16357" calcext:value-type="float">
            <text:p>6.16357</text:p>
          </table:table-cell>
          <table:table-cell office:value-type="float" office:value="3.06857" calcext:value-type="float">
            <text:p>3.06857</text:p>
          </table:table-cell>
          <table:table-cell office:value-type="float" office:value="0.380299" calcext:value-type="float">
            <text:p>0.380299</text:p>
          </table:table-cell>
          <table:table-cell office:value-type="float" office:value="0.0590062" calcext:value-type="float">
            <text:p>0.0590062</text:p>
          </table:table-cell>
          <table:table-cell office:value-type="float" office:value="0.164822" calcext:value-type="float">
            <text:p>0.164822</text:p>
          </table:table-cell>
          <table:table-cell office:value-type="float" office:value="1.0211" calcext:value-type="float">
            <text:p>1.0211</text:p>
          </table:table-cell>
          <table:table-cell table:formula="of:=[.AF4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results/fitAg131_stat.root</text:p>
          </table:table-cell>
          <table:table-cell office:value-type="float" office:value="33.7384" calcext:value-type="float">
            <text:p>33.7384</text:p>
          </table:table-cell>
          <table:table-cell office:value-type="float" office:value="106.156" calcext:value-type="float">
            <text:p>106.156</text:p>
          </table:table-cell>
          <table:table-cell office:value-type="float" office:value="1.9858" calcext:value-type="float">
            <text:p>1.9858</text:p>
          </table:table-cell>
          <table:table-cell office:value-type="float" office:value="4.41514" calcext:value-type="float">
            <text:p>4.41514</text:p>
          </table:table-cell>
          <table:table-cell office:value-type="float" office:value="17.9677" calcext:value-type="float">
            <text:p>17.9677</text:p>
          </table:table-cell>
          <table:table-cell office:value-type="float" office:value="5.56989" calcext:value-type="float">
            <text:p>5.56989</text:p>
          </table:table-cell>
          <table:table-cell office:value-type="float" office:value="1.20116" calcext:value-type="float">
            <text:p>1.2011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Low intensity</text:p>
          </table:table-cell>
          <table:table-cell office:value-type="string" calcext:value-type="string">
            <text:p>High intensity</text:p>
          </table:table-cell>
          <table:table-cell table:number-columns-repeated="2"/>
          <table:table-cell office:value-type="string" calcext:value-type="string">
            <text:p>Relative difference (%)</text:p>
          </table:table-cell>
          <table:table-cell table:number-columns-repeated="3"/>
          <table:table-cell office:value-type="string" calcext:value-type="string">
            <text:p>In132</text:p>
          </table:table-cell>
          <table:table-cell office:value-type="float" office:value="212.743" calcext:value-type="float">
            <text:p>212.743</text:p>
          </table:table-cell>
          <table:table-cell office:value-type="float" office:value="7.49333" calcext:value-type="float">
            <text:p>7.49333</text:p>
          </table:table-cell>
          <table:table-cell office:value-type="float" office:value="13.1116" calcext:value-type="float">
            <text:p>13.1116</text:p>
          </table:table-cell>
          <table:table-cell office:value-type="float" office:value="1.18004" calcext:value-type="float">
            <text:p>1.18004</text:p>
          </table:table-cell>
          <table:table-cell office:value-type="float" office:value="0.0004379" calcext:value-type="float">
            <text:p>0.0004379</text:p>
          </table:table-cell>
          <table:table-cell office:value-type="float" office:value="0.105754" calcext:value-type="float">
            <text:p>0.105754</text:p>
          </table:table-cell>
          <table:table-cell office:value-type="float" office:value="0.997183" calcext:value-type="float">
            <text:p>0.997183</text:p>
          </table:table-cell>
          <table:table-cell table:formula="of:=[.AF4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results/fitCd133_stat.root</text:p>
          </table:table-cell>
          <table:table-cell office:value-type="float" office:value="60.9866" calcext:value-type="float">
            <text:p>60.9866</text:p>
          </table:table-cell>
          <table:table-cell office:value-type="float" office:value="86.5787" calcext:value-type="float">
            <text:p>86.5787</text:p>
          </table:table-cell>
          <table:table-cell office:value-type="float" office:value="6.63795" calcext:value-type="float">
            <text:p>6.63795</text:p>
          </table:table-cell>
          <table:table-cell office:value-type="float" office:value="6.64596" calcext:value-type="float">
            <text:p>6.64596</text:p>
          </table:table-cell>
          <table:table-cell office:value-type="float" office:value="6.12995" calcext:value-type="float">
            <text:p>6.12995</text:p>
          </table:table-cell>
          <table:table-cell office:value-type="float" office:value="2.52663" calcext:value-type="float">
            <text:p>2.52663</text:p>
          </table:table-cell>
          <table:table-cell office:value-type="float" office:value="1.06104" calcext:value-type="float">
            <text:p>1.06104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/>
          <table:table-cell office:value-type="string" calcext:value-type="string">
            <text:p>Ag129</text:p>
          </table:table-cell>
          <table:table-cell table:formula="of:=VLOOKUP([.O24];[.$X$15:.$AF$32];2;0)" office:value-type="float" office:value="55.1769" calcext:value-type="float">
            <text:p>55.1769</text:p>
          </table:table-cell>
          <table:table-cell office:value-type="float" office:value="52.5752" calcext:value-type="float">
            <text:p>52.5752</text:p>
          </table:table-cell>
          <table:table-cell table:formula="of:=VLOOKUP([.O24];[.$X$15:.$AF$32];3;0)" office:value-type="float" office:value="1.72049" calcext:value-type="float">
            <text:p>1.72049</text:p>
          </table:table-cell>
          <table:table-cell office:value-type="float" office:value="1.94815" calcext:value-type="float">
            <text:p>1.94815</text:p>
          </table:table-cell>
          <table:table-cell table:formula="of:=([.P24]-[.Q24])/[.P24]*100" office:value-type="float" office:value="4.71519784547519" calcext:value-type="float">
            <text:p>4.7151978455</text:p>
          </table:table-cell>
          <table:table-cell table:number-columns-repeated="3"/>
          <table:table-cell office:value-type="string" calcext:value-type="string">
            <text:p>In133</text:p>
          </table:table-cell>
          <table:table-cell office:value-type="float" office:value="165.332" calcext:value-type="float">
            <text:p>165.332</text:p>
          </table:table-cell>
          <table:table-cell office:value-type="float" office:value="2.20009" calcext:value-type="float">
            <text:p>2.20009</text:p>
          </table:table-cell>
          <table:table-cell office:value-type="float" office:value="91.0776" calcext:value-type="float">
            <text:p>91.0776</text:p>
          </table:table-cell>
          <table:table-cell office:value-type="float" office:value="2.13962" calcext:value-type="float">
            <text:p>2.13962</text:p>
          </table:table-cell>
          <table:table-cell office:value-type="float" office:value="0.622254" calcext:value-type="float">
            <text:p>0.622254</text:p>
          </table:table-cell>
          <table:table-cell office:value-type="float" office:value="0.233691" calcext:value-type="float">
            <text:p>0.233691</text:p>
          </table:table-cell>
          <table:table-cell office:value-type="float" office:value="1.10329" calcext:value-type="float">
            <text:p>1.10329</text:p>
          </table:table-cell>
          <table:table-cell table:formula="of:=[.AF4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results/fitIn135_stat.root</text:p>
          </table:table-cell>
          <table:table-cell office:value-type="float" office:value="105.334" calcext:value-type="float">
            <text:p>105.334</text:p>
          </table:table-cell>
          <table:table-cell office:value-type="float" office:value="83.4648" calcext:value-type="float">
            <text:p>83.4648</text:p>
          </table:table-cell>
          <table:table-cell office:value-type="float" office:value="9.4357" calcext:value-type="float">
            <text:p>9.4357</text:p>
          </table:table-cell>
          <table:table-cell office:value-type="float" office:value="3.54004" calcext:value-type="float">
            <text:p>3.54004</text:p>
          </table:table-cell>
          <table:table-cell office:value-type="float" office:value="3.41747" calcext:value-type="float">
            <text:p>3.41747</text:p>
          </table:table-cell>
          <table:table-cell office:value-type="float" office:value="1.21984" calcext:value-type="float">
            <text:p>1.21984</text:p>
          </table:table-cell>
          <table:table-cell office:value-type="float" office:value="1.12386" calcext:value-type="float">
            <text:p>1.1238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g130</text:p>
          </table:table-cell>
          <table:table-cell table:formula="of:=VLOOKUP([.O25];[.$X$15:.$AF$32];2;0)" office:value-type="float" office:value="46.0249" calcext:value-type="float">
            <text:p>46.0249</text:p>
          </table:table-cell>
          <table:table-cell office:value-type="float" office:value="46.22" calcext:value-type="float">
            <text:p>46.22</text:p>
          </table:table-cell>
          <table:table-cell table:formula="of:=VLOOKUP([.O25];[.$X$15:.$AF$32];3;0)" office:value-type="float" office:value="3.38713" calcext:value-type="float">
            <text:p>3.38713</text:p>
          </table:table-cell>
          <table:table-cell office:value-type="float" office:value="3.66925" calcext:value-type="float">
            <text:p>3.66925</text:p>
          </table:table-cell>
          <table:table-cell table:formula="of:=([.P25]-[.Q25])/[.P25]*100" office:value-type="float" office:value="-0.423900975341601" calcext:value-type="float">
            <text:p>-0.4239009753</text:p>
          </table:table-cell>
          <table:table-cell table:number-columns-repeated="3"/>
          <table:table-cell office:value-type="string" calcext:value-type="string">
            <text:p>In134</text:p>
          </table:table-cell>
          <table:table-cell office:value-type="float" office:value="128.581" calcext:value-type="float">
            <text:p>128.581</text:p>
          </table:table-cell>
          <table:table-cell office:value-type="float" office:value="1.44418" calcext:value-type="float">
            <text:p>1.44418</text:p>
          </table:table-cell>
          <table:table-cell office:value-type="float" office:value="83.3706" calcext:value-type="float">
            <text:p>83.3706</text:p>
          </table:table-cell>
          <table:table-cell office:value-type="float" office:value="1.03556" calcext:value-type="float">
            <text:p>1.03556</text:p>
          </table:table-cell>
          <table:table-cell office:value-type="float" office:value="13.866" calcext:value-type="float">
            <text:p>13.866</text:p>
          </table:table-cell>
          <table:table-cell office:value-type="float" office:value="0.623404" calcext:value-type="float">
            <text:p>0.623404</text:p>
          </table:table-cell>
          <table:table-cell office:value-type="float" office:value="0.936846" calcext:value-type="float">
            <text:p>0.936846</text:p>
          </table:table-cell>
          <table:table-cell table:formula="of:=[.AF4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results/fitSn134_stat.root</text:p>
          </table:table-cell>
          <table:table-cell office:value-type="float" office:value="1012.29" calcext:value-type="float">
            <text:p>1012.29</text:p>
          </table:table-cell>
          <table:table-cell office:value-type="float" office:value="24.615" calcext:value-type="float">
            <text:p>24.615</text:p>
          </table:table-cell>
          <table:table-cell office:value-type="float" office:value="0.00000096843" calcext:value-type="float">
            <text:p>9.6843E-07</text:p>
          </table:table-cell>
          <table:table-cell office:value-type="float" office:value="34.6286" calcext:value-type="float">
            <text:p>34.6286</text:p>
          </table:table-cell>
          <table:table-cell office:value-type="float" office:value="3.35747" calcext:value-type="float">
            <text:p>3.35747</text:p>
          </table:table-cell>
          <table:table-cell office:value-type="float" office:value="0.115809" calcext:value-type="float">
            <text:p>0.115809</text:p>
          </table:table-cell>
          <table:table-cell office:value-type="float" office:value="0.951247" calcext:value-type="float">
            <text:p>0.95124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g131</text:p>
          </table:table-cell>
          <table:table-cell table:formula="of:=VLOOKUP([.O26];[.$X$15:.$AF$32];2;0)" office:value-type="float" office:value="36.3848" calcext:value-type="float">
            <text:p>36.3848</text:p>
          </table:table-cell>
          <table:table-cell office:value-type="float" office:value="33.7384" calcext:value-type="float">
            <text:p>33.7384</text:p>
          </table:table-cell>
          <table:table-cell table:formula="of:=VLOOKUP([.O26];[.$X$15:.$AF$32];3;0)" office:value-type="float" office:value="5.74425" calcext:value-type="float">
            <text:p>5.74425</text:p>
          </table:table-cell>
          <table:table-cell office:value-type="float" office:value="4.41514" calcext:value-type="float">
            <text:p>4.41514</text:p>
          </table:table-cell>
          <table:table-cell table:formula="of:=([.P26]-[.Q26])/[.P26]*100" office:value-type="float" office:value="7.27336690046393" calcext:value-type="float">
            <text:p>7.2733669005</text:p>
          </table:table-cell>
          <table:table-cell table:number-columns-repeated="3"/>
          <table:table-cell office:value-type="string" calcext:value-type="string">
            <text:p>In135</text:p>
          </table:table-cell>
          <table:table-cell office:value-type="float" office:value="104.138" calcext:value-type="float">
            <text:p>104.138</text:p>
          </table:table-cell>
          <table:table-cell office:value-type="float" office:value="3.54761" calcext:value-type="float">
            <text:p>3.54761</text:p>
          </table:table-cell>
          <table:table-cell office:value-type="float" office:value="84.2398" calcext:value-type="float">
            <text:p>84.2398</text:p>
          </table:table-cell>
          <table:table-cell office:value-type="float" office:value="2.35404" calcext:value-type="float">
            <text:p>2.35404</text:p>
          </table:table-cell>
          <table:table-cell office:value-type="float" office:value="10.0697" calcext:value-type="float">
            <text:p>10.0697</text:p>
          </table:table-cell>
          <table:table-cell office:value-type="float" office:value="1.05332" calcext:value-type="float">
            <text:p>1.05332</text:p>
          </table:table-cell>
          <table:table-cell office:value-type="float" office:value="1.06669" calcext:value-type="float">
            <text:p>1.06669</text:p>
          </table:table-cell>
          <table:table-cell table:formula="of:=[.AF4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results/fitSn138_stat.root</text:p>
          </table:table-cell>
          <table:table-cell office:value-type="float" office:value="138.066" calcext:value-type="float">
            <text:p>138.066</text:p>
          </table:table-cell>
          <table:table-cell office:value-type="float" office:value="20.3103" calcext:value-type="float">
            <text:p>20.3103</text:p>
          </table:table-cell>
          <table:table-cell office:value-type="float" office:value="1.7114" calcext:value-type="float">
            <text:p>1.7114</text:p>
          </table:table-cell>
          <table:table-cell office:value-type="float" office:value="18.3647" calcext:value-type="float">
            <text:p>18.3647</text:p>
          </table:table-cell>
          <table:table-cell office:value-type="float" office:value="35.0441" calcext:value-type="float">
            <text:p>35.0441</text:p>
          </table:table-cell>
          <table:table-cell office:value-type="float" office:value="4.58086" calcext:value-type="float">
            <text:p>4.58086</text:p>
          </table:table-cell>
          <table:table-cell office:value-type="float" office:value="0.851736" calcext:value-type="float">
            <text:p>0.85173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d130</text:p>
          </table:table-cell>
          <table:table-cell table:formula="of:=VLOOKUP([.O27];[.$X$15:.$AF$32];2;0)" office:value-type="float" office:value="132.158" calcext:value-type="float">
            <text:p>132.158</text:p>
          </table:table-cell>
          <table:table-cell office:value-type="float" office:value="132.274" calcext:value-type="float">
            <text:p>132.274</text:p>
          </table:table-cell>
          <table:table-cell table:formula="of:=VLOOKUP([.O27];[.$X$15:.$AF$32];3;0)" office:value-type="float" office:value="0.756449" calcext:value-type="float">
            <text:p>0.756449</text:p>
          </table:table-cell>
          <table:table-cell office:value-type="float" office:value="0.794647" calcext:value-type="float">
            <text:p>0.794647</text:p>
          </table:table-cell>
          <table:table-cell table:formula="of:=([.P27]-[.Q27])/[.P27]*100" office:value-type="float" office:value="-0.0877737253893172" calcext:value-type="float">
            <text:p>-0.0877737254</text:p>
          </table:table-cell>
          <table:table-cell table:number-columns-repeated="3"/>
          <table:table-cell table:style-name="ce2" office:value-type="string" calcext:value-type="string">
            <text:p>In136</text:p>
          </table:table-cell>
          <table:table-cell office:value-type="float" office:value="106.839" calcext:value-type="float">
            <text:p>106.839</text:p>
          </table:table-cell>
          <table:table-cell office:value-type="float" office:value="14.4559" calcext:value-type="float">
            <text:p>14.4559</text:p>
          </table:table-cell>
          <table:table-cell office:value-type="float" office:value="70.7681" calcext:value-type="float">
            <text:p>70.7681</text:p>
          </table:table-cell>
          <table:table-cell office:value-type="float" office:value="11.5722" calcext:value-type="float">
            <text:p>11.5722</text:p>
          </table:table-cell>
          <table:table-cell office:value-type="float" office:value="19.1552" calcext:value-type="float">
            <text:p>19.1552</text:p>
          </table:table-cell>
          <table:table-cell office:value-type="float" office:value="6.53981" calcext:value-type="float">
            <text:p>6.53981</text:p>
          </table:table-cell>
          <table:table-cell office:value-type="float" office:value="0.984505" calcext:value-type="float">
            <text:p>0.984505</text:p>
          </table:table-cell>
          <table:table-cell table:style-name="ce2" table:formula="of:=[.AF4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results/fitSn137_stat.root</text:p>
          </table:table-cell>
          <table:table-cell office:value-type="float" office:value="230.591" calcext:value-type="float">
            <text:p>230.591</text:p>
          </table:table-cell>
          <table:table-cell office:value-type="float" office:value="22.6977" calcext:value-type="float">
            <text:p>22.6977</text:p>
          </table:table-cell>
          <table:table-cell office:value-type="float" office:value="0.66299" calcext:value-type="float">
            <text:p>0.66299</text:p>
          </table:table-cell>
          <table:table-cell office:value-type="float" office:value="0.141534" calcext:value-type="float">
            <text:p>0.141534</text:p>
          </table:table-cell>
          <table:table-cell office:value-type="float" office:value="0.298659" calcext:value-type="float">
            <text:p>0.298659</text:p>
          </table:table-cell>
          <table:table-cell office:value-type="float" office:value="1.22963" calcext:value-type="float">
            <text:p>1.22963</text:p>
          </table:table-cell>
          <table:table-cell office:value-type="float" office:value="0.919185" calcext:value-type="float">
            <text:p>0.91918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d131</text:p>
          </table:table-cell>
          <table:table-cell table:formula="of:=VLOOKUP([.O28];[.$X$15:.$AF$32];2;0)" office:value-type="float" office:value="98.9419" calcext:value-type="float">
            <text:p>98.9419</text:p>
          </table:table-cell>
          <table:table-cell office:value-type="float" office:value="99.6241" calcext:value-type="float">
            <text:p>99.6241</text:p>
          </table:table-cell>
          <table:table-cell table:formula="of:=VLOOKUP([.O28];[.$X$15:.$AF$32];3;0)" office:value-type="float" office:value="1.35954" calcext:value-type="float">
            <text:p>1.35954</text:p>
          </table:table-cell>
          <table:table-cell office:value-type="float" office:value="1.47142" calcext:value-type="float">
            <text:p>1.47142</text:p>
          </table:table-cell>
          <table:table-cell table:formula="of:=([.P28]-[.Q28])/[.P28]*100" office:value-type="float" office:value="-0.689495552440366" calcext:value-type="float">
            <text:p>-0.6894955524</text:p>
          </table:table-cell>
          <table:table-cell table:number-columns-repeated="3"/>
          <table:table-cell office:value-type="string" calcext:value-type="string">
            <text:p>Sn134</text:p>
          </table:table-cell>
          <table:table-cell office:value-type="float" office:value="1006.31" calcext:value-type="float">
            <text:p>1006.31</text:p>
          </table:table-cell>
          <table:table-cell office:value-type="float" office:value="34.8002" calcext:value-type="float">
            <text:p>34.8002</text:p>
          </table:table-cell>
          <table:table-cell office:value-type="float" office:value="24.2142" calcext:value-type="float">
            <text:p>24.2142</text:p>
          </table:table-cell>
          <table:table-cell office:value-type="float" office:value="1.44071" calcext:value-type="float">
            <text:p>1.44071</text:p>
          </table:table-cell>
          <table:table-cell office:value-type="float" office:value="0.000000162007" calcext:value-type="float">
            <text:p>0.000000162</text:p>
          </table:table-cell>
          <table:table-cell office:value-type="float" office:value="0.111407" calcext:value-type="float">
            <text:p>0.111407</text:p>
          </table:table-cell>
          <table:table-cell office:value-type="float" office:value="0.948488" calcext:value-type="float">
            <text:p>0.948488</text:p>
          </table:table-cell>
          <table:table-cell table:formula="of:=[.AF4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results/fitIn134_stat.root</text:p>
          </table:table-cell>
          <table:table-cell office:value-type="float" office:value="129.122" calcext:value-type="float">
            <text:p>129.122</text:p>
          </table:table-cell>
          <table:table-cell office:value-type="float" office:value="83.3596" calcext:value-type="float">
            <text:p>83.3596</text:p>
          </table:table-cell>
          <table:table-cell office:value-type="float" office:value="13.8389" calcext:value-type="float">
            <text:p>13.8389</text:p>
          </table:table-cell>
          <table:table-cell office:value-type="float" office:value="1.42326" calcext:value-type="float">
            <text:p>1.42326</text:p>
          </table:table-cell>
          <table:table-cell office:value-type="float" office:value="1.0398" calcext:value-type="float">
            <text:p>1.0398</text:p>
          </table:table-cell>
          <table:table-cell office:value-type="float" office:value="0.62414" calcext:value-type="float">
            <text:p>0.62414</text:p>
          </table:table-cell>
          <table:table-cell office:value-type="float" office:value="0.898596" calcext:value-type="float">
            <text:p>0.89859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d132</text:p>
          </table:table-cell>
          <table:table-cell table:formula="of:=VLOOKUP([.O29];[.$X$15:.$AF$32];2;0)" office:value-type="float" office:value="84.9057" calcext:value-type="float">
            <text:p>84.9057</text:p>
          </table:table-cell>
          <table:table-cell office:value-type="float" office:value="86.0104" calcext:value-type="float">
            <text:p>86.0104</text:p>
          </table:table-cell>
          <table:table-cell table:formula="of:=VLOOKUP([.O29];[.$X$15:.$AF$32];3;0)" office:value-type="float" office:value="3.25094" calcext:value-type="float">
            <text:p>3.25094</text:p>
          </table:table-cell>
          <table:table-cell office:value-type="float" office:value="3.49061" calcext:value-type="float">
            <text:p>3.49061</text:p>
          </table:table-cell>
          <table:table-cell table:formula="of:=([.P29]-[.Q29])/[.P29]*100" office:value-type="float" office:value="-1.30109050393555" calcext:value-type="float">
            <text:p>-1.3010905039</text:p>
          </table:table-cell>
          <table:table-cell table:number-columns-repeated="3"/>
          <table:table-cell office:value-type="string" calcext:value-type="string">
            <text:p>Sn135</text:p>
          </table:table-cell>
          <table:table-cell office:value-type="float" office:value="515.95" calcext:value-type="float">
            <text:p>515.95</text:p>
          </table:table-cell>
          <table:table-cell office:value-type="float" office:value="28.7531" calcext:value-type="float">
            <text:p>28.7531</text:p>
          </table:table-cell>
          <table:table-cell office:value-type="float" office:value="20.5298" calcext:value-type="float">
            <text:p>20.5298</text:p>
          </table:table-cell>
          <table:table-cell office:value-type="float" office:value="2.22794" calcext:value-type="float">
            <text:p>2.22794</text:p>
          </table:table-cell>
          <table:table-cell office:value-type="float" office:value="0.0000266926" calcext:value-type="float">
            <text:p>2.66926E-05</text:p>
          </table:table-cell>
          <table:table-cell office:value-type="float" office:value="0.126338" calcext:value-type="float">
            <text:p>0.126338</text:p>
          </table:table-cell>
          <table:table-cell office:value-type="float" office:value="0.975909" calcext:value-type="float">
            <text:p>0.975909</text:p>
          </table:table-cell>
          <table:table-cell table:formula="of:=[.AF4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results/fitCd132_stat.root</text:p>
          </table:table-cell>
          <table:table-cell office:value-type="float" office:value="86.0104" calcext:value-type="float">
            <text:p>86.0104</text:p>
          </table:table-cell>
          <table:table-cell office:value-type="float" office:value="99.801" calcext:value-type="float">
            <text:p>99.801</text:p>
          </table:table-cell>
          <table:table-cell office:value-type="float" office:value="0.0000103175" calcext:value-type="float">
            <text:p>1.03175E-05</text:p>
          </table:table-cell>
          <table:table-cell office:value-type="float" office:value="3.49061" calcext:value-type="float">
            <text:p>3.49061</text:p>
          </table:table-cell>
          <table:table-cell office:value-type="float" office:value="5.55923" calcext:value-type="float">
            <text:p>5.55923</text:p>
          </table:table-cell>
          <table:table-cell office:value-type="float" office:value="1.272" calcext:value-type="float">
            <text:p>1.272</text:p>
          </table:table-cell>
          <table:table-cell office:value-type="float" office:value="0.993658" calcext:value-type="float">
            <text:p>0.99365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d133</text:p>
          </table:table-cell>
          <table:table-cell table:formula="of:=VLOOKUP([.O30];[.$X$15:.$AF$32];2;0)" office:value-type="float" office:value="65.5472" calcext:value-type="float">
            <text:p>65.5472</text:p>
          </table:table-cell>
          <table:table-cell office:value-type="float" office:value="60.9866" calcext:value-type="float">
            <text:p>60.9866</text:p>
          </table:table-cell>
          <table:table-cell table:formula="of:=VLOOKUP([.O30];[.$X$15:.$AF$32];3;0)" office:value-type="float" office:value="7.86767" calcext:value-type="float">
            <text:p>7.86767</text:p>
          </table:table-cell>
          <table:table-cell office:value-type="float" office:value="6.64596" calcext:value-type="float">
            <text:p>6.64596</text:p>
          </table:table-cell>
          <table:table-cell table:formula="of:=([.P30]-[.Q30])/[.P30]*100" office:value-type="float" office:value="6.9577342739278" calcext:value-type="float">
            <text:p>6.9577342739</text:p>
          </table:table-cell>
          <table:table-cell table:number-columns-repeated="3"/>
          <table:table-cell office:value-type="string" calcext:value-type="string">
            <text:p>Sn136</text:p>
          </table:table-cell>
          <table:table-cell office:value-type="float" office:value="370.417" calcext:value-type="float">
            <text:p>370.417</text:p>
          </table:table-cell>
          <table:table-cell office:value-type="float" office:value="3.94659" calcext:value-type="float">
            <text:p>3.94659</text:p>
          </table:table-cell>
          <table:table-cell office:value-type="float" office:value="19.329" calcext:value-type="float">
            <text:p>19.329</text:p>
          </table:table-cell>
          <table:table-cell office:value-type="float" office:value="1.34699" calcext:value-type="float">
            <text:p>1.34699</text:p>
          </table:table-cell>
          <table:table-cell office:value-type="float" office:value="0.145218" calcext:value-type="float">
            <text:p>0.145218</text:p>
          </table:table-cell>
          <table:table-cell office:value-type="float" office:value="0.0832583" calcext:value-type="float">
            <text:p>0.0832583</text:p>
          </table:table-cell>
          <table:table-cell office:value-type="float" office:value="0.985691" calcext:value-type="float">
            <text:p>0.985691</text:p>
          </table:table-cell>
          <table:table-cell table:formula="of:=[.AF49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formula="of:=LEFT(RIGHT([.B5];10);5)">
            <text:p/>
          </table:table-cell>
          <table:table-cell office:value-type="string" calcext:value-type="string">
            <text:p>fitresults/fitAg129_stat.root</text:p>
          </table:table-cell>
          <table:table-cell office:value-type="float" office:value="52.5752" calcext:value-type="float">
            <text:p>52.5752</text:p>
          </table:table-cell>
          <table:table-cell office:value-type="float" office:value="18.8115" calcext:value-type="float">
            <text:p>18.8115</text:p>
          </table:table-cell>
          <table:table-cell office:value-type="float" office:value="0.597395" calcext:value-type="float">
            <text:p>0.597395</text:p>
          </table:table-cell>
          <table:table-cell office:value-type="float" office:value="1.94815" calcext:value-type="float">
            <text:p>1.94815</text:p>
          </table:table-cell>
          <table:table-cell office:value-type="float" office:value="1.3193" calcext:value-type="float">
            <text:p>1.3193</text:p>
          </table:table-cell>
          <table:table-cell office:value-type="float" office:value="0.275063" calcext:value-type="float">
            <text:p>0.275063</text:p>
          </table:table-cell>
          <table:table-cell office:value-type="float" office:value="1.07941" calcext:value-type="float">
            <text:p>1.0794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131</text:p>
          </table:table-cell>
          <table:table-cell table:formula="of:=VLOOKUP([.O31];[.$X$15:.$AF$32];2;0)" office:value-type="float" office:value="278.02" calcext:value-type="float">
            <text:p>278.02</text:p>
          </table:table-cell>
          <table:table-cell office:value-type="float" office:value="277.002" calcext:value-type="float">
            <text:p>277.002</text:p>
          </table:table-cell>
          <table:table-cell table:formula="of:=VLOOKUP([.O31];[.$X$15:.$AF$32];3;0)" office:value-type="float" office:value="6.16357" calcext:value-type="float">
            <text:p>6.16357</text:p>
          </table:table-cell>
          <table:table-cell office:value-type="float" office:value="4.98036" calcext:value-type="float">
            <text:p>4.98036</text:p>
          </table:table-cell>
          <table:table-cell table:formula="of:=([.P31]-[.Q31])/[.P31]*100" office:value-type="float" office:value="0.366160707862734" calcext:value-type="float">
            <text:p>0.3661607079</text:p>
          </table:table-cell>
          <table:table-cell table:number-columns-repeated="3"/>
          <table:table-cell office:value-type="string" calcext:value-type="string">
            <text:p>Sn137</text:p>
          </table:table-cell>
          <table:table-cell office:value-type="float" office:value="234.042" calcext:value-type="float">
            <text:p>234.042</text:p>
          </table:table-cell>
          <table:table-cell office:value-type="float" office:value="5.33268" calcext:value-type="float">
            <text:p>5.33268</text:p>
          </table:table-cell>
          <table:table-cell office:value-type="float" office:value="23.4636" calcext:value-type="float">
            <text:p>23.4636</text:p>
          </table:table-cell>
          <table:table-cell office:value-type="float" office:value="1.76667" calcext:value-type="float">
            <text:p>1.76667</text:p>
          </table:table-cell>
          <table:table-cell office:value-type="float" office:value="0.74356" calcext:value-type="float">
            <text:p>0.74356</text:p>
          </table:table-cell>
          <table:table-cell office:value-type="float" office:value="0.27264" calcext:value-type="float">
            <text:p>0.27264</text:p>
          </table:table-cell>
          <table:table-cell office:value-type="float" office:value="1.01466" calcext:value-type="float">
            <text:p>1.01466</text:p>
          </table:table-cell>
          <table:table-cell table:formula="of:=[.AF5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FT(RIGHT([.B6];10);5)">
            <text:p/>
          </table:table-cell>
          <table:table-cell office:value-type="string" calcext:value-type="string">
            <text:p>fitresults/fitIn133_stat.root</text:p>
          </table:table-cell>
          <table:table-cell office:value-type="float" office:value="164.802" calcext:value-type="float">
            <text:p>164.802</text:p>
          </table:table-cell>
          <table:table-cell office:value-type="float" office:value="90.8904" calcext:value-type="float">
            <text:p>90.8904</text:p>
          </table:table-cell>
          <table:table-cell office:value-type="float" office:value="0.540508" calcext:value-type="float">
            <text:p>0.540508</text:p>
          </table:table-cell>
          <table:table-cell office:value-type="float" office:value="2.15438" calcext:value-type="float">
            <text:p>2.15438</text:p>
          </table:table-cell>
          <table:table-cell office:value-type="float" office:value="2.4707" calcext:value-type="float">
            <text:p>2.4707</text:p>
          </table:table-cell>
          <table:table-cell office:value-type="float" office:value="0.224583" calcext:value-type="float">
            <text:p>0.224583</text:p>
          </table:table-cell>
          <table:table-cell office:value-type="float" office:value="1.0735" calcext:value-type="float">
            <text:p>1.073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132</text:p>
          </table:table-cell>
          <table:table-cell table:formula="of:=VLOOKUP([.O32];[.$X$15:.$AF$32];2;0)" office:value-type="float" office:value="212.743" calcext:value-type="float">
            <text:p>212.743</text:p>
          </table:table-cell>
          <table:table-cell office:value-type="float" office:value="213.441" calcext:value-type="float">
            <text:p>213.441</text:p>
          </table:table-cell>
          <table:table-cell table:formula="of:=VLOOKUP([.O32];[.$X$15:.$AF$32];3;0)" office:value-type="float" office:value="7.49333" calcext:value-type="float">
            <text:p>7.49333</text:p>
          </table:table-cell>
          <table:table-cell office:value-type="float" office:value="7.73658" calcext:value-type="float">
            <text:p>7.73658</text:p>
          </table:table-cell>
          <table:table-cell table:formula="of:=([.P32]-[.Q32])/[.P32]*100" office:value-type="float" office:value="-0.328095401493825" calcext:value-type="float">
            <text:p>-0.3280954015</text:p>
          </table:table-cell>
          <table:table-cell table:number-columns-repeated="3"/>
          <table:table-cell office:value-type="string" calcext:value-type="string">
            <text:p>Sn138</text:p>
          </table:table-cell>
          <table:table-cell office:value-type="float" office:value="134.55" calcext:value-type="float">
            <text:p>134.55</text:p>
          </table:table-cell>
          <table:table-cell office:value-type="float" office:value="22.1608" calcext:value-type="float">
            <text:p>22.1608</text:p>
          </table:table-cell>
          <table:table-cell office:value-type="float" office:value="20.2945" calcext:value-type="float">
            <text:p>20.2945</text:p>
          </table:table-cell>
          <table:table-cell office:value-type="float" office:value="5.39325" calcext:value-type="float">
            <text:p>5.39325</text:p>
          </table:table-cell>
          <table:table-cell office:value-type="float" office:value="2.20882" calcext:value-type="float">
            <text:p>2.20882</text:p>
          </table:table-cell>
          <table:table-cell office:value-type="float" office:value="1.43008" calcext:value-type="float">
            <text:p>1.43008</text:p>
          </table:table-cell>
          <table:table-cell office:value-type="float" office:value="0.902719" calcext:value-type="float">
            <text:p>0.902719</text:p>
          </table:table-cell>
          <table:table-cell table:formula="of:=[.AF5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LEFT(RIGHT([.B7];10);5)">
            <text:p/>
          </table:table-cell>
          <table:table-cell office:value-type="string" calcext:value-type="string">
            <text:p>fitresults/fitSn136_stat.root</text:p>
          </table:table-cell>
          <table:table-cell office:value-type="float" office:value="364.187" calcext:value-type="float">
            <text:p>364.187</text:p>
          </table:table-cell>
          <table:table-cell office:value-type="float" office:value="17.8755" calcext:value-type="float">
            <text:p>17.8755</text:p>
          </table:table-cell>
          <table:table-cell office:value-type="float" office:value="0.140023" calcext:value-type="float">
            <text:p>0.140023</text:p>
          </table:table-cell>
          <table:table-cell office:value-type="float" office:value="3.47248" calcext:value-type="float">
            <text:p>3.47248</text:p>
          </table:table-cell>
          <table:table-cell office:value-type="float" office:value="1.93166" calcext:value-type="float">
            <text:p>1.93166</text:p>
          </table:table-cell>
          <table:table-cell office:value-type="float" office:value="0.0763291" calcext:value-type="float">
            <text:p>0.0763291</text:p>
          </table:table-cell>
          <table:table-cell office:value-type="float" office:value="0.944582" calcext:value-type="float">
            <text:p>0.94458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In133</text:p>
          </table:table-cell>
          <table:table-cell table:formula="of:=VLOOKUP([.O33];[.$X$15:.$AF$32];2;0)" office:value-type="float" office:value="165.332" calcext:value-type="float">
            <text:p>165.332</text:p>
          </table:table-cell>
          <table:table-cell office:value-type="float" office:value="164.802" calcext:value-type="float">
            <text:p>164.802</text:p>
          </table:table-cell>
          <table:table-cell table:formula="of:=VLOOKUP([.O33];[.$X$15:.$AF$32];3;0)" office:value-type="float" office:value="2.20009" calcext:value-type="float">
            <text:p>2.20009</text:p>
          </table:table-cell>
          <table:table-cell office:value-type="float" office:value="2.15438" calcext:value-type="float">
            <text:p>2.15438</text:p>
          </table:table-cell>
          <table:table-cell table:formula="of:=([.P33]-[.Q33])/[.P33]*100" office:value-type="float" office:value="0.320567101347592" calcext:value-type="float">
            <text:p>0.3205671013</text:p>
          </table:table-cell>
          <table:table-cell table:number-columns-repeated="12"/>
        </table:table-row>
        <table:table-row table:style-name="ro1">
          <table:table-cell/>
          <table:table-cell table:formula="of:=LEFT(RIGHT([.B8];10);5)">
            <text:p/>
          </table:table-cell>
          <table:table-cell office:value-type="string" calcext:value-type="string">
            <text:p>fitresults/fitCd131_stat.root</text:p>
          </table:table-cell>
          <table:table-cell office:value-type="float" office:value="99.6241" calcext:value-type="float">
            <text:p>99.6241</text:p>
          </table:table-cell>
          <table:table-cell office:value-type="float" office:value="15.9385" calcext:value-type="float">
            <text:p>15.9385</text:p>
          </table:table-cell>
          <table:table-cell office:value-type="float" office:value="0.0554203" calcext:value-type="float">
            <text:p>0.0554203</text:p>
          </table:table-cell>
          <table:table-cell office:value-type="float" office:value="1.47142" calcext:value-type="float">
            <text:p>1.47142</text:p>
          </table:table-cell>
          <table:table-cell office:value-type="float" office:value="1.64833" calcext:value-type="float">
            <text:p>1.64833</text:p>
          </table:table-cell>
          <table:table-cell office:value-type="float" office:value="0.199268" calcext:value-type="float">
            <text:p>0.199268</text:p>
          </table:table-cell>
          <table:table-cell office:value-type="float" office:value="1.0849" calcext:value-type="float">
            <text:p>1.084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In134</text:p>
          </table:table-cell>
          <table:table-cell table:formula="of:=VLOOKUP([.O34];[.$X$15:.$AF$32];2;0)" office:value-type="float" office:value="128.581" calcext:value-type="float">
            <text:p>128.581</text:p>
          </table:table-cell>
          <table:table-cell office:value-type="float" office:value="129.122" calcext:value-type="float">
            <text:p>129.122</text:p>
          </table:table-cell>
          <table:table-cell table:formula="of:=VLOOKUP([.O34];[.$X$15:.$AF$32];3;0)" office:value-type="float" office:value="1.44418" calcext:value-type="float">
            <text:p>1.44418</text:p>
          </table:table-cell>
          <table:table-cell office:value-type="float" office:value="1.42326" calcext:value-type="float">
            <text:p>1.42326</text:p>
          </table:table-cell>
          <table:table-cell table:formula="of:=([.P34]-[.Q34])/[.P34]*100" office:value-type="float" office:value="-0.420746455541663" calcext:value-type="float">
            <text:p>-0.4207464555</text:p>
          </table:table-cell>
          <table:table-cell table:number-columns-repeated="12"/>
        </table:table-row>
        <table:table-row table:style-name="ro1">
          <table:table-cell/>
          <table:table-cell table:formula="of:=LEFT(RIGHT([.B9];10);5)">
            <text:p/>
          </table:table-cell>
          <table:table-cell office:value-type="string" calcext:value-type="string">
            <text:p>fitresults/fitIn132_stat.root</text:p>
          </table:table-cell>
          <table:table-cell office:value-type="float" office:value="213.441" calcext:value-type="float">
            <text:p>213.441</text:p>
          </table:table-cell>
          <table:table-cell office:value-type="float" office:value="13.6987" calcext:value-type="float">
            <text:p>13.6987</text:p>
          </table:table-cell>
          <table:table-cell office:value-type="float" office:value="0.000000724695" calcext:value-type="float">
            <text:p>7.24695E-07</text:p>
          </table:table-cell>
          <table:table-cell office:value-type="float" office:value="7.73658" calcext:value-type="float">
            <text:p>7.73658</text:p>
          </table:table-cell>
          <table:table-cell office:value-type="float" office:value="7.30705" calcext:value-type="float">
            <text:p>7.30705</text:p>
          </table:table-cell>
          <table:table-cell office:value-type="float" office:value="4.67014" calcext:value-type="float">
            <text:p>4.67014</text:p>
          </table:table-cell>
          <table:table-cell office:value-type="float" office:value="1.00092" calcext:value-type="float">
            <text:p>1.0009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135</text:p>
          </table:table-cell>
          <table:table-cell table:formula="of:=VLOOKUP([.O35];[.$X$15:.$AF$32];2;0)" office:value-type="float" office:value="104.138" calcext:value-type="float">
            <text:p>104.138</text:p>
          </table:table-cell>
          <table:table-cell office:value-type="float" office:value="105.334" calcext:value-type="float">
            <text:p>105.334</text:p>
          </table:table-cell>
          <table:table-cell table:formula="of:=VLOOKUP([.O35];[.$X$15:.$AF$32];3;0)" office:value-type="float" office:value="3.54761" calcext:value-type="float">
            <text:p>3.54761</text:p>
          </table:table-cell>
          <table:table-cell office:value-type="float" office:value="3.54004" calcext:value-type="float">
            <text:p>3.54004</text:p>
          </table:table-cell>
          <table:table-cell table:formula="of:=([.P35]-[.Q35])/[.P35]*100" office:value-type="float" office:value="-1.14847606061188" calcext:value-type="float">
            <text:p>-1.1484760606</text:p>
          </table:table-cell>
          <table:table-cell table:number-columns-repeated="12"/>
        </table:table-row>
        <table:table-row table:style-name="ro1">
          <table:table-cell/>
          <table:table-cell table:formula="of:=LEFT(RIGHT([.B10];10);5)">
            <text:p/>
          </table:table-cell>
          <table:table-cell table:style-name="ce1" office:value-type="string" calcext:value-type="string">
            <text:p>fitresults/fitSn135_stat.root</text:p>
          </table:table-cell>
          <table:table-cell table:style-name="ce1" office:value-type="float" office:value="1093.66" calcext:value-type="float">
            <text:p>1093.66</text:p>
          </table:table-cell>
          <table:table-cell table:style-name="ce1" office:value-type="float" office:value="0.00000630985" calcext:value-type="float">
            <text:p>6.30985E-06</text:p>
          </table:table-cell>
          <table:table-cell table:style-name="ce1" office:value-type="float" office:value="99.9989" calcext:value-type="float">
            <text:p>99.9989</text:p>
          </table:table-cell>
          <table:table-cell table:style-name="ce1" office:value-type="float" office:value="67.818" calcext:value-type="float">
            <text:p>67.818</text:p>
          </table:table-cell>
          <table:table-cell table:style-name="ce1" office:value-type="float" office:value="3.15864" calcext:value-type="float">
            <text:p>3.15864</text:p>
          </table:table-cell>
          <table:table-cell table:style-name="ce1" office:value-type="float" office:value="4.86802" calcext:value-type="float">
            <text:p>4.86802</text:p>
          </table:table-cell>
          <table:table-cell table:style-name="ce1" office:value-type="float" office:value="1.00855" calcext:value-type="float">
            <text:p>1.0085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n134</text:p>
          </table:table-cell>
          <table:table-cell table:formula="of:=VLOOKUP([.O36];[.$X$15:.$AF$32];2;0)" office:value-type="float" office:value="1006.31" calcext:value-type="float">
            <text:p>1006.31</text:p>
          </table:table-cell>
          <table:table-cell office:value-type="float" office:value="1012.29" calcext:value-type="float">
            <text:p>1012.29</text:p>
          </table:table-cell>
          <table:table-cell table:formula="of:=VLOOKUP([.O36];[.$X$15:.$AF$32];3;0)" office:value-type="float" office:value="34.8002" calcext:value-type="float">
            <text:p>34.8002</text:p>
          </table:table-cell>
          <table:table-cell office:value-type="float" office:value="34.6286" calcext:value-type="float">
            <text:p>34.6286</text:p>
          </table:table-cell>
          <table:table-cell table:formula="of:=([.P36]-[.Q36])/[.P36]*100" office:value-type="float" office:value="-0.594250280728604" calcext:value-type="float">
            <text:p>-0.5942502807</text:p>
          </table:table-cell>
          <table:table-cell table:number-columns-repeated="12"/>
        </table:table-row>
        <table:table-row table:style-name="ro1">
          <table:table-cell/>
          <table:table-cell table:formula="of:=LEFT(RIGHT([.B11];10);5)">
            <text:p/>
          </table:table-cell>
          <table:table-cell office:value-type="string" calcext:value-type="string">
            <text:p>fitresults/fitIn131_stat.root</text:p>
          </table:table-cell>
          <table:table-cell office:value-type="float" office:value="277.002" calcext:value-type="float">
            <text:p>277.002</text:p>
          </table:table-cell>
          <table:table-cell office:value-type="float" office:value="3.20434" calcext:value-type="float">
            <text:p>3.20434</text:p>
          </table:table-cell>
          <table:table-cell office:value-type="float" office:value="0.0229045" calcext:value-type="float">
            <text:p>0.0229045</text:p>
          </table:table-cell>
          <table:table-cell office:value-type="float" office:value="4.98036" calcext:value-type="float">
            <text:p>4.98036</text:p>
          </table:table-cell>
          <table:table-cell office:value-type="float" office:value="0.829332" calcext:value-type="float">
            <text:p>0.829332</text:p>
          </table:table-cell>
          <table:table-cell office:value-type="float" office:value="1.71801" calcext:value-type="float">
            <text:p>1.71801</text:p>
          </table:table-cell>
          <table:table-cell office:value-type="float" office:value="0.974154" calcext:value-type="float">
            <text:p>0.97415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" table:number-columns-repeated="5"/>
          <table:table-cell table:number-columns-repeated="13"/>
        </table:table-row>
        <table:table-row table:style-name="ro1">
          <table:table-cell/>
          <table:table-cell table:formula="of:=LEFT(RIGHT([.B12];10);5)">
            <text:p/>
          </table:table-cell>
          <table:table-cell office:value-type="string" calcext:value-type="string">
            <text:p>fitresults/fitCd130_stat.root</text:p>
          </table:table-cell>
          <table:table-cell office:value-type="float" office:value="132.274" calcext:value-type="float">
            <text:p>132.274</text:p>
          </table:table-cell>
          <table:table-cell office:value-type="float" office:value="3.18559" calcext:value-type="float">
            <text:p>3.18559</text:p>
          </table:table-cell>
          <table:table-cell office:value-type="float" office:value="0.00116994" calcext:value-type="float">
            <text:p>0.00116994</text:p>
          </table:table-cell>
          <table:table-cell office:value-type="float" office:value="0.794647" calcext:value-type="float">
            <text:p>0.794647</text:p>
          </table:table-cell>
          <table:table-cell office:value-type="float" office:value="0.484728" calcext:value-type="float">
            <text:p>0.484728</text:p>
          </table:table-cell>
          <table:table-cell office:value-type="float" office:value="0.192497" calcext:value-type="float">
            <text:p>0.192497</text:p>
          </table:table-cell>
          <table:table-cell office:value-type="float" office:value="0.985224" calcext:value-type="float">
            <text:p>0.98522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n136</text:p>
          </table:table-cell>
          <table:table-cell table:formula="of:=VLOOKUP([.O38];[.$X$15:.$AF$32];2;0)" office:value-type="float" office:value="370.417" calcext:value-type="float">
            <text:p>370.417</text:p>
          </table:table-cell>
          <table:table-cell office:value-type="float" office:value="364.187" calcext:value-type="float">
            <text:p>364.187</text:p>
          </table:table-cell>
          <table:table-cell table:formula="of:=VLOOKUP([.O38];[.$X$15:.$AF$32];3;0)" office:value-type="float" office:value="3.94659" calcext:value-type="float">
            <text:p>3.94659</text:p>
          </table:table-cell>
          <table:table-cell office:value-type="float" office:value="3.47248" calcext:value-type="float">
            <text:p>3.47248</text:p>
          </table:table-cell>
          <table:table-cell table:formula="of:=([.P38]-[.Q38])/[.P38]*100" office:value-type="float" office:value="1.68188825026928" calcext:value-type="float">
            <text:p>1.6818882503</text:p>
          </table:table-cell>
          <table:table-cell table:number-columns-repeated="12"/>
        </table:table-row>
        <table:table-row table:style-name="ro1">
          <table:table-cell/>
          <table:table-cell table:formula="of:=LEFT(RIGHT([.B13];10);5)">
            <text:p/>
          </table:table-cell>
          <table:table-cell table:number-columns-repeated="12"/>
          <table:table-cell office:value-type="string" calcext:value-type="string">
            <text:p>Sn137</text:p>
          </table:table-cell>
          <table:table-cell table:formula="of:=VLOOKUP([.O39];[.$X$15:.$AF$32];2;0)" office:value-type="float" office:value="234.042" calcext:value-type="float">
            <text:p>234.042</text:p>
          </table:table-cell>
          <table:table-cell office:value-type="float" office:value="230.591" calcext:value-type="float">
            <text:p>230.591</text:p>
          </table:table-cell>
          <table:table-cell table:formula="of:=VLOOKUP([.O39];[.$X$15:.$AF$32];3;0)" office:value-type="float" office:value="5.33268" calcext:value-type="float">
            <text:p>5.33268</text:p>
          </table:table-cell>
          <table:table-cell office:value-type="float" office:value="0.141534" calcext:value-type="float">
            <text:p>0.141534</text:p>
          </table:table-cell>
          <table:table-cell table:formula="of:=([.P39]-[.Q39])/[.P39]*100" office:value-type="float" office:value="1.47452166705121" calcext:value-type="float">
            <text:p>1.4745216671</text:p>
          </table:table-cell>
          <table:table-cell table:number-columns-repeated="12"/>
        </table:table-row>
        <table:table-row table:style-name="ro1">
          <table:table-cell/>
          <table:table-cell table:style-name="ce1" table:formula="of:=LEFT(RIGHT([.B14];10);5)">
            <text:p/>
          </table:table-cell>
          <table:table-cell table:number-columns-repeated="12"/>
          <table:table-cell office:value-type="string" calcext:value-type="string">
            <text:p>Sn138</text:p>
          </table:table-cell>
          <table:table-cell table:formula="of:=VLOOKUP([.O40];[.$X$15:.$AF$32];2;0)" office:value-type="float" office:value="134.55" calcext:value-type="float">
            <text:p>134.55</text:p>
          </table:table-cell>
          <table:table-cell office:value-type="float" office:value="138.066" calcext:value-type="float">
            <text:p>138.066</text:p>
          </table:table-cell>
          <table:table-cell table:formula="of:=VLOOKUP([.O40];[.$X$15:.$AF$32];3;0)" office:value-type="float" office:value="22.1608" calcext:value-type="float">
            <text:p>22.1608</text:p>
          </table:table-cell>
          <table:table-cell office:value-type="float" office:value="18.3647" calcext:value-type="float">
            <text:p>18.3647</text:p>
          </table:table-cell>
          <table:table-cell table:formula="of:=([.P40]-[.Q40])/[.P40]*100" office:value-type="float" office:value="-2.61315496098104" calcext:value-type="float">
            <text:p>-2.613154961</text:p>
          </table:table-cell>
          <table:table-cell table:number-columns-repeated="12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T1/2</text:p>
          </table:table-cell>
          <table:table-cell/>
          <table:table-cell office:value-type="string" calcext:value-type="string">
            <text:p>P1n</text:p>
          </table:table-cell>
          <table:table-cell/>
          <table:table-cell office:value-type="string" calcext:value-type="string">
            <text:p>P2n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3]" office:value-type="string" office:string-value="Ag130" calcext:value-type="string">
            <text:p>Ag130</text:p>
          </table:table-cell>
          <table:table-cell table:style-name="ce6" table:formula="of:=[.D3]/1000" office:value-type="float" office:value="0.04622" calcext:value-type="float">
            <text:p>0.0462200</text:p>
          </table:table-cell>
          <table:table-cell table:style-name="ce6" table:formula="of:=[.E3]/1000" office:value-type="float" office:value="0.00366925" calcext:value-type="float">
            <text:p>0.0036693</text:p>
          </table:table-cell>
          <table:table-cell table:style-name="ce8" table:formula="of:=[.F3]" office:value-type="float" office:value="67.5834" calcext:value-type="float">
            <text:p>67.583400</text:p>
          </table:table-cell>
          <table:table-cell table:style-name="ce8" table:formula="of:=[.G3]" office:value-type="float" office:value="6.5114" calcext:value-type="float">
            <text:p>6.511400</text:p>
          </table:table-cell>
          <table:table-cell table:style-name="ce8" table:formula="of:=[.H3]" office:value-type="float" office:value="0.0981179" calcext:value-type="float">
            <text:p>0.098118</text:p>
          </table:table-cell>
          <table:table-cell table:style-name="ce8" table:formula="of:=[.I3]" office:value-type="float" office:value="0.800619" calcext:value-type="float">
            <text:p>0.800619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[.C4]" office:value-type="string" office:string-value="Ag131" calcext:value-type="string">
            <text:p>Ag131</text:p>
          </table:table-cell>
          <table:table-cell table:style-name="ce6" table:formula="of:=[.D4]/1000" office:value-type="float" office:value="0.0337384" calcext:value-type="float">
            <text:p>0.0337384</text:p>
          </table:table-cell>
          <table:table-cell table:style-name="ce6" table:formula="of:=[.E4]/1000" office:value-type="float" office:value="0.00441514" calcext:value-type="float">
            <text:p>0.0044151</text:p>
          </table:table-cell>
          <table:table-cell table:style-name="ce8" table:formula="of:=[.F4]" office:value-type="float" office:value="106.156" calcext:value-type="float">
            <text:p>106.156000</text:p>
          </table:table-cell>
          <table:table-cell table:style-name="ce8" table:formula="of:=[.G4]" office:value-type="float" office:value="17.9677" calcext:value-type="float">
            <text:p>17.967700</text:p>
          </table:table-cell>
          <table:table-cell table:style-name="ce8" table:formula="of:=[.H4]" office:value-type="float" office:value="1.9858" calcext:value-type="float">
            <text:p>1.985800</text:p>
          </table:table-cell>
          <table:table-cell table:style-name="ce8" table:formula="of:=[.I4]" office:value-type="float" office:value="5.56989" calcext:value-type="float">
            <text:p>5.569890</text:p>
          </table:table-cell>
          <table:table-cell table:number-columns-repeated="6"/>
          <table:table-cell office:value-type="string" calcext:value-type="string">
            <text:p>Low intensity</text:p>
          </table:table-cell>
          <table:table-cell office:value-type="string" calcext:value-type="string">
            <text:p>High intensity</text:p>
          </table:table-cell>
          <table:table-cell table:number-columns-repeated="2"/>
          <table:table-cell office:value-type="string" calcext:value-type="string">
            <text:p>Relative difference (%)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5]" office:value-type="string" office:string-value="Cd133" calcext:value-type="string">
            <text:p>Cd133</text:p>
          </table:table-cell>
          <table:table-cell table:style-name="ce6" table:formula="of:=[.D5]/1000" office:value-type="float" office:value="0.0609866" calcext:value-type="float">
            <text:p>0.0609866</text:p>
          </table:table-cell>
          <table:table-cell table:style-name="ce6" table:formula="of:=[.E5]/1000" office:value-type="float" office:value="0.00664596" calcext:value-type="float">
            <text:p>0.0066460</text:p>
          </table:table-cell>
          <table:table-cell table:style-name="ce8" table:formula="of:=[.F5]" office:value-type="float" office:value="86.5787" calcext:value-type="float">
            <text:p>86.578700</text:p>
          </table:table-cell>
          <table:table-cell table:style-name="ce8" table:formula="of:=[.G5]" office:value-type="float" office:value="6.12995" calcext:value-type="float">
            <text:p>6.129950</text:p>
          </table:table-cell>
          <table:table-cell table:style-name="ce8" table:formula="of:=[.H5]" office:value-type="float" office:value="6.63795" calcext:value-type="float">
            <text:p>6.637950</text:p>
          </table:table-cell>
          <table:table-cell table:style-name="ce8" table:formula="of:=[.I5]" office:value-type="float" office:value="2.52663" calcext:value-type="float">
            <text:p>2.526630</text:p>
          </table:table-cell>
          <table:table-cell table:number-columns-repeated="5"/>
          <table:table-cell office:value-type="string" calcext:value-type="string">
            <text:p>Ag129</text:p>
          </table:table-cell>
          <table:table-cell table:formula="of:=VLOOKUP([.O45];[.$X$15:.$AF$32];4;0)" office:value-type="float" office:value="17.9099" calcext:value-type="float">
            <text:p>17.9099</text:p>
          </table:table-cell>
          <table:table-cell office:value-type="float" office:value="18.8115" calcext:value-type="float">
            <text:p>18.8115</text:p>
          </table:table-cell>
          <table:table-cell table:style-name="ce10" table:formula="of:=VLOOKUP([.O45];[.$X$15:.$AF$32];5;0)" office:value-type="float" office:value="1.1647" calcext:value-type="float">
            <text:p>1.1647</text:p>
          </table:table-cell>
          <table:table-cell office:value-type="float" office:value="1.3193" calcext:value-type="float">
            <text:p>1.3193</text:p>
          </table:table-cell>
          <table:table-cell table:formula="of:=([.P45]-[.Q45])/[.P45]*100" office:value-type="float" office:value="-5.03408729250302" calcext:value-type="float">
            <text:p>-5.034087292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6]" office:value-type="string" office:string-value="In135" calcext:value-type="string">
            <text:p>In135</text:p>
          </table:table-cell>
          <table:table-cell table:style-name="ce6" table:formula="of:=[.D6]/1000" office:value-type="float" office:value="0.105334" calcext:value-type="float">
            <text:p>0.1053340</text:p>
          </table:table-cell>
          <table:table-cell table:style-name="ce6" table:formula="of:=[.E6]/1000" office:value-type="float" office:value="0.00354004" calcext:value-type="float">
            <text:p>0.0035400</text:p>
          </table:table-cell>
          <table:table-cell table:style-name="ce8" table:formula="of:=[.F6]" office:value-type="float" office:value="83.4648" calcext:value-type="float">
            <text:p>83.464800</text:p>
          </table:table-cell>
          <table:table-cell table:style-name="ce8" table:formula="of:=[.G6]" office:value-type="float" office:value="3.41747" calcext:value-type="float">
            <text:p>3.417470</text:p>
          </table:table-cell>
          <table:table-cell table:style-name="ce8" table:formula="of:=[.H6]" office:value-type="float" office:value="9.4357" calcext:value-type="float">
            <text:p>9.435700</text:p>
          </table:table-cell>
          <table:table-cell table:style-name="ce8" table:formula="of:=[.I6]" office:value-type="float" office:value="1.21984" calcext:value-type="float">
            <text:p>1.219840</text:p>
          </table:table-cell>
          <table:table-cell table:number-columns-repeated="5"/>
          <table:table-cell office:value-type="string" calcext:value-type="string">
            <text:p>Ag130</text:p>
          </table:table-cell>
          <table:table-cell table:formula="of:=VLOOKUP([.O46];[.$X$15:.$AF$32];4;0)" office:value-type="float" office:value="66.0261" calcext:value-type="float">
            <text:p>66.0261</text:p>
          </table:table-cell>
          <table:table-cell office:value-type="float" office:value="67.5834" calcext:value-type="float">
            <text:p>67.5834</text:p>
          </table:table-cell>
          <table:table-cell table:style-name="ce10" table:formula="of:=VLOOKUP([.O46];[.$X$15:.$AF$32];5;0)" office:value-type="float" office:value="5.70677" calcext:value-type="float">
            <text:p>5.70677</text:p>
          </table:table-cell>
          <table:table-cell office:value-type="float" office:value="6.5114" calcext:value-type="float">
            <text:p>6.5114</text:p>
          </table:table-cell>
          <table:table-cell table:formula="of:=([.P46]-[.Q46])/[.P46]*100" office:value-type="float" office:value="-2.35861273042024" calcext:value-type="float">
            <text:p>-2.358612730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7]" office:value-type="string" office:string-value="Sn134" calcext:value-type="string">
            <text:p>Sn134</text:p>
          </table:table-cell>
          <table:table-cell table:style-name="ce6" table:formula="of:=[.D7]/1000" office:value-type="float" office:value="1.01229" calcext:value-type="float">
            <text:p>1.0122900</text:p>
          </table:table-cell>
          <table:table-cell table:style-name="ce6" table:formula="of:=[.E7]/1000" office:value-type="float" office:value="0.0346286" calcext:value-type="float">
            <text:p>0.0346286</text:p>
          </table:table-cell>
          <table:table-cell table:style-name="ce8" table:formula="of:=[.F7]" office:value-type="float" office:value="24.615" calcext:value-type="float">
            <text:p>24.615000</text:p>
          </table:table-cell>
          <table:table-cell table:style-name="ce8" table:formula="of:=[.G7]" office:value-type="float" office:value="3.35747" calcext:value-type="float">
            <text:p>3.357470</text:p>
          </table:table-cell>
          <table:table-cell table:style-name="ce8" table:formula="of:=[.H7]" office:value-type="float" office:value="0.00000096843" calcext:value-type="float">
            <text:p>0.000001</text:p>
          </table:table-cell>
          <table:table-cell table:style-name="ce8" table:formula="of:=[.I7]" office:value-type="float" office:value="0.115809" calcext:value-type="float">
            <text:p>0.115809</text:p>
          </table:table-cell>
          <table:table-cell table:number-columns-repeated="5"/>
          <table:table-cell office:value-type="string" calcext:value-type="string">
            <text:p>Ag131</text:p>
          </table:table-cell>
          <table:table-cell table:formula="of:=VLOOKUP([.O47];[.$X$15:.$AF$32];4;0)" office:value-type="float" office:value="99.9998" calcext:value-type="float">
            <text:p>99.9998</text:p>
          </table:table-cell>
          <table:table-cell office:value-type="float" office:value="106.156" calcext:value-type="float">
            <text:p>106.156</text:p>
          </table:table-cell>
          <table:table-cell table:style-name="ce10" table:formula="of:=VLOOKUP([.O47];[.$X$15:.$AF$32];5;0)" office:value-type="float" office:value="15.2772" calcext:value-type="float">
            <text:p>15.2772</text:p>
          </table:table-cell>
          <table:table-cell office:value-type="float" office:value="17.9677" calcext:value-type="float">
            <text:p>17.9677</text:p>
          </table:table-cell>
          <table:table-cell table:formula="of:=([.P47]-[.Q47])/[.P47]*100" office:value-type="float" office:value="-6.15621231242464" calcext:value-type="float">
            <text:p>-6.156212312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8]" office:value-type="string" office:string-value="Sn138" calcext:value-type="string">
            <text:p>Sn138</text:p>
          </table:table-cell>
          <table:table-cell table:style-name="ce6" table:formula="of:=[.D8]/1000" office:value-type="float" office:value="0.138066" calcext:value-type="float">
            <text:p>0.1380660</text:p>
          </table:table-cell>
          <table:table-cell table:style-name="ce6" table:formula="of:=[.E8]/1000" office:value-type="float" office:value="0.0183647" calcext:value-type="float">
            <text:p>0.0183647</text:p>
          </table:table-cell>
          <table:table-cell table:style-name="ce8" table:formula="of:=[.F8]" office:value-type="float" office:value="20.3103" calcext:value-type="float">
            <text:p>20.310300</text:p>
          </table:table-cell>
          <table:table-cell table:style-name="ce8" table:formula="of:=[.G8]" office:value-type="float" office:value="35.0441" calcext:value-type="float">
            <text:p>35.044100</text:p>
          </table:table-cell>
          <table:table-cell table:style-name="ce8" table:formula="of:=[.H8]" office:value-type="float" office:value="1.7114" calcext:value-type="float">
            <text:p>1.711400</text:p>
          </table:table-cell>
          <table:table-cell table:style-name="ce8" table:formula="of:=[.I8]" office:value-type="float" office:value="4.58086" calcext:value-type="float">
            <text:p>4.580860</text:p>
          </table:table-cell>
          <table:table-cell table:number-columns-repeated="5"/>
          <table:table-cell office:value-type="string" calcext:value-type="string">
            <text:p>Cd130</text:p>
          </table:table-cell>
          <table:table-cell table:formula="of:=VLOOKUP([.O48];[.$X$15:.$AF$32];4;0)" office:value-type="float" office:value="3.0547" calcext:value-type="float">
            <text:p>3.0547</text:p>
          </table:table-cell>
          <table:table-cell office:value-type="float" office:value="3.18559" calcext:value-type="float">
            <text:p>3.18559</text:p>
          </table:table-cell>
          <table:table-cell table:style-name="ce10" table:formula="of:=VLOOKUP([.O48];[.$X$15:.$AF$32];5;0)" office:value-type="float" office:value="0.423636" calcext:value-type="float">
            <text:p>0.423636</text:p>
          </table:table-cell>
          <table:table-cell office:value-type="float" office:value="0.484728" calcext:value-type="float">
            <text:p>0.484728</text:p>
          </table:table-cell>
          <table:table-cell table:formula="of:=([.P48]-[.Q48])/[.P48]*100" office:value-type="float" office:value="-4.28487249157037" calcext:value-type="float">
            <text:p>-4.28487249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9]" office:value-type="string" office:string-value="Sn137" calcext:value-type="string">
            <text:p>Sn137</text:p>
          </table:table-cell>
          <table:table-cell table:style-name="ce6" table:formula="of:=[.D9]/1000" office:value-type="float" office:value="0.230591" calcext:value-type="float">
            <text:p>0.2305910</text:p>
          </table:table-cell>
          <table:table-cell table:style-name="ce6" table:formula="of:=[.E9]/1000" office:value-type="float" office:value="0.000141534" calcext:value-type="float">
            <text:p>0.0001415</text:p>
          </table:table-cell>
          <table:table-cell table:style-name="ce8" table:formula="of:=[.F9]" office:value-type="float" office:value="22.6977" calcext:value-type="float">
            <text:p>22.697700</text:p>
          </table:table-cell>
          <table:table-cell table:style-name="ce8" table:formula="of:=[.G9]" office:value-type="float" office:value="0.298659" calcext:value-type="float">
            <text:p>0.298659</text:p>
          </table:table-cell>
          <table:table-cell table:style-name="ce8" table:formula="of:=[.H9]" office:value-type="float" office:value="0.66299" calcext:value-type="float">
            <text:p>0.662990</text:p>
          </table:table-cell>
          <table:table-cell table:style-name="ce8" table:formula="of:=[.I9]" office:value-type="float" office:value="1.22963" calcext:value-type="float">
            <text:p>1.229630</text:p>
          </table:table-cell>
          <table:table-cell table:number-columns-repeated="5"/>
          <table:table-cell office:value-type="string" calcext:value-type="string">
            <text:p>Cd131</text:p>
          </table:table-cell>
          <table:table-cell table:formula="of:=VLOOKUP([.O49];[.$X$15:.$AF$32];4;0)" office:value-type="float" office:value="14.7188" calcext:value-type="float">
            <text:p>14.7188</text:p>
          </table:table-cell>
          <table:table-cell office:value-type="float" office:value="15.9385" calcext:value-type="float">
            <text:p>15.9385</text:p>
          </table:table-cell>
          <table:table-cell table:style-name="ce10" table:formula="of:=VLOOKUP([.O49];[.$X$15:.$AF$32];5;0)" office:value-type="float" office:value="0.971078" calcext:value-type="float">
            <text:p>0.971078</text:p>
          </table:table-cell>
          <table:table-cell office:value-type="float" office:value="1.64833" calcext:value-type="float">
            <text:p>1.64833</text:p>
          </table:table-cell>
          <table:table-cell table:formula="of:=([.P49]-[.Q49])/[.P49]*100" office:value-type="float" office:value="-8.28668097942767" calcext:value-type="float">
            <text:p>-8.286680979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10]" office:value-type="string" office:string-value="In134" calcext:value-type="string">
            <text:p>In134</text:p>
          </table:table-cell>
          <table:table-cell table:style-name="ce6" table:formula="of:=[.D10]/1000" office:value-type="float" office:value="0.129122" calcext:value-type="float">
            <text:p>0.1291220</text:p>
          </table:table-cell>
          <table:table-cell table:style-name="ce6" table:formula="of:=[.E10]/1000" office:value-type="float" office:value="0.00142326" calcext:value-type="float">
            <text:p>0.0014233</text:p>
          </table:table-cell>
          <table:table-cell table:style-name="ce8" table:formula="of:=[.F10]" office:value-type="float" office:value="83.3596" calcext:value-type="float">
            <text:p>83.359600</text:p>
          </table:table-cell>
          <table:table-cell table:style-name="ce8" table:formula="of:=[.G10]" office:value-type="float" office:value="1.0398" calcext:value-type="float">
            <text:p>1.039800</text:p>
          </table:table-cell>
          <table:table-cell table:style-name="ce8" table:formula="of:=[.H10]" office:value-type="float" office:value="13.8389" calcext:value-type="float">
            <text:p>13.838900</text:p>
          </table:table-cell>
          <table:table-cell table:style-name="ce8" table:formula="of:=[.I10]" office:value-type="float" office:value="0.62414" calcext:value-type="float">
            <text:p>0.624140</text:p>
          </table:table-cell>
          <table:table-cell table:style-name="ce1" table:number-columns-repeated="2"/>
          <table:table-cell table:number-columns-repeated="3"/>
          <table:table-cell office:value-type="string" calcext:value-type="string">
            <text:p>Cd132</text:p>
          </table:table-cell>
          <table:table-cell table:formula="of:=VLOOKUP([.O50];[.$X$15:.$AF$32];4;0)" office:value-type="float" office:value="95.0325" calcext:value-type="float">
            <text:p>95.0325</text:p>
          </table:table-cell>
          <table:table-cell office:value-type="float" office:value="99.801" calcext:value-type="float">
            <text:p>99.801</text:p>
          </table:table-cell>
          <table:table-cell table:style-name="ce10" table:formula="of:=VLOOKUP([.O50];[.$X$15:.$AF$32];5;0)" office:value-type="float" office:value="5.08673" calcext:value-type="float">
            <text:p>5.08673</text:p>
          </table:table-cell>
          <table:table-cell office:value-type="float" office:value="5.55923" calcext:value-type="float">
            <text:p>5.55923</text:p>
          </table:table-cell>
          <table:table-cell table:formula="of:=([.P50]-[.Q50])/[.P50]*100" office:value-type="float" office:value="-5.01775708310315" calcext:value-type="float">
            <text:p>-5.017757083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11]" office:value-type="string" office:string-value="Cd132" calcext:value-type="string">
            <text:p>Cd132</text:p>
          </table:table-cell>
          <table:table-cell table:style-name="ce6" table:formula="of:=[.D11]/1000" office:value-type="float" office:value="0.0860104" calcext:value-type="float">
            <text:p>0.0860104</text:p>
          </table:table-cell>
          <table:table-cell table:style-name="ce6" table:formula="of:=[.E11]/1000" office:value-type="float" office:value="0.00349061" calcext:value-type="float">
            <text:p>0.0034906</text:p>
          </table:table-cell>
          <table:table-cell table:style-name="ce8" table:formula="of:=[.F11]" office:value-type="float" office:value="99.801" calcext:value-type="float">
            <text:p>99.801000</text:p>
          </table:table-cell>
          <table:table-cell table:style-name="ce8" table:formula="of:=[.G11]" office:value-type="float" office:value="5.55923" calcext:value-type="float">
            <text:p>5.559230</text:p>
          </table:table-cell>
          <table:table-cell table:style-name="ce8" table:formula="of:=[.H11]" office:value-type="float" office:value="0.0000103175" calcext:value-type="float">
            <text:p>0.000010</text:p>
          </table:table-cell>
          <table:table-cell table:style-name="ce8" table:formula="of:=[.I11]" office:value-type="float" office:value="1.272" calcext:value-type="float">
            <text:p>1.272000</text:p>
          </table:table-cell>
          <table:table-cell table:number-columns-repeated="5"/>
          <table:table-cell office:value-type="string" calcext:value-type="string">
            <text:p>Cd133</text:p>
          </table:table-cell>
          <table:table-cell table:formula="of:=VLOOKUP([.O51];[.$X$15:.$AF$32];4;0)" office:value-type="float" office:value="86.1267" calcext:value-type="float">
            <text:p>86.1267</text:p>
          </table:table-cell>
          <table:table-cell office:value-type="float" office:value="86.5787" calcext:value-type="float">
            <text:p>86.5787</text:p>
          </table:table-cell>
          <table:table-cell table:style-name="ce10" table:formula="of:=VLOOKUP([.O51];[.$X$15:.$AF$32];5;0)" office:value-type="float" office:value="7.21699" calcext:value-type="float">
            <text:p>7.21699</text:p>
          </table:table-cell>
          <table:table-cell office:value-type="float" office:value="6.12995" calcext:value-type="float">
            <text:p>6.12995</text:p>
          </table:table-cell>
          <table:table-cell table:formula="of:=([.P51]-[.Q51])/[.P51]*100" office:value-type="float" office:value="-0.524808218589588" calcext:value-type="float">
            <text:p>-0.524808218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12]" office:value-type="string" office:string-value="Ag129" calcext:value-type="string">
            <text:p>Ag129</text:p>
          </table:table-cell>
          <table:table-cell table:style-name="ce6" table:formula="of:=[.D12]/1000" office:value-type="float" office:value="0.0525752" calcext:value-type="float">
            <text:p>0.0525752</text:p>
          </table:table-cell>
          <table:table-cell table:style-name="ce6" table:formula="of:=[.E12]/1000" office:value-type="float" office:value="0.00194815" calcext:value-type="float">
            <text:p>0.0019482</text:p>
          </table:table-cell>
          <table:table-cell table:style-name="ce8" table:formula="of:=[.F12]" office:value-type="float" office:value="18.8115" calcext:value-type="float">
            <text:p>18.811500</text:p>
          </table:table-cell>
          <table:table-cell table:style-name="ce8" table:formula="of:=[.G12]" office:value-type="float" office:value="1.3193" calcext:value-type="float">
            <text:p>1.319300</text:p>
          </table:table-cell>
          <table:table-cell table:style-name="ce8" table:formula="of:=[.H12]" office:value-type="float" office:value="0.597395" calcext:value-type="float">
            <text:p>0.597395</text:p>
          </table:table-cell>
          <table:table-cell table:style-name="ce8" table:formula="of:=[.I12]" office:value-type="float" office:value="0.275063" calcext:value-type="float">
            <text:p>0.275063</text:p>
          </table:table-cell>
          <table:table-cell table:number-columns-repeated="5"/>
          <table:table-cell office:value-type="string" calcext:value-type="string">
            <text:p>In131</text:p>
          </table:table-cell>
          <table:table-cell table:formula="of:=VLOOKUP([.O52];[.$X$15:.$AF$32];4;0)" office:value-type="float" office:value="3.06857" calcext:value-type="float">
            <text:p>3.06857</text:p>
          </table:table-cell>
          <table:table-cell office:value-type="float" office:value="3.20434" calcext:value-type="float">
            <text:p>3.20434</text:p>
          </table:table-cell>
          <table:table-cell table:style-name="ce10" table:formula="of:=VLOOKUP([.O52];[.$X$15:.$AF$32];5;0)" office:value-type="float" office:value="0.380299" calcext:value-type="float">
            <text:p>0.380299</text:p>
          </table:table-cell>
          <table:table-cell office:value-type="float" office:value="0.829332" calcext:value-type="float">
            <text:p>0.829332</text:p>
          </table:table-cell>
          <table:table-cell table:formula="of:=([.P52]-[.Q52])/[.P52]*100" office:value-type="float" office:value="-4.42453651049187" calcext:value-type="float">
            <text:p>-4.424536510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13]" office:value-type="string" office:string-value="In133" calcext:value-type="string">
            <text:p>In133</text:p>
          </table:table-cell>
          <table:table-cell table:style-name="ce6" table:formula="of:=[.D13]/1000" office:value-type="float" office:value="0.164802" calcext:value-type="float">
            <text:p>0.1648020</text:p>
          </table:table-cell>
          <table:table-cell table:style-name="ce6" table:formula="of:=[.E13]/1000" office:value-type="float" office:value="0.00215438" calcext:value-type="float">
            <text:p>0.0021544</text:p>
          </table:table-cell>
          <table:table-cell table:style-name="ce8" table:formula="of:=[.F13]" office:value-type="float" office:value="90.8904" calcext:value-type="float">
            <text:p>90.890400</text:p>
          </table:table-cell>
          <table:table-cell table:style-name="ce8" table:formula="of:=[.G13]" office:value-type="float" office:value="2.4707" calcext:value-type="float">
            <text:p>2.470700</text:p>
          </table:table-cell>
          <table:table-cell table:style-name="ce8" table:formula="of:=[.H13]" office:value-type="float" office:value="0.540508" calcext:value-type="float">
            <text:p>0.540508</text:p>
          </table:table-cell>
          <table:table-cell table:style-name="ce8" table:formula="of:=[.I13]" office:value-type="float" office:value="0.224583" calcext:value-type="float">
            <text:p>0.224583</text:p>
          </table:table-cell>
          <table:table-cell table:number-columns-repeated="5"/>
          <table:table-cell office:value-type="string" calcext:value-type="string">
            <text:p>In132</text:p>
          </table:table-cell>
          <table:table-cell table:formula="of:=VLOOKUP([.O53];[.$X$15:.$AF$32];4;0)" office:value-type="float" office:value="13.1116" calcext:value-type="float">
            <text:p>13.1116</text:p>
          </table:table-cell>
          <table:table-cell office:value-type="float" office:value="13.6987" calcext:value-type="float">
            <text:p>13.6987</text:p>
          </table:table-cell>
          <table:table-cell table:style-name="ce10" table:formula="of:=VLOOKUP([.O53];[.$X$15:.$AF$32];5;0)" office:value-type="float" office:value="1.18004" calcext:value-type="float">
            <text:p>1.18004</text:p>
          </table:table-cell>
          <table:table-cell office:value-type="float" office:value="7.30705" calcext:value-type="float">
            <text:p>7.30705</text:p>
          </table:table-cell>
          <table:table-cell table:formula="of:=([.P53]-[.Q53])/[.P53]*100" office:value-type="float" office:value="-4.47771439031088" calcext:value-type="float">
            <text:p>-4.477714390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14]" office:value-type="string" office:string-value="Sn136" calcext:value-type="string">
            <text:p>Sn136</text:p>
          </table:table-cell>
          <table:table-cell table:style-name="ce6" table:formula="of:=[.D14]/1000" office:value-type="float" office:value="0.364187" calcext:value-type="float">
            <text:p>0.3641870</text:p>
          </table:table-cell>
          <table:table-cell table:style-name="ce6" table:formula="of:=[.E14]/1000" office:value-type="float" office:value="0.00347248" calcext:value-type="float">
            <text:p>0.0034725</text:p>
          </table:table-cell>
          <table:table-cell table:style-name="ce8" table:formula="of:=[.F14]" office:value-type="float" office:value="17.8755" calcext:value-type="float">
            <text:p>17.875500</text:p>
          </table:table-cell>
          <table:table-cell table:style-name="ce8" table:formula="of:=[.G14]" office:value-type="float" office:value="1.93166" calcext:value-type="float">
            <text:p>1.931660</text:p>
          </table:table-cell>
          <table:table-cell table:style-name="ce8" table:formula="of:=[.H14]" office:value-type="float" office:value="0.140023" calcext:value-type="float">
            <text:p>0.140023</text:p>
          </table:table-cell>
          <table:table-cell table:style-name="ce8" table:formula="of:=[.I14]" office:value-type="float" office:value="0.0763291" calcext:value-type="float">
            <text:p>0.076329</text:p>
          </table:table-cell>
          <table:table-cell table:number-columns-repeated="5"/>
          <table:table-cell office:value-type="string" calcext:value-type="string">
            <text:p>In133</text:p>
          </table:table-cell>
          <table:table-cell table:formula="of:=VLOOKUP([.O54];[.$X$15:.$AF$32];4;0)" office:value-type="float" office:value="91.0776" calcext:value-type="float">
            <text:p>91.0776</text:p>
          </table:table-cell>
          <table:table-cell office:value-type="float" office:value="90.8904" calcext:value-type="float">
            <text:p>90.8904</text:p>
          </table:table-cell>
          <table:table-cell table:style-name="ce10" table:formula="of:=VLOOKUP([.O54];[.$X$15:.$AF$32];5;0)" office:value-type="float" office:value="2.13962" calcext:value-type="float">
            <text:p>2.13962</text:p>
          </table:table-cell>
          <table:table-cell office:value-type="float" office:value="2.4707" calcext:value-type="float">
            <text:p>2.4707</text:p>
          </table:table-cell>
          <table:table-cell table:formula="of:=([.P54]-[.Q54])/[.P54]*100" office:value-type="float" office:value="0.20553901288572" calcext:value-type="float">
            <text:p>0.205539012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15]" office:value-type="string" office:string-value="Cd131" calcext:value-type="string">
            <text:p>Cd131</text:p>
          </table:table-cell>
          <table:table-cell table:style-name="ce6" table:formula="of:=[.D15]/1000" office:value-type="float" office:value="0.0996241" calcext:value-type="float">
            <text:p>0.0996241</text:p>
          </table:table-cell>
          <table:table-cell table:style-name="ce6" table:formula="of:=[.E15]/1000" office:value-type="float" office:value="0.00147142" calcext:value-type="float">
            <text:p>0.0014714</text:p>
          </table:table-cell>
          <table:table-cell table:style-name="ce8" table:formula="of:=[.F15]" office:value-type="float" office:value="15.9385" calcext:value-type="float">
            <text:p>15.938500</text:p>
          </table:table-cell>
          <table:table-cell table:style-name="ce8" table:formula="of:=[.G15]" office:value-type="float" office:value="1.64833" calcext:value-type="float">
            <text:p>1.648330</text:p>
          </table:table-cell>
          <table:table-cell table:style-name="ce8" table:formula="of:=[.H15]" office:value-type="float" office:value="0.0554203" calcext:value-type="float">
            <text:p>0.055420</text:p>
          </table:table-cell>
          <table:table-cell table:style-name="ce8" table:formula="of:=[.I15]" office:value-type="float" office:value="0.199268" calcext:value-type="float">
            <text:p>0.199268</text:p>
          </table:table-cell>
          <table:table-cell table:style-name="ce1" table:number-columns-repeated="2"/>
          <table:table-cell table:number-columns-repeated="3"/>
          <table:table-cell office:value-type="string" calcext:value-type="string">
            <text:p>In134</text:p>
          </table:table-cell>
          <table:table-cell table:formula="of:=VLOOKUP([.O55];[.$X$15:.$AF$32];4;0)" office:value-type="float" office:value="83.3706" calcext:value-type="float">
            <text:p>83.3706</text:p>
          </table:table-cell>
          <table:table-cell office:value-type="float" office:value="83.3596" calcext:value-type="float">
            <text:p>83.3596</text:p>
          </table:table-cell>
          <table:table-cell table:style-name="ce10" table:formula="of:=VLOOKUP([.O55];[.$X$15:.$AF$32];5;0)" office:value-type="float" office:value="1.03556" calcext:value-type="float">
            <text:p>1.03556</text:p>
          </table:table-cell>
          <table:table-cell office:value-type="float" office:value="1.0398" calcext:value-type="float">
            <text:p>1.0398</text:p>
          </table:table-cell>
          <table:table-cell table:formula="of:=([.P55]-[.Q55])/[.P55]*100" office:value-type="float" office:value="0.0131940995986543" calcext:value-type="float">
            <text:p>0.013194099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16]" office:value-type="string" office:string-value="In132" calcext:value-type="string">
            <text:p>In132</text:p>
          </table:table-cell>
          <table:table-cell table:style-name="ce6" table:formula="of:=[.D16]/1000" office:value-type="float" office:value="0.213441" calcext:value-type="float">
            <text:p>0.2134410</text:p>
          </table:table-cell>
          <table:table-cell table:style-name="ce6" table:formula="of:=[.E16]/1000" office:value-type="float" office:value="0.00773658" calcext:value-type="float">
            <text:p>0.0077366</text:p>
          </table:table-cell>
          <table:table-cell table:style-name="ce8" table:formula="of:=[.F16]" office:value-type="float" office:value="13.6987" calcext:value-type="float">
            <text:p>13.698700</text:p>
          </table:table-cell>
          <table:table-cell table:style-name="ce8" table:formula="of:=[.G16]" office:value-type="float" office:value="7.30705" calcext:value-type="float">
            <text:p>7.307050</text:p>
          </table:table-cell>
          <table:table-cell table:style-name="ce8" table:formula="of:=[.H16]" office:value-type="float" office:value="0.000000724695" calcext:value-type="float">
            <text:p>0.000001</text:p>
          </table:table-cell>
          <table:table-cell table:style-name="ce8" table:formula="of:=[.I16]" office:value-type="float" office:value="4.67014" calcext:value-type="float">
            <text:p>4.670140</text:p>
          </table:table-cell>
          <table:table-cell table:number-columns-repeated="5"/>
          <table:table-cell office:value-type="string" calcext:value-type="string">
            <text:p>In135</text:p>
          </table:table-cell>
          <table:table-cell table:formula="of:=VLOOKUP([.O56];[.$X$15:.$AF$32];4;0)" office:value-type="float" office:value="84.2398" calcext:value-type="float">
            <text:p>84.2398</text:p>
          </table:table-cell>
          <table:table-cell office:value-type="float" office:value="83.4648" calcext:value-type="float">
            <text:p>83.4648</text:p>
          </table:table-cell>
          <table:table-cell table:style-name="ce10" table:formula="of:=VLOOKUP([.O56];[.$X$15:.$AF$32];5;0)" office:value-type="float" office:value="2.35404" calcext:value-type="float">
            <text:p>2.35404</text:p>
          </table:table-cell>
          <table:table-cell office:value-type="float" office:value="3.41747" calcext:value-type="float">
            <text:p>3.41747</text:p>
          </table:table-cell>
          <table:table-cell table:formula="of:=([.P56]-[.Q56])/[.P56]*100" office:value-type="float" office:value="0.919992687542" calcext:value-type="float">
            <text:p>0.919992687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17]" office:value-type="string" office:string-value="Sn135" calcext:value-type="string">
            <text:p>Sn135</text:p>
          </table:table-cell>
          <table:table-cell table:style-name="ce6" table:formula="of:=[.D17]/1000" office:value-type="float" office:value="1.09366" calcext:value-type="float">
            <text:p>1.0936600</text:p>
          </table:table-cell>
          <table:table-cell table:style-name="ce6" table:formula="of:=[.E17]/1000" office:value-type="float" office:value="0.067818" calcext:value-type="float">
            <text:p>0.0678180</text:p>
          </table:table-cell>
          <table:table-cell table:style-name="ce8" table:formula="of:=[.F17]" office:value-type="float" office:value="0.00000630985" calcext:value-type="float">
            <text:p>0.000006</text:p>
          </table:table-cell>
          <table:table-cell table:style-name="ce8" table:formula="of:=[.G17]" office:value-type="float" office:value="3.15864" calcext:value-type="float">
            <text:p>3.158640</text:p>
          </table:table-cell>
          <table:table-cell table:style-name="ce8" table:formula="of:=[.H17]" office:value-type="float" office:value="99.9989" calcext:value-type="float">
            <text:p>99.998900</text:p>
          </table:table-cell>
          <table:table-cell table:style-name="ce8" table:formula="of:=[.I17]" office:value-type="float" office:value="4.86802" calcext:value-type="float">
            <text:p>4.868020</text:p>
          </table:table-cell>
          <table:table-cell table:number-columns-repeated="5"/>
          <table:table-cell office:value-type="string" calcext:value-type="string">
            <text:p>Sn134</text:p>
          </table:table-cell>
          <table:table-cell table:formula="of:=VLOOKUP([.O57];[.$X$15:.$AF$32];4;0)" office:value-type="float" office:value="24.2142" calcext:value-type="float">
            <text:p>24.2142</text:p>
          </table:table-cell>
          <table:table-cell office:value-type="float" office:value="24.615" calcext:value-type="float">
            <text:p>24.615</text:p>
          </table:table-cell>
          <table:table-cell table:style-name="ce10" table:formula="of:=VLOOKUP([.O57];[.$X$15:.$AF$32];5;0)" office:value-type="float" office:value="1.44071" calcext:value-type="float">
            <text:p>1.44071</text:p>
          </table:table-cell>
          <table:table-cell office:value-type="float" office:value="3.35747" calcext:value-type="float">
            <text:p>3.35747</text:p>
          </table:table-cell>
          <table:table-cell table:formula="of:=([.P57]-[.Q57])/[.P57]*100" office:value-type="float" office:value="-1.65522709814901" calcext:value-type="float">
            <text:p>-1.655227098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18]" office:value-type="string" office:string-value="In131" calcext:value-type="string">
            <text:p>In131</text:p>
          </table:table-cell>
          <table:table-cell table:style-name="ce6" table:formula="of:=[.D18]/1000" office:value-type="float" office:value="0.277002" calcext:value-type="float">
            <text:p>0.2770020</text:p>
          </table:table-cell>
          <table:table-cell table:style-name="ce6" table:formula="of:=[.E18]/1000" office:value-type="float" office:value="0.00498036" calcext:value-type="float">
            <text:p>0.0049804</text:p>
          </table:table-cell>
          <table:table-cell table:style-name="ce8" table:formula="of:=[.F18]" office:value-type="float" office:value="3.20434" calcext:value-type="float">
            <text:p>3.204340</text:p>
          </table:table-cell>
          <table:table-cell table:style-name="ce8" table:formula="of:=[.G18]" office:value-type="float" office:value="0.829332" calcext:value-type="float">
            <text:p>0.829332</text:p>
          </table:table-cell>
          <table:table-cell table:style-name="ce8" table:formula="of:=[.H18]" office:value-type="float" office:value="0.0229045" calcext:value-type="float">
            <text:p>0.022905</text:p>
          </table:table-cell>
          <table:table-cell table:style-name="ce8" table:formula="of:=[.I18]" office:value-type="float" office:value="1.71801" calcext:value-type="float">
            <text:p>1.718010</text:p>
          </table:table-cell>
          <table:table-cell table:number-columns-repeated="5"/>
          <table:table-cell table:style-name="ce1"/>
          <table:table-cell table:number-columns-repeated="2"/>
          <table:table-cell table:style-name="ce10"/>
          <table:table-cell table:number-columns-repeated="14"/>
        </table:table-row>
        <table:table-row table:style-name="ro1">
          <table:table-cell table:number-columns-repeated="2"/>
          <table:table-cell table:formula="of:=[.C19]" office:value-type="string" office:string-value="Cd130" calcext:value-type="string">
            <text:p>Cd130</text:p>
          </table:table-cell>
          <table:table-cell table:style-name="ce6" table:formula="of:=[.D19]/1000" office:value-type="float" office:value="0.132274" calcext:value-type="float">
            <text:p>0.1322740</text:p>
          </table:table-cell>
          <table:table-cell table:style-name="ce6" table:formula="of:=[.E19]/1000" office:value-type="float" office:value="0.000794647" calcext:value-type="float">
            <text:p>0.0007946</text:p>
          </table:table-cell>
          <table:table-cell table:style-name="ce8" table:formula="of:=[.F19]" office:value-type="float" office:value="3.18559" calcext:value-type="float">
            <text:p>3.185590</text:p>
          </table:table-cell>
          <table:table-cell table:style-name="ce8" table:formula="of:=[.G19]" office:value-type="float" office:value="0.484728" calcext:value-type="float">
            <text:p>0.484728</text:p>
          </table:table-cell>
          <table:table-cell table:style-name="ce8" table:formula="of:=[.H19]" office:value-type="float" office:value="0.00116994" calcext:value-type="float">
            <text:p>0.001170</text:p>
          </table:table-cell>
          <table:table-cell table:style-name="ce8" table:formula="of:=[.I19]" office:value-type="float" office:value="0.192497" calcext:value-type="float">
            <text:p>0.192497</text:p>
          </table:table-cell>
          <table:table-cell table:number-columns-repeated="5"/>
          <table:table-cell office:value-type="string" calcext:value-type="string">
            <text:p>Sn136</text:p>
          </table:table-cell>
          <table:table-cell table:formula="of:=VLOOKUP([.O59];[.$X$15:.$AF$32];4;0)" office:value-type="float" office:value="19.329" calcext:value-type="float">
            <text:p>19.329</text:p>
          </table:table-cell>
          <table:table-cell office:value-type="float" office:value="17.8755" calcext:value-type="float">
            <text:p>17.8755</text:p>
          </table:table-cell>
          <table:table-cell table:style-name="ce10" table:formula="of:=VLOOKUP([.O59];[.$X$15:.$AF$32];5;0)" office:value-type="float" office:value="1.34699" calcext:value-type="float">
            <text:p>1.34699</text:p>
          </table:table-cell>
          <table:table-cell office:value-type="float" office:value="1.93166" calcext:value-type="float">
            <text:p>1.93166</text:p>
          </table:table-cell>
          <table:table-cell table:formula="of:=([.P59]-[.Q59])/[.P59]*100" office:value-type="float" office:value="7.51978891820581" calcext:value-type="float">
            <text:p>7.5197889182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6" table:number-columns-repeated="2"/>
          <table:table-cell table:style-name="ce8" table:number-columns-repeated="4"/>
          <table:table-cell table:number-columns-repeated="5"/>
          <table:table-cell office:value-type="string" calcext:value-type="string">
            <text:p>Sn137</text:p>
          </table:table-cell>
          <table:table-cell table:formula="of:=VLOOKUP([.O60];[.$X$15:.$AF$32];4;0)" office:value-type="float" office:value="23.4636" calcext:value-type="float">
            <text:p>23.4636</text:p>
          </table:table-cell>
          <table:table-cell office:value-type="float" office:value="22.6977" calcext:value-type="float">
            <text:p>22.6977</text:p>
          </table:table-cell>
          <table:table-cell table:style-name="ce10" table:formula="of:=VLOOKUP([.O60];[.$X$15:.$AF$32];5;0)" office:value-type="float" office:value="1.76667" calcext:value-type="float">
            <text:p>1.76667</text:p>
          </table:table-cell>
          <table:table-cell office:value-type="float" office:value="0.298659" calcext:value-type="float">
            <text:p>0.298659</text:p>
          </table:table-cell>
          <table:table-cell table:formula="of:=([.P60]-[.Q60])/[.P60]*100" office:value-type="float" office:value="3.26420498133278" calcext:value-type="float">
            <text:p>3.2642049813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6" table:number-columns-repeated="2"/>
          <table:table-cell table:style-name="ce8" table:number-columns-repeated="4"/>
          <table:table-cell table:number-columns-repeated="5"/>
          <table:table-cell office:value-type="string" calcext:value-type="string">
            <text:p>Sn138</text:p>
          </table:table-cell>
          <table:table-cell table:formula="of:=VLOOKUP([.O61];[.$X$15:.$AF$32];4;0)" office:value-type="float" office:value="20.2945" calcext:value-type="float">
            <text:p>20.2945</text:p>
          </table:table-cell>
          <table:table-cell office:value-type="float" office:value="20.3103" calcext:value-type="float">
            <text:p>20.3103</text:p>
          </table:table-cell>
          <table:table-cell table:style-name="ce10" table:formula="of:=VLOOKUP([.O61];[.$X$15:.$AF$32];5;0)" office:value-type="float" office:value="5.39325" calcext:value-type="float">
            <text:p>5.39325</text:p>
          </table:table-cell>
          <table:table-cell office:value-type="float" office:value="35.0441" calcext:value-type="float">
            <text:p>35.0441</text:p>
          </table:table-cell>
          <table:table-cell table:formula="of:=([.P61]-[.Q61])/[.P61]*100" office:value-type="float" office:value="-0.0778536056567161" calcext:value-type="float">
            <text:p>-0.07785360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9"/>
          <table:table-cell table:number-columns-repeated="24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5"/>
          <table:table-cell office:value-type="string" calcext:value-type="string">
            <text:p>Low intensity</text:p>
          </table:table-cell>
          <table:table-cell office:value-type="string" calcext:value-type="string">
            <text:p>High intensity</text:p>
          </table:table-cell>
          <table:table-cell table:number-columns-repeated="2"/>
          <table:table-cell office:value-type="string" calcext:value-type="string">
            <text:p>Relative difference (%)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string" calcext:value-type="string">
            <text:p>Ag129</text:p>
          </table:table-cell>
          <table:table-cell table:formula="of:=VLOOKUP([.O66];[.$X$15:.$AF$32];6;0)" office:value-type="float" office:value="0.368148" calcext:value-type="float">
            <text:p>0.368148</text:p>
          </table:table-cell>
          <table:table-cell office:value-type="float" office:value="0.597395" calcext:value-type="float">
            <text:p>0.597395</text:p>
          </table:table-cell>
          <table:table-cell table:style-name="ce10" table:formula="of:=VLOOKUP([.O66];[.$X$15:.$AF$32];7;0)" office:value-type="float" office:value="0.208149" calcext:value-type="float">
            <text:p>0.208149</text:p>
          </table:table-cell>
          <table:table-cell office:value-type="float" office:value="0.275063" calcext:value-type="float">
            <text:p>0.275063</text:p>
          </table:table-cell>
          <table:table-cell table:number-columns-repeated="13"/>
        </table:table-row>
        <table:table-row table:style-name="ro1">
          <table:table-cell table:number-columns-repeated="14"/>
          <table:table-cell office:value-type="string" calcext:value-type="string">
            <text:p>Ag130</text:p>
          </table:table-cell>
          <table:table-cell table:formula="of:=VLOOKUP([.O67];[.$X$15:.$AF$32];6;0)" office:value-type="float" office:value="0.0000851506" calcext:value-type="float">
            <text:p>8.51506E-05</text:p>
          </table:table-cell>
          <table:table-cell office:value-type="float" office:value="0.0981179" calcext:value-type="float">
            <text:p>0.0981179</text:p>
          </table:table-cell>
          <table:table-cell table:style-name="ce10" table:formula="of:=VLOOKUP([.O67];[.$X$15:.$AF$32];7;0)" office:value-type="float" office:value="0.478373" calcext:value-type="float">
            <text:p>0.478373</text:p>
          </table:table-cell>
          <table:table-cell office:value-type="float" office:value="0.800619" calcext:value-type="float">
            <text:p>0.800619</text:p>
          </table:table-cell>
          <table:table-cell table:number-columns-repeated="13"/>
        </table:table-row>
        <table:table-row table:style-name="ro1">
          <table:table-cell table:number-columns-repeated="14"/>
          <table:table-cell office:value-type="string" calcext:value-type="string">
            <text:p>Ag131</text:p>
          </table:table-cell>
          <table:table-cell table:formula="of:=VLOOKUP([.O68];[.$X$15:.$AF$32];6;0)" office:value-type="float" office:value="1.71316" calcext:value-type="float">
            <text:p>1.71316</text:p>
          </table:table-cell>
          <table:table-cell office:value-type="float" office:value="1.9858" calcext:value-type="float">
            <text:p>1.9858</text:p>
          </table:table-cell>
          <table:table-cell table:style-name="ce10" table:formula="of:=VLOOKUP([.O68];[.$X$15:.$AF$32];7;0)" office:value-type="float" office:value="5.07414" calcext:value-type="float">
            <text:p>5.07414</text:p>
          </table:table-cell>
          <table:table-cell office:value-type="float" office:value="5.56989" calcext:value-type="float">
            <text:p>5.56989</text:p>
          </table:table-cell>
          <table:table-cell table:formula="of:=([.P68]-[.Q68])/[.P68]*100" office:value-type="float" office:value="-15.9144504891545" calcext:value-type="float">
            <text:p>-15.9144504892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string" calcext:value-type="string">
            <text:p>Cd130</text:p>
          </table:table-cell>
          <table:table-cell table:formula="of:=VLOOKUP([.O69];[.$X$15:.$AF$32];6;0)" office:value-type="float" office:value="0.0000278094" calcext:value-type="float">
            <text:p>2.78094E-05</text:p>
          </table:table-cell>
          <table:table-cell office:value-type="float" office:value="0.00116994" calcext:value-type="float">
            <text:p>0.00116994</text:p>
          </table:table-cell>
          <table:table-cell table:style-name="ce10" table:formula="of:=VLOOKUP([.O69];[.$X$15:.$AF$32];7;0)" office:value-type="float" office:value="0.182256" calcext:value-type="float">
            <text:p>0.182256</text:p>
          </table:table-cell>
          <table:table-cell office:value-type="float" office:value="0.192497" calcext:value-type="float">
            <text:p>0.192497</text:p>
          </table:table-cell>
          <table:table-cell table:number-columns-repeated="13"/>
        </table:table-row>
        <table:table-row table:style-name="ro1">
          <table:table-cell table:number-columns-repeated="14"/>
          <table:table-cell office:value-type="string" calcext:value-type="string">
            <text:p>Cd131</text:p>
          </table:table-cell>
          <table:table-cell table:formula="of:=VLOOKUP([.O70];[.$X$15:.$AF$32];6;0)" office:value-type="float" office:value="0.0498366" calcext:value-type="float">
            <text:p>0.0498366</text:p>
          </table:table-cell>
          <table:table-cell office:value-type="float" office:value="0.0554203" calcext:value-type="float">
            <text:p>0.0554203</text:p>
          </table:table-cell>
          <table:table-cell table:style-name="ce10" table:formula="of:=VLOOKUP([.O70];[.$X$15:.$AF$32];7;0)" office:value-type="float" office:value="0.118075" calcext:value-type="float">
            <text:p>0.118075</text:p>
          </table:table-cell>
          <table:table-cell office:value-type="float" office:value="0.199268" calcext:value-type="float">
            <text:p>0.199268</text:p>
          </table:table-cell>
          <table:table-cell table:number-columns-repeated="13"/>
        </table:table-row>
        <table:table-row table:style-name="ro1">
          <table:table-cell table:number-columns-repeated="14"/>
          <table:table-cell office:value-type="string" calcext:value-type="string">
            <text:p>Cd132</text:p>
          </table:table-cell>
          <table:table-cell table:formula="of:=VLOOKUP([.O71];[.$X$15:.$AF$32];6;0)" office:value-type="float" office:value="0.0000221495" calcext:value-type="float">
            <text:p>2.21495E-05</text:p>
          </table:table-cell>
          <table:table-cell office:value-type="float" office:value="0.0000103175" calcext:value-type="float">
            <text:p>1.03175E-05</text:p>
          </table:table-cell>
          <table:table-cell table:style-name="ce10" table:formula="of:=VLOOKUP([.O71];[.$X$15:.$AF$32];7;0)" office:value-type="float" office:value="0.279401" calcext:value-type="float">
            <text:p>0.279401</text:p>
          </table:table-cell>
          <table:table-cell office:value-type="float" office:value="1.272" calcext:value-type="float">
            <text:p>1.272</text:p>
          </table:table-cell>
          <table:table-cell table:number-columns-repeated="13"/>
        </table:table-row>
        <table:table-row table:style-name="ro1">
          <table:table-cell table:number-columns-repeated="14"/>
          <table:table-cell office:value-type="string" calcext:value-type="string">
            <text:p>Cd133</text:p>
          </table:table-cell>
          <table:table-cell table:formula="of:=VLOOKUP([.O72];[.$X$15:.$AF$32];6;0)" office:value-type="float" office:value="6.24733" calcext:value-type="float">
            <text:p>6.24733</text:p>
          </table:table-cell>
          <table:table-cell office:value-type="float" office:value="6.63795" calcext:value-type="float">
            <text:p>6.63795</text:p>
          </table:table-cell>
          <table:table-cell table:style-name="ce10" table:formula="of:=VLOOKUP([.O72];[.$X$15:.$AF$32];7;0)" office:value-type="float" office:value="2.85611" calcext:value-type="float">
            <text:p>2.85611</text:p>
          </table:table-cell>
          <table:table-cell office:value-type="float" office:value="2.52663" calcext:value-type="float">
            <text:p>2.52663</text:p>
          </table:table-cell>
          <table:table-cell table:formula="of:=([.P72]-[.Q72])/[.P72]*100" office:value-type="float" office:value="-6.25259110692088" calcext:value-type="float">
            <text:p>-6.2525911069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string" calcext:value-type="string">
            <text:p>In131</text:p>
          </table:table-cell>
          <table:table-cell table:formula="of:=VLOOKUP([.O73];[.$X$15:.$AF$32];6;0)" office:value-type="float" office:value="0.0590062" calcext:value-type="float">
            <text:p>0.0590062</text:p>
          </table:table-cell>
          <table:table-cell office:value-type="float" office:value="0.0229045" calcext:value-type="float">
            <text:p>0.0229045</text:p>
          </table:table-cell>
          <table:table-cell table:style-name="ce10" table:formula="of:=VLOOKUP([.O73];[.$X$15:.$AF$32];7;0)" office:value-type="float" office:value="0.164822" calcext:value-type="float">
            <text:p>0.164822</text:p>
          </table:table-cell>
          <table:table-cell office:value-type="float" office:value="1.71801" calcext:value-type="float">
            <text:p>1.71801</text:p>
          </table:table-cell>
          <table:table-cell table:number-columns-repeated="13"/>
        </table:table-row>
        <table:table-row table:style-name="ro1">
          <table:table-cell table:number-columns-repeated="14"/>
          <table:table-cell office:value-type="string" calcext:value-type="string">
            <text:p>In132</text:p>
          </table:table-cell>
          <table:table-cell table:formula="of:=VLOOKUP([.O74];[.$X$15:.$AF$32];6;0)" office:value-type="float" office:value="0.0004379" calcext:value-type="float">
            <text:p>0.0004379</text:p>
          </table:table-cell>
          <table:table-cell office:value-type="float" office:value="0.000000724695" calcext:value-type="float">
            <text:p>7.24695E-07</text:p>
          </table:table-cell>
          <table:table-cell table:style-name="ce10" table:formula="of:=VLOOKUP([.O74];[.$X$15:.$AF$32];7;0)" office:value-type="float" office:value="0.105754" calcext:value-type="float">
            <text:p>0.105754</text:p>
          </table:table-cell>
          <table:table-cell office:value-type="float" office:value="4.67014" calcext:value-type="float">
            <text:p>4.67014</text:p>
          </table:table-cell>
          <table:table-cell table:number-columns-repeated="13"/>
        </table:table-row>
        <table:table-row table:style-name="ro1">
          <table:table-cell table:number-columns-repeated="14"/>
          <table:table-cell office:value-type="string" calcext:value-type="string">
            <text:p>In133</text:p>
          </table:table-cell>
          <table:table-cell table:formula="of:=VLOOKUP([.O75];[.$X$15:.$AF$32];6;0)" office:value-type="float" office:value="0.622254" calcext:value-type="float">
            <text:p>0.622254</text:p>
          </table:table-cell>
          <table:table-cell office:value-type="float" office:value="0.540508" calcext:value-type="float">
            <text:p>0.540508</text:p>
          </table:table-cell>
          <table:table-cell table:style-name="ce10" table:formula="of:=VLOOKUP([.O75];[.$X$15:.$AF$32];7;0)" office:value-type="float" office:value="0.233691" calcext:value-type="float">
            <text:p>0.233691</text:p>
          </table:table-cell>
          <table:table-cell office:value-type="float" office:value="0.224583" calcext:value-type="float">
            <text:p>0.224583</text:p>
          </table:table-cell>
          <table:table-cell table:formula="of:=([.P75]-[.Q75])/[.P75]*100" office:value-type="float" office:value="13.1370790706046" calcext:value-type="float">
            <text:p>13.1370790706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string" calcext:value-type="string">
            <text:p>In134</text:p>
          </table:table-cell>
          <table:table-cell table:formula="of:=VLOOKUP([.O76];[.$X$15:.$AF$32];6;0)" office:value-type="float" office:value="13.866" calcext:value-type="float">
            <text:p>13.866</text:p>
          </table:table-cell>
          <table:table-cell office:value-type="float" office:value="13.8389" calcext:value-type="float">
            <text:p>13.8389</text:p>
          </table:table-cell>
          <table:table-cell table:style-name="ce10" table:formula="of:=VLOOKUP([.O76];[.$X$15:.$AF$32];7;0)" office:value-type="float" office:value="0.623404" calcext:value-type="float">
            <text:p>0.623404</text:p>
          </table:table-cell>
          <table:table-cell office:value-type="float" office:value="0.62414" calcext:value-type="float">
            <text:p>0.62414</text:p>
          </table:table-cell>
          <table:table-cell table:formula="of:=([.P76]-[.Q76])/[.P76]*100" office:value-type="float" office:value="0.195442088561943" calcext:value-type="float">
            <text:p>0.1954420886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string" calcext:value-type="string">
            <text:p>In135</text:p>
          </table:table-cell>
          <table:table-cell table:formula="of:=VLOOKUP([.O77];[.$X$15:.$AF$32];6;0)" office:value-type="float" office:value="10.0697" calcext:value-type="float">
            <text:p>10.0697</text:p>
          </table:table-cell>
          <table:table-cell office:value-type="float" office:value="9.4357" calcext:value-type="float">
            <text:p>9.4357</text:p>
          </table:table-cell>
          <table:table-cell table:style-name="ce10" table:formula="of:=VLOOKUP([.O77];[.$X$15:.$AF$32];7;0)" office:value-type="float" office:value="1.05332" calcext:value-type="float">
            <text:p>1.05332</text:p>
          </table:table-cell>
          <table:table-cell office:value-type="float" office:value="1.21984" calcext:value-type="float">
            <text:p>1.21984</text:p>
          </table:table-cell>
          <table:table-cell table:formula="of:=([.P77]-[.Q77])/[.P77]*100" office:value-type="float" office:value="6.29611607098522" calcext:value-type="float">
            <text:p>6.296116071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string" calcext:value-type="string">
            <text:p>Sn134</text:p>
          </table:table-cell>
          <table:table-cell table:formula="of:=VLOOKUP([.O78];[.$X$15:.$AF$32];6;0)" office:value-type="float" office:value="0.000000162007" calcext:value-type="float">
            <text:p>0.000000162</text:p>
          </table:table-cell>
          <table:table-cell office:value-type="float" office:value="0.00000096843" calcext:value-type="float">
            <text:p>9.6843E-07</text:p>
          </table:table-cell>
          <table:table-cell table:style-name="ce10" table:formula="of:=VLOOKUP([.O78];[.$X$15:.$AF$32];7;0)" office:value-type="float" office:value="0.111407" calcext:value-type="float">
            <text:p>0.111407</text:p>
          </table:table-cell>
          <table:table-cell office:value-type="float" office:value="0.115809" calcext:value-type="float">
            <text:p>0.115809</text:p>
          </table:table-cell>
          <table:table-cell table:number-columns-repeated="13"/>
        </table:table-row>
        <table:table-row table:style-name="ro1">
          <table:table-cell table:number-columns-repeated="14"/>
          <table:table-cell table:style-name="ce1"/>
          <table:table-cell table:number-columns-repeated="2"/>
          <table:table-cell table:style-name="ce10"/>
          <table:table-cell table:number-columns-repeated="14"/>
        </table:table-row>
        <table:table-row table:style-name="ro1">
          <table:table-cell table:number-columns-repeated="14"/>
          <table:table-cell office:value-type="string" calcext:value-type="string">
            <text:p>Sn136</text:p>
          </table:table-cell>
          <table:table-cell table:formula="of:=VLOOKUP([.O80];[.$X$15:.$AF$32];6;0)" office:value-type="float" office:value="0.145218" calcext:value-type="float">
            <text:p>0.145218</text:p>
          </table:table-cell>
          <table:table-cell office:value-type="float" office:value="0.140023" calcext:value-type="float">
            <text:p>0.140023</text:p>
          </table:table-cell>
          <table:table-cell table:style-name="ce10" table:formula="of:=VLOOKUP([.O80];[.$X$15:.$AF$32];7;0)" office:value-type="float" office:value="0.0832583" calcext:value-type="float">
            <text:p>0.0832583</text:p>
          </table:table-cell>
          <table:table-cell office:value-type="float" office:value="0.0763291" calcext:value-type="float">
            <text:p>0.0763291</text:p>
          </table:table-cell>
          <table:table-cell table:number-columns-repeated="13"/>
        </table:table-row>
        <table:table-row table:style-name="ro1">
          <table:table-cell table:number-columns-repeated="14"/>
          <table:table-cell office:value-type="string" calcext:value-type="string">
            <text:p>Sn137</text:p>
          </table:table-cell>
          <table:table-cell table:formula="of:=VLOOKUP([.O81];[.$X$15:.$AF$32];6;0)" office:value-type="float" office:value="0.74356" calcext:value-type="float">
            <text:p>0.74356</text:p>
          </table:table-cell>
          <table:table-cell office:value-type="float" office:value="0.66299" calcext:value-type="float">
            <text:p>0.66299</text:p>
          </table:table-cell>
          <table:table-cell table:style-name="ce10" table:formula="of:=VLOOKUP([.O81];[.$X$15:.$AF$32];7;0)" office:value-type="float" office:value="0.27264" calcext:value-type="float">
            <text:p>0.27264</text:p>
          </table:table-cell>
          <table:table-cell office:value-type="float" office:value="1.22963" calcext:value-type="float">
            <text:p>1.22963</text:p>
          </table:table-cell>
          <table:table-cell table:number-columns-repeated="13"/>
        </table:table-row>
        <table:table-row table:style-name="ro1">
          <table:table-cell table:number-columns-repeated="14"/>
          <table:table-cell office:value-type="string" calcext:value-type="string">
            <text:p>Sn138</text:p>
          </table:table-cell>
          <table:table-cell table:formula="of:=VLOOKUP([.O82];[.$X$15:.$AF$32];6;0)" office:value-type="float" office:value="2.20882" calcext:value-type="float">
            <text:p>2.20882</text:p>
          </table:table-cell>
          <table:table-cell office:value-type="float" office:value="1.7114" calcext:value-type="float">
            <text:p>1.7114</text:p>
          </table:table-cell>
          <table:table-cell table:style-name="ce10" table:formula="of:=VLOOKUP([.O82];[.$X$15:.$AF$32];7;0)" office:value-type="float" office:value="1.43008" calcext:value-type="float">
            <text:p>1.43008</text:p>
          </table:table-cell>
          <table:table-cell office:value-type="float" office:value="4.58086" calcext:value-type="float">
            <text:p>4.58086</text:p>
          </table:table-cell>
          <table:table-cell table:formula="of:=([.P82]-[.Q82])/[.P82]*100" office:value-type="float" office:value="22.5197164096667" calcext:value-type="float">
            <text:p>22.5197164097</text:p>
          </table:table-cell>
          <table:table-cell table:number-columns-repeated="12"/>
        </table:table-row>
        <table:table-row table:style-name="ro1" table:number-rows-repeated="19">
          <table:table-cell table:number-columns-repeated="32"/>
        </table:table-row>
        <table:table-row table:style-name="ro1">
          <table:table-cell table:number-columns-repeated="12"/>
          <table:table-cell table:style-name="ce1" office:value-type="string" calcext:value-type="string">
            <text:p>-&gt; start time?</text:p>
          </table:table-cell>
          <table:table-cell table:number-columns-repeated="19"/>
        </table:table-row>
      </table:table>
      <table:table table:name="Compare_half-lives_UnBinnedFit_lowintensity_2" table:style-name="ta1">
        <table:shapes>
          <draw:frame draw:z-index="0" draw:style-name="gr1" draw:text-style-name="P1" svg:width="832.62pt" svg:height="379.39pt" svg:x="61.48pt" svg:y="102.44pt">
            <loext:p draw:notify-on-update-of-ranges="'Compare_half-lives_UnBinnedFit_lowintensity_2'.O24:'Compare_half-lives_UnBinnedFit_lowintensity_2'.O40 'Compare_half-lives_UnBinnedFit_lowintensity_2'.P23:'Compare_half-lives_UnBinnedFit_lowintensity_2'.P23 'Compare_half-lives_UnBinnedFit_lowintensity_2'.P24:'Compare_half-lives_UnBinnedFit_lowintensity_2'.P40 results_highintensity_asofJuly2019_more.R24:results_highintensity_asofJuly2019_more.R40 results_highintensity_asofJuly2019_more.R24:results_highintensity_asofJuly2019_more.R40 'Compare_half-lives_UnBinnedFit_lowintensity_2'.T23:'Compare_half-lives_UnBinnedFit_lowintensity_2'.T23 'Compare_half-lives_UnBinnedFit_lowintensity_2'.T24:'Compare_half-lives_UnBinnedFit_lowintensity_2'.T40 'Compare_half-lives_UnBinnedFit_lowintensity_2'.Q23:'Compare_half-lives_UnBinnedFit_lowintensity_2'.Q23 'Compare_half-lives_UnBinnedFit_lowintensity_2'.Q24:'Compare_half-lives_UnBinnedFit_lowintensity_2'.Q40 results_highintensity_asofJuly2019_more.S24:results_highintensity_asofJuly2019_more.S40 results_highintensity_asofJuly2019_more.S24:results_highintensity_asofJuly2019_more.S4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8" table:default-cell-style-name="Default"/>
        <table:table-row table:style-name="ro1" table:number-rows-repeated="2">
          <table:table-cell table:number-columns-repeated="32"/>
        </table:table-row>
        <table:table-row table:style-name="ro1" table:number-rows-repeated="10">
          <table:table-cell table:number-columns-repeated="3"/>
          <table:table-cell table:style-name="ce4" table:number-columns-repeated="6"/>
          <table:table-cell table:number-columns-repeated="23"/>
        </table:table-row>
        <table:table-row table:style-name="ro1">
          <table:table-cell table:number-columns-repeated="3"/>
          <table:table-cell table:style-name="ce4" table:number-columns-repeated="6"/>
          <table:table-cell table:number-columns-repeated="15"/>
          <table:table-cell table:style-name="ce1" office:value-type="string" calcext:value-type="string">
            <text:p>LOW INTENSITY REF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4" table:number-columns-repeated="6"/>
          <table:table-cell table:number-columns-repeated="15"/>
          <table:table-cell office:value-type="string" calcext:value-type="string">
            <text:p>T1/2</text:p>
          </table:table-cell>
          <table:table-cell/>
          <table:table-cell office:value-type="string" calcext:value-type="string">
            <text:p>P1n</text:p>
          </table:table-cell>
          <table:table-cell/>
          <table:table-cell office:value-type="string" calcext:value-type="string">
            <text:p>P2n</text:p>
          </table:table-cell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Fit status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 table:number-columns-repeated="6"/>
          <table:table-cell table:style-name="ce2" table:number-columns-repeated="2"/>
          <table:table-cell table:style-name="ce1"/>
          <table:table-cell table:number-columns-repeated="11"/>
          <table:table-cell office:value-type="string" calcext:value-type="string">
            <text:p>Ag129</text:p>
          </table:table-cell>
          <table:table-cell office:value-type="float" office:value="55.1769" calcext:value-type="float">
            <text:p>55.1769</text:p>
          </table:table-cell>
          <table:table-cell office:value-type="float" office:value="1.72049" calcext:value-type="float">
            <text:p>1.72049</text:p>
          </table:table-cell>
          <table:table-cell office:value-type="float" office:value="17.9099" calcext:value-type="float">
            <text:p>17.9099</text:p>
          </table:table-cell>
          <table:table-cell office:value-type="float" office:value="1.1647" calcext:value-type="float">
            <text:p>1.1647</text:p>
          </table:table-cell>
          <table:table-cell office:value-type="float" office:value="0.368148" calcext:value-type="float">
            <text:p>0.368148</text:p>
          </table:table-cell>
          <table:table-cell office:value-type="float" office:value="0.208149" calcext:value-type="float">
            <text:p>0.208149</text:p>
          </table:table-cell>
          <table:table-cell office:value-type="float" office:value="0.918027" calcext:value-type="float">
            <text:p>0.918027</text:p>
          </table:table-cell>
          <table:table-cell table:formula="of:=[.AF3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4" table:number-columns-repeated="6"/>
          <table:table-cell table:number-columns-repeated="3"/>
          <table:table-cell table:style-name="ce1"/>
          <table:table-cell table:number-columns-repeated="10"/>
          <table:table-cell office:value-type="string" calcext:value-type="string">
            <text:p>Ag130</text:p>
          </table:table-cell>
          <table:table-cell office:value-type="float" office:value="46.0249" calcext:value-type="float">
            <text:p>46.0249</text:p>
          </table:table-cell>
          <table:table-cell office:value-type="float" office:value="3.38713" calcext:value-type="float">
            <text:p>3.38713</text:p>
          </table:table-cell>
          <table:table-cell office:value-type="float" office:value="66.0261" calcext:value-type="float">
            <text:p>66.0261</text:p>
          </table:table-cell>
          <table:table-cell office:value-type="float" office:value="5.70677" calcext:value-type="float">
            <text:p>5.70677</text:p>
          </table:table-cell>
          <table:table-cell office:value-type="float" office:value="0.0000851506" calcext:value-type="float">
            <text:p>8.51506E-05</text:p>
          </table:table-cell>
          <table:table-cell office:value-type="float" office:value="0.478373" calcext:value-type="float">
            <text:p>0.478373</text:p>
          </table:table-cell>
          <table:table-cell office:value-type="float" office:value="0.954871" calcext:value-type="float">
            <text:p>0.954871</text:p>
          </table:table-cell>
          <table:table-cell table:formula="of:=[.AF3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4" table:number-columns-repeated="6"/>
          <table:table-cell table:number-columns-repeated="3"/>
          <table:table-cell table:style-name="ce1"/>
          <table:table-cell table:number-columns-repeated="10"/>
          <table:table-cell office:value-type="string" calcext:value-type="string">
            <text:p>Ag131</text:p>
          </table:table-cell>
          <table:table-cell office:value-type="float" office:value="36.3848" calcext:value-type="float">
            <text:p>36.3848</text:p>
          </table:table-cell>
          <table:table-cell office:value-type="float" office:value="5.74425" calcext:value-type="float">
            <text:p>5.74425</text:p>
          </table:table-cell>
          <table:table-cell office:value-type="float" office:value="99.9998" calcext:value-type="float">
            <text:p>99.9998</text:p>
          </table:table-cell>
          <table:table-cell office:value-type="float" office:value="15.2772" calcext:value-type="float">
            <text:p>15.2772</text:p>
          </table:table-cell>
          <table:table-cell office:value-type="float" office:value="1.71316" calcext:value-type="float">
            <text:p>1.71316</text:p>
          </table:table-cell>
          <table:table-cell office:value-type="float" office:value="5.07414" calcext:value-type="float">
            <text:p>5.07414</text:p>
          </table:table-cell>
          <table:table-cell office:value-type="float" office:value="1.35931" calcext:value-type="float">
            <text:p>1.35931</text:p>
          </table:table-cell>
          <table:table-cell table:formula="of:=[.AF36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4" table:number-columns-repeated="6"/>
          <table:table-cell table:number-columns-repeated="3"/>
          <table:table-cell table:style-name="ce1"/>
          <table:table-cell table:number-columns-repeated="10"/>
          <table:table-cell office:value-type="string" calcext:value-type="string">
            <text:p>Cd130</text:p>
          </table:table-cell>
          <table:table-cell office:value-type="float" office:value="132.158" calcext:value-type="float">
            <text:p>132.158</text:p>
          </table:table-cell>
          <table:table-cell office:value-type="float" office:value="0.756449" calcext:value-type="float">
            <text:p>0.756449</text:p>
          </table:table-cell>
          <table:table-cell office:value-type="float" office:value="3.0547" calcext:value-type="float">
            <text:p>3.0547</text:p>
          </table:table-cell>
          <table:table-cell office:value-type="float" office:value="0.423636" calcext:value-type="float">
            <text:p>0.423636</text:p>
          </table:table-cell>
          <table:table-cell office:value-type="float" office:value="0.0000278094" calcext:value-type="float">
            <text:p>2.78094E-05</text:p>
          </table:table-cell>
          <table:table-cell office:value-type="float" office:value="0.182256" calcext:value-type="float">
            <text:p>0.182256</text:p>
          </table:table-cell>
          <table:table-cell office:value-type="float" office:value="1.02534" calcext:value-type="float">
            <text:p>1.02534</text:p>
          </table:table-cell>
          <table:table-cell table:formula="of:=[.AF37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4" table:number-columns-repeated="6"/>
          <table:table-cell table:number-columns-repeated="3"/>
          <table:table-cell table:style-name="ce1"/>
          <table:table-cell table:number-columns-repeated="10"/>
          <table:table-cell office:value-type="string" calcext:value-type="string">
            <text:p>Cd131</text:p>
          </table:table-cell>
          <table:table-cell office:value-type="float" office:value="98.9419" calcext:value-type="float">
            <text:p>98.9419</text:p>
          </table:table-cell>
          <table:table-cell office:value-type="float" office:value="1.35954" calcext:value-type="float">
            <text:p>1.35954</text:p>
          </table:table-cell>
          <table:table-cell office:value-type="float" office:value="14.7188" calcext:value-type="float">
            <text:p>14.7188</text:p>
          </table:table-cell>
          <table:table-cell office:value-type="float" office:value="0.971078" calcext:value-type="float">
            <text:p>0.971078</text:p>
          </table:table-cell>
          <table:table-cell office:value-type="float" office:value="0.0498366" calcext:value-type="float">
            <text:p>0.0498366</text:p>
          </table:table-cell>
          <table:table-cell office:value-type="float" office:value="0.118075" calcext:value-type="float">
            <text:p>0.118075</text:p>
          </table:table-cell>
          <table:table-cell office:value-type="float" office:value="1.10497" calcext:value-type="float">
            <text:p>1.10497</text:p>
          </table:table-cell>
          <table:table-cell table:formula="of:=[.AF38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4" table:number-columns-repeated="6"/>
          <table:table-cell table:number-columns-repeated="3"/>
          <table:table-cell table:style-name="ce1"/>
          <table:table-cell table:number-columns-repeated="10"/>
          <table:table-cell office:value-type="string" calcext:value-type="string">
            <text:p>Cd132</text:p>
          </table:table-cell>
          <table:table-cell office:value-type="float" office:value="84.9057" calcext:value-type="float">
            <text:p>84.9057</text:p>
          </table:table-cell>
          <table:table-cell office:value-type="float" office:value="3.25094" calcext:value-type="float">
            <text:p>3.25094</text:p>
          </table:table-cell>
          <table:table-cell office:value-type="float" office:value="95.0325" calcext:value-type="float">
            <text:p>95.0325</text:p>
          </table:table-cell>
          <table:table-cell office:value-type="float" office:value="5.08673" calcext:value-type="float">
            <text:p>5.08673</text:p>
          </table:table-cell>
          <table:table-cell office:value-type="float" office:value="0.0000221495" calcext:value-type="float">
            <text:p>2.21495E-05</text:p>
          </table:table-cell>
          <table:table-cell office:value-type="float" office:value="0.279401" calcext:value-type="float">
            <text:p>0.279401</text:p>
          </table:table-cell>
          <table:table-cell office:value-type="float" office:value="1.10522" calcext:value-type="float">
            <text:p>1.10522</text:p>
          </table:table-cell>
          <table:table-cell table:formula="of:=[.AF39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4" table:number-columns-repeated="6"/>
          <table:table-cell table:number-columns-repeated="3"/>
          <table:table-cell table:style-name="ce1"/>
          <table:table-cell table:number-columns-repeated="10"/>
          <table:table-cell office:value-type="string" calcext:value-type="string">
            <text:p>Cd133</text:p>
          </table:table-cell>
          <table:table-cell office:value-type="float" office:value="65.5472" calcext:value-type="float">
            <text:p>65.5472</text:p>
          </table:table-cell>
          <table:table-cell office:value-type="float" office:value="7.86767" calcext:value-type="float">
            <text:p>7.86767</text:p>
          </table:table-cell>
          <table:table-cell office:value-type="float" office:value="86.1267" calcext:value-type="float">
            <text:p>86.1267</text:p>
          </table:table-cell>
          <table:table-cell office:value-type="float" office:value="7.21699" calcext:value-type="float">
            <text:p>7.21699</text:p>
          </table:table-cell>
          <table:table-cell office:value-type="float" office:value="6.24733" calcext:value-type="float">
            <text:p>6.24733</text:p>
          </table:table-cell>
          <table:table-cell office:value-type="float" office:value="2.85611" calcext:value-type="float">
            <text:p>2.85611</text:p>
          </table:table-cell>
          <table:table-cell office:value-type="float" office:value="0.928719" calcext:value-type="float">
            <text:p>0.928719</text:p>
          </table:table-cell>
          <table:table-cell table:formula="of:=[.AF40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style-name="ce1"/>
          <table:table-cell table:number-columns-repeated="10"/>
          <table:table-cell office:value-type="string" calcext:value-type="string">
            <text:p>In131</text:p>
          </table:table-cell>
          <table:table-cell office:value-type="float" office:value="278.02" calcext:value-type="float">
            <text:p>278.02</text:p>
          </table:table-cell>
          <table:table-cell office:value-type="float" office:value="6.16357" calcext:value-type="float">
            <text:p>6.16357</text:p>
          </table:table-cell>
          <table:table-cell office:value-type="float" office:value="3.06857" calcext:value-type="float">
            <text:p>3.06857</text:p>
          </table:table-cell>
          <table:table-cell office:value-type="float" office:value="0.380299" calcext:value-type="float">
            <text:p>0.380299</text:p>
          </table:table-cell>
          <table:table-cell office:value-type="float" office:value="0.0590062" calcext:value-type="float">
            <text:p>0.0590062</text:p>
          </table:table-cell>
          <table:table-cell office:value-type="float" office:value="0.164822" calcext:value-type="float">
            <text:p>0.164822</text:p>
          </table:table-cell>
          <table:table-cell office:value-type="float" office:value="1.0211" calcext:value-type="float">
            <text:p>1.0211</text:p>
          </table:table-cell>
          <table:table-cell table:formula="of:=[.AF41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style-name="ce1"/>
          <table:table-cell table:number-columns-repeated="2"/>
          <table:table-cell office:value-type="string" calcext:value-type="string">
            <text:p>Low intensity</text:p>
          </table:table-cell>
          <table:table-cell office:value-type="string" calcext:value-type="string">
            <text:p>Literature (GL)</text:p>
          </table:table-cell>
          <table:table-cell table:number-columns-repeated="2"/>
          <table:table-cell office:value-type="string" calcext:value-type="string">
            <text:p>(exp-lit)/exp (%)</text:p>
          </table:table-cell>
          <table:table-cell table:number-columns-repeated="3"/>
          <table:table-cell office:value-type="string" calcext:value-type="string">
            <text:p>In132</text:p>
          </table:table-cell>
          <table:table-cell office:value-type="float" office:value="212.743" calcext:value-type="float">
            <text:p>212.743</text:p>
          </table:table-cell>
          <table:table-cell office:value-type="float" office:value="7.49333" calcext:value-type="float">
            <text:p>7.49333</text:p>
          </table:table-cell>
          <table:table-cell office:value-type="float" office:value="13.1116" calcext:value-type="float">
            <text:p>13.1116</text:p>
          </table:table-cell>
          <table:table-cell office:value-type="float" office:value="1.18004" calcext:value-type="float">
            <text:p>1.18004</text:p>
          </table:table-cell>
          <table:table-cell office:value-type="float" office:value="0.0004379" calcext:value-type="float">
            <text:p>0.0004379</text:p>
          </table:table-cell>
          <table:table-cell office:value-type="float" office:value="0.105754" calcext:value-type="float">
            <text:p>0.105754</text:p>
          </table:table-cell>
          <table:table-cell office:value-type="float" office:value="0.997183" calcext:value-type="float">
            <text:p>0.997183</text:p>
          </table:table-cell>
          <table:table-cell table:formula="of:=[.AF42]" office:value-type="float" office:value="0" calcext:value-type="float">
            <text:p>0</text:p>
          </table:table-cell>
        </table:table-row>
        <table:table-row table:style-name="ro2">
          <table:table-cell table:number-columns-repeated="11"/>
          <table:table-cell table:style-name="ce1" table:number-columns-repeated="2"/>
          <table:table-cell table:style-name="ce11" office:value-type="string" calcext:value-type="string">
            <text:p>Ag129</text:p>
          </table:table-cell>
          <table:table-cell office:value-type="string" calcext:value-type="string">
            <text:p>Ag129</text:p>
          </table:table-cell>
          <table:table-cell office:value-type="float" office:value="55.1769" calcext:value-type="float">
            <text:p>55.1769</text:p>
          </table:table-cell>
          <table:table-cell office:value-type="float" office:value="52" calcext:value-type="float">
            <text:p>52</text:p>
          </table:table-cell>
          <table:table-cell office:value-type="float" office:value="1.72049" calcext:value-type="float">
            <text:p>1.72049</text:p>
          </table:table-cell>
          <table:table-cell office:value-type="float" office:value="4" calcext:value-type="float">
            <text:p>4</text:p>
          </table:table-cell>
          <table:table-cell table:formula="of:=([.P24]-[.Q24])/[.P24]*100" office:value-type="float" office:value="5.75766308002081" calcext:value-type="float">
            <text:p>5.75766308</text:p>
          </table:table-cell>
          <table:table-cell table:number-columns-repeated="3"/>
          <table:table-cell office:value-type="string" calcext:value-type="string">
            <text:p>In133</text:p>
          </table:table-cell>
          <table:table-cell office:value-type="float" office:value="165.332" calcext:value-type="float">
            <text:p>165.332</text:p>
          </table:table-cell>
          <table:table-cell office:value-type="float" office:value="2.20009" calcext:value-type="float">
            <text:p>2.20009</text:p>
          </table:table-cell>
          <table:table-cell office:value-type="float" office:value="91.0776" calcext:value-type="float">
            <text:p>91.0776</text:p>
          </table:table-cell>
          <table:table-cell office:value-type="float" office:value="2.13962" calcext:value-type="float">
            <text:p>2.13962</text:p>
          </table:table-cell>
          <table:table-cell office:value-type="float" office:value="0.622254" calcext:value-type="float">
            <text:p>0.622254</text:p>
          </table:table-cell>
          <table:table-cell office:value-type="float" office:value="0.233691" calcext:value-type="float">
            <text:p>0.233691</text:p>
          </table:table-cell>
          <table:table-cell office:value-type="float" office:value="1.10329" calcext:value-type="float">
            <text:p>1.10329</text:p>
          </table:table-cell>
          <table:table-cell table:formula="of:=[.AF43]" office:value-type="float" office:value="0" calcext:value-type="float">
            <text:p>0</text:p>
          </table:table-cell>
        </table:table-row>
        <table:table-row table:style-name="ro2">
          <table:table-cell table:number-columns-repeated="13"/>
          <table:table-cell table:style-name="ce3" office:value-type="string" calcext:value-type="string">
            <text:p>Ag130</text:p>
          </table:table-cell>
          <table:table-cell office:value-type="string" calcext:value-type="string">
            <text:p>Ag130</text:p>
          </table:table-cell>
          <table:table-cell office:value-type="float" office:value="46.0249" calcext:value-type="float">
            <text:p>46.0249</text:p>
          </table:table-cell>
          <table:table-cell office:value-type="float" office:value="42" calcext:value-type="float">
            <text:p>42</text:p>
          </table:table-cell>
          <table:table-cell office:value-type="float" office:value="3.38713" calcext:value-type="float">
            <text:p>3.38713</text:p>
          </table:table-cell>
          <table:table-cell office:value-type="float" office:value="5" calcext:value-type="float">
            <text:p>5</text:p>
          </table:table-cell>
          <table:table-cell table:formula="of:=([.P25]-[.Q25])/[.P25]*100" office:value-type="float" office:value="8.74504887571728" calcext:value-type="float">
            <text:p>8.7450488757</text:p>
          </table:table-cell>
          <table:table-cell table:number-columns-repeated="3"/>
          <table:table-cell office:value-type="string" calcext:value-type="string">
            <text:p>In134</text:p>
          </table:table-cell>
          <table:table-cell office:value-type="float" office:value="128.581" calcext:value-type="float">
            <text:p>128.581</text:p>
          </table:table-cell>
          <table:table-cell office:value-type="float" office:value="1.44418" calcext:value-type="float">
            <text:p>1.44418</text:p>
          </table:table-cell>
          <table:table-cell office:value-type="float" office:value="83.3706" calcext:value-type="float">
            <text:p>83.3706</text:p>
          </table:table-cell>
          <table:table-cell office:value-type="float" office:value="1.03556" calcext:value-type="float">
            <text:p>1.03556</text:p>
          </table:table-cell>
          <table:table-cell office:value-type="float" office:value="13.866" calcext:value-type="float">
            <text:p>13.866</text:p>
          </table:table-cell>
          <table:table-cell office:value-type="float" office:value="0.623404" calcext:value-type="float">
            <text:p>0.623404</text:p>
          </table:table-cell>
          <table:table-cell office:value-type="float" office:value="0.936846" calcext:value-type="float">
            <text:p>0.936846</text:p>
          </table:table-cell>
          <table:table-cell table:formula="of:=[.AF44]" office:value-type="float" office:value="0" calcext:value-type="float">
            <text:p>0</text:p>
          </table:table-cell>
        </table:table-row>
        <table:table-row table:style-name="ro2">
          <table:table-cell table:number-columns-repeated="13"/>
          <table:table-cell table:style-name="ce3" office:value-type="string" calcext:value-type="string">
            <text:p>Ag131</text:p>
          </table:table-cell>
          <table:table-cell office:value-type="string" calcext:value-type="string">
            <text:p>Ag131</text:p>
          </table:table-cell>
          <table:table-cell office:value-type="float" office:value="36.3848" calcext:value-type="float">
            <text:p>36.3848</text:p>
          </table:table-cell>
          <table:table-cell table:style-name="ce12" office:value-type="float" office:value="35" calcext:value-type="float">
            <text:p>35</text:p>
          </table:table-cell>
          <table:table-cell office:value-type="float" office:value="5.74425" calcext:value-type="float">
            <text:p>5.74425</text:p>
          </table:table-cell>
          <table:table-cell table:style-name="ce12" office:value-type="float" office:value="8" calcext:value-type="float">
            <text:p>8</text:p>
          </table:table-cell>
          <table:table-cell table:formula="of:=([.P26]-[.Q26])/[.P26]*100" office:value-type="float" office:value="3.80598491677843" calcext:value-type="float">
            <text:p>3.8059849168</text:p>
          </table:table-cell>
          <table:table-cell table:number-columns-repeated="3"/>
          <table:table-cell office:value-type="string" calcext:value-type="string">
            <text:p>In135</text:p>
          </table:table-cell>
          <table:table-cell office:value-type="float" office:value="104.138" calcext:value-type="float">
            <text:p>104.138</text:p>
          </table:table-cell>
          <table:table-cell office:value-type="float" office:value="3.54761" calcext:value-type="float">
            <text:p>3.54761</text:p>
          </table:table-cell>
          <table:table-cell office:value-type="float" office:value="84.2398" calcext:value-type="float">
            <text:p>84.2398</text:p>
          </table:table-cell>
          <table:table-cell office:value-type="float" office:value="2.35404" calcext:value-type="float">
            <text:p>2.35404</text:p>
          </table:table-cell>
          <table:table-cell office:value-type="float" office:value="10.0697" calcext:value-type="float">
            <text:p>10.0697</text:p>
          </table:table-cell>
          <table:table-cell office:value-type="float" office:value="1.05332" calcext:value-type="float">
            <text:p>1.05332</text:p>
          </table:table-cell>
          <table:table-cell office:value-type="float" office:value="1.06669" calcext:value-type="float">
            <text:p>1.06669</text:p>
          </table:table-cell>
          <table:table-cell table:formula="of:=[.AF45]" office:value-type="float" office:value="0" calcext:value-type="float">
            <text:p>0</text:p>
          </table:table-cell>
        </table:table-row>
        <table:table-row table:style-name="ro2">
          <table:table-cell table:number-columns-repeated="13"/>
          <table:table-cell table:style-name="ce11" office:value-type="string" calcext:value-type="string">
            <text:p>Cd130</text:p>
          </table:table-cell>
          <table:table-cell office:value-type="string" calcext:value-type="string">
            <text:p>Cd130</text:p>
          </table:table-cell>
          <table:table-cell office:value-type="float" office:value="132.158" calcext:value-type="float">
            <text:p>132.158</text:p>
          </table:table-cell>
          <table:table-cell office:value-type="float" office:value="127" calcext:value-type="float">
            <text:p>127</text:p>
          </table:table-cell>
          <table:table-cell office:value-type="float" office:value="0.756449" calcext:value-type="float">
            <text:p>0.756449</text:p>
          </table:table-cell>
          <table:table-cell office:value-type="float" office:value="2" calcext:value-type="float">
            <text:p>2</text:p>
          </table:table-cell>
          <table:table-cell table:formula="of:=([.P27]-[.Q27])/[.P27]*100" office:value-type="float" office:value="3.9029040996383" calcext:value-type="float">
            <text:p>3.9029040996</text:p>
          </table:table-cell>
          <table:table-cell table:number-columns-repeated="3"/>
          <table:table-cell table:style-name="ce2" office:value-type="string" calcext:value-type="string">
            <text:p>In136</text:p>
          </table:table-cell>
          <table:table-cell office:value-type="float" office:value="106.839" calcext:value-type="float">
            <text:p>106.839</text:p>
          </table:table-cell>
          <table:table-cell office:value-type="float" office:value="14.4559" calcext:value-type="float">
            <text:p>14.4559</text:p>
          </table:table-cell>
          <table:table-cell office:value-type="float" office:value="70.7681" calcext:value-type="float">
            <text:p>70.7681</text:p>
          </table:table-cell>
          <table:table-cell office:value-type="float" office:value="11.5722" calcext:value-type="float">
            <text:p>11.5722</text:p>
          </table:table-cell>
          <table:table-cell office:value-type="float" office:value="19.1552" calcext:value-type="float">
            <text:p>19.1552</text:p>
          </table:table-cell>
          <table:table-cell office:value-type="float" office:value="6.53981" calcext:value-type="float">
            <text:p>6.53981</text:p>
          </table:table-cell>
          <table:table-cell office:value-type="float" office:value="0.984505" calcext:value-type="float">
            <text:p>0.984505</text:p>
          </table:table-cell>
          <table:table-cell table:style-name="ce2" table:formula="of:=[.AF46]" office:value-type="float" office:value="0" calcext:value-type="float">
            <text:p>0</text:p>
          </table:table-cell>
        </table:table-row>
        <table:table-row table:style-name="ro2">
          <table:table-cell table:number-columns-repeated="13"/>
          <table:table-cell table:style-name="ce3" office:value-type="string" calcext:value-type="string">
            <text:p>Cd131</text:p>
          </table:table-cell>
          <table:table-cell office:value-type="string" calcext:value-type="string">
            <text:p>Cd131</text:p>
          </table:table-cell>
          <table:table-cell office:value-type="float" office:value="98.9419" calcext:value-type="float">
            <text:p>98.9419</text:p>
          </table:table-cell>
          <table:table-cell office:value-type="float" office:value="98" calcext:value-type="float">
            <text:p>98</text:p>
          </table:table-cell>
          <table:table-cell office:value-type="float" office:value="1.35954" calcext:value-type="float">
            <text:p>1.35954</text:p>
          </table:table-cell>
          <table:table-cell office:value-type="float" office:value="0.2" calcext:value-type="float">
            <text:p>0.2</text:p>
          </table:table-cell>
          <table:table-cell table:formula="of:=([.P28]-[.Q28])/[.P28]*100" office:value-type="float" office:value="0.951972824455568" calcext:value-type="float">
            <text:p>0.9519728245</text:p>
          </table:table-cell>
          <table:table-cell table:number-columns-repeated="3"/>
          <table:table-cell office:value-type="string" calcext:value-type="string">
            <text:p>Sn134</text:p>
          </table:table-cell>
          <table:table-cell office:value-type="float" office:value="1006.31" calcext:value-type="float">
            <text:p>1006.31</text:p>
          </table:table-cell>
          <table:table-cell office:value-type="float" office:value="34.8002" calcext:value-type="float">
            <text:p>34.8002</text:p>
          </table:table-cell>
          <table:table-cell office:value-type="float" office:value="24.2142" calcext:value-type="float">
            <text:p>24.2142</text:p>
          </table:table-cell>
          <table:table-cell office:value-type="float" office:value="1.44071" calcext:value-type="float">
            <text:p>1.44071</text:p>
          </table:table-cell>
          <table:table-cell office:value-type="float" office:value="0.000000162007" calcext:value-type="float">
            <text:p>0.000000162</text:p>
          </table:table-cell>
          <table:table-cell office:value-type="float" office:value="0.111407" calcext:value-type="float">
            <text:p>0.111407</text:p>
          </table:table-cell>
          <table:table-cell office:value-type="float" office:value="0.948488" calcext:value-type="float">
            <text:p>0.948488</text:p>
          </table:table-cell>
          <table:table-cell table:formula="of:=[.AF47]" office:value-type="float" office:value="0" calcext:value-type="float">
            <text:p>0</text:p>
          </table:table-cell>
        </table:table-row>
        <table:table-row table:style-name="ro2">
          <table:table-cell table:number-columns-repeated="13"/>
          <table:table-cell table:style-name="ce11" office:value-type="string" calcext:value-type="string">
            <text:p>Cd132</text:p>
          </table:table-cell>
          <table:table-cell office:value-type="string" calcext:value-type="string">
            <text:p>Cd132</text:p>
          </table:table-cell>
          <table:table-cell office:value-type="float" office:value="84.9057" calcext:value-type="float">
            <text:p>84.9057</text:p>
          </table:table-cell>
          <table:table-cell office:value-type="float" office:value="82" calcext:value-type="float">
            <text:p>82</text:p>
          </table:table-cell>
          <table:table-cell office:value-type="float" office:value="3.25094" calcext:value-type="float">
            <text:p>3.25094</text:p>
          </table:table-cell>
          <table:table-cell office:value-type="float" office:value="4" calcext:value-type="float">
            <text:p>4</text:p>
          </table:table-cell>
          <table:table-cell table:formula="of:=([.P29]-[.Q29])/[.P29]*100" office:value-type="float" office:value="3.42226729183081" calcext:value-type="float">
            <text:p>3.4222672918</text:p>
          </table:table-cell>
          <table:table-cell table:number-columns-repeated="3"/>
          <table:table-cell office:value-type="string" calcext:value-type="string">
            <text:p>Sn135</text:p>
          </table:table-cell>
          <table:table-cell office:value-type="float" office:value="515.95" calcext:value-type="float">
            <text:p>515.95</text:p>
          </table:table-cell>
          <table:table-cell office:value-type="float" office:value="28.7531" calcext:value-type="float">
            <text:p>28.7531</text:p>
          </table:table-cell>
          <table:table-cell office:value-type="float" office:value="20.5298" calcext:value-type="float">
            <text:p>20.5298</text:p>
          </table:table-cell>
          <table:table-cell office:value-type="float" office:value="2.22794" calcext:value-type="float">
            <text:p>2.22794</text:p>
          </table:table-cell>
          <table:table-cell office:value-type="float" office:value="0.0000266926" calcext:value-type="float">
            <text:p>2.66926E-05</text:p>
          </table:table-cell>
          <table:table-cell office:value-type="float" office:value="0.126338" calcext:value-type="float">
            <text:p>0.126338</text:p>
          </table:table-cell>
          <table:table-cell office:value-type="float" office:value="0.975909" calcext:value-type="float">
            <text:p>0.975909</text:p>
          </table:table-cell>
          <table:table-cell table:formula="of:=[.AF48]" office:value-type="float" office:value="0" calcext:value-type="float">
            <text:p>0</text:p>
          </table:table-cell>
        </table:table-row>
        <table:table-row table:style-name="ro2">
          <table:table-cell table:number-columns-repeated="13"/>
          <table:table-cell table:style-name="ce11" office:value-type="string" calcext:value-type="string">
            <text:p>Cd133</text:p>
          </table:table-cell>
          <table:table-cell office:value-type="string" calcext:value-type="string">
            <text:p>Cd133</text:p>
          </table:table-cell>
          <table:table-cell office:value-type="float" office:value="65.5472" calcext:value-type="float">
            <text:p>65.5472</text:p>
          </table:table-cell>
          <table:table-cell office:value-type="float" office:value="64" calcext:value-type="float">
            <text:p>64</text:p>
          </table:table-cell>
          <table:table-cell office:value-type="float" office:value="7.86767" calcext:value-type="float">
            <text:p>7.86767</text:p>
          </table:table-cell>
          <table:table-cell office:value-type="float" office:value="8" calcext:value-type="float">
            <text:p>8</text:p>
          </table:table-cell>
          <table:table-cell table:formula="of:=([.P30]-[.Q30])/[.P30]*100" office:value-type="float" office:value="2.36043644884908" calcext:value-type="float">
            <text:p>2.3604364488</text:p>
          </table:table-cell>
          <table:table-cell table:number-columns-repeated="3"/>
          <table:table-cell office:value-type="string" calcext:value-type="string">
            <text:p>Sn136</text:p>
          </table:table-cell>
          <table:table-cell office:value-type="float" office:value="370.417" calcext:value-type="float">
            <text:p>370.417</text:p>
          </table:table-cell>
          <table:table-cell office:value-type="float" office:value="3.94659" calcext:value-type="float">
            <text:p>3.94659</text:p>
          </table:table-cell>
          <table:table-cell office:value-type="float" office:value="19.329" calcext:value-type="float">
            <text:p>19.329</text:p>
          </table:table-cell>
          <table:table-cell office:value-type="float" office:value="1.34699" calcext:value-type="float">
            <text:p>1.34699</text:p>
          </table:table-cell>
          <table:table-cell office:value-type="float" office:value="0.145218" calcext:value-type="float">
            <text:p>0.145218</text:p>
          </table:table-cell>
          <table:table-cell office:value-type="float" office:value="0.0832583" calcext:value-type="float">
            <text:p>0.0832583</text:p>
          </table:table-cell>
          <table:table-cell office:value-type="float" office:value="0.985691" calcext:value-type="float">
            <text:p>0.985691</text:p>
          </table:table-cell>
          <table:table-cell table:formula="of:=[.AF4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" table:formula="of:=LEFT(RIGHT([.B5];10);5)">
            <text:p/>
          </table:table-cell>
          <table:table-cell table:number-columns-repeated="11"/>
          <table:table-cell table:style-name="ce11" office:value-type="string" calcext:value-type="string">
            <text:p>In131</text:p>
          </table:table-cell>
          <table:table-cell office:value-type="string" calcext:value-type="string">
            <text:p>In131</text:p>
          </table:table-cell>
          <table:table-cell office:value-type="float" office:value="278.02" calcext:value-type="float">
            <text:p>278.02</text:p>
          </table:table-cell>
          <table:table-cell office:value-type="float" office:value="261" calcext:value-type="float">
            <text:p>261</text:p>
          </table:table-cell>
          <table:table-cell office:value-type="float" office:value="6.16357" calcext:value-type="float">
            <text:p>6.16357</text:p>
          </table:table-cell>
          <table:table-cell office:value-type="float" office:value="3" calcext:value-type="float">
            <text:p>3</text:p>
          </table:table-cell>
          <table:table-cell table:formula="of:=([.P31]-[.Q31])/[.P31]*100" office:value-type="float" office:value="6.12186173656571" calcext:value-type="float">
            <text:p>6.1218617366</text:p>
          </table:table-cell>
          <table:table-cell table:number-columns-repeated="3"/>
          <table:table-cell office:value-type="string" calcext:value-type="string">
            <text:p>Sn137</text:p>
          </table:table-cell>
          <table:table-cell office:value-type="float" office:value="234.042" calcext:value-type="float">
            <text:p>234.042</text:p>
          </table:table-cell>
          <table:table-cell office:value-type="float" office:value="5.33268" calcext:value-type="float">
            <text:p>5.33268</text:p>
          </table:table-cell>
          <table:table-cell office:value-type="float" office:value="23.4636" calcext:value-type="float">
            <text:p>23.4636</text:p>
          </table:table-cell>
          <table:table-cell office:value-type="float" office:value="1.76667" calcext:value-type="float">
            <text:p>1.76667</text:p>
          </table:table-cell>
          <table:table-cell office:value-type="float" office:value="0.74356" calcext:value-type="float">
            <text:p>0.74356</text:p>
          </table:table-cell>
          <table:table-cell office:value-type="float" office:value="0.27264" calcext:value-type="float">
            <text:p>0.27264</text:p>
          </table:table-cell>
          <table:table-cell office:value-type="float" office:value="1.01466" calcext:value-type="float">
            <text:p>1.01466</text:p>
          </table:table-cell>
          <table:table-cell table:formula="of:=[.AF50]"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LEFT(RIGHT([.B6];10);5)">
            <text:p/>
          </table:table-cell>
          <table:table-cell table:number-columns-repeated="11"/>
          <table:table-cell table:style-name="ce11" office:value-type="string" calcext:value-type="string">
            <text:p>In132</text:p>
          </table:table-cell>
          <table:table-cell office:value-type="string" calcext:value-type="string">
            <text:p>In132</text:p>
          </table:table-cell>
          <table:table-cell office:value-type="float" office:value="212.743" calcext:value-type="float">
            <text:p>212.743</text:p>
          </table:table-cell>
          <table:table-cell office:value-type="float" office:value="198" calcext:value-type="float">
            <text:p>198</text:p>
          </table:table-cell>
          <table:table-cell office:value-type="float" office:value="7.49333" calcext:value-type="float">
            <text:p>7.49333</text:p>
          </table:table-cell>
          <table:table-cell office:value-type="float" office:value="2" calcext:value-type="float">
            <text:p>2</text:p>
          </table:table-cell>
          <table:table-cell table:formula="of:=([.P32]-[.Q32])/[.P32]*100" office:value-type="float" office:value="6.92995774244041" calcext:value-type="float">
            <text:p>6.9299577424</text:p>
          </table:table-cell>
          <table:table-cell table:number-columns-repeated="3"/>
          <table:table-cell office:value-type="string" calcext:value-type="string">
            <text:p>Sn138</text:p>
          </table:table-cell>
          <table:table-cell office:value-type="float" office:value="134.55" calcext:value-type="float">
            <text:p>134.55</text:p>
          </table:table-cell>
          <table:table-cell office:value-type="float" office:value="22.1608" calcext:value-type="float">
            <text:p>22.1608</text:p>
          </table:table-cell>
          <table:table-cell office:value-type="float" office:value="20.2945" calcext:value-type="float">
            <text:p>20.2945</text:p>
          </table:table-cell>
          <table:table-cell office:value-type="float" office:value="5.39325" calcext:value-type="float">
            <text:p>5.39325</text:p>
          </table:table-cell>
          <table:table-cell office:value-type="float" office:value="2.20882" calcext:value-type="float">
            <text:p>2.20882</text:p>
          </table:table-cell>
          <table:table-cell office:value-type="float" office:value="1.43008" calcext:value-type="float">
            <text:p>1.43008</text:p>
          </table:table-cell>
          <table:table-cell office:value-type="float" office:value="0.902719" calcext:value-type="float">
            <text:p>0.902719</text:p>
          </table:table-cell>
          <table:table-cell table:formula="of:=[.AF51]"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LEFT(RIGHT([.B7];10);5)">
            <text:p/>
          </table:table-cell>
          <table:table-cell table:number-columns-repeated="11"/>
          <table:table-cell table:style-name="ce11" office:value-type="string" calcext:value-type="string">
            <text:p>In133</text:p>
          </table:table-cell>
          <table:table-cell office:value-type="string" calcext:value-type="string">
            <text:p>In133</text:p>
          </table:table-cell>
          <table:table-cell office:value-type="float" office:value="165.332" calcext:value-type="float">
            <text:p>165.332</text:p>
          </table:table-cell>
          <table:table-cell office:value-type="float" office:value="163" calcext:value-type="float">
            <text:p>163</text:p>
          </table:table-cell>
          <table:table-cell office:value-type="float" office:value="2.20009" calcext:value-type="float">
            <text:p>2.20009</text:p>
          </table:table-cell>
          <table:table-cell office:value-type="float" office:value="7" calcext:value-type="float">
            <text:p>7</text:p>
          </table:table-cell>
          <table:table-cell table:formula="of:=([.P33]-[.Q33])/[.P33]*100" office:value-type="float" office:value="1.4104952459294" calcext:value-type="float">
            <text:p>1.4104952459</text:p>
          </table:table-cell>
          <table:table-cell table:number-columns-repeated="12"/>
        </table:table-row>
        <table:table-row table:style-name="ro2">
          <table:table-cell/>
          <table:table-cell table:formula="of:=LEFT(RIGHT([.B8];10);5)">
            <text:p/>
          </table:table-cell>
          <table:table-cell table:number-columns-repeated="11"/>
          <table:table-cell table:style-name="ce3" office:value-type="string" calcext:value-type="string">
            <text:p>In134</text:p>
          </table:table-cell>
          <table:table-cell office:value-type="string" calcext:value-type="string">
            <text:p>In134</text:p>
          </table:table-cell>
          <table:table-cell office:value-type="float" office:value="128.581" calcext:value-type="float">
            <text:p>128.581</text:p>
          </table:table-cell>
          <table:table-cell office:value-type="float" office:value="126" calcext:value-type="float">
            <text:p>126</text:p>
          </table:table-cell>
          <table:table-cell office:value-type="float" office:value="1.44418" calcext:value-type="float">
            <text:p>1.44418</text:p>
          </table:table-cell>
          <table:table-cell office:value-type="float" office:value="7" calcext:value-type="float">
            <text:p>7</text:p>
          </table:table-cell>
          <table:table-cell table:formula="of:=([.P34]-[.Q34])/[.P34]*100" office:value-type="float" office:value="2.0072950124824" calcext:value-type="float">
            <text:p>2.0072950125</text:p>
          </table:table-cell>
          <table:table-cell table:number-columns-repeated="12"/>
        </table:table-row>
        <table:table-row table:style-name="ro2">
          <table:table-cell/>
          <table:table-cell table:formula="of:=LEFT(RIGHT([.B9];10);5)">
            <text:p/>
          </table:table-cell>
          <table:table-cell table:number-columns-repeated="11"/>
          <table:table-cell table:style-name="ce3" office:value-type="string" calcext:value-type="string">
            <text:p>In135</text:p>
          </table:table-cell>
          <table:table-cell office:value-type="string" calcext:value-type="string">
            <text:p>In135</text:p>
          </table:table-cell>
          <table:table-cell office:value-type="float" office:value="104.138" calcext:value-type="float">
            <text:p>104.138</text:p>
          </table:table-cell>
          <table:table-cell office:value-type="float" office:value="103" calcext:value-type="float">
            <text:p>103</text:p>
          </table:table-cell>
          <table:table-cell office:value-type="float" office:value="3.54761" calcext:value-type="float">
            <text:p>3.54761</text:p>
          </table:table-cell>
          <table:table-cell office:value-type="float" office:value="5" calcext:value-type="float">
            <text:p>5</text:p>
          </table:table-cell>
          <table:table-cell table:formula="of:=([.P35]-[.Q35])/[.P35]*100" office:value-type="float" office:value="1.0927807332578" calcext:value-type="float">
            <text:p>1.0927807333</text:p>
          </table:table-cell>
          <table:table-cell table:number-columns-repeated="12"/>
        </table:table-row>
        <table:table-row table:style-name="ro2">
          <table:table-cell/>
          <table:table-cell table:formula="of:=LEFT(RIGHT([.B10];10);5)">
            <text:p/>
          </table:table-cell>
          <table:table-cell table:style-name="ce1" table:number-columns-repeated="9"/>
          <table:table-cell table:number-columns-repeated="2"/>
          <table:table-cell table:style-name="ce11" office:value-type="string" calcext:value-type="string">
            <text:p>Sn134</text:p>
          </table:table-cell>
          <table:table-cell office:value-type="string" calcext:value-type="string">
            <text:p>Sn134</text:p>
          </table:table-cell>
          <table:table-cell office:value-type="float" office:value="1006.31" calcext:value-type="float">
            <text:p>1006.31</text:p>
          </table:table-cell>
          <table:table-cell office:value-type="float" office:value="890" calcext:value-type="float">
            <text:p>890</text:p>
          </table:table-cell>
          <table:table-cell office:value-type="float" office:value="34.8002" calcext:value-type="float">
            <text:p>34.8002</text:p>
          </table:table-cell>
          <table:table-cell office:value-type="float" office:value="20" calcext:value-type="float">
            <text:p>20</text:p>
          </table:table-cell>
          <table:table-cell table:formula="of:=([.P36]-[.Q36])/[.P36]*100" office:value-type="float" office:value="11.5580685872147" calcext:value-type="float">
            <text:p>11.5580685872</text:p>
          </table:table-cell>
          <table:table-cell table:number-columns-repeated="12"/>
        </table:table-row>
        <table:table-row table:style-name="ro2">
          <table:table-cell/>
          <table:table-cell table:formula="of:=LEFT(RIGHT([.B11];10);5)">
            <text:p/>
          </table:table-cell>
          <table:table-cell table:number-columns-repeated="11"/>
          <table:table-cell table:style-name="ce11" office:value-type="string" calcext:value-type="string">
            <text:p>Sn135</text:p>
          </table:table-cell>
          <table:table-cell table:style-name="ce1" office:value-type="string" calcext:value-type="string">
            <text:p>Sn135</text:p>
          </table:table-cell>
          <table:table-cell table:style-name="ce1" office:value-type="float" office:value="515.95" calcext:value-type="float">
            <text:p>515.95</text:p>
          </table:table-cell>
          <table:table-cell office:value-type="float" office:value="515" calcext:value-type="float">
            <text:p>515</text:p>
          </table:table-cell>
          <table:table-cell office:value-type="float" office:value="28.7531" calcext:value-type="float">
            <text:p>28.7531</text:p>
          </table:table-cell>
          <table:table-cell office:value-type="float" office:value="5" calcext:value-type="float">
            <text:p>5</text:p>
          </table:table-cell>
          <table:table-cell table:formula="of:=([.P37]-[.Q37])/[.P37]*100" office:value-type="float" office:value="0.184126368834198" calcext:value-type="float">
            <text:p>0.1841263688</text:p>
          </table:table-cell>
          <table:table-cell table:number-columns-repeated="12"/>
        </table:table-row>
        <table:table-row table:style-name="ro2">
          <table:table-cell/>
          <table:table-cell table:formula="of:=LEFT(RIGHT([.B12];10);5)">
            <text:p/>
          </table:table-cell>
          <table:table-cell table:number-columns-repeated="11"/>
          <table:table-cell table:style-name="ce11" office:value-type="string" calcext:value-type="string">
            <text:p>Sn136</text:p>
          </table:table-cell>
          <table:table-cell office:value-type="string" calcext:value-type="string">
            <text:p>Sn136</text:p>
          </table:table-cell>
          <table:table-cell office:value-type="float" office:value="370.417" calcext:value-type="float">
            <text:p>370.417</text:p>
          </table:table-cell>
          <table:table-cell office:value-type="float" office:value="350" calcext:value-type="float">
            <text:p>350</text:p>
          </table:table-cell>
          <table:table-cell office:value-type="float" office:value="3.94659" calcext:value-type="float">
            <text:p>3.94659</text:p>
          </table:table-cell>
          <table:table-cell office:value-type="float" office:value="5" calcext:value-type="float">
            <text:p>5</text:p>
          </table:table-cell>
          <table:table-cell table:formula="of:=([.P38]-[.Q38])/[.P38]*100" office:value-type="float" office:value="5.51189605228701" calcext:value-type="float">
            <text:p>5.5118960523</text:p>
          </table:table-cell>
          <table:table-cell table:number-columns-repeated="12"/>
        </table:table-row>
        <table:table-row table:style-name="ro2">
          <table:table-cell/>
          <table:table-cell table:formula="of:=LEFT(RIGHT([.B13];10);5)">
            <text:p/>
          </table:table-cell>
          <table:table-cell table:number-columns-repeated="11"/>
          <table:table-cell table:style-name="ce11" office:value-type="string" calcext:value-type="string">
            <text:p>Sn137</text:p>
          </table:table-cell>
          <table:table-cell office:value-type="string" calcext:value-type="string">
            <text:p>Sn137</text:p>
          </table:table-cell>
          <table:table-cell office:value-type="float" office:value="234.042" calcext:value-type="float">
            <text:p>234.042</text:p>
          </table:table-cell>
          <table:table-cell office:value-type="float" office:value="230" calcext:value-type="float">
            <text:p>230</text:p>
          </table:table-cell>
          <table:table-cell office:value-type="float" office:value="5.33268" calcext:value-type="float">
            <text:p>5.33268</text:p>
          </table:table-cell>
          <table:table-cell office:value-type="float" office:value="30" calcext:value-type="float">
            <text:p>30</text:p>
          </table:table-cell>
          <table:table-cell table:formula="of:=([.P39]-[.Q39])/[.P39]*100" office:value-type="float" office:value="1.72704044573196" calcext:value-type="float">
            <text:p>1.7270404457</text:p>
          </table:table-cell>
          <table:table-cell table:number-columns-repeated="12"/>
        </table:table-row>
        <table:table-row table:style-name="ro2">
          <table:table-cell/>
          <table:table-cell table:style-name="ce1" table:formula="of:=LEFT(RIGHT([.B14];10);5)">
            <text:p/>
          </table:table-cell>
          <table:table-cell table:number-columns-repeated="11"/>
          <table:table-cell table:style-name="ce11" office:value-type="string" calcext:value-type="string">
            <text:p>Sn138</text:p>
          </table:table-cell>
          <table:table-cell office:value-type="string" calcext:value-type="string">
            <text:p>Sn138</text:p>
          </table:table-cell>
          <table:table-cell office:value-type="float" office:value="134.55" calcext:value-type="float">
            <text:p>134.55</text:p>
          </table:table-cell>
          <table:table-cell table:style-name="ce11" office:value-type="float" office:value="140" calcext:value-type="float">
            <text:p>140</text:p>
          </table:table-cell>
          <table:table-cell office:value-type="float" office:value="22.1608" calcext:value-type="float">
            <text:p>22.1608</text:p>
          </table:table-cell>
          <table:table-cell table:style-name="ce12" office:value-type="float" office:value="30" calcext:value-type="float">
            <text:p>30</text:p>
          </table:table-cell>
          <table:table-cell table:formula="of:=([.P40]-[.Q40])/[.P40]*100" office:value-type="float" office:value="-4.05053883314752" calcext:value-type="float">
            <text:p>-4.0505388331</text:p>
          </table:table-cell>
          <table:table-cell table:number-columns-repeated="12"/>
        </table:table-row>
        <table:table-row table:style-name="ro1" table:number-rows-repeated="2">
          <table:table-cell table:number-columns-repeated="32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style-name="ce8" table:number-columns-repeated="4"/>
          <table:table-cell table:number-columns-repeated="23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style-name="ce8" table:number-columns-repeated="4"/>
          <table:table-cell table:number-columns-repeated="8"/>
          <table:table-cell table:style-name="ce10"/>
          <table:table-cell table:number-columns-repeated="14"/>
        </table:table-row>
        <table:table-row table:style-name="ro1">
          <table:table-cell table:number-columns-repeated="3"/>
          <table:table-cell table:style-name="ce6" table:number-columns-repeated="2"/>
          <table:table-cell table:style-name="ce8" table:number-columns-repeated="4"/>
          <table:table-cell table:style-name="ce1" table:number-columns-repeated="2"/>
          <table:table-cell table:number-columns-repeated="6"/>
          <table:table-cell table:style-name="ce10"/>
          <table:table-cell table:number-columns-repeated="14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style-name="ce8" table:number-columns-repeated="4"/>
          <table:table-cell table:number-columns-repeated="8"/>
          <table:table-cell table:style-name="ce10"/>
          <table:table-cell table:number-columns-repeated="14"/>
        </table:table-row>
        <table:table-row table:style-name="ro1">
          <table:table-cell table:number-columns-repeated="3"/>
          <table:table-cell table:style-name="ce6" table:number-columns-repeated="2"/>
          <table:table-cell table:style-name="ce8" table:number-columns-repeated="4"/>
          <table:table-cell table:style-name="ce1" table:number-columns-repeated="2"/>
          <table:table-cell table:number-columns-repeated="6"/>
          <table:table-cell table:style-name="ce10"/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style-name="ce8" table:number-columns-repeated="4"/>
          <table:table-cell table:number-columns-repeated="8"/>
          <table:table-cell table:style-name="ce10"/>
          <table:table-cell table:number-columns-repeated="14"/>
        </table:table-row>
        <table:table-row table:style-name="ro1">
          <table:table-cell table:number-columns-repeated="3"/>
          <table:table-cell table:style-name="ce6" table:number-columns-repeated="2"/>
          <table:table-cell table:style-name="ce8" table:number-columns-repeated="4"/>
          <table:table-cell table:number-columns-repeated="5"/>
          <table:table-cell table:style-name="ce1"/>
          <table:table-cell table:number-columns-repeated="2"/>
          <table:table-cell table:style-name="ce10"/>
          <table:table-cell table:number-columns-repeated="14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style-name="ce8" table:number-columns-repeated="4"/>
          <table:table-cell table:number-columns-repeated="8"/>
          <table:table-cell table:style-name="ce10"/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9"/>
          <table:table-cell table:number-columns-repeated="24"/>
        </table:table-row>
        <table:table-row table:style-name="ro1" table:number-rows-repeated="3">
          <table:table-cell table:number-columns-repeated="32"/>
        </table:table-row>
        <table:table-row table:style-name="ro1" table:number-rows-repeated="13">
          <table:table-cell table:number-columns-repeated="17"/>
          <table:table-cell table:style-name="ce10"/>
          <table:table-cell table:number-columns-repeated="14"/>
        </table:table-row>
        <table:table-row table:style-name="ro1">
          <table:table-cell table:number-columns-repeated="14"/>
          <table:table-cell table:style-name="ce1"/>
          <table:table-cell table:number-columns-repeated="2"/>
          <table:table-cell table:style-name="ce10"/>
          <table:table-cell table:number-columns-repeated="14"/>
        </table:table-row>
        <table:table-row table:style-name="ro1" table:number-rows-repeated="3">
          <table:table-cell table:number-columns-repeated="17"/>
          <table:table-cell table:style-name="ce10"/>
          <table:table-cell table:number-columns-repeated="14"/>
        </table:table-row>
        <table:table-row table:style-name="ro1" table:number-rows-repeated="19">
          <table:table-cell table:number-columns-repeated="32"/>
        </table:table-row>
        <table:table-row table:style-name="ro1">
          <table:table-cell table:number-columns-repeated="12"/>
          <table:table-cell table:style-name="ce1" office:value-type="string" calcext:value-type="string">
            <text:p>-&gt; start time?</text:p>
          </table:table-cell>
          <table:table-cell table:number-columns-repeated="19"/>
        </table:table-row>
      </table:table>
      <table:table table:name="Compare_half-lives_BinnedFit_lowintensity" table:style-name="ta1">
        <table:shapes>
          <draw:frame draw:z-index="0" draw:style-name="gr1" draw:text-style-name="P1" svg:width="840.27pt" svg:height="352.8pt" svg:x="52.36pt" svg:y="124.21pt">
            <loext:p draw:notify-on-update-of-ranges="'Compare_half-lives_BinnedFit_lowintensity'.O24:'Compare_half-lives_BinnedFit_lowintensity'.O40 'Compare_half-lives_BinnedFit_lowintensity'.P23:'Compare_half-lives_BinnedFit_lowintensity'.P23 'Compare_half-lives_BinnedFit_lowintensity'.P24:'Compare_half-lives_BinnedFit_lowintensity'.P40 results_highintensity_asofJuly2019_more.R24:results_highintensity_asofJuly2019_more.R40 results_highintensity_asofJuly2019_more.R24:results_highintensity_asofJuly2019_more.R40 'Compare_half-lives_BinnedFit_lowintensity'.T23:'Compare_half-lives_BinnedFit_lowintensity'.T23 'Compare_half-lives_BinnedFit_lowintensity'.T24:'Compare_half-lives_BinnedFit_lowintensity'.T40 'Compare_half-lives_BinnedFit_lowintensity'.Q23:'Compare_half-lives_BinnedFit_lowintensity'.Q23 'Compare_half-lives_BinnedFit_lowintensity'.Q24:'Compare_half-lives_BinnedFit_lowintensity'.Q40 results_highintensity_asofJuly2019_more.S24:results_highintensity_asofJuly2019_more.S40 results_highintensity_asofJuly2019_more.S24:results_highintensity_asofJuly2019_more.S4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8" table:default-cell-style-name="Default"/>
        <table:table-row table:style-name="ro1" table:number-rows-repeated="2">
          <table:table-cell table:number-columns-repeated="32"/>
        </table:table-row>
        <table:table-row table:style-name="ro1" table:number-rows-repeated="10">
          <table:table-cell table:number-columns-repeated="3"/>
          <table:table-cell table:style-name="ce4" table:number-columns-repeated="6"/>
          <table:table-cell table:number-columns-repeated="23"/>
        </table:table-row>
        <table:table-row table:style-name="ro1">
          <table:table-cell table:number-columns-repeated="3"/>
          <table:table-cell table:style-name="ce4" table:number-columns-repeated="6"/>
          <table:table-cell table:number-columns-repeated="15"/>
          <table:table-cell table:style-name="ce1"/>
          <table:table-cell table:number-columns-repeated="7"/>
        </table:table-row>
        <table:table-row table:style-name="ro1">
          <table:table-cell table:number-columns-repeated="3"/>
          <table:table-cell table:style-name="ce4" table:number-columns-repeated="6"/>
          <table:table-cell table:number-columns-repeated="23"/>
        </table:table-row>
        <table:table-row table:style-name="ro1">
          <table:table-cell table:number-columns-repeated="2"/>
          <table:table-cell table:style-name="ce2"/>
          <table:table-cell table:style-name="ce5" table:number-columns-repeated="6"/>
          <table:table-cell table:style-name="ce2" table:number-columns-repeated="2"/>
          <table:table-cell table:style-name="ce1"/>
          <table:table-cell table:number-columns-repeated="20"/>
        </table:table-row>
        <table:table-row table:style-name="ro1" table:number-rows-repeated="6">
          <table:table-cell table:number-columns-repeated="3"/>
          <table:table-cell table:style-name="ce4" table:number-columns-repeated="6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number-columns-repeated="12"/>
          <table:table-cell table:style-name="ce1"/>
          <table:table-cell table:number-columns-repeated="19"/>
        </table:table-row>
        <table:table-row table:style-name="ro1">
          <table:table-cell table:number-columns-repeated="12"/>
          <table:table-cell table:style-name="ce1"/>
          <table:table-cell table:number-columns-repeated="2"/>
          <table:table-cell office:value-type="string" calcext:value-type="string">
            <text:p>Low intensity</text:p>
          </table:table-cell>
          <table:table-cell office:value-type="string" calcext:value-type="string">
            <text:p>Literature (GL)</text:p>
          </table:table-cell>
          <table:table-cell table:number-columns-repeated="2"/>
          <table:table-cell office:value-type="string" calcext:value-type="string">
            <text:p>(exp-lit)/exp (%)</text:p>
          </table:table-cell>
          <table:table-cell table:number-columns-repeated="12"/>
        </table:table-row>
        <table:table-row table:style-name="ro2">
          <table:table-cell table:number-columns-repeated="11"/>
          <table:table-cell table:style-name="ce1" table:number-columns-repeated="2"/>
          <table:table-cell table:style-name="ce11" office:value-type="string" calcext:value-type="string">
            <text:p>Ag129</text:p>
          </table:table-cell>
          <table:table-cell office:value-type="string" calcext:value-type="string">
            <text:p>Ag129</text:p>
          </table:table-cell>
          <table:table-cell office:value-type="float" office:value="55.436239038666" calcext:value-type="float">
            <text:p>55.4362390387</text:p>
          </table:table-cell>
          <table:table-cell office:value-type="float" office:value="52" calcext:value-type="float">
            <text:p>52</text:p>
          </table:table-cell>
          <table:table-cell office:value-type="float" office:value="3.10637903866596" calcext:value-type="float">
            <text:p>3.1063790387</text:p>
          </table:table-cell>
          <table:table-cell office:value-type="float" office:value="4" calcext:value-type="float">
            <text:p>4</text:p>
          </table:table-cell>
          <table:table-cell table:formula="of:=([.P24]-[.Q24])/[.P24]*100" office:value-type="float" office:value="6.19854286339532" calcext:value-type="float">
            <text:p>6.1985428634</text:p>
          </table:table-cell>
          <table:table-cell table:number-columns-repeated="12"/>
        </table:table-row>
        <table:table-row table:style-name="ro2">
          <table:table-cell table:number-columns-repeated="13"/>
          <table:table-cell table:style-name="ce3" office:value-type="string" calcext:value-type="string">
            <text:p>Ag130</text:p>
          </table:table-cell>
          <table:table-cell office:value-type="string" calcext:value-type="string">
            <text:p>Ag130</text:p>
          </table:table-cell>
          <table:table-cell office:value-type="float" office:value="45.9226346841738" calcext:value-type="float">
            <text:p>45.9226346842</text:p>
          </table:table-cell>
          <table:table-cell office:value-type="float" office:value="42" calcext:value-type="float">
            <text:p>42</text:p>
          </table:table-cell>
          <table:table-cell office:value-type="float" office:value="4.93691531582618" calcext:value-type="float">
            <text:p>4.9369153158</text:p>
          </table:table-cell>
          <table:table-cell office:value-type="float" office:value="5" calcext:value-type="float">
            <text:p>5</text:p>
          </table:table-cell>
          <table:table-cell table:formula="of:=([.P25]-[.Q25])/[.P25]*100" office:value-type="float" office:value="8.54183282634184" calcext:value-type="float">
            <text:p>8.5418328263</text:p>
          </table:table-cell>
          <table:table-cell table:number-columns-repeated="12"/>
        </table:table-row>
        <table:table-row table:style-name="ro2">
          <table:table-cell table:number-columns-repeated="13"/>
          <table:table-cell table:style-name="ce3" office:value-type="string" calcext:value-type="string">
            <text:p>Ag131</text:p>
          </table:table-cell>
          <table:table-cell office:value-type="string" calcext:value-type="string">
            <text:p>Ag131</text:p>
          </table:table-cell>
          <table:table-cell office:value-type="float" office:value="38.0635776056253" calcext:value-type="float">
            <text:p>38.0635776056</text:p>
          </table:table-cell>
          <table:table-cell table:style-name="ce12" office:value-type="float" office:value="35" calcext:value-type="float">
            <text:p>35</text:p>
          </table:table-cell>
          <table:table-cell office:value-type="float" office:value="15.6677223943747" calcext:value-type="float">
            <text:p>15.6677223944</text:p>
          </table:table-cell>
          <table:table-cell table:style-name="ce12" office:value-type="float" office:value="8" calcext:value-type="float">
            <text:p>8</text:p>
          </table:table-cell>
          <table:table-cell table:formula="of:=([.P26]-[.Q26])/[.P26]*100" office:value-type="float" office:value="8.0485802920757" calcext:value-type="float">
            <text:p>8.0485802921</text:p>
          </table:table-cell>
          <table:table-cell table:number-columns-repeated="12"/>
        </table:table-row>
        <table:table-row table:style-name="ro2">
          <table:table-cell table:number-columns-repeated="13"/>
          <table:table-cell table:style-name="ce11" office:value-type="string" calcext:value-type="string">
            <text:p>Cd130</text:p>
          </table:table-cell>
          <table:table-cell office:value-type="string" calcext:value-type="string">
            <text:p>Cd130</text:p>
          </table:table-cell>
          <table:table-cell office:value-type="float" office:value="132.688015986905" calcext:value-type="float">
            <text:p>132.6880159869</text:p>
          </table:table-cell>
          <table:table-cell office:value-type="float" office:value="127" calcext:value-type="float">
            <text:p>127</text:p>
          </table:table-cell>
          <table:table-cell office:value-type="float" office:value="1.54042598690529" calcext:value-type="float">
            <text:p>1.5404259869</text:p>
          </table:table-cell>
          <table:table-cell office:value-type="float" office:value="2" calcext:value-type="float">
            <text:p>2</text:p>
          </table:table-cell>
          <table:table-cell table:formula="of:=([.P27]-[.Q27])/[.P27]*100" office:value-type="float" office:value="4.28675939164418" calcext:value-type="float">
            <text:p>4.2867593916</text:p>
          </table:table-cell>
          <table:table-cell table:number-columns-repeated="3"/>
          <table:table-cell table:style-name="ce2"/>
          <table:table-cell table:number-columns-repeated="7"/>
          <table:table-cell table:style-name="ce2"/>
        </table:table-row>
        <table:table-row table:style-name="ro2">
          <table:table-cell table:number-columns-repeated="13"/>
          <table:table-cell table:style-name="ce3" office:value-type="string" calcext:value-type="string">
            <text:p>Cd131</text:p>
          </table:table-cell>
          <table:table-cell office:value-type="string" calcext:value-type="string">
            <text:p>Cd131</text:p>
          </table:table-cell>
          <table:table-cell office:value-type="float" office:value="103.397867489453" calcext:value-type="float">
            <text:p>103.3978674895</text:p>
          </table:table-cell>
          <table:table-cell office:value-type="float" office:value="98" calcext:value-type="float">
            <text:p>98</text:p>
          </table:table-cell>
          <table:table-cell office:value-type="float" office:value="3.84639251054721" calcext:value-type="float">
            <text:p>3.8463925105</text:p>
          </table:table-cell>
          <table:table-cell office:value-type="float" office:value="0.2" calcext:value-type="float">
            <text:p>0.2</text:p>
          </table:table-cell>
          <table:table-cell table:formula="of:=([.P28]-[.Q28])/[.P28]*100" office:value-type="float" office:value="5.22048241469159" calcext:value-type="float">
            <text:p>5.2204824147</text:p>
          </table:table-cell>
          <table:table-cell table:number-columns-repeated="12"/>
        </table:table-row>
        <table:table-row table:style-name="ro2">
          <table:table-cell table:number-columns-repeated="13"/>
          <table:table-cell table:style-name="ce11" office:value-type="string" calcext:value-type="string">
            <text:p>Cd132</text:p>
          </table:table-cell>
          <table:table-cell office:value-type="string" calcext:value-type="string">
            <text:p>Cd132</text:p>
          </table:table-cell>
          <table:table-cell office:value-type="float" office:value="84.5014271381344" calcext:value-type="float">
            <text:p>84.5014271381</text:p>
          </table:table-cell>
          <table:table-cell office:value-type="float" office:value="82" calcext:value-type="float">
            <text:p>82</text:p>
          </table:table-cell>
          <table:table-cell office:value-type="float" office:value="4.43880286186563" calcext:value-type="float">
            <text:p>4.4388028619</text:p>
          </table:table-cell>
          <table:table-cell office:value-type="float" office:value="4" calcext:value-type="float">
            <text:p>4</text:p>
          </table:table-cell>
          <table:table-cell table:formula="of:=([.P29]-[.Q29])/[.P29]*100" office:value-type="float" office:value="2.96021880677272" calcext:value-type="float">
            <text:p>2.9602188068</text:p>
          </table:table-cell>
          <table:table-cell table:number-columns-repeated="12"/>
        </table:table-row>
        <table:table-row table:style-name="ro2">
          <table:table-cell table:number-columns-repeated="13"/>
          <table:table-cell table:style-name="ce11" office:value-type="string" calcext:value-type="string">
            <text:p>Cd133</text:p>
          </table:table-cell>
          <table:table-cell office:value-type="string" calcext:value-type="string">
            <text:p>Cd133</text:p>
          </table:table-cell>
          <table:table-cell office:value-type="float" office:value="60.3647949888839" calcext:value-type="float">
            <text:p>60.3647949889</text:p>
          </table:table-cell>
          <table:table-cell office:value-type="float" office:value="64" calcext:value-type="float">
            <text:p>64</text:p>
          </table:table-cell>
          <table:table-cell office:value-type="float" office:value="21.0353050111161" calcext:value-type="float">
            <text:p>21.0353050111</text:p>
          </table:table-cell>
          <table:table-cell office:value-type="float" office:value="8" calcext:value-type="float">
            <text:p>8</text:p>
          </table:table-cell>
          <table:table-cell table:formula="of:=([.P30]-[.Q30])/[.P30]*100" office:value-type="float" office:value="-6.02206138824048" calcext:value-type="float">
            <text:p>-6.0220613882</text:p>
          </table:table-cell>
          <table:table-cell table:number-columns-repeated="12"/>
        </table:table-row>
        <table:table-row table:style-name="ro2">
          <table:table-cell/>
          <table:table-cell table:style-name="ce1" table:formula="of:=LEFT(RIGHT([.B5];10);5)">
            <text:p/>
          </table:table-cell>
          <table:table-cell table:number-columns-repeated="11"/>
          <table:table-cell table:style-name="ce11" office:value-type="string" calcext:value-type="string">
            <text:p>In131</text:p>
          </table:table-cell>
          <table:table-cell office:value-type="string" calcext:value-type="string">
            <text:p>In131</text:p>
          </table:table-cell>
          <table:table-cell office:value-type="float" office:value="281.234803648921" calcext:value-type="float">
            <text:p>281.2348036489</text:p>
          </table:table-cell>
          <table:table-cell office:value-type="float" office:value="261" calcext:value-type="float">
            <text:p>261</text:p>
          </table:table-cell>
          <table:table-cell office:value-type="float" office:value="13.0665263510794" calcext:value-type="float">
            <text:p>13.0665263511</text:p>
          </table:table-cell>
          <table:table-cell office:value-type="float" office:value="3" calcext:value-type="float">
            <text:p>3</text:p>
          </table:table-cell>
          <table:table-cell table:formula="of:=([.P31]-[.Q31])/[.P31]*100" office:value-type="float" office:value="7.19498560860237" calcext:value-type="float">
            <text:p>7.1949856086</text:p>
          </table:table-cell>
          <table:table-cell table:number-columns-repeated="12"/>
        </table:table-row>
        <table:table-row table:style-name="ro2">
          <table:table-cell/>
          <table:table-cell table:formula="of:=LEFT(RIGHT([.B6];10);5)">
            <text:p/>
          </table:table-cell>
          <table:table-cell table:number-columns-repeated="11"/>
          <table:table-cell table:style-name="ce11" office:value-type="string" calcext:value-type="string">
            <text:p>In132</text:p>
          </table:table-cell>
          <table:table-cell office:value-type="string" calcext:value-type="string">
            <text:p>In132</text:p>
          </table:table-cell>
          <table:table-cell office:value-type="float" office:value="220.376983063845" calcext:value-type="float">
            <text:p>220.3769830638</text:p>
          </table:table-cell>
          <table:table-cell office:value-type="float" office:value="198" calcext:value-type="float">
            <text:p>198</text:p>
          </table:table-cell>
          <table:table-cell office:value-type="float" office:value="21.2534169361553" calcext:value-type="float">
            <text:p>21.2534169362</text:p>
          </table:table-cell>
          <table:table-cell office:value-type="float" office:value="2" calcext:value-type="float">
            <text:p>2</text:p>
          </table:table-cell>
          <table:table-cell table:formula="of:=([.P32]-[.Q32])/[.P32]*100" office:value-type="float" office:value="10.1539565306429" calcext:value-type="float">
            <text:p>10.1539565306</text:p>
          </table:table-cell>
          <table:table-cell table:number-columns-repeated="12"/>
        </table:table-row>
        <table:table-row table:style-name="ro2">
          <table:table-cell/>
          <table:table-cell table:formula="of:=LEFT(RIGHT([.B7];10);5)">
            <text:p/>
          </table:table-cell>
          <table:table-cell table:number-columns-repeated="11"/>
          <table:table-cell table:style-name="ce11" office:value-type="string" calcext:value-type="string">
            <text:p>In133</text:p>
          </table:table-cell>
          <table:table-cell office:value-type="string" calcext:value-type="string">
            <text:p>In133</text:p>
          </table:table-cell>
          <table:table-cell office:value-type="float" office:value="168.315820476286" calcext:value-type="float">
            <text:p>168.3158204763</text:p>
          </table:table-cell>
          <table:table-cell office:value-type="float" office:value="163" calcext:value-type="float">
            <text:p>163</text:p>
          </table:table-cell>
          <table:table-cell office:value-type="float" office:value="1.71456952371368" calcext:value-type="float">
            <text:p>1.7145695237</text:p>
          </table:table-cell>
          <table:table-cell office:value-type="float" office:value="7" calcext:value-type="float">
            <text:p>7</text:p>
          </table:table-cell>
          <table:table-cell table:formula="of:=([.P33]-[.Q33])/[.P33]*100" office:value-type="float" office:value="3.15824172751185" calcext:value-type="float">
            <text:p>3.1582417275</text:p>
          </table:table-cell>
          <table:table-cell table:number-columns-repeated="12"/>
        </table:table-row>
        <table:table-row table:style-name="ro2">
          <table:table-cell/>
          <table:table-cell table:formula="of:=LEFT(RIGHT([.B8];10);5)">
            <text:p/>
          </table:table-cell>
          <table:table-cell table:number-columns-repeated="11"/>
          <table:table-cell table:style-name="ce3" office:value-type="string" calcext:value-type="string">
            <text:p>In134</text:p>
          </table:table-cell>
          <table:table-cell office:value-type="string" calcext:value-type="string">
            <text:p>In134</text:p>
          </table:table-cell>
          <table:table-cell office:value-type="float" office:value="128.842078943679" calcext:value-type="float">
            <text:p>128.8420789437</text:p>
          </table:table-cell>
          <table:table-cell office:value-type="float" office:value="126" calcext:value-type="float">
            <text:p>126</text:p>
          </table:table-cell>
          <table:table-cell office:value-type="float" office:value="2.65800894367899" calcext:value-type="float">
            <text:p>2.6580089437</text:p>
          </table:table-cell>
          <table:table-cell office:value-type="float" office:value="7" calcext:value-type="float">
            <text:p>7</text:p>
          </table:table-cell>
          <table:table-cell table:formula="of:=([.P34]-[.Q34])/[.P34]*100" office:value-type="float" office:value="2.20586237584802" calcext:value-type="float">
            <text:p>2.2058623758</text:p>
          </table:table-cell>
          <table:table-cell table:number-columns-repeated="12"/>
        </table:table-row>
        <table:table-row table:style-name="ro2">
          <table:table-cell/>
          <table:table-cell table:formula="of:=LEFT(RIGHT([.B9];10);5)">
            <text:p/>
          </table:table-cell>
          <table:table-cell table:number-columns-repeated="11"/>
          <table:table-cell table:style-name="ce3" office:value-type="string" calcext:value-type="string">
            <text:p>In135</text:p>
          </table:table-cell>
          <table:table-cell office:value-type="string" calcext:value-type="string">
            <text:p>In135</text:p>
          </table:table-cell>
          <table:table-cell office:value-type="float" office:value="111.607775192811" calcext:value-type="float">
            <text:p>111.6077751928</text:p>
          </table:table-cell>
          <table:table-cell office:value-type="float" office:value="103" calcext:value-type="float">
            <text:p>103</text:p>
          </table:table-cell>
          <table:table-cell office:value-type="float" office:value="5.33474480718892" calcext:value-type="float">
            <text:p>5.3347448072</text:p>
          </table:table-cell>
          <table:table-cell office:value-type="float" office:value="5" calcext:value-type="float">
            <text:p>5</text:p>
          </table:table-cell>
          <table:table-cell table:formula="of:=([.P35]-[.Q35])/[.P35]*100" office:value-type="float" office:value="7.71252287570504" calcext:value-type="float">
            <text:p>7.7125228757</text:p>
          </table:table-cell>
          <table:table-cell table:number-columns-repeated="12"/>
        </table:table-row>
        <table:table-row table:style-name="ro2">
          <table:table-cell/>
          <table:table-cell table:formula="of:=LEFT(RIGHT([.B10];10);5)">
            <text:p/>
          </table:table-cell>
          <table:table-cell table:style-name="ce1" table:number-columns-repeated="9"/>
          <table:table-cell table:number-columns-repeated="2"/>
          <table:table-cell table:style-name="ce11" office:value-type="string" calcext:value-type="string">
            <text:p>Sn134</text:p>
          </table:table-cell>
          <table:table-cell office:value-type="string" calcext:value-type="string">
            <text:p>Sn134</text:p>
          </table:table-cell>
          <table:table-cell office:value-type="float" office:value="1012.71205826039" calcext:value-type="float">
            <text:p>1012.7120582604</text:p>
          </table:table-cell>
          <table:table-cell office:value-type="float" office:value="890" calcext:value-type="float">
            <text:p>890</text:p>
          </table:table-cell>
          <table:table-cell office:value-type="float" office:value="77.8432417396124" calcext:value-type="float">
            <text:p>77.8432417396</text:p>
          </table:table-cell>
          <table:table-cell office:value-type="float" office:value="20" calcext:value-type="float">
            <text:p>20</text:p>
          </table:table-cell>
          <table:table-cell table:formula="of:=([.P36]-[.Q36])/[.P36]*100" office:value-type="float" office:value="12.117171634273" calcext:value-type="float">
            <text:p>12.1171716343</text:p>
          </table:table-cell>
          <table:table-cell table:number-columns-repeated="12"/>
        </table:table-row>
        <table:table-row table:style-name="ro2">
          <table:table-cell/>
          <table:table-cell table:formula="of:=LEFT(RIGHT([.B11];10);5)">
            <text:p/>
          </table:table-cell>
          <table:table-cell table:number-columns-repeated="11"/>
          <table:table-cell table:style-name="ce11" office:value-type="string" calcext:value-type="string">
            <text:p>Sn135</text:p>
          </table:table-cell>
          <table:table-cell table:style-name="ce1" office:value-type="string" calcext:value-type="string">
            <text:p>Sn135</text:p>
          </table:table-cell>
          <table:table-cell table:style-name="ce1" office:value-type="float" office:value="531.275977110853" calcext:value-type="float">
            <text:p>531.2759771109</text:p>
          </table:table-cell>
          <table:table-cell office:value-type="float" office:value="515" calcext:value-type="float">
            <text:p>515</text:p>
          </table:table-cell>
          <table:table-cell office:value-type="float" office:value="53.8500228891469" calcext:value-type="float">
            <text:p>53.8500228891</text:p>
          </table:table-cell>
          <table:table-cell office:value-type="float" office:value="5" calcext:value-type="float">
            <text:p>5</text:p>
          </table:table-cell>
          <table:table-cell table:formula="of:=([.P37]-[.Q37])/[.P37]*100" office:value-type="float" office:value="3.06356353610488" calcext:value-type="float">
            <text:p>3.0635635361</text:p>
          </table:table-cell>
          <table:table-cell table:number-columns-repeated="12"/>
        </table:table-row>
        <table:table-row table:style-name="ro2">
          <table:table-cell/>
          <table:table-cell table:formula="of:=LEFT(RIGHT([.B12];10);5)">
            <text:p/>
          </table:table-cell>
          <table:table-cell table:number-columns-repeated="11"/>
          <table:table-cell table:style-name="ce11" office:value-type="string" calcext:value-type="string">
            <text:p>Sn136</text:p>
          </table:table-cell>
          <table:table-cell office:value-type="string" calcext:value-type="string">
            <text:p>Sn136</text:p>
          </table:table-cell>
          <table:table-cell office:value-type="float" office:value="373.319023223939" calcext:value-type="float">
            <text:p>373.3190232239</text:p>
          </table:table-cell>
          <table:table-cell office:value-type="float" office:value="350" calcext:value-type="float">
            <text:p>350</text:p>
          </table:table-cell>
          <table:table-cell office:value-type="float" office:value="5.56295677606056" calcext:value-type="float">
            <text:p>5.5629567761</text:p>
          </table:table-cell>
          <table:table-cell office:value-type="float" office:value="5" calcext:value-type="float">
            <text:p>5</text:p>
          </table:table-cell>
          <table:table-cell table:formula="of:=([.P38]-[.Q38])/[.P38]*100" office:value-type="float" office:value="6.24640636380077" calcext:value-type="float">
            <text:p>6.2464063638</text:p>
          </table:table-cell>
          <table:table-cell table:number-columns-repeated="12"/>
        </table:table-row>
        <table:table-row table:style-name="ro2">
          <table:table-cell/>
          <table:table-cell table:formula="of:=LEFT(RIGHT([.B13];10);5)">
            <text:p/>
          </table:table-cell>
          <table:table-cell table:number-columns-repeated="11"/>
          <table:table-cell table:style-name="ce11" office:value-type="string" calcext:value-type="string">
            <text:p>Sn137</text:p>
          </table:table-cell>
          <table:table-cell office:value-type="string" calcext:value-type="string">
            <text:p>Sn137</text:p>
          </table:table-cell>
          <table:table-cell office:value-type="float" office:value="231.387208893935" calcext:value-type="float">
            <text:p>231.3872088939</text:p>
          </table:table-cell>
          <table:table-cell office:value-type="float" office:value="230" calcext:value-type="float">
            <text:p>230</text:p>
          </table:table-cell>
          <table:table-cell office:value-type="float" office:value="9.1220711060653" calcext:value-type="float">
            <text:p>9.1220711061</text:p>
          </table:table-cell>
          <table:table-cell office:value-type="float" office:value="30" calcext:value-type="float">
            <text:p>30</text:p>
          </table:table-cell>
          <table:table-cell table:formula="of:=([.P39]-[.Q39])/[.P39]*100" office:value-type="float" office:value="0.59951840059183" calcext:value-type="float">
            <text:p>0.5995184006</text:p>
          </table:table-cell>
          <table:table-cell table:number-columns-repeated="12"/>
        </table:table-row>
        <table:table-row table:style-name="ro2">
          <table:table-cell/>
          <table:table-cell table:style-name="ce1" table:formula="of:=LEFT(RIGHT([.B14];10);5)">
            <text:p/>
          </table:table-cell>
          <table:table-cell table:number-columns-repeated="11"/>
          <table:table-cell table:style-name="ce11" office:value-type="string" calcext:value-type="string">
            <text:p>Sn138</text:p>
          </table:table-cell>
          <table:table-cell office:value-type="string" calcext:value-type="string">
            <text:p>Sn138</text:p>
          </table:table-cell>
          <table:table-cell office:value-type="float" office:value="162.33839896043" calcext:value-type="float">
            <text:p>162.3383989604</text:p>
          </table:table-cell>
          <table:table-cell table:style-name="ce11" office:value-type="float" office:value="140" calcext:value-type="float">
            <text:p>140</text:p>
          </table:table-cell>
          <table:table-cell office:value-type="float" office:value="44.6265989604305" calcext:value-type="float">
            <text:p>44.6265989604</text:p>
          </table:table-cell>
          <table:table-cell table:style-name="ce12" office:value-type="float" office:value="30" calcext:value-type="float">
            <text:p>30</text:p>
          </table:table-cell>
          <table:table-cell table:formula="of:=([.P40]-[.Q40])/[.P40]*100" office:value-type="float" office:value="13.7603913205248" calcext:value-type="float">
            <text:p>13.7603913205</text:p>
          </table:table-cell>
          <table:table-cell table:number-columns-repeated="12"/>
        </table:table-row>
        <table:table-row table:style-name="ro1" table:number-rows-repeated="2">
          <table:table-cell table:number-columns-repeated="32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style-name="ce8" table:number-columns-repeated="4"/>
          <table:table-cell table:number-columns-repeated="23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style-name="ce8" table:number-columns-repeated="4"/>
          <table:table-cell table:number-columns-repeated="8"/>
          <table:table-cell table:style-name="ce10"/>
          <table:table-cell table:number-columns-repeated="14"/>
        </table:table-row>
        <table:table-row table:style-name="ro1">
          <table:table-cell table:number-columns-repeated="3"/>
          <table:table-cell table:style-name="ce6" table:number-columns-repeated="2"/>
          <table:table-cell table:style-name="ce8" table:number-columns-repeated="4"/>
          <table:table-cell table:style-name="ce1" table:number-columns-repeated="2"/>
          <table:table-cell table:number-columns-repeated="6"/>
          <table:table-cell table:style-name="ce10"/>
          <table:table-cell table:number-columns-repeated="14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style-name="ce8" table:number-columns-repeated="4"/>
          <table:table-cell table:number-columns-repeated="8"/>
          <table:table-cell table:style-name="ce10"/>
          <table:table-cell table:number-columns-repeated="14"/>
        </table:table-row>
        <table:table-row table:style-name="ro1">
          <table:table-cell table:number-columns-repeated="3"/>
          <table:table-cell table:style-name="ce6" table:number-columns-repeated="2"/>
          <table:table-cell table:style-name="ce8" table:number-columns-repeated="4"/>
          <table:table-cell table:style-name="ce1" table:number-columns-repeated="2"/>
          <table:table-cell table:number-columns-repeated="6"/>
          <table:table-cell table:style-name="ce10"/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style-name="ce8" table:number-columns-repeated="4"/>
          <table:table-cell table:number-columns-repeated="8"/>
          <table:table-cell table:style-name="ce10"/>
          <table:table-cell table:number-columns-repeated="14"/>
        </table:table-row>
        <table:table-row table:style-name="ro1">
          <table:table-cell table:number-columns-repeated="3"/>
          <table:table-cell table:style-name="ce6" table:number-columns-repeated="2"/>
          <table:table-cell table:style-name="ce8" table:number-columns-repeated="4"/>
          <table:table-cell table:number-columns-repeated="5"/>
          <table:table-cell table:style-name="ce1"/>
          <table:table-cell table:number-columns-repeated="2"/>
          <table:table-cell table:style-name="ce10"/>
          <table:table-cell table:number-columns-repeated="14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style-name="ce8" table:number-columns-repeated="4"/>
          <table:table-cell table:number-columns-repeated="8"/>
          <table:table-cell table:style-name="ce10"/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9"/>
          <table:table-cell table:number-columns-repeated="24"/>
        </table:table-row>
        <table:table-row table:style-name="ro1" table:number-rows-repeated="3">
          <table:table-cell table:number-columns-repeated="32"/>
        </table:table-row>
        <table:table-row table:style-name="ro1" table:number-rows-repeated="13">
          <table:table-cell table:number-columns-repeated="17"/>
          <table:table-cell table:style-name="ce10"/>
          <table:table-cell table:number-columns-repeated="14"/>
        </table:table-row>
        <table:table-row table:style-name="ro1">
          <table:table-cell table:number-columns-repeated="14"/>
          <table:table-cell table:style-name="ce1"/>
          <table:table-cell table:number-columns-repeated="2"/>
          <table:table-cell table:style-name="ce10"/>
          <table:table-cell table:number-columns-repeated="14"/>
        </table:table-row>
        <table:table-row table:style-name="ro1" table:number-rows-repeated="3">
          <table:table-cell table:number-columns-repeated="17"/>
          <table:table-cell table:style-name="ce10"/>
          <table:table-cell table:number-columns-repeated="14"/>
        </table:table-row>
        <table:table-row table:style-name="ro1" table:number-rows-repeated="19">
          <table:table-cell table:number-columns-repeated="32"/>
        </table:table-row>
        <table:table-row table:style-name="ro1">
          <table:table-cell table:number-columns-repeated="12"/>
          <table:table-cell table:style-name="ce1" office:value-type="string" calcext:value-type="string">
            <text:p>-&gt; start time?</text:p>
          </table:table-cell>
          <table:table-cell table:number-columns-repeated="19"/>
        </table:table-row>
      </table:table>
      <table:named-expressions/>
      <table:database-ranges>
        <table:database-range table:name="__Anonymous_Sheet_DB__0" table:target-range-address="results_lowintensity_asofJune2019.C22:results_lowintensity_asofJune2019.K3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results_highintensity_asofJuly2019.O3:results_highintensity_asofJuly2019.U1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results_highintensity_asofJuly2019_more.O3:results_highintensity_asofJuly2019_more.U19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Compare_half-lives_UnBinnedFit_lowintensity_2'.O3:'Compare_half-lives_UnBinnedFit_lowintensity_2'.U19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Compare_half-lives_BinnedFit_lowintensity'.O3:'Compare_half-lives_BinnedFit_lowintensity'.U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7" loext:min-decimal-places="7" number:min-integer-digits="1" number:grouping="true"/>
    </number:number-style>
    <number:number-style style:name="N126">
      <number:number number:decimal-places="8" loext:min-decimal-places="8" number:min-integer-digits="1" number:grouping="true"/>
    </number:number-style>
    <number:number-style style:name="N127">
      <number:number number:decimal-places="9" loext:min-decimal-places="9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2">00/00/0000</text:date>, <text:time style:data-style-name="N2" text:time-value="15:38:14.5871701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7:30:53.321828458</meta:creation-date>
    <meta:generator>LibreOffice/5.0.6.2$Linux_X86_64 LibreOffice_project/00$Build-2</meta:generator>
    <dc:date>2019-07-22T18:00:18.793821353</dc:date>
    <meta:editing-duration>P45DT17H20M4S</meta:editing-duration>
    <meta:editing-cycles>120</meta:editing-cycles>
    <meta:document-statistic meta:table-count="5" meta:cell-count="267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results_highintensity_asofJuly2019.R26:results_highintensity_asofJuly2019.R34" chart:error-lower-range="results_highintensity_asofJuly2019.R26:results_highintensity_asofJuly2019.R34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results_highintensity_asofJuly2019.R26:results_highintensity_asofJuly2019.R34" chart:error-lower-range="results_highintensity_asofJuly2019.R26:results_highintensity_asofJuly2019.R34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link-data-style-to-source="true" chart:error-category="cell-range" chart:error-upper-range="results_highintensity_asofJuly2019.S26:results_highintensity_asofJuly2019.S34" chart:error-lower-range="results_highintensity_asofJuly2019.S26:results_highintensity_asofJuly2019.S34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results_highintensity_asofJuly2019.S26:results_highintensity_asofJuly2019.S34" chart:error-lower-range="results_highintensity_asofJuly2019.S26:results_highintensity_asofJuly2019.S34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158cm" svg:height="7.97cm" xlink:href=".." xlink:type="simple" chart:class="chart:bar" chart:style-name="ch1">
        <chart:legend chart:legend-position="end" svg:x="15.313cm" svg:y="3.437cm" style:legend-expansion="high" chart:style-name="ch2"/>
        <chart:plot-area chart:style-name="ch3" table:cell-range-address="results_highintensity_asofJuly2019.O25:results_highintensity_asofJuly2019.Q34" chart:data-source-has-labels="both" svg:x="0.363cm" svg:y="0.159cm" svg:width="14.587cm" svg:height="7.652cm">
          <chartooo:coordinate-region svg:x="1.17cm" svg:y="0.358cm" svg:width="13.78cm" svg:height="6.806cm"/>
          <chart:axis chart:dimension="x" chart:name="primary-x" chart:style-name="ch4" chartooo:axis-type="auto">
            <chartooo:date-scale/>
            <chart:categories table:cell-range-address="results_highintensity_asofJuly2019.O26:results_highintensity_asofJuly2019.O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_highintensity_asofJuly2019.P26:results_highintensity_asofJuly2019.P34" chart:label-cell-address="results_highintensity_asofJuly2019.P25:results_highintensity_asofJuly2019.P25" chart:class="chart:bar">
            <chart:error-indicator chart:style-name="ch8" chart:dimension="y"/>
            <chart:data-point chart:repeated="9"/>
          </chart:series>
          <chart:series chart:style-name="ch9" chart:values-cell-range-address="results_highintensity_asofJuly2019.Q26:results_highintensity_asofJuly2019.Q34" chart:label-cell-address="results_highintensity_asofJuly2019.Q25:results_highintensity_asofJuly2019.Q25" chart:class="chart:bar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 intensity</text:p>
                <draw:g>
                  <svg:desc>results_highintensity_asofJuly2019.P25:results_highintensity_asofJuly2019.P25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  <table:table-cell office:value-type="string">
                <text:p>High intensity</text:p>
                <draw:g>
                  <svg:desc>results_highintensity_asofJuly2019.Q25:results_highintensity_asofJuly2019.Q25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Ag130</text:p>
                <draw:g>
                  <svg:desc>results_highintensity_asofJuly2019.O26:results_highintensity_asofJuly2019.O34</svg:desc>
                </draw:g>
              </table:table-cell>
              <table:table-cell office:value-type="float" office:value="66.0261">
                <text:p>66.0261</text:p>
                <draw:g>
                  <svg:desc>results_highintensity_asofJuly2019.P26:results_highintensity_asofJuly2019.P34</svg:desc>
                </draw:g>
              </table:table-cell>
              <table:table-cell office:value-type="float" office:value="5.70677">
                <text:p>5.70677</text:p>
                <draw:g>
                  <svg:desc>results_highintensity_asofJuly2019.R26:results_highintensity_asofJuly2019.R34</svg:desc>
                </draw:g>
              </table:table-cell>
              <table:table-cell office:value-type="float" office:value="5.70677">
                <text:p>5.70677</text:p>
                <draw:g>
                  <svg:desc>results_highintensity_asofJuly2019.R26:results_highintensity_asofJuly2019.R34</svg:desc>
                </draw:g>
              </table:table-cell>
              <table:table-cell office:value-type="float" office:value="67.5834">
                <text:p>67.5834</text:p>
                <draw:g>
                  <svg:desc>results_highintensity_asofJuly2019.Q26:results_highintensity_asofJuly2019.Q34</svg:desc>
                </draw:g>
              </table:table-cell>
              <table:table-cell office:value-type="float" office:value="6.5114">
                <text:p>6.5114</text:p>
                <draw:g>
                  <svg:desc>results_highintensity_asofJuly2019.S26:results_highintensity_asofJuly2019.S34</svg:desc>
                </draw:g>
              </table:table-cell>
              <table:table-cell office:value-type="float" office:value="6.5114">
                <text:p>6.5114</text:p>
                <draw:g>
                  <svg:desc>results_highintensity_asofJuly2019.S26:results_highintensity_asofJuly2019.S34</svg:desc>
                </draw:g>
              </table:table-cell>
            </table:table-row>
            <table:table-row>
              <table:table-cell office:value-type="string">
                <text:p>Ag131</text:p>
              </table:table-cell>
              <table:table-cell office:value-type="float" office:value="99.9998">
                <text:p>99.9998</text:p>
              </table:table-cell>
              <table:table-cell office:value-type="float" office:value="15.2772">
                <text:p>15.2772</text:p>
              </table:table-cell>
              <table:table-cell office:value-type="float" office:value="15.2772">
                <text:p>15.2772</text:p>
              </table:table-cell>
              <table:table-cell office:value-type="float" office:value="106.156">
                <text:p>106.156</text:p>
              </table:table-cell>
              <table:table-cell office:value-type="float" office:value="17.9677">
                <text:p>17.9677</text:p>
              </table:table-cell>
              <table:table-cell office:value-type="float" office:value="17.9677">
                <text:p>17.9677</text:p>
              </table:table-cell>
            </table:table-row>
            <table:table-row>
              <table:table-cell office:value-type="string">
                <text:p>Cd132</text:p>
              </table:table-cell>
              <table:table-cell office:value-type="float" office:value="95.0325">
                <text:p>95.0325</text:p>
              </table:table-cell>
              <table:table-cell office:value-type="float" office:value="5.08673">
                <text:p>5.08673</text:p>
              </table:table-cell>
              <table:table-cell office:value-type="float" office:value="5.08673">
                <text:p>5.08673</text:p>
              </table:table-cell>
              <table:table-cell office:value-type="float" office:value="99.801">
                <text:p>99.801</text:p>
              </table:table-cell>
              <table:table-cell office:value-type="float" office:value="5.55923">
                <text:p>5.55923</text:p>
              </table:table-cell>
              <table:table-cell office:value-type="float" office:value="5.55923">
                <text:p>5.55923</text:p>
              </table:table-cell>
            </table:table-row>
            <table:table-row>
              <table:table-cell office:value-type="string">
                <text:p>Cd133</text:p>
              </table:table-cell>
              <table:table-cell office:value-type="float" office:value="86.1267">
                <text:p>86.1267</text:p>
              </table:table-cell>
              <table:table-cell office:value-type="float" office:value="7.21699">
                <text:p>7.21699</text:p>
              </table:table-cell>
              <table:table-cell office:value-type="float" office:value="7.21699">
                <text:p>7.21699</text:p>
              </table:table-cell>
              <table:table-cell office:value-type="float" office:value="86.5787">
                <text:p>86.5787</text:p>
              </table:table-cell>
              <table:table-cell office:value-type="float" office:value="6.12995">
                <text:p>6.12995</text:p>
              </table:table-cell>
              <table:table-cell office:value-type="float" office:value="6.12995">
                <text:p>6.12995</text:p>
              </table:table-cell>
            </table:table-row>
            <table:table-row>
              <table:table-cell office:value-type="string">
                <text:p>In134</text:p>
              </table:table-cell>
              <table:table-cell office:value-type="float" office:value="83.3706">
                <text:p>83.3706</text:p>
              </table:table-cell>
              <table:table-cell office:value-type="float" office:value="1.03556">
                <text:p>1.03556</text:p>
              </table:table-cell>
              <table:table-cell office:value-type="float" office:value="1.03556">
                <text:p>1.03556</text:p>
              </table:table-cell>
              <table:table-cell office:value-type="float" office:value="83.3596">
                <text:p>83.3596</text:p>
              </table:table-cell>
              <table:table-cell office:value-type="float" office:value="1.0398">
                <text:p>1.0398</text:p>
              </table:table-cell>
              <table:table-cell office:value-type="float" office:value="1.0398">
                <text:p>1.0398</text:p>
              </table:table-cell>
            </table:table-row>
            <table:table-row>
              <table:table-cell office:value-type="string">
                <text:p>In135</text:p>
              </table:table-cell>
              <table:table-cell office:value-type="float" office:value="84.2398">
                <text:p>84.2398</text:p>
              </table:table-cell>
              <table:table-cell office:value-type="float" office:value="2.35404">
                <text:p>2.35404</text:p>
              </table:table-cell>
              <table:table-cell office:value-type="float" office:value="2.35404">
                <text:p>2.35404</text:p>
              </table:table-cell>
              <table:table-cell office:value-type="float" office:value="83.4648">
                <text:p>83.4648</text:p>
              </table:table-cell>
              <table:table-cell office:value-type="float" office:value="3.41747">
                <text:p>3.41747</text:p>
              </table:table-cell>
              <table:table-cell office:value-type="float" office:value="3.41747">
                <text:p>3.41747</text:p>
              </table:table-cell>
            </table:table-row>
            <table:table-row>
              <table:table-cell office:value-type="string">
                <text:p>Sn134</text:p>
              </table:table-cell>
              <table:table-cell office:value-type="float" office:value="24.2142">
                <text:p>24.2142</text:p>
              </table:table-cell>
              <table:table-cell office:value-type="float" office:value="1.44071">
                <text:p>1.44071</text:p>
              </table:table-cell>
              <table:table-cell office:value-type="float" office:value="1.44071">
                <text:p>1.44071</text:p>
              </table:table-cell>
              <table:table-cell office:value-type="float" office:value="24.615">
                <text:p>24.615</text:p>
              </table:table-cell>
              <table:table-cell office:value-type="float" office:value="3.35747">
                <text:p>3.35747</text:p>
              </table:table-cell>
              <table:table-cell office:value-type="float" office:value="3.35747">
                <text:p>3.35747</text:p>
              </table:table-cell>
            </table:table-row>
            <table:table-row>
              <table:table-cell office:value-type="string">
                <text:p>Sn137</text:p>
              </table:table-cell>
              <table:table-cell office:value-type="float" office:value="23.4636">
                <text:p>23.4636</text:p>
              </table:table-cell>
              <table:table-cell office:value-type="float" office:value="1.76667">
                <text:p>1.76667</text:p>
              </table:table-cell>
              <table:table-cell office:value-type="float" office:value="1.76667">
                <text:p>1.76667</text:p>
              </table:table-cell>
              <table:table-cell office:value-type="float" office:value="22.6977">
                <text:p>22.6977</text:p>
              </table:table-cell>
              <table:table-cell office:value-type="float" office:value="0.298659">
                <text:p>0.298659</text:p>
              </table:table-cell>
              <table:table-cell office:value-type="float" office:value="0.298659">
                <text:p>0.298659</text:p>
              </table:table-cell>
            </table:table-row>
            <table:table-row>
              <table:table-cell office:value-type="string">
                <text:p>Sn138</text:p>
              </table:table-cell>
              <table:table-cell office:value-type="float" office:value="20.2945">
                <text:p>20.2945</text:p>
              </table:table-cell>
              <table:table-cell office:value-type="float" office:value="5.39325">
                <text:p>5.39325</text:p>
              </table:table-cell>
              <table:table-cell office:value-type="float" office:value="5.39325">
                <text:p>5.39325</text:p>
              </table:table-cell>
              <table:table-cell office:value-type="float" office:value="20.3103">
                <text:p>20.3103</text:p>
              </table:table-cell>
              <table:table-cell office:value-type="float" office:value="35.0441">
                <text:p>35.0441</text:p>
              </table:table-cell>
              <table:table-cell office:value-type="float" office:value="35.0441">
                <text:p>35.04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results_highintensity_asofJuly2019.R39:results_highintensity_asofJuly2019.R47" chart:error-lower-range="results_highintensity_asofJuly2019.R39:results_highintensity_asofJuly2019.R47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results_highintensity_asofJuly2019.R39:results_highintensity_asofJuly2019.R47" chart:error-lower-range="results_highintensity_asofJuly2019.R39:results_highintensity_asofJuly2019.R47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link-data-style-to-source="true" chart:error-category="cell-range" chart:error-upper-range="results_highintensity_asofJuly2019.S39:results_highintensity_asofJuly2019.S47" chart:error-lower-range="results_highintensity_asofJuly2019.S39:results_highintensity_asofJuly2019.S47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results_highintensity_asofJuly2019.S39:results_highintensity_asofJuly2019.S47" chart:error-lower-range="results_highintensity_asofJuly2019.S39:results_highintensity_asofJuly2019.S47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78cm" svg:height="8.912cm" xlink:href=".." xlink:type="simple" chart:class="chart:bar" chart:style-name="ch1">
        <chart:legend chart:legend-position="end" svg:x="15.033cm" svg:y="3.908cm" style:legend-expansion="high" chart:style-name="ch2"/>
        <chart:plot-area chart:style-name="ch3" table:cell-range-address="results_highintensity_asofJuly2019.O38:results_highintensity_asofJuly2019.Q47" chart:data-source-has-labels="both" svg:x="0.357cm" svg:y="0.178cm" svg:width="14.319cm" svg:height="8.556cm">
          <chartooo:coordinate-region svg:x="0.978cm" svg:y="0.377cm" svg:width="13.698cm" svg:height="7.71cm"/>
          <chart:axis chart:dimension="x" chart:name="primary-x" chart:style-name="ch4" chartooo:axis-type="auto">
            <chartooo:date-scale/>
            <chart:categories table:cell-range-address="results_highintensity_asofJuly2019.O39:results_highintensity_asofJuly2019.O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_highintensity_asofJuly2019.P39:results_highintensity_asofJuly2019.P47" chart:label-cell-address="results_highintensity_asofJuly2019.P38:results_highintensity_asofJuly2019.P38" chart:class="chart:bar">
            <chart:error-indicator chart:style-name="ch8" chart:dimension="y"/>
            <chart:data-point chart:repeated="9"/>
          </chart:series>
          <chart:series chart:style-name="ch9" chart:values-cell-range-address="results_highintensity_asofJuly2019.Q39:results_highintensity_asofJuly2019.Q47" chart:label-cell-address="results_highintensity_asofJuly2019.Q38:results_highintensity_asofJuly2019.Q38" chart:class="chart:bar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 intensity</text:p>
                <draw:g>
                  <svg:desc>results_highintensity_asofJuly2019.P38:results_highintensity_asofJuly2019.P38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  <table:table-cell office:value-type="string">
                <text:p>High intensity</text:p>
                <draw:g>
                  <svg:desc>results_highintensity_asofJuly2019.Q38:results_highintensity_asofJuly2019.Q38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Ag130</text:p>
                <draw:g>
                  <svg:desc>results_highintensity_asofJuly2019.O39:results_highintensity_asofJuly2019.O47</svg:desc>
                </draw:g>
              </table:table-cell>
              <table:table-cell office:value-type="float" office:value="0.0000851506">
                <text:p>0.0000851506</text:p>
                <draw:g>
                  <svg:desc>results_highintensity_asofJuly2019.P39:results_highintensity_asofJuly2019.P47</svg:desc>
                </draw:g>
              </table:table-cell>
              <table:table-cell office:value-type="float" office:value="0.478373">
                <text:p>0.478373</text:p>
                <draw:g>
                  <svg:desc>results_highintensity_asofJuly2019.R39:results_highintensity_asofJuly2019.R47</svg:desc>
                </draw:g>
              </table:table-cell>
              <table:table-cell office:value-type="float" office:value="0.478373">
                <text:p>0.478373</text:p>
                <draw:g>
                  <svg:desc>results_highintensity_asofJuly2019.R39:results_highintensity_asofJuly2019.R47</svg:desc>
                </draw:g>
              </table:table-cell>
              <table:table-cell office:value-type="float" office:value="0.0981179">
                <text:p>0.0981179</text:p>
                <draw:g>
                  <svg:desc>results_highintensity_asofJuly2019.Q39:results_highintensity_asofJuly2019.Q47</svg:desc>
                </draw:g>
              </table:table-cell>
              <table:table-cell office:value-type="float" office:value="0.800619">
                <text:p>0.800619</text:p>
                <draw:g>
                  <svg:desc>results_highintensity_asofJuly2019.S39:results_highintensity_asofJuly2019.S47</svg:desc>
                </draw:g>
              </table:table-cell>
              <table:table-cell office:value-type="float" office:value="0.800619">
                <text:p>0.800619</text:p>
                <draw:g>
                  <svg:desc>results_highintensity_asofJuly2019.S39:results_highintensity_asofJuly2019.S47</svg:desc>
                </draw:g>
              </table:table-cell>
            </table:table-row>
            <table:table-row>
              <table:table-cell office:value-type="string">
                <text:p>Ag131</text:p>
              </table:table-cell>
              <table:table-cell office:value-type="float" office:value="1.71316">
                <text:p>1.71316</text:p>
              </table:table-cell>
              <table:table-cell office:value-type="float" office:value="5.07414">
                <text:p>5.07414</text:p>
              </table:table-cell>
              <table:table-cell office:value-type="float" office:value="5.07414">
                <text:p>5.07414</text:p>
              </table:table-cell>
              <table:table-cell office:value-type="float" office:value="1.9858">
                <text:p>1.9858</text:p>
              </table:table-cell>
              <table:table-cell office:value-type="float" office:value="5.56989">
                <text:p>5.56989</text:p>
              </table:table-cell>
              <table:table-cell office:value-type="float" office:value="5.56989">
                <text:p>5.56989</text:p>
              </table:table-cell>
            </table:table-row>
            <table:table-row>
              <table:table-cell office:value-type="string">
                <text:p>Cd132</text:p>
              </table:table-cell>
              <table:table-cell office:value-type="float" office:value="0.0000221495">
                <text:p>0.0000221495</text:p>
              </table:table-cell>
              <table:table-cell office:value-type="float" office:value="0.279401">
                <text:p>0.279401</text:p>
              </table:table-cell>
              <table:table-cell office:value-type="float" office:value="0.279401">
                <text:p>0.279401</text:p>
              </table:table-cell>
              <table:table-cell office:value-type="float" office:value="0.0000103175">
                <text:p>0.0000103175</text:p>
              </table:table-cell>
              <table:table-cell office:value-type="float" office:value="1.272">
                <text:p>1.272</text:p>
              </table:table-cell>
              <table:table-cell office:value-type="float" office:value="1.272">
                <text:p>1.272</text:p>
              </table:table-cell>
            </table:table-row>
            <table:table-row>
              <table:table-cell office:value-type="string">
                <text:p>Cd133</text:p>
              </table:table-cell>
              <table:table-cell office:value-type="float" office:value="6.24733">
                <text:p>6.24733</text:p>
              </table:table-cell>
              <table:table-cell office:value-type="float" office:value="2.85611">
                <text:p>2.85611</text:p>
              </table:table-cell>
              <table:table-cell office:value-type="float" office:value="2.85611">
                <text:p>2.85611</text:p>
              </table:table-cell>
              <table:table-cell office:value-type="float" office:value="6.63795">
                <text:p>6.63795</text:p>
              </table:table-cell>
              <table:table-cell office:value-type="float" office:value="2.52663">
                <text:p>2.52663</text:p>
              </table:table-cell>
              <table:table-cell office:value-type="float" office:value="2.52663">
                <text:p>2.52663</text:p>
              </table:table-cell>
            </table:table-row>
            <table:table-row>
              <table:table-cell office:value-type="string">
                <text:p>In134</text:p>
              </table:table-cell>
              <table:table-cell office:value-type="float" office:value="13.866">
                <text:p>13.866</text:p>
              </table:table-cell>
              <table:table-cell office:value-type="float" office:value="0.623404">
                <text:p>0.623404</text:p>
              </table:table-cell>
              <table:table-cell office:value-type="float" office:value="0.623404">
                <text:p>0.623404</text:p>
              </table:table-cell>
              <table:table-cell office:value-type="float" office:value="13.8389">
                <text:p>13.8389</text:p>
              </table:table-cell>
              <table:table-cell office:value-type="float" office:value="0.62414">
                <text:p>0.62414</text:p>
              </table:table-cell>
              <table:table-cell office:value-type="float" office:value="0.62414">
                <text:p>0.62414</text:p>
              </table:table-cell>
            </table:table-row>
            <table:table-row>
              <table:table-cell office:value-type="string">
                <text:p>In135</text:p>
              </table:table-cell>
              <table:table-cell office:value-type="float" office:value="10.0697">
                <text:p>10.0697</text:p>
              </table:table-cell>
              <table:table-cell office:value-type="float" office:value="1.05332">
                <text:p>1.05332</text:p>
              </table:table-cell>
              <table:table-cell office:value-type="float" office:value="1.05332">
                <text:p>1.05332</text:p>
              </table:table-cell>
              <table:table-cell office:value-type="float" office:value="9.4357">
                <text:p>9.4357</text:p>
              </table:table-cell>
              <table:table-cell office:value-type="float" office:value="1.21984">
                <text:p>1.21984</text:p>
              </table:table-cell>
              <table:table-cell office:value-type="float" office:value="1.21984">
                <text:p>1.21984</text:p>
              </table:table-cell>
            </table:table-row>
            <table:table-row>
              <table:table-cell office:value-type="string">
                <text:p>Sn134</text:p>
              </table:table-cell>
              <table:table-cell office:value-type="float" office:value="0.000000162007">
                <text:p>0.000000162007</text:p>
              </table:table-cell>
              <table:table-cell office:value-type="float" office:value="0.111407">
                <text:p>0.111407</text:p>
              </table:table-cell>
              <table:table-cell office:value-type="float" office:value="0.111407">
                <text:p>0.111407</text:p>
              </table:table-cell>
              <table:table-cell office:value-type="float" office:value="0.00000096843">
                <text:p>0.00000096843</text:p>
              </table:table-cell>
              <table:table-cell office:value-type="float" office:value="0.115809">
                <text:p>0.115809</text:p>
              </table:table-cell>
              <table:table-cell office:value-type="float" office:value="0.115809">
                <text:p>0.115809</text:p>
              </table:table-cell>
            </table:table-row>
            <table:table-row>
              <table:table-cell office:value-type="string">
                <text:p>Sn137</text:p>
              </table:table-cell>
              <table:table-cell office:value-type="float" office:value="0.74356">
                <text:p>0.74356</text:p>
              </table:table-cell>
              <table:table-cell office:value-type="float" office:value="0.27264">
                <text:p>0.27264</text:p>
              </table:table-cell>
              <table:table-cell office:value-type="float" office:value="0.27264">
                <text:p>0.27264</text:p>
              </table:table-cell>
              <table:table-cell office:value-type="float" office:value="0.66299">
                <text:p>0.66299</text:p>
              </table:table-cell>
              <table:table-cell office:value-type="float" office:value="1.22963">
                <text:p>1.22963</text:p>
              </table:table-cell>
              <table:table-cell office:value-type="float" office:value="1.22963">
                <text:p>1.22963</text:p>
              </table:table-cell>
            </table:table-row>
            <table:table-row>
              <table:table-cell office:value-type="string">
                <text:p>Sn138</text:p>
              </table:table-cell>
              <table:table-cell office:value-type="float" office:value="2.20882">
                <text:p>2.20882</text:p>
              </table:table-cell>
              <table:table-cell office:value-type="float" office:value="1.43008">
                <text:p>1.43008</text:p>
              </table:table-cell>
              <table:table-cell office:value-type="float" office:value="1.43008">
                <text:p>1.43008</text:p>
              </table:table-cell>
              <table:table-cell office:value-type="float" office:value="1.7114">
                <text:p>1.7114</text:p>
              </table:table-cell>
              <table:table-cell office:value-type="float" office:value="4.58086">
                <text:p>4.58086</text:p>
              </table:table-cell>
              <table:table-cell office:value-type="float" office:value="4.58086">
                <text:p>4.580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-3" chart:maximum="3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error-category="cell-range" chart:error-upper-range="results_highintensity_asofJuly2019.R15:results_highintensity_asofJuly2019.R23" chart:error-lower-range="results_highintensity_asofJuly2019.R15:results_highintensity_asofJuly2019.R23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results_highintensity_asofJuly2019.R15:results_highintensity_asofJuly2019.R23" chart:error-lower-range="results_highintensity_asofJuly2019.R15:results_highintensity_asofJuly2019.R23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/>
      <style:graphic-properties draw:stroke="none" draw:fill-color="#ffd320" draw:opacity="5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error-category="cell-range" chart:error-upper-range="results_highintensity_asofJuly2019.S15:results_highintensity_asofJuly2019.S23" chart:error-lower-range="results_highintensity_asofJuly2019.S15:results_highintensity_asofJuly2019.S23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results_highintensity_asofJuly2019.S15:results_highintensity_asofJuly2019.S23" chart:error-lower-range="results_highintensity_asofJuly2019.S15:results_highintensity_asofJuly2019.S23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735cm" svg:height="14.12cm" xlink:href=".." xlink:type="simple" chart:class="chart:bar" chart:column-mapping="0 2 1" chart:style-name="ch1">
        <chart:legend chart:legend-position="end" svg:x="18.62cm" svg:y="6.263cm" style:legend-expansion="high" chart:style-name="ch2"/>
        <chart:plot-area chart:style-name="ch3" table:cell-range-address="results_highintensity_asofJuly2019.O15:results_highintensity_asofJuly2019.Q23 results_highintensity_asofJuly2019.O14:results_highintensity_asofJuly2019.Q14 results_highintensity_asofJuly2019.T14:results_highintensity_asofJuly2019.T23" chart:data-source-has-labels="both" svg:x="1.465cm" svg:y="0.282cm" svg:width="15.686cm" svg:height="12.575cm">
          <chartooo:coordinate-region svg:x="2.457cm" svg:y="0.482cm" svg:width="14.151cm" svg:height="11.728cm"/>
          <chart:axis chart:dimension="x" chart:name="primary-x" chart:style-name="ch4" chartooo:axis-type="auto">
            <chartooo:date-scale/>
            <chart:title svg:x="8.616cm" svg:y="13.139cm" chart:style-name="ch5">
              <text:p>Isotopes</text:p>
            </chart:title>
            <chart:categories table:cell-range-address="results_highintensity_asofJuly2019.O15:results_highintensity_asofJuly2019.O23"/>
          </chart:axis>
          <chart:axis chart:dimension="y" chart:name="primary-y" chart:style-name="ch6">
            <chart:title svg:x="0.451cm" svg:y="7.327cm" chart:style-name="ch7">
              <text:p>T1/2 (ms)</text:p>
            </chart:title>
            <chart:grid chart:style-name="ch8" chart:class="major"/>
          </chart:axis>
          <chart:axis chart:dimension="y" chart:name="secondary-y" chart:style-name="ch9">
            <chart:title svg:x="17.605cm" svg:y="8.24cm" chart:style-name="ch7">
              <text:p>Relative difference (%)</text:p>
            </chart:title>
          </chart:axis>
          <chart:series chart:attached-axis="primary-y" chart:style-name="ch10" chart:values-cell-range-address="results_highintensity_asofJuly2019.P15:results_highintensity_asofJuly2019.P23" chart:label-cell-address="results_highintensity_asofJuly2019.P14:results_highintensity_asofJuly2019.P14" chart:class="chart:bar">
            <chart:error-indicator chart:style-name="ch11" chart:dimension="y"/>
            <chart:data-point chart:repeated="9"/>
          </chart:series>
          <chart:series chart:attached-axis="secondary-y" chart:style-name="ch12" chart:values-cell-range-address="results_highintensity_asofJuly2019.T15:results_highintensity_asofJuly2019.T23" chart:label-cell-address="results_highintensity_asofJuly2019.T14:results_highintensity_asofJuly2019.T14" chart:class="chart:bar">
            <chart:data-point chart:repeated="9"/>
          </chart:series>
          <chart:series chart:attached-axis="primary-y" chart:style-name="ch13" chart:values-cell-range-address="results_highintensity_asofJuly2019.Q15:results_highintensity_asofJuly2019.Q23" chart:label-cell-address="results_highintensity_asofJuly2019.Q14:results_highintensity_asofJuly2019.Q14" chart:class="chart:bar">
            <chart:error-indicator chart:style-name="ch14" chart:dimension="y"/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 intensity</text:p>
                <draw:g>
                  <svg:desc>results_highintensity_asofJuly2019.P14:results_highintensity_asofJuly2019.P14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  <table:table-cell office:value-type="string">
                <text:p>Relative difference (%)</text:p>
                <draw:g>
                  <svg:desc>results_highintensity_asofJuly2019.T14:results_highintensity_asofJuly2019.T14</svg:desc>
                </draw:g>
              </table:table-cell>
              <table:table-cell office:value-type="string">
                <text:p>High intensity</text:p>
                <draw:g>
                  <svg:desc>results_highintensity_asofJuly2019.Q14:results_highintensity_asofJuly2019.Q14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Ag130</text:p>
                <draw:g>
                  <svg:desc>results_highintensity_asofJuly2019.O15:results_highintensity_asofJuly2019.O23</svg:desc>
                </draw:g>
              </table:table-cell>
              <table:table-cell office:value-type="float" office:value="46.0249">
                <text:p>46.0249</text:p>
                <draw:g>
                  <svg:desc>results_highintensity_asofJuly2019.P15:results_highintensity_asofJuly2019.P23</svg:desc>
                </draw:g>
              </table:table-cell>
              <table:table-cell office:value-type="float" office:value="3.38713">
                <text:p>3.38713</text:p>
                <draw:g>
                  <svg:desc>results_highintensity_asofJuly2019.R15:results_highintensity_asofJuly2019.R23</svg:desc>
                </draw:g>
              </table:table-cell>
              <table:table-cell office:value-type="float" office:value="3.38713">
                <text:p>3.38713</text:p>
                <draw:g>
                  <svg:desc>results_highintensity_asofJuly2019.R15:results_highintensity_asofJuly2019.R23</svg:desc>
                </draw:g>
              </table:table-cell>
              <table:table-cell office:value-type="float" office:value="-0.423900975341601">
                <text:p>-0.423900975341601</text:p>
                <draw:g>
                  <svg:desc>results_highintensity_asofJuly2019.T15:results_highintensity_asofJuly2019.T23</svg:desc>
                </draw:g>
              </table:table-cell>
              <table:table-cell office:value-type="float" office:value="46.22">
                <text:p>46.22</text:p>
                <draw:g>
                  <svg:desc>results_highintensity_asofJuly2019.Q15:results_highintensity_asofJuly2019.Q23</svg:desc>
                </draw:g>
              </table:table-cell>
              <table:table-cell office:value-type="float" office:value="3.66925">
                <text:p>3.66925</text:p>
                <draw:g>
                  <svg:desc>results_highintensity_asofJuly2019.S15:results_highintensity_asofJuly2019.S23</svg:desc>
                </draw:g>
              </table:table-cell>
              <table:table-cell office:value-type="float" office:value="3.66925">
                <text:p>3.66925</text:p>
                <draw:g>
                  <svg:desc>results_highintensity_asofJuly2019.S15:results_highintensity_asofJuly2019.S23</svg:desc>
                </draw:g>
              </table:table-cell>
            </table:table-row>
            <table:table-row>
              <table:table-cell office:value-type="string">
                <text:p>Ag131</text:p>
              </table:table-cell>
              <table:table-cell office:value-type="float" office:value="36.3848">
                <text:p>36.3848</text:p>
              </table:table-cell>
              <table:table-cell office:value-type="float" office:value="5.74425">
                <text:p>5.74425</text:p>
              </table:table-cell>
              <table:table-cell office:value-type="float" office:value="5.74425">
                <text:p>5.74425</text:p>
              </table:table-cell>
              <table:table-cell office:value-type="float" office:value="0.927266330995361">
                <text:p>0.927266330995361</text:p>
              </table:table-cell>
              <table:table-cell office:value-type="float" office:value="33.7384">
                <text:p>33.7384</text:p>
              </table:table-cell>
              <table:table-cell office:value-type="float" office:value="4.41514">
                <text:p>4.41514</text:p>
              </table:table-cell>
              <table:table-cell office:value-type="float" office:value="4.41514">
                <text:p>4.41514</text:p>
              </table:table-cell>
            </table:table-row>
            <table:table-row>
              <table:table-cell office:value-type="string">
                <text:p>Cd132</text:p>
              </table:table-cell>
              <table:table-cell office:value-type="float" office:value="84.9057">
                <text:p>84.9057</text:p>
              </table:table-cell>
              <table:table-cell office:value-type="float" office:value="3.25094">
                <text:p>3.25094</text:p>
              </table:table-cell>
              <table:table-cell office:value-type="float" office:value="3.25094">
                <text:p>3.25094</text:p>
              </table:table-cell>
              <table:table-cell office:value-type="float" office:value="1.01301090503936">
                <text:p>1.01301090503936</text:p>
              </table:table-cell>
              <table:table-cell office:value-type="float" office:value="86.0104">
                <text:p>86.0104</text:p>
              </table:table-cell>
              <table:table-cell office:value-type="float" office:value="3.49061">
                <text:p>3.49061</text:p>
              </table:table-cell>
              <table:table-cell office:value-type="float" office:value="3.49061">
                <text:p>3.49061</text:p>
              </table:table-cell>
            </table:table-row>
            <table:table-row>
              <table:table-cell office:value-type="string">
                <text:p>Cd133</text:p>
              </table:table-cell>
              <table:table-cell office:value-type="float" office:value="65.5472">
                <text:p>65.5472</text:p>
              </table:table-cell>
              <table:table-cell office:value-type="float" office:value="7.86767">
                <text:p>7.86767</text:p>
              </table:table-cell>
              <table:table-cell office:value-type="float" office:value="7.86767">
                <text:p>7.86767</text:p>
              </table:table-cell>
              <table:table-cell office:value-type="float" office:value="0.930422657260722">
                <text:p>0.930422657260722</text:p>
              </table:table-cell>
              <table:table-cell office:value-type="float" office:value="60.9866">
                <text:p>60.9866</text:p>
              </table:table-cell>
              <table:table-cell office:value-type="float" office:value="6.64596">
                <text:p>6.64596</text:p>
              </table:table-cell>
              <table:table-cell office:value-type="float" office:value="6.64596">
                <text:p>6.64596</text:p>
              </table:table-cell>
            </table:table-row>
            <table:table-row>
              <table:table-cell office:value-type="string">
                <text:p>In134</text:p>
              </table:table-cell>
              <table:table-cell office:value-type="float" office:value="128.581">
                <text:p>128.581</text:p>
              </table:table-cell>
              <table:table-cell office:value-type="float" office:value="1.44418">
                <text:p>1.44418</text:p>
              </table:table-cell>
              <table:table-cell office:value-type="float" office:value="1.44418">
                <text:p>1.44418</text:p>
              </table:table-cell>
              <table:table-cell office:value-type="float" office:value="1.00420746455542">
                <text:p>1.00420746455542</text:p>
              </table:table-cell>
              <table:table-cell office:value-type="float" office:value="129.122">
                <text:p>129.122</text:p>
              </table:table-cell>
              <table:table-cell office:value-type="float" office:value="1.42326">
                <text:p>1.42326</text:p>
              </table:table-cell>
              <table:table-cell office:value-type="float" office:value="1.42326">
                <text:p>1.42326</text:p>
              </table:table-cell>
            </table:table-row>
            <table:table-row>
              <table:table-cell office:value-type="string">
                <text:p>In135</text:p>
              </table:table-cell>
              <table:table-cell office:value-type="float" office:value="104.138">
                <text:p>104.138</text:p>
              </table:table-cell>
              <table:table-cell office:value-type="float" office:value="3.54761">
                <text:p>3.54761</text:p>
              </table:table-cell>
              <table:table-cell office:value-type="float" office:value="3.54761">
                <text:p>3.54761</text:p>
              </table:table-cell>
              <table:table-cell office:value-type="float" office:value="1.01148476060612">
                <text:p>1.01148476060612</text:p>
              </table:table-cell>
              <table:table-cell office:value-type="float" office:value="105.334">
                <text:p>105.334</text:p>
              </table:table-cell>
              <table:table-cell office:value-type="float" office:value="3.54004">
                <text:p>3.54004</text:p>
              </table:table-cell>
              <table:table-cell office:value-type="float" office:value="3.54004">
                <text:p>3.54004</text:p>
              </table:table-cell>
            </table:table-row>
            <table:table-row>
              <table:table-cell office:value-type="string">
                <text:p>Sn134</text:p>
              </table:table-cell>
              <table:table-cell office:value-type="float" office:value="1006.31">
                <text:p>1006.31</text:p>
              </table:table-cell>
              <table:table-cell office:value-type="float" office:value="34.8002">
                <text:p>34.8002</text:p>
              </table:table-cell>
              <table:table-cell office:value-type="float" office:value="34.8002">
                <text:p>34.8002</text:p>
              </table:table-cell>
              <table:table-cell office:value-type="float" office:value="1.00594250280729">
                <text:p>1.00594250280729</text:p>
              </table:table-cell>
              <table:table-cell office:value-type="float" office:value="1012.29">
                <text:p>1012.29</text:p>
              </table:table-cell>
              <table:table-cell office:value-type="float" office:value="34.6286">
                <text:p>34.6286</text:p>
              </table:table-cell>
              <table:table-cell office:value-type="float" office:value="34.6286">
                <text:p>34.6286</text:p>
              </table:table-cell>
            </table:table-row>
            <table:table-row>
              <table:table-cell office:value-type="string">
                <text:p>Sn137</text:p>
              </table:table-cell>
              <table:table-cell office:value-type="float" office:value="234.042">
                <text:p>234.042</text:p>
              </table:table-cell>
              <table:table-cell office:value-type="float" office:value="5.33268">
                <text:p>5.33268</text:p>
              </table:table-cell>
              <table:table-cell office:value-type="float" office:value="5.33268">
                <text:p>5.33268</text:p>
              </table:table-cell>
              <table:table-cell office:value-type="float" office:value="0.985254783329488">
                <text:p>0.985254783329488</text:p>
              </table:table-cell>
              <table:table-cell office:value-type="float" office:value="230.591">
                <text:p>230.591</text:p>
              </table:table-cell>
              <table:table-cell office:value-type="float" office:value="0.141534">
                <text:p>0.141534</text:p>
              </table:table-cell>
              <table:table-cell office:value-type="float" office:value="0.141534">
                <text:p>0.141534</text:p>
              </table:table-cell>
            </table:table-row>
            <table:table-row>
              <table:table-cell office:value-type="string">
                <text:p>Sn138</text:p>
              </table:table-cell>
              <table:table-cell office:value-type="float" office:value="134.55">
                <text:p>134.55</text:p>
              </table:table-cell>
              <table:table-cell office:value-type="float" office:value="22.1608">
                <text:p>22.1608</text:p>
              </table:table-cell>
              <table:table-cell office:value-type="float" office:value="22.1608">
                <text:p>22.1608</text:p>
              </table:table-cell>
              <table:table-cell office:value-type="float" office:value="1.02613154960981">
                <text:p>1.02613154960981</text:p>
              </table:table-cell>
              <table:table-cell office:value-type="float" office:value="138.066">
                <text:p>138.066</text:p>
              </table:table-cell>
              <table:table-cell office:value-type="float" office:value="18.3647">
                <text:p>18.3647</text:p>
              </table:table-cell>
              <table:table-cell office:value-type="float" office:value="18.3647">
                <text:p>18.36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306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-10" chart:maximum="1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error-category="cell-range" chart:error-upper-range="results_highintensity_asofJuly2019_more.R45:results_highintensity_asofJuly2019_more.R61" chart:error-lower-range="results_highintensity_asofJuly2019_more.R45:results_highintensity_asofJuly2019_more.R61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results_highintensity_asofJuly2019_more.R45:results_highintensity_asofJuly2019_more.R61" chart:error-lower-range="results_highintensity_asofJuly2019_more.R45:results_highintensity_asofJuly2019_more.R61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/>
      <style:graphic-properties draw:stroke="none" draw:fill-color="#ffd320" draw:opacity="5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error-category="cell-range" chart:error-upper-range="results_highintensity_asofJuly2019_more.S45:results_highintensity_asofJuly2019_more.S61" chart:error-lower-range="results_highintensity_asofJuly2019_more.S45:results_highintensity_asofJuly2019_more.S61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results_highintensity_asofJuly2019_more.S45:results_highintensity_asofJuly2019_more.S61" chart:error-lower-range="results_highintensity_asofJuly2019_more.S45:results_highintensity_asofJuly2019_more.S61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955cm" svg:height="12.191cm" xlink:href=".." xlink:type="simple" chart:class="chart:bar" chart:column-mapping="0 2 1" chart:style-name="ch1">
        <chart:legend chart:legend-position="end" svg:x="25.84cm" svg:y="5.298cm" style:legend-expansion="high" chart:style-name="ch2"/>
        <chart:plot-area chart:style-name="ch3" table:cell-range-address="results_highintensity_asofJuly2019_more.O45:results_highintensity_asofJuly2019_more.Q61 results_highintensity_asofJuly2019_more.O44:results_highintensity_asofJuly2019_more.Q44 results_highintensity_asofJuly2019_more.T44:results_highintensity_asofJuly2019_more.T61" chart:data-source-has-labels="both" svg:x="1.61cm" svg:y="0.243cm" svg:width="22.471cm" svg:height="10.724cm">
          <chartooo:coordinate-region svg:x="2.417cm" svg:y="0.442cm" svg:width="20.936cm" svg:height="9.248cm"/>
          <chart:axis chart:dimension="x" chart:name="primary-x" chart:style-name="ch4" chartooo:axis-type="auto">
            <chartooo:date-scale/>
            <chart:title svg:x="12.153cm" svg:y="11.21cm" chart:style-name="ch5">
              <text:p>Isotopes</text:p>
            </chart:title>
            <chart:categories table:cell-range-address="results_highintensity_asofJuly2019_more.O45:results_highintensity_asofJuly2019_more.O61"/>
          </chart:axis>
          <chart:axis chart:dimension="y" chart:name="primary-y" chart:style-name="ch6">
            <chart:title svg:x="0.451cm" svg:y="6.244cm" chart:style-name="ch7">
              <text:p>P1n (%)</text:p>
            </chart:title>
            <chart:grid chart:style-name="ch8" chart:class="major"/>
          </chart:axis>
          <chart:axis chart:dimension="y" chart:name="secondary-y" chart:style-name="ch9">
            <chart:title svg:x="24.68cm" svg:y="7.276cm" chart:style-name="ch7">
              <text:p>Relative difference (%)</text:p>
            </chart:title>
          </chart:axis>
          <chart:series chart:attached-axis="primary-y" chart:style-name="ch10" chart:values-cell-range-address="results_highintensity_asofJuly2019_more.P45:results_highintensity_asofJuly2019_more.P61" chart:label-cell-address="results_highintensity_asofJuly2019_more.P44:results_highintensity_asofJuly2019_more.P44" chart:class="chart:bar">
            <chart:error-indicator chart:style-name="ch11" chart:dimension="y"/>
            <chart:data-point chart:repeated="17"/>
          </chart:series>
          <chart:series chart:attached-axis="secondary-y" chart:style-name="ch12" chart:values-cell-range-address="results_highintensity_asofJuly2019_more.T45:results_highintensity_asofJuly2019_more.T61" chart:label-cell-address="results_highintensity_asofJuly2019_more.T44:results_highintensity_asofJuly2019_more.T44" chart:class="chart:bar">
            <chart:data-point chart:repeated="17"/>
          </chart:series>
          <chart:series chart:attached-axis="primary-y" chart:style-name="ch13" chart:values-cell-range-address="results_highintensity_asofJuly2019_more.Q45:results_highintensity_asofJuly2019_more.Q61" chart:label-cell-address="results_highintensity_asofJuly2019_more.Q44:results_highintensity_asofJuly2019_more.Q44" chart:class="chart:bar">
            <chart:error-indicator chart:style-name="ch14" chart:dimension="y"/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 intensity</text:p>
                <draw:g>
                  <svg:desc>results_highintensity_asofJuly2019_more.P44:results_highintensity_asofJuly2019_more.P44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  <table:table-cell office:value-type="string">
                <text:p>Relative difference (%)</text:p>
                <draw:g>
                  <svg:desc>results_highintensity_asofJuly2019_more.T44:results_highintensity_asofJuly2019_more.T44</svg:desc>
                </draw:g>
              </table:table-cell>
              <table:table-cell office:value-type="string">
                <text:p>High intensity</text:p>
                <draw:g>
                  <svg:desc>results_highintensity_asofJuly2019_more.Q44:results_highintensity_asofJuly2019_more.Q44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Ag129</text:p>
                <draw:g>
                  <svg:desc>results_highintensity_asofJuly2019_more.O45:results_highintensity_asofJuly2019_more.O61</svg:desc>
                </draw:g>
              </table:table-cell>
              <table:table-cell office:value-type="float" office:value="17.9099">
                <text:p>17.9099</text:p>
                <draw:g>
                  <svg:desc>results_highintensity_asofJuly2019_more.P45:results_highintensity_asofJuly2019_more.P61</svg:desc>
                </draw:g>
              </table:table-cell>
              <table:table-cell office:value-type="float" office:value="1.1647">
                <text:p>1.1647</text:p>
                <draw:g>
                  <svg:desc>results_highintensity_asofJuly2019_more.R45:results_highintensity_asofJuly2019_more.R61</svg:desc>
                </draw:g>
              </table:table-cell>
              <table:table-cell office:value-type="float" office:value="1.1647">
                <text:p>1.1647</text:p>
                <draw:g>
                  <svg:desc>results_highintensity_asofJuly2019_more.R45:results_highintensity_asofJuly2019_more.R61</svg:desc>
                </draw:g>
              </table:table-cell>
              <table:table-cell office:value-type="float" office:value="-5.03408729250302">
                <text:p>-5.03408729250302</text:p>
                <draw:g>
                  <svg:desc>results_highintensity_asofJuly2019_more.T45:results_highintensity_asofJuly2019_more.T61</svg:desc>
                </draw:g>
              </table:table-cell>
              <table:table-cell office:value-type="float" office:value="18.8115">
                <text:p>18.8115</text:p>
                <draw:g>
                  <svg:desc>results_highintensity_asofJuly2019_more.Q45:results_highintensity_asofJuly2019_more.Q61</svg:desc>
                </draw:g>
              </table:table-cell>
              <table:table-cell office:value-type="float" office:value="1.3193">
                <text:p>1.3193</text:p>
                <draw:g>
                  <svg:desc>results_highintensity_asofJuly2019_more.S45:results_highintensity_asofJuly2019_more.S61</svg:desc>
                </draw:g>
              </table:table-cell>
              <table:table-cell office:value-type="float" office:value="1.3193">
                <text:p>1.3193</text:p>
                <draw:g>
                  <svg:desc>results_highintensity_asofJuly2019_more.S45:results_highintensity_asofJuly2019_more.S61</svg:desc>
                </draw:g>
              </table:table-cell>
            </table:table-row>
            <table:table-row>
              <table:table-cell office:value-type="string">
                <text:p>Ag130</text:p>
              </table:table-cell>
              <table:table-cell office:value-type="float" office:value="66.0261">
                <text:p>66.0261</text:p>
              </table:table-cell>
              <table:table-cell office:value-type="float" office:value="5.70677">
                <text:p>5.70677</text:p>
              </table:table-cell>
              <table:table-cell office:value-type="float" office:value="5.70677">
                <text:p>5.70677</text:p>
              </table:table-cell>
              <table:table-cell office:value-type="float" office:value="-2.35861273042024">
                <text:p>-2.35861273042024</text:p>
              </table:table-cell>
              <table:table-cell office:value-type="float" office:value="67.5834">
                <text:p>67.5834</text:p>
              </table:table-cell>
              <table:table-cell office:value-type="float" office:value="6.5114">
                <text:p>6.5114</text:p>
              </table:table-cell>
              <table:table-cell office:value-type="float" office:value="6.5114">
                <text:p>6.5114</text:p>
              </table:table-cell>
            </table:table-row>
            <table:table-row>
              <table:table-cell office:value-type="string">
                <text:p>Ag131</text:p>
              </table:table-cell>
              <table:table-cell office:value-type="float" office:value="99.9998">
                <text:p>99.9998</text:p>
              </table:table-cell>
              <table:table-cell office:value-type="float" office:value="15.2772">
                <text:p>15.2772</text:p>
              </table:table-cell>
              <table:table-cell office:value-type="float" office:value="15.2772">
                <text:p>15.2772</text:p>
              </table:table-cell>
              <table:table-cell office:value-type="float" office:value="-6.15621231242464">
                <text:p>-6.15621231242464</text:p>
              </table:table-cell>
              <table:table-cell office:value-type="float" office:value="106.156">
                <text:p>106.156</text:p>
              </table:table-cell>
              <table:table-cell office:value-type="float" office:value="17.9677">
                <text:p>17.9677</text:p>
              </table:table-cell>
              <table:table-cell office:value-type="float" office:value="17.9677">
                <text:p>17.9677</text:p>
              </table:table-cell>
            </table:table-row>
            <table:table-row>
              <table:table-cell office:value-type="string">
                <text:p>Cd130</text:p>
              </table:table-cell>
              <table:table-cell office:value-type="float" office:value="3.0547">
                <text:p>3.0547</text:p>
              </table:table-cell>
              <table:table-cell office:value-type="float" office:value="0.423636">
                <text:p>0.423636</text:p>
              </table:table-cell>
              <table:table-cell office:value-type="float" office:value="0.423636">
                <text:p>0.423636</text:p>
              </table:table-cell>
              <table:table-cell office:value-type="float" office:value="-4.28487249157037">
                <text:p>-4.28487249157037</text:p>
              </table:table-cell>
              <table:table-cell office:value-type="float" office:value="3.18559">
                <text:p>3.18559</text:p>
              </table:table-cell>
              <table:table-cell office:value-type="float" office:value="0.484728">
                <text:p>0.484728</text:p>
              </table:table-cell>
              <table:table-cell office:value-type="float" office:value="0.484728">
                <text:p>0.484728</text:p>
              </table:table-cell>
            </table:table-row>
            <table:table-row>
              <table:table-cell office:value-type="string">
                <text:p>Cd131</text:p>
              </table:table-cell>
              <table:table-cell office:value-type="float" office:value="14.7188">
                <text:p>14.7188</text:p>
              </table:table-cell>
              <table:table-cell office:value-type="float" office:value="0.971078">
                <text:p>0.971078</text:p>
              </table:table-cell>
              <table:table-cell office:value-type="float" office:value="0.971078">
                <text:p>0.971078</text:p>
              </table:table-cell>
              <table:table-cell office:value-type="float" office:value="-8.28668097942767">
                <text:p>-8.28668097942767</text:p>
              </table:table-cell>
              <table:table-cell office:value-type="float" office:value="15.9385">
                <text:p>15.9385</text:p>
              </table:table-cell>
              <table:table-cell office:value-type="float" office:value="1.64833">
                <text:p>1.64833</text:p>
              </table:table-cell>
              <table:table-cell office:value-type="float" office:value="1.64833">
                <text:p>1.64833</text:p>
              </table:table-cell>
            </table:table-row>
            <table:table-row>
              <table:table-cell office:value-type="string">
                <text:p>Cd132</text:p>
              </table:table-cell>
              <table:table-cell office:value-type="float" office:value="95.0325">
                <text:p>95.0325</text:p>
              </table:table-cell>
              <table:table-cell office:value-type="float" office:value="5.08673">
                <text:p>5.08673</text:p>
              </table:table-cell>
              <table:table-cell office:value-type="float" office:value="5.08673">
                <text:p>5.08673</text:p>
              </table:table-cell>
              <table:table-cell office:value-type="float" office:value="-5.01775708310315">
                <text:p>-5.01775708310315</text:p>
              </table:table-cell>
              <table:table-cell office:value-type="float" office:value="99.801">
                <text:p>99.801</text:p>
              </table:table-cell>
              <table:table-cell office:value-type="float" office:value="5.55923">
                <text:p>5.55923</text:p>
              </table:table-cell>
              <table:table-cell office:value-type="float" office:value="5.55923">
                <text:p>5.55923</text:p>
              </table:table-cell>
            </table:table-row>
            <table:table-row>
              <table:table-cell office:value-type="string">
                <text:p>Cd133</text:p>
              </table:table-cell>
              <table:table-cell office:value-type="float" office:value="86.1267">
                <text:p>86.1267</text:p>
              </table:table-cell>
              <table:table-cell office:value-type="float" office:value="7.21699">
                <text:p>7.21699</text:p>
              </table:table-cell>
              <table:table-cell office:value-type="float" office:value="7.21699">
                <text:p>7.21699</text:p>
              </table:table-cell>
              <table:table-cell office:value-type="float" office:value="-0.524808218589588">
                <text:p>-0.524808218589588</text:p>
              </table:table-cell>
              <table:table-cell office:value-type="float" office:value="86.5787">
                <text:p>86.5787</text:p>
              </table:table-cell>
              <table:table-cell office:value-type="float" office:value="6.12995">
                <text:p>6.12995</text:p>
              </table:table-cell>
              <table:table-cell office:value-type="float" office:value="6.12995">
                <text:p>6.12995</text:p>
              </table:table-cell>
            </table:table-row>
            <table:table-row>
              <table:table-cell office:value-type="string">
                <text:p>In131</text:p>
              </table:table-cell>
              <table:table-cell office:value-type="float" office:value="3.06857">
                <text:p>3.06857</text:p>
              </table:table-cell>
              <table:table-cell office:value-type="float" office:value="0.380299">
                <text:p>0.380299</text:p>
              </table:table-cell>
              <table:table-cell office:value-type="float" office:value="0.380299">
                <text:p>0.380299</text:p>
              </table:table-cell>
              <table:table-cell office:value-type="float" office:value="-4.42453651049187">
                <text:p>-4.42453651049187</text:p>
              </table:table-cell>
              <table:table-cell office:value-type="float" office:value="3.20434">
                <text:p>3.20434</text:p>
              </table:table-cell>
              <table:table-cell office:value-type="float" office:value="0.829332">
                <text:p>0.829332</text:p>
              </table:table-cell>
              <table:table-cell office:value-type="float" office:value="0.829332">
                <text:p>0.829332</text:p>
              </table:table-cell>
            </table:table-row>
            <table:table-row>
              <table:table-cell office:value-type="string">
                <text:p>In132</text:p>
              </table:table-cell>
              <table:table-cell office:value-type="float" office:value="13.1116">
                <text:p>13.1116</text:p>
              </table:table-cell>
              <table:table-cell office:value-type="float" office:value="1.18004">
                <text:p>1.18004</text:p>
              </table:table-cell>
              <table:table-cell office:value-type="float" office:value="1.18004">
                <text:p>1.18004</text:p>
              </table:table-cell>
              <table:table-cell office:value-type="float" office:value="-4.47771439031088">
                <text:p>-4.47771439031088</text:p>
              </table:table-cell>
              <table:table-cell office:value-type="float" office:value="13.6987">
                <text:p>13.6987</text:p>
              </table:table-cell>
              <table:table-cell office:value-type="float" office:value="7.30705">
                <text:p>7.30705</text:p>
              </table:table-cell>
              <table:table-cell office:value-type="float" office:value="7.30705">
                <text:p>7.30705</text:p>
              </table:table-cell>
            </table:table-row>
            <table:table-row>
              <table:table-cell office:value-type="string">
                <text:p>In133</text:p>
              </table:table-cell>
              <table:table-cell office:value-type="float" office:value="91.0776">
                <text:p>91.0776</text:p>
              </table:table-cell>
              <table:table-cell office:value-type="float" office:value="2.13962">
                <text:p>2.13962</text:p>
              </table:table-cell>
              <table:table-cell office:value-type="float" office:value="2.13962">
                <text:p>2.13962</text:p>
              </table:table-cell>
              <table:table-cell office:value-type="float" office:value="0.20553901288572">
                <text:p>0.20553901288572</text:p>
              </table:table-cell>
              <table:table-cell office:value-type="float" office:value="90.8904">
                <text:p>90.8904</text:p>
              </table:table-cell>
              <table:table-cell office:value-type="float" office:value="2.4707">
                <text:p>2.4707</text:p>
              </table:table-cell>
              <table:table-cell office:value-type="float" office:value="2.4707">
                <text:p>2.4707</text:p>
              </table:table-cell>
            </table:table-row>
            <table:table-row>
              <table:table-cell office:value-type="string">
                <text:p>In134</text:p>
              </table:table-cell>
              <table:table-cell office:value-type="float" office:value="83.3706">
                <text:p>83.3706</text:p>
              </table:table-cell>
              <table:table-cell office:value-type="float" office:value="1.03556">
                <text:p>1.03556</text:p>
              </table:table-cell>
              <table:table-cell office:value-type="float" office:value="1.03556">
                <text:p>1.03556</text:p>
              </table:table-cell>
              <table:table-cell office:value-type="float" office:value="0.0131940995986543">
                <text:p>0.0131940995986543</text:p>
              </table:table-cell>
              <table:table-cell office:value-type="float" office:value="83.3596">
                <text:p>83.3596</text:p>
              </table:table-cell>
              <table:table-cell office:value-type="float" office:value="1.0398">
                <text:p>1.0398</text:p>
              </table:table-cell>
              <table:table-cell office:value-type="float" office:value="1.0398">
                <text:p>1.0398</text:p>
              </table:table-cell>
            </table:table-row>
            <table:table-row>
              <table:table-cell office:value-type="string">
                <text:p>In135</text:p>
              </table:table-cell>
              <table:table-cell office:value-type="float" office:value="84.2398">
                <text:p>84.2398</text:p>
              </table:table-cell>
              <table:table-cell office:value-type="float" office:value="2.35404">
                <text:p>2.35404</text:p>
              </table:table-cell>
              <table:table-cell office:value-type="float" office:value="2.35404">
                <text:p>2.35404</text:p>
              </table:table-cell>
              <table:table-cell office:value-type="float" office:value="0.919992687542">
                <text:p>0.919992687542</text:p>
              </table:table-cell>
              <table:table-cell office:value-type="float" office:value="83.4648">
                <text:p>83.4648</text:p>
              </table:table-cell>
              <table:table-cell office:value-type="float" office:value="3.41747">
                <text:p>3.41747</text:p>
              </table:table-cell>
              <table:table-cell office:value-type="float" office:value="3.41747">
                <text:p>3.41747</text:p>
              </table:table-cell>
            </table:table-row>
            <table:table-row>
              <table:table-cell office:value-type="string">
                <text:p>Sn134</text:p>
              </table:table-cell>
              <table:table-cell office:value-type="float" office:value="24.2142">
                <text:p>24.2142</text:p>
              </table:table-cell>
              <table:table-cell office:value-type="float" office:value="1.44071">
                <text:p>1.44071</text:p>
              </table:table-cell>
              <table:table-cell office:value-type="float" office:value="1.44071">
                <text:p>1.44071</text:p>
              </table:table-cell>
              <table:table-cell office:value-type="float" office:value="-1.65522709814901">
                <text:p>-1.65522709814901</text:p>
              </table:table-cell>
              <table:table-cell office:value-type="float" office:value="24.615">
                <text:p>24.615</text:p>
              </table:table-cell>
              <table:table-cell office:value-type="float" office:value="3.35747">
                <text:p>3.35747</text:p>
              </table:table-cell>
              <table:table-cell office:value-type="float" office:value="3.35747">
                <text:p>3.35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136</text:p>
              </table:table-cell>
              <table:table-cell office:value-type="float" office:value="19.329">
                <text:p>19.329</text:p>
              </table:table-cell>
              <table:table-cell office:value-type="float" office:value="1.34699">
                <text:p>1.34699</text:p>
              </table:table-cell>
              <table:table-cell office:value-type="float" office:value="1.34699">
                <text:p>1.34699</text:p>
              </table:table-cell>
              <table:table-cell office:value-type="float" office:value="7.51978891820581">
                <text:p>7.51978891820581</text:p>
              </table:table-cell>
              <table:table-cell office:value-type="float" office:value="17.8755">
                <text:p>17.8755</text:p>
              </table:table-cell>
              <table:table-cell office:value-type="float" office:value="1.93166">
                <text:p>1.93166</text:p>
              </table:table-cell>
              <table:table-cell office:value-type="float" office:value="1.93166">
                <text:p>1.93166</text:p>
              </table:table-cell>
            </table:table-row>
            <table:table-row>
              <table:table-cell office:value-type="string">
                <text:p>Sn137</text:p>
              </table:table-cell>
              <table:table-cell office:value-type="float" office:value="23.4636">
                <text:p>23.4636</text:p>
              </table:table-cell>
              <table:table-cell office:value-type="float" office:value="1.76667">
                <text:p>1.76667</text:p>
              </table:table-cell>
              <table:table-cell office:value-type="float" office:value="1.76667">
                <text:p>1.76667</text:p>
              </table:table-cell>
              <table:table-cell office:value-type="float" office:value="3.26420498133278">
                <text:p>3.26420498133278</text:p>
              </table:table-cell>
              <table:table-cell office:value-type="float" office:value="22.6977">
                <text:p>22.6977</text:p>
              </table:table-cell>
              <table:table-cell office:value-type="float" office:value="0.298659">
                <text:p>0.298659</text:p>
              </table:table-cell>
              <table:table-cell office:value-type="float" office:value="0.298659">
                <text:p>0.298659</text:p>
              </table:table-cell>
            </table:table-row>
            <table:table-row>
              <table:table-cell office:value-type="string">
                <text:p>Sn138</text:p>
              </table:table-cell>
              <table:table-cell office:value-type="float" office:value="20.2945">
                <text:p>20.2945</text:p>
              </table:table-cell>
              <table:table-cell office:value-type="float" office:value="5.39325">
                <text:p>5.39325</text:p>
              </table:table-cell>
              <table:table-cell office:value-type="float" office:value="5.39325">
                <text:p>5.39325</text:p>
              </table:table-cell>
              <table:table-cell office:value-type="float" office:value="-0.0778536056567161">
                <text:p>-0.0778536056567161</text:p>
              </table:table-cell>
              <table:table-cell office:value-type="float" office:value="20.3103">
                <text:p>20.3103</text:p>
              </table:table-cell>
              <table:table-cell office:value-type="float" office:value="35.0441">
                <text:p>35.0441</text:p>
              </table:table-cell>
              <table:table-cell office:value-type="float" office:value="35.0441">
                <text:p>35.04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306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-25" chart:maximum="25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error-category="cell-range" chart:error-upper-range="results_highintensity_asofJuly2019_more.R66:results_highintensity_asofJuly2019_more.R82" chart:error-lower-range="results_highintensity_asofJuly2019_more.R66:results_highintensity_asofJuly2019_more.R82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results_highintensity_asofJuly2019_more.R66:results_highintensity_asofJuly2019_more.R82" chart:error-lower-range="results_highintensity_asofJuly2019_more.R66:results_highintensity_asofJuly2019_more.R82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/>
      <style:graphic-properties draw:stroke="none" draw:fill-color="#ffd320" draw:opacity="5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error-category="cell-range" chart:error-upper-range="results_highintensity_asofJuly2019_more.S66:results_highintensity_asofJuly2019_more.S82" chart:error-lower-range="results_highintensity_asofJuly2019_more.S66:results_highintensity_asofJuly2019_more.S82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results_highintensity_asofJuly2019_more.S66:results_highintensity_asofJuly2019_more.S82" chart:error-lower-range="results_highintensity_asofJuly2019_more.S66:results_highintensity_asofJuly2019_more.S82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238cm" svg:height="12.191cm" xlink:href=".." xlink:type="simple" chart:class="chart:bar" chart:column-mapping="0 2 1" chart:style-name="ch1">
        <chart:legend chart:legend-position="end" svg:x="25.123cm" svg:y="5.298cm" style:legend-expansion="high" chart:style-name="ch2"/>
        <chart:plot-area chart:style-name="ch3" table:cell-range-address="results_highintensity_asofJuly2019_more.O66:results_highintensity_asofJuly2019_more.Q82 results_highintensity_asofJuly2019_more.O65:results_highintensity_asofJuly2019_more.Q65 results_highintensity_asofJuly2019_more.T65:results_highintensity_asofJuly2019_more.T82" chart:data-source-has-labels="both" svg:x="1.595cm" svg:y="0.243cm" svg:width="21.799cm" svg:height="10.724cm">
          <chartooo:coordinate-region svg:x="2.215cm" svg:y="0.442cm" svg:width="20.451cm" svg:height="9.248cm"/>
          <chart:axis chart:dimension="x" chart:name="primary-x" chart:style-name="ch4" chartooo:axis-type="auto">
            <chartooo:date-scale/>
            <chart:title svg:x="11.802cm" svg:y="11.21cm" chart:style-name="ch5">
              <text:p>Isotopes</text:p>
            </chart:title>
            <chart:categories table:cell-range-address="results_highintensity_asofJuly2019_more.O66:results_highintensity_asofJuly2019_more.O82"/>
          </chart:axis>
          <chart:axis chart:dimension="y" chart:name="primary-y" chart:style-name="ch6">
            <chart:title svg:x="0.451cm" svg:y="6.244cm" chart:style-name="ch7">
              <text:p>P2n (%)</text:p>
            </chart:title>
            <chart:grid chart:style-name="ch8" chart:class="major"/>
          </chart:axis>
          <chart:axis chart:dimension="y" chart:name="secondary-y" chart:style-name="ch9">
            <chart:title svg:x="23.978cm" svg:y="7.276cm" chart:style-name="ch7">
              <text:p>Relative difference (%)</text:p>
            </chart:title>
          </chart:axis>
          <chart:series chart:attached-axis="primary-y" chart:style-name="ch10" chart:values-cell-range-address="results_highintensity_asofJuly2019_more.P66:results_highintensity_asofJuly2019_more.P82" chart:label-cell-address="results_highintensity_asofJuly2019_more.P65:results_highintensity_asofJuly2019_more.P65" chart:class="chart:bar">
            <chart:error-indicator chart:style-name="ch11" chart:dimension="y"/>
            <chart:data-point chart:repeated="17"/>
          </chart:series>
          <chart:series chart:attached-axis="secondary-y" chart:style-name="ch12" chart:values-cell-range-address="results_highintensity_asofJuly2019_more.T66:results_highintensity_asofJuly2019_more.T82" chart:label-cell-address="results_highintensity_asofJuly2019_more.T65:results_highintensity_asofJuly2019_more.T65" chart:class="chart:bar">
            <chart:data-point chart:repeated="17"/>
          </chart:series>
          <chart:series chart:attached-axis="primary-y" chart:style-name="ch13" chart:values-cell-range-address="results_highintensity_asofJuly2019_more.Q66:results_highintensity_asofJuly2019_more.Q82" chart:label-cell-address="results_highintensity_asofJuly2019_more.Q65:results_highintensity_asofJuly2019_more.Q65" chart:class="chart:bar">
            <chart:error-indicator chart:style-name="ch14" chart:dimension="y"/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 intensity</text:p>
                <draw:g>
                  <svg:desc>results_highintensity_asofJuly2019_more.P65:results_highintensity_asofJuly2019_more.P65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  <table:table-cell office:value-type="string">
                <text:p>Relative difference (%)</text:p>
                <draw:g>
                  <svg:desc>results_highintensity_asofJuly2019_more.T65:results_highintensity_asofJuly2019_more.T65</svg:desc>
                </draw:g>
              </table:table-cell>
              <table:table-cell office:value-type="string">
                <text:p>High intensity</text:p>
                <draw:g>
                  <svg:desc>results_highintensity_asofJuly2019_more.Q65:results_highintensity_asofJuly2019_more.Q65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Ag129</text:p>
                <draw:g>
                  <svg:desc>results_highintensity_asofJuly2019_more.O66:results_highintensity_asofJuly2019_more.O82</svg:desc>
                </draw:g>
              </table:table-cell>
              <table:table-cell office:value-type="float" office:value="0.368148">
                <text:p>0.368148</text:p>
                <draw:g>
                  <svg:desc>results_highintensity_asofJuly2019_more.P66:results_highintensity_asofJuly2019_more.P82</svg:desc>
                </draw:g>
              </table:table-cell>
              <table:table-cell office:value-type="float" office:value="0.208149">
                <text:p>0.208149</text:p>
                <draw:g>
                  <svg:desc>results_highintensity_asofJuly2019_more.R66:results_highintensity_asofJuly2019_more.R82</svg:desc>
                </draw:g>
              </table:table-cell>
              <table:table-cell office:value-type="float" office:value="0.208149">
                <text:p>0.208149</text:p>
                <draw:g>
                  <svg:desc>results_highintensity_asofJuly2019_more.R66:results_highintensity_asofJuly2019_more.R82</svg:desc>
                </draw:g>
              </table:table-cell>
              <table:table-cell office:value-type="float" office:value="NaN">
                <text:p>NaN</text:p>
                <draw:g>
                  <svg:desc>results_highintensity_asofJuly2019_more.T66:results_highintensity_asofJuly2019_more.T82</svg:desc>
                </draw:g>
              </table:table-cell>
              <table:table-cell office:value-type="float" office:value="0.597395">
                <text:p>0.597395</text:p>
                <draw:g>
                  <svg:desc>results_highintensity_asofJuly2019_more.Q66:results_highintensity_asofJuly2019_more.Q82</svg:desc>
                </draw:g>
              </table:table-cell>
              <table:table-cell office:value-type="float" office:value="0.275063">
                <text:p>0.275063</text:p>
                <draw:g>
                  <svg:desc>results_highintensity_asofJuly2019_more.S66:results_highintensity_asofJuly2019_more.S82</svg:desc>
                </draw:g>
              </table:table-cell>
              <table:table-cell office:value-type="float" office:value="0.275063">
                <text:p>0.275063</text:p>
                <draw:g>
                  <svg:desc>results_highintensity_asofJuly2019_more.S66:results_highintensity_asofJuly2019_more.S82</svg:desc>
                </draw:g>
              </table:table-cell>
            </table:table-row>
            <table:table-row>
              <table:table-cell office:value-type="string">
                <text:p>Ag130</text:p>
              </table:table-cell>
              <table:table-cell office:value-type="float" office:value="0.0000851506">
                <text:p>0.0000851506</text:p>
              </table:table-cell>
              <table:table-cell office:value-type="float" office:value="0.478373">
                <text:p>0.478373</text:p>
              </table:table-cell>
              <table:table-cell office:value-type="float" office:value="0.478373">
                <text:p>0.478373</text:p>
              </table:table-cell>
              <table:table-cell office:value-type="float" office:value="NaN">
                <text:p>NaN</text:p>
              </table:table-cell>
              <table:table-cell office:value-type="float" office:value="0.0981179">
                <text:p>0.0981179</text:p>
              </table:table-cell>
              <table:table-cell office:value-type="float" office:value="0.800619">
                <text:p>0.800619</text:p>
              </table:table-cell>
              <table:table-cell office:value-type="float" office:value="0.800619">
                <text:p>0.800619</text:p>
              </table:table-cell>
            </table:table-row>
            <table:table-row>
              <table:table-cell office:value-type="string">
                <text:p>Ag131</text:p>
              </table:table-cell>
              <table:table-cell office:value-type="float" office:value="1.71316">
                <text:p>1.71316</text:p>
              </table:table-cell>
              <table:table-cell office:value-type="float" office:value="5.07414">
                <text:p>5.07414</text:p>
              </table:table-cell>
              <table:table-cell office:value-type="float" office:value="5.07414">
                <text:p>5.07414</text:p>
              </table:table-cell>
              <table:table-cell office:value-type="float" office:value="-15.9144504891545">
                <text:p>-15.9144504891545</text:p>
              </table:table-cell>
              <table:table-cell office:value-type="float" office:value="1.9858">
                <text:p>1.9858</text:p>
              </table:table-cell>
              <table:table-cell office:value-type="float" office:value="5.56989">
                <text:p>5.56989</text:p>
              </table:table-cell>
              <table:table-cell office:value-type="float" office:value="5.56989">
                <text:p>5.56989</text:p>
              </table:table-cell>
            </table:table-row>
            <table:table-row>
              <table:table-cell office:value-type="string">
                <text:p>Cd130</text:p>
              </table:table-cell>
              <table:table-cell office:value-type="float" office:value="0.0000278094">
                <text:p>0.0000278094</text:p>
              </table:table-cell>
              <table:table-cell office:value-type="float" office:value="0.182256">
                <text:p>0.182256</text:p>
              </table:table-cell>
              <table:table-cell office:value-type="float" office:value="0.182256">
                <text:p>0.182256</text:p>
              </table:table-cell>
              <table:table-cell office:value-type="float" office:value="NaN">
                <text:p>NaN</text:p>
              </table:table-cell>
              <table:table-cell office:value-type="float" office:value="0.00116994">
                <text:p>0.00116994</text:p>
              </table:table-cell>
              <table:table-cell office:value-type="float" office:value="0.192497">
                <text:p>0.192497</text:p>
              </table:table-cell>
              <table:table-cell office:value-type="float" office:value="0.192497">
                <text:p>0.192497</text:p>
              </table:table-cell>
            </table:table-row>
            <table:table-row>
              <table:table-cell office:value-type="string">
                <text:p>Cd131</text:p>
              </table:table-cell>
              <table:table-cell office:value-type="float" office:value="0.0498366">
                <text:p>0.0498366</text:p>
              </table:table-cell>
              <table:table-cell office:value-type="float" office:value="0.118075">
                <text:p>0.118075</text:p>
              </table:table-cell>
              <table:table-cell office:value-type="float" office:value="0.118075">
                <text:p>0.118075</text:p>
              </table:table-cell>
              <table:table-cell office:value-type="float" office:value="NaN">
                <text:p>NaN</text:p>
              </table:table-cell>
              <table:table-cell office:value-type="float" office:value="0.0554203">
                <text:p>0.0554203</text:p>
              </table:table-cell>
              <table:table-cell office:value-type="float" office:value="0.199268">
                <text:p>0.199268</text:p>
              </table:table-cell>
              <table:table-cell office:value-type="float" office:value="0.199268">
                <text:p>0.199268</text:p>
              </table:table-cell>
            </table:table-row>
            <table:table-row>
              <table:table-cell office:value-type="string">
                <text:p>Cd132</text:p>
              </table:table-cell>
              <table:table-cell office:value-type="float" office:value="0.0000221495">
                <text:p>0.0000221495</text:p>
              </table:table-cell>
              <table:table-cell office:value-type="float" office:value="0.279401">
                <text:p>0.279401</text:p>
              </table:table-cell>
              <table:table-cell office:value-type="float" office:value="0.279401">
                <text:p>0.279401</text:p>
              </table:table-cell>
              <table:table-cell office:value-type="float" office:value="NaN">
                <text:p>NaN</text:p>
              </table:table-cell>
              <table:table-cell office:value-type="float" office:value="0.0000103175">
                <text:p>0.0000103175</text:p>
              </table:table-cell>
              <table:table-cell office:value-type="float" office:value="1.272">
                <text:p>1.272</text:p>
              </table:table-cell>
              <table:table-cell office:value-type="float" office:value="1.272">
                <text:p>1.272</text:p>
              </table:table-cell>
            </table:table-row>
            <table:table-row>
              <table:table-cell office:value-type="string">
                <text:p>Cd133</text:p>
              </table:table-cell>
              <table:table-cell office:value-type="float" office:value="6.24733">
                <text:p>6.24733</text:p>
              </table:table-cell>
              <table:table-cell office:value-type="float" office:value="2.85611">
                <text:p>2.85611</text:p>
              </table:table-cell>
              <table:table-cell office:value-type="float" office:value="2.85611">
                <text:p>2.85611</text:p>
              </table:table-cell>
              <table:table-cell office:value-type="float" office:value="-6.25259110692088">
                <text:p>-6.25259110692088</text:p>
              </table:table-cell>
              <table:table-cell office:value-type="float" office:value="6.63795">
                <text:p>6.63795</text:p>
              </table:table-cell>
              <table:table-cell office:value-type="float" office:value="2.52663">
                <text:p>2.52663</text:p>
              </table:table-cell>
              <table:table-cell office:value-type="float" office:value="2.52663">
                <text:p>2.52663</text:p>
              </table:table-cell>
            </table:table-row>
            <table:table-row>
              <table:table-cell office:value-type="string">
                <text:p>In131</text:p>
              </table:table-cell>
              <table:table-cell office:value-type="float" office:value="0.0590062">
                <text:p>0.0590062</text:p>
              </table:table-cell>
              <table:table-cell office:value-type="float" office:value="0.164822">
                <text:p>0.164822</text:p>
              </table:table-cell>
              <table:table-cell office:value-type="float" office:value="0.164822">
                <text:p>0.164822</text:p>
              </table:table-cell>
              <table:table-cell office:value-type="float" office:value="NaN">
                <text:p>NaN</text:p>
              </table:table-cell>
              <table:table-cell office:value-type="float" office:value="0.0229045">
                <text:p>0.0229045</text:p>
              </table:table-cell>
              <table:table-cell office:value-type="float" office:value="1.71801">
                <text:p>1.71801</text:p>
              </table:table-cell>
              <table:table-cell office:value-type="float" office:value="1.71801">
                <text:p>1.71801</text:p>
              </table:table-cell>
            </table:table-row>
            <table:table-row>
              <table:table-cell office:value-type="string">
                <text:p>In132</text:p>
              </table:table-cell>
              <table:table-cell office:value-type="float" office:value="0.0004379">
                <text:p>0.0004379</text:p>
              </table:table-cell>
              <table:table-cell office:value-type="float" office:value="0.105754">
                <text:p>0.105754</text:p>
              </table:table-cell>
              <table:table-cell office:value-type="float" office:value="0.105754">
                <text:p>0.105754</text:p>
              </table:table-cell>
              <table:table-cell office:value-type="float" office:value="NaN">
                <text:p>NaN</text:p>
              </table:table-cell>
              <table:table-cell office:value-type="float" office:value="0.000000724695">
                <text:p>0.000000724695</text:p>
              </table:table-cell>
              <table:table-cell office:value-type="float" office:value="4.67014">
                <text:p>4.67014</text:p>
              </table:table-cell>
              <table:table-cell office:value-type="float" office:value="4.67014">
                <text:p>4.67014</text:p>
              </table:table-cell>
            </table:table-row>
            <table:table-row>
              <table:table-cell office:value-type="string">
                <text:p>In133</text:p>
              </table:table-cell>
              <table:table-cell office:value-type="float" office:value="0.622254">
                <text:p>0.622254</text:p>
              </table:table-cell>
              <table:table-cell office:value-type="float" office:value="0.233691">
                <text:p>0.233691</text:p>
              </table:table-cell>
              <table:table-cell office:value-type="float" office:value="0.233691">
                <text:p>0.233691</text:p>
              </table:table-cell>
              <table:table-cell office:value-type="float" office:value="13.1370790706046">
                <text:p>13.1370790706046</text:p>
              </table:table-cell>
              <table:table-cell office:value-type="float" office:value="0.540508">
                <text:p>0.540508</text:p>
              </table:table-cell>
              <table:table-cell office:value-type="float" office:value="0.224583">
                <text:p>0.224583</text:p>
              </table:table-cell>
              <table:table-cell office:value-type="float" office:value="0.224583">
                <text:p>0.224583</text:p>
              </table:table-cell>
            </table:table-row>
            <table:table-row>
              <table:table-cell office:value-type="string">
                <text:p>In134</text:p>
              </table:table-cell>
              <table:table-cell office:value-type="float" office:value="13.866">
                <text:p>13.866</text:p>
              </table:table-cell>
              <table:table-cell office:value-type="float" office:value="0.623404">
                <text:p>0.623404</text:p>
              </table:table-cell>
              <table:table-cell office:value-type="float" office:value="0.623404">
                <text:p>0.623404</text:p>
              </table:table-cell>
              <table:table-cell office:value-type="float" office:value="0.195442088561943">
                <text:p>0.195442088561943</text:p>
              </table:table-cell>
              <table:table-cell office:value-type="float" office:value="13.8389">
                <text:p>13.8389</text:p>
              </table:table-cell>
              <table:table-cell office:value-type="float" office:value="0.62414">
                <text:p>0.62414</text:p>
              </table:table-cell>
              <table:table-cell office:value-type="float" office:value="0.62414">
                <text:p>0.62414</text:p>
              </table:table-cell>
            </table:table-row>
            <table:table-row>
              <table:table-cell office:value-type="string">
                <text:p>In135</text:p>
              </table:table-cell>
              <table:table-cell office:value-type="float" office:value="10.0697">
                <text:p>10.0697</text:p>
              </table:table-cell>
              <table:table-cell office:value-type="float" office:value="1.05332">
                <text:p>1.05332</text:p>
              </table:table-cell>
              <table:table-cell office:value-type="float" office:value="1.05332">
                <text:p>1.05332</text:p>
              </table:table-cell>
              <table:table-cell office:value-type="float" office:value="6.29611607098522">
                <text:p>6.29611607098522</text:p>
              </table:table-cell>
              <table:table-cell office:value-type="float" office:value="9.4357">
                <text:p>9.4357</text:p>
              </table:table-cell>
              <table:table-cell office:value-type="float" office:value="1.21984">
                <text:p>1.21984</text:p>
              </table:table-cell>
              <table:table-cell office:value-type="float" office:value="1.21984">
                <text:p>1.21984</text:p>
              </table:table-cell>
            </table:table-row>
            <table:table-row>
              <table:table-cell office:value-type="string">
                <text:p>Sn134</text:p>
              </table:table-cell>
              <table:table-cell office:value-type="float" office:value="0.000000162007">
                <text:p>0.000000162007</text:p>
              </table:table-cell>
              <table:table-cell office:value-type="float" office:value="0.111407">
                <text:p>0.111407</text:p>
              </table:table-cell>
              <table:table-cell office:value-type="float" office:value="0.111407">
                <text:p>0.111407</text:p>
              </table:table-cell>
              <table:table-cell office:value-type="float" office:value="NaN">
                <text:p>NaN</text:p>
              </table:table-cell>
              <table:table-cell office:value-type="float" office:value="0.00000096843">
                <text:p>0.00000096843</text:p>
              </table:table-cell>
              <table:table-cell office:value-type="float" office:value="0.115809">
                <text:p>0.115809</text:p>
              </table:table-cell>
              <table:table-cell office:value-type="float" office:value="0.115809">
                <text:p>0.115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136</text:p>
              </table:table-cell>
              <table:table-cell office:value-type="float" office:value="0.145218">
                <text:p>0.145218</text:p>
              </table:table-cell>
              <table:table-cell office:value-type="float" office:value="0.0832583">
                <text:p>0.0832583</text:p>
              </table:table-cell>
              <table:table-cell office:value-type="float" office:value="0.0832583">
                <text:p>0.0832583</text:p>
              </table:table-cell>
              <table:table-cell office:value-type="float" office:value="NaN">
                <text:p>NaN</text:p>
              </table:table-cell>
              <table:table-cell office:value-type="float" office:value="0.140023">
                <text:p>0.140023</text:p>
              </table:table-cell>
              <table:table-cell office:value-type="float" office:value="0.0763291">
                <text:p>0.0763291</text:p>
              </table:table-cell>
              <table:table-cell office:value-type="float" office:value="0.0763291">
                <text:p>0.0763291</text:p>
              </table:table-cell>
            </table:table-row>
            <table:table-row>
              <table:table-cell office:value-type="string">
                <text:p>Sn137</text:p>
              </table:table-cell>
              <table:table-cell office:value-type="float" office:value="0.74356">
                <text:p>0.74356</text:p>
              </table:table-cell>
              <table:table-cell office:value-type="float" office:value="0.27264">
                <text:p>0.27264</text:p>
              </table:table-cell>
              <table:table-cell office:value-type="float" office:value="0.27264">
                <text:p>0.27264</text:p>
              </table:table-cell>
              <table:table-cell office:value-type="float" office:value="NaN">
                <text:p>NaN</text:p>
              </table:table-cell>
              <table:table-cell office:value-type="float" office:value="0.66299">
                <text:p>0.66299</text:p>
              </table:table-cell>
              <table:table-cell office:value-type="float" office:value="1.22963">
                <text:p>1.22963</text:p>
              </table:table-cell>
              <table:table-cell office:value-type="float" office:value="1.22963">
                <text:p>1.22963</text:p>
              </table:table-cell>
            </table:table-row>
            <table:table-row>
              <table:table-cell office:value-type="string">
                <text:p>Sn138</text:p>
              </table:table-cell>
              <table:table-cell office:value-type="float" office:value="2.20882">
                <text:p>2.20882</text:p>
              </table:table-cell>
              <table:table-cell office:value-type="float" office:value="1.43008">
                <text:p>1.43008</text:p>
              </table:table-cell>
              <table:table-cell office:value-type="float" office:value="1.43008">
                <text:p>1.43008</text:p>
              </table:table-cell>
              <table:table-cell office:value-type="float" office:value="22.5197164096667">
                <text:p>22.5197164096667</text:p>
              </table:table-cell>
              <table:table-cell office:value-type="float" office:value="1.7114">
                <text:p>1.7114</text:p>
              </table:table-cell>
              <table:table-cell office:value-type="float" office:value="4.58086">
                <text:p>4.58086</text:p>
              </table:table-cell>
              <table:table-cell office:value-type="float" office:value="4.58086">
                <text:p>4.580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306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-10" chart:maximum="1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error-category="cell-range" chart:error-upper-range="results_highintensity_asofJuly2019_more.R24:results_highintensity_asofJuly2019_more.R40" chart:error-lower-range="results_highintensity_asofJuly2019_more.R24:results_highintensity_asofJuly2019_more.R4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results_highintensity_asofJuly2019_more.R24:results_highintensity_asofJuly2019_more.R40" chart:error-lower-range="results_highintensity_asofJuly2019_more.R24:results_highintensity_asofJuly2019_more.R40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/>
      <style:graphic-properties draw:stroke="none" draw:fill-color="#ffd320" draw:opacity="5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error-category="cell-range" chart:error-upper-range="results_highintensity_asofJuly2019_more.S24:results_highintensity_asofJuly2019_more.S40" chart:error-lower-range="results_highintensity_asofJuly2019_more.S24:results_highintensity_asofJuly2019_more.S40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results_highintensity_asofJuly2019_more.S24:results_highintensity_asofJuly2019_more.S40" chart:error-lower-range="results_highintensity_asofJuly2019_more.S24:results_highintensity_asofJuly2019_more.S40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882cm" svg:height="11.432cm" xlink:href=".." xlink:type="simple" chart:class="chart:bar" chart:column-mapping="0 2 1" chart:style-name="ch1">
        <chart:legend chart:legend-position="end" svg:x="25.767cm" svg:y="4.919cm" style:legend-expansion="high" chart:style-name="ch2"/>
        <chart:plot-area chart:style-name="ch3" table:cell-range-address="results_highintensity_asofJuly2019_more.O24:results_highintensity_asofJuly2019_more.Q40 results_highintensity_asofJuly2019_more.O23:results_highintensity_asofJuly2019_more.Q23 results_highintensity_asofJuly2019_more.T23:results_highintensity_asofJuly2019_more.T40" chart:data-source-has-labels="both" svg:x="1.608cm" svg:y="0.228cm" svg:width="22.404cm" svg:height="9.995cm">
          <chartooo:coordinate-region svg:x="2.599cm" svg:y="0.427cm" svg:width="20.685cm" svg:height="8.519cm"/>
          <chart:axis chart:dimension="x" chart:name="primary-x" chart:style-name="ch4" chartooo:axis-type="auto">
            <chartooo:date-scale/>
            <chart:title svg:x="12.118cm" svg:y="10.451cm" chart:style-name="ch5">
              <text:p>Isotopes</text:p>
            </chart:title>
            <chart:categories table:cell-range-address="results_highintensity_asofJuly2019_more.O24:results_highintensity_asofJuly2019_more.O40"/>
          </chart:axis>
          <chart:axis chart:dimension="y" chart:name="primary-y" chart:style-name="ch6">
            <chart:title svg:x="0.451cm" svg:y="5.983cm" chart:style-name="ch7">
              <text:p>T1/2 (ms)</text:p>
            </chart:title>
            <chart:grid chart:style-name="ch8" chart:class="major"/>
          </chart:axis>
          <chart:axis chart:dimension="y" chart:name="secondary-y" chart:style-name="ch9">
            <chart:title svg:x="24.609cm" svg:y="6.896cm" chart:style-name="ch7">
              <text:p>Relative difference (%)</text:p>
            </chart:title>
          </chart:axis>
          <chart:series chart:attached-axis="primary-y" chart:style-name="ch10" chart:values-cell-range-address="results_highintensity_asofJuly2019_more.P24:results_highintensity_asofJuly2019_more.P40" chart:label-cell-address="results_highintensity_asofJuly2019_more.P23:results_highintensity_asofJuly2019_more.P23" chart:class="chart:bar">
            <chart:error-indicator chart:style-name="ch11" chart:dimension="y"/>
            <chart:data-point chart:repeated="17"/>
          </chart:series>
          <chart:series chart:attached-axis="secondary-y" chart:style-name="ch12" chart:values-cell-range-address="results_highintensity_asofJuly2019_more.T24:results_highintensity_asofJuly2019_more.T40" chart:label-cell-address="results_highintensity_asofJuly2019_more.T23:results_highintensity_asofJuly2019_more.T23" chart:class="chart:bar">
            <chart:data-point chart:repeated="17"/>
          </chart:series>
          <chart:series chart:attached-axis="primary-y" chart:style-name="ch13" chart:values-cell-range-address="results_highintensity_asofJuly2019_more.Q24:results_highintensity_asofJuly2019_more.Q40" chart:label-cell-address="results_highintensity_asofJuly2019_more.Q23:results_highintensity_asofJuly2019_more.Q23" chart:class="chart:bar">
            <chart:error-indicator chart:style-name="ch14" chart:dimension="y"/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 intensity</text:p>
                <draw:g>
                  <svg:desc>results_highintensity_asofJuly2019_more.P23:results_highintensity_asofJuly2019_more.P23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  <table:table-cell office:value-type="string">
                <text:p>Relative difference (%)</text:p>
                <draw:g>
                  <svg:desc>results_highintensity_asofJuly2019_more.T23:results_highintensity_asofJuly2019_more.T23</svg:desc>
                </draw:g>
              </table:table-cell>
              <table:table-cell office:value-type="string">
                <text:p>High intensity</text:p>
                <draw:g>
                  <svg:desc>results_highintensity_asofJuly2019_more.Q23:results_highintensity_asofJuly2019_more.Q23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Ag129</text:p>
                <draw:g>
                  <svg:desc>results_highintensity_asofJuly2019_more.O24:results_highintensity_asofJuly2019_more.O40</svg:desc>
                </draw:g>
              </table:table-cell>
              <table:table-cell office:value-type="float" office:value="55.1769">
                <text:p>55.1769</text:p>
                <draw:g>
                  <svg:desc>results_highintensity_asofJuly2019_more.P24:results_highintensity_asofJuly2019_more.P40</svg:desc>
                </draw:g>
              </table:table-cell>
              <table:table-cell office:value-type="float" office:value="1.72049">
                <text:p>1.72049</text:p>
                <draw:g>
                  <svg:desc>results_highintensity_asofJuly2019_more.R24:results_highintensity_asofJuly2019_more.R40</svg:desc>
                </draw:g>
              </table:table-cell>
              <table:table-cell office:value-type="float" office:value="1.72049">
                <text:p>1.72049</text:p>
                <draw:g>
                  <svg:desc>results_highintensity_asofJuly2019_more.R24:results_highintensity_asofJuly2019_more.R40</svg:desc>
                </draw:g>
              </table:table-cell>
              <table:table-cell office:value-type="float" office:value="4.71519784547519">
                <text:p>4.71519784547519</text:p>
                <draw:g>
                  <svg:desc>results_highintensity_asofJuly2019_more.T24:results_highintensity_asofJuly2019_more.T40</svg:desc>
                </draw:g>
              </table:table-cell>
              <table:table-cell office:value-type="float" office:value="52.5752">
                <text:p>52.5752</text:p>
                <draw:g>
                  <svg:desc>results_highintensity_asofJuly2019_more.Q24:results_highintensity_asofJuly2019_more.Q40</svg:desc>
                </draw:g>
              </table:table-cell>
              <table:table-cell office:value-type="float" office:value="1.94815">
                <text:p>1.94815</text:p>
                <draw:g>
                  <svg:desc>results_highintensity_asofJuly2019_more.S24:results_highintensity_asofJuly2019_more.S40</svg:desc>
                </draw:g>
              </table:table-cell>
              <table:table-cell office:value-type="float" office:value="1.94815">
                <text:p>1.94815</text:p>
                <draw:g>
                  <svg:desc>results_highintensity_asofJuly2019_more.S24:results_highintensity_asofJuly2019_more.S40</svg:desc>
                </draw:g>
              </table:table-cell>
            </table:table-row>
            <table:table-row>
              <table:table-cell office:value-type="string">
                <text:p>Ag130</text:p>
              </table:table-cell>
              <table:table-cell office:value-type="float" office:value="46.0249">
                <text:p>46.0249</text:p>
              </table:table-cell>
              <table:table-cell office:value-type="float" office:value="3.38713">
                <text:p>3.38713</text:p>
              </table:table-cell>
              <table:table-cell office:value-type="float" office:value="3.38713">
                <text:p>3.38713</text:p>
              </table:table-cell>
              <table:table-cell office:value-type="float" office:value="-0.423900975341601">
                <text:p>-0.423900975341601</text:p>
              </table:table-cell>
              <table:table-cell office:value-type="float" office:value="46.22">
                <text:p>46.22</text:p>
              </table:table-cell>
              <table:table-cell office:value-type="float" office:value="3.66925">
                <text:p>3.66925</text:p>
              </table:table-cell>
              <table:table-cell office:value-type="float" office:value="3.66925">
                <text:p>3.66925</text:p>
              </table:table-cell>
            </table:table-row>
            <table:table-row>
              <table:table-cell office:value-type="string">
                <text:p>Ag131</text:p>
              </table:table-cell>
              <table:table-cell office:value-type="float" office:value="36.3848">
                <text:p>36.3848</text:p>
              </table:table-cell>
              <table:table-cell office:value-type="float" office:value="5.74425">
                <text:p>5.74425</text:p>
              </table:table-cell>
              <table:table-cell office:value-type="float" office:value="5.74425">
                <text:p>5.74425</text:p>
              </table:table-cell>
              <table:table-cell office:value-type="float" office:value="7.27336690046393">
                <text:p>7.27336690046393</text:p>
              </table:table-cell>
              <table:table-cell office:value-type="float" office:value="33.7384">
                <text:p>33.7384</text:p>
              </table:table-cell>
              <table:table-cell office:value-type="float" office:value="4.41514">
                <text:p>4.41514</text:p>
              </table:table-cell>
              <table:table-cell office:value-type="float" office:value="4.41514">
                <text:p>4.41514</text:p>
              </table:table-cell>
            </table:table-row>
            <table:table-row>
              <table:table-cell office:value-type="string">
                <text:p>Cd130</text:p>
              </table:table-cell>
              <table:table-cell office:value-type="float" office:value="132.158">
                <text:p>132.158</text:p>
              </table:table-cell>
              <table:table-cell office:value-type="float" office:value="0.756449">
                <text:p>0.756449</text:p>
              </table:table-cell>
              <table:table-cell office:value-type="float" office:value="0.756449">
                <text:p>0.756449</text:p>
              </table:table-cell>
              <table:table-cell office:value-type="float" office:value="-0.0877737253893172">
                <text:p>-0.0877737253893172</text:p>
              </table:table-cell>
              <table:table-cell office:value-type="float" office:value="132.274">
                <text:p>132.274</text:p>
              </table:table-cell>
              <table:table-cell office:value-type="float" office:value="0.794647">
                <text:p>0.794647</text:p>
              </table:table-cell>
              <table:table-cell office:value-type="float" office:value="0.794647">
                <text:p>0.794647</text:p>
              </table:table-cell>
            </table:table-row>
            <table:table-row>
              <table:table-cell office:value-type="string">
                <text:p>Cd131</text:p>
              </table:table-cell>
              <table:table-cell office:value-type="float" office:value="98.9419">
                <text:p>98.9419</text:p>
              </table:table-cell>
              <table:table-cell office:value-type="float" office:value="1.35954">
                <text:p>1.35954</text:p>
              </table:table-cell>
              <table:table-cell office:value-type="float" office:value="1.35954">
                <text:p>1.35954</text:p>
              </table:table-cell>
              <table:table-cell office:value-type="float" office:value="-0.689495552440366">
                <text:p>-0.689495552440366</text:p>
              </table:table-cell>
              <table:table-cell office:value-type="float" office:value="99.6241">
                <text:p>99.6241</text:p>
              </table:table-cell>
              <table:table-cell office:value-type="float" office:value="1.47142">
                <text:p>1.47142</text:p>
              </table:table-cell>
              <table:table-cell office:value-type="float" office:value="1.47142">
                <text:p>1.47142</text:p>
              </table:table-cell>
            </table:table-row>
            <table:table-row>
              <table:table-cell office:value-type="string">
                <text:p>Cd132</text:p>
              </table:table-cell>
              <table:table-cell office:value-type="float" office:value="84.9057">
                <text:p>84.9057</text:p>
              </table:table-cell>
              <table:table-cell office:value-type="float" office:value="3.25094">
                <text:p>3.25094</text:p>
              </table:table-cell>
              <table:table-cell office:value-type="float" office:value="3.25094">
                <text:p>3.25094</text:p>
              </table:table-cell>
              <table:table-cell office:value-type="float" office:value="-1.30109050393555">
                <text:p>-1.30109050393555</text:p>
              </table:table-cell>
              <table:table-cell office:value-type="float" office:value="86.0104">
                <text:p>86.0104</text:p>
              </table:table-cell>
              <table:table-cell office:value-type="float" office:value="3.49061">
                <text:p>3.49061</text:p>
              </table:table-cell>
              <table:table-cell office:value-type="float" office:value="3.49061">
                <text:p>3.49061</text:p>
              </table:table-cell>
            </table:table-row>
            <table:table-row>
              <table:table-cell office:value-type="string">
                <text:p>Cd133</text:p>
              </table:table-cell>
              <table:table-cell office:value-type="float" office:value="65.5472">
                <text:p>65.5472</text:p>
              </table:table-cell>
              <table:table-cell office:value-type="float" office:value="7.86767">
                <text:p>7.86767</text:p>
              </table:table-cell>
              <table:table-cell office:value-type="float" office:value="7.86767">
                <text:p>7.86767</text:p>
              </table:table-cell>
              <table:table-cell office:value-type="float" office:value="6.9577342739278">
                <text:p>6.9577342739278</text:p>
              </table:table-cell>
              <table:table-cell office:value-type="float" office:value="60.9866">
                <text:p>60.9866</text:p>
              </table:table-cell>
              <table:table-cell office:value-type="float" office:value="6.64596">
                <text:p>6.64596</text:p>
              </table:table-cell>
              <table:table-cell office:value-type="float" office:value="6.64596">
                <text:p>6.64596</text:p>
              </table:table-cell>
            </table:table-row>
            <table:table-row>
              <table:table-cell office:value-type="string">
                <text:p>In131</text:p>
              </table:table-cell>
              <table:table-cell office:value-type="float" office:value="278.02">
                <text:p>278.02</text:p>
              </table:table-cell>
              <table:table-cell office:value-type="float" office:value="6.16357">
                <text:p>6.16357</text:p>
              </table:table-cell>
              <table:table-cell office:value-type="float" office:value="6.16357">
                <text:p>6.16357</text:p>
              </table:table-cell>
              <table:table-cell office:value-type="float" office:value="0.366160707862734">
                <text:p>0.366160707862734</text:p>
              </table:table-cell>
              <table:table-cell office:value-type="float" office:value="277.002">
                <text:p>277.002</text:p>
              </table:table-cell>
              <table:table-cell office:value-type="float" office:value="4.98036">
                <text:p>4.98036</text:p>
              </table:table-cell>
              <table:table-cell office:value-type="float" office:value="4.98036">
                <text:p>4.98036</text:p>
              </table:table-cell>
            </table:table-row>
            <table:table-row>
              <table:table-cell office:value-type="string">
                <text:p>In132</text:p>
              </table:table-cell>
              <table:table-cell office:value-type="float" office:value="212.743">
                <text:p>212.743</text:p>
              </table:table-cell>
              <table:table-cell office:value-type="float" office:value="7.49333">
                <text:p>7.49333</text:p>
              </table:table-cell>
              <table:table-cell office:value-type="float" office:value="7.49333">
                <text:p>7.49333</text:p>
              </table:table-cell>
              <table:table-cell office:value-type="float" office:value="-0.328095401493825">
                <text:p>-0.328095401493825</text:p>
              </table:table-cell>
              <table:table-cell office:value-type="float" office:value="213.441">
                <text:p>213.441</text:p>
              </table:table-cell>
              <table:table-cell office:value-type="float" office:value="7.73658">
                <text:p>7.73658</text:p>
              </table:table-cell>
              <table:table-cell office:value-type="float" office:value="7.73658">
                <text:p>7.73658</text:p>
              </table:table-cell>
            </table:table-row>
            <table:table-row>
              <table:table-cell office:value-type="string">
                <text:p>In133</text:p>
              </table:table-cell>
              <table:table-cell office:value-type="float" office:value="165.332">
                <text:p>165.332</text:p>
              </table:table-cell>
              <table:table-cell office:value-type="float" office:value="2.20009">
                <text:p>2.20009</text:p>
              </table:table-cell>
              <table:table-cell office:value-type="float" office:value="2.20009">
                <text:p>2.20009</text:p>
              </table:table-cell>
              <table:table-cell office:value-type="float" office:value="0.320567101347592">
                <text:p>0.320567101347592</text:p>
              </table:table-cell>
              <table:table-cell office:value-type="float" office:value="164.802">
                <text:p>164.802</text:p>
              </table:table-cell>
              <table:table-cell office:value-type="float" office:value="2.15438">
                <text:p>2.15438</text:p>
              </table:table-cell>
              <table:table-cell office:value-type="float" office:value="2.15438">
                <text:p>2.15438</text:p>
              </table:table-cell>
            </table:table-row>
            <table:table-row>
              <table:table-cell office:value-type="string">
                <text:p>In134</text:p>
              </table:table-cell>
              <table:table-cell office:value-type="float" office:value="128.581">
                <text:p>128.581</text:p>
              </table:table-cell>
              <table:table-cell office:value-type="float" office:value="1.44418">
                <text:p>1.44418</text:p>
              </table:table-cell>
              <table:table-cell office:value-type="float" office:value="1.44418">
                <text:p>1.44418</text:p>
              </table:table-cell>
              <table:table-cell office:value-type="float" office:value="-0.420746455541663">
                <text:p>-0.420746455541663</text:p>
              </table:table-cell>
              <table:table-cell office:value-type="float" office:value="129.122">
                <text:p>129.122</text:p>
              </table:table-cell>
              <table:table-cell office:value-type="float" office:value="1.42326">
                <text:p>1.42326</text:p>
              </table:table-cell>
              <table:table-cell office:value-type="float" office:value="1.42326">
                <text:p>1.42326</text:p>
              </table:table-cell>
            </table:table-row>
            <table:table-row>
              <table:table-cell office:value-type="string">
                <text:p>In135</text:p>
              </table:table-cell>
              <table:table-cell office:value-type="float" office:value="104.138">
                <text:p>104.138</text:p>
              </table:table-cell>
              <table:table-cell office:value-type="float" office:value="3.54761">
                <text:p>3.54761</text:p>
              </table:table-cell>
              <table:table-cell office:value-type="float" office:value="3.54761">
                <text:p>3.54761</text:p>
              </table:table-cell>
              <table:table-cell office:value-type="float" office:value="-1.14847606061188">
                <text:p>-1.14847606061188</text:p>
              </table:table-cell>
              <table:table-cell office:value-type="float" office:value="105.334">
                <text:p>105.334</text:p>
              </table:table-cell>
              <table:table-cell office:value-type="float" office:value="3.54004">
                <text:p>3.54004</text:p>
              </table:table-cell>
              <table:table-cell office:value-type="float" office:value="3.54004">
                <text:p>3.54004</text:p>
              </table:table-cell>
            </table:table-row>
            <table:table-row>
              <table:table-cell office:value-type="string">
                <text:p>Sn134</text:p>
              </table:table-cell>
              <table:table-cell office:value-type="float" office:value="1006.31">
                <text:p>1006.31</text:p>
              </table:table-cell>
              <table:table-cell office:value-type="float" office:value="34.8002">
                <text:p>34.8002</text:p>
              </table:table-cell>
              <table:table-cell office:value-type="float" office:value="34.8002">
                <text:p>34.8002</text:p>
              </table:table-cell>
              <table:table-cell office:value-type="float" office:value="-0.594250280728604">
                <text:p>-0.594250280728604</text:p>
              </table:table-cell>
              <table:table-cell office:value-type="float" office:value="1012.29">
                <text:p>1012.29</text:p>
              </table:table-cell>
              <table:table-cell office:value-type="float" office:value="34.6286">
                <text:p>34.6286</text:p>
              </table:table-cell>
              <table:table-cell office:value-type="float" office:value="34.6286">
                <text:p>34.6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136</text:p>
              </table:table-cell>
              <table:table-cell office:value-type="float" office:value="370.417">
                <text:p>370.417</text:p>
              </table:table-cell>
              <table:table-cell office:value-type="float" office:value="3.94659">
                <text:p>3.94659</text:p>
              </table:table-cell>
              <table:table-cell office:value-type="float" office:value="3.94659">
                <text:p>3.94659</text:p>
              </table:table-cell>
              <table:table-cell office:value-type="float" office:value="1.68188825026928">
                <text:p>1.68188825026928</text:p>
              </table:table-cell>
              <table:table-cell office:value-type="float" office:value="364.187">
                <text:p>364.187</text:p>
              </table:table-cell>
              <table:table-cell office:value-type="float" office:value="3.47248">
                <text:p>3.47248</text:p>
              </table:table-cell>
              <table:table-cell office:value-type="float" office:value="3.47248">
                <text:p>3.47248</text:p>
              </table:table-cell>
            </table:table-row>
            <table:table-row>
              <table:table-cell office:value-type="string">
                <text:p>Sn137</text:p>
              </table:table-cell>
              <table:table-cell office:value-type="float" office:value="234.042">
                <text:p>234.042</text:p>
              </table:table-cell>
              <table:table-cell office:value-type="float" office:value="5.33268">
                <text:p>5.33268</text:p>
              </table:table-cell>
              <table:table-cell office:value-type="float" office:value="5.33268">
                <text:p>5.33268</text:p>
              </table:table-cell>
              <table:table-cell office:value-type="float" office:value="1.47452166705121">
                <text:p>1.47452166705121</text:p>
              </table:table-cell>
              <table:table-cell office:value-type="float" office:value="230.591">
                <text:p>230.591</text:p>
              </table:table-cell>
              <table:table-cell office:value-type="float" office:value="0.141534">
                <text:p>0.141534</text:p>
              </table:table-cell>
              <table:table-cell office:value-type="float" office:value="0.141534">
                <text:p>0.141534</text:p>
              </table:table-cell>
            </table:table-row>
            <table:table-row>
              <table:table-cell office:value-type="string">
                <text:p>Sn138</text:p>
              </table:table-cell>
              <table:table-cell office:value-type="float" office:value="134.55">
                <text:p>134.55</text:p>
              </table:table-cell>
              <table:table-cell office:value-type="float" office:value="22.1608">
                <text:p>22.1608</text:p>
              </table:table-cell>
              <table:table-cell office:value-type="float" office:value="22.1608">
                <text:p>22.1608</text:p>
              </table:table-cell>
              <table:table-cell office:value-type="float" office:value="-2.61315496098104">
                <text:p>-2.61315496098104</text:p>
              </table:table-cell>
              <table:table-cell office:value-type="float" office:value="138.066">
                <text:p>138.066</text:p>
              </table:table-cell>
              <table:table-cell office:value-type="float" office:value="18.3647">
                <text:p>18.3647</text:p>
              </table:table-cell>
              <table:table-cell office:value-type="float" office:value="18.3647">
                <text:p>18.364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306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-15" chart:maximum="15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error-category="cell-range" chart:error-upper-range="results_highintensity_asofJuly2019_more.R24:results_highintensity_asofJuly2019_more.R40" chart:error-lower-range="results_highintensity_asofJuly2019_more.R24:results_highintensity_asofJuly2019_more.R4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results_highintensity_asofJuly2019_more.R24:results_highintensity_asofJuly2019_more.R40" chart:error-lower-range="results_highintensity_asofJuly2019_more.R24:results_highintensity_asofJuly2019_more.R40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/>
      <style:graphic-properties draw:stroke="none" draw:fill-color="#ffd320" draw:opacity="5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error-category="cell-range" chart:error-upper-range="results_highintensity_asofJuly2019_more.S24:results_highintensity_asofJuly2019_more.S40" chart:error-lower-range="results_highintensity_asofJuly2019_more.S24:results_highintensity_asofJuly2019_more.S40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results_highintensity_asofJuly2019_more.S24:results_highintensity_asofJuly2019_more.S40" chart:error-lower-range="results_highintensity_asofJuly2019_more.S24:results_highintensity_asofJuly2019_more.S40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644cm" svg:height="12.447cm" xlink:href=".." xlink:type="simple" chart:class="chart:bar" chart:column-mapping="0 2 1" chart:style-name="ch1">
        <chart:legend chart:legend-position="end" svg:x="26.455cm" svg:y="5.426cm" style:legend-expansion="high" chart:style-name="ch2"/>
        <chart:plot-area chart:style-name="ch3" table:cell-range-address="'Compare_half-lives_BinnedFit_lowintensity'.O24:'Compare_half-lives_BinnedFit_lowintensity'.Q40 'Compare_half-lives_BinnedFit_lowintensity'.O23:'Compare_half-lives_BinnedFit_lowintensity'.Q23 'Compare_half-lives_BinnedFit_lowintensity'.T23:'Compare_half-lives_BinnedFit_lowintensity'.T40" chart:data-source-has-labels="both" svg:x="1.603cm" svg:y="0.248cm" svg:width="23.107cm" svg:height="10.97cm">
          <chartooo:coordinate-region svg:x="2.595cm" svg:y="0.447cm" svg:width="21.387cm" svg:height="9.494cm"/>
          <chart:axis chart:dimension="x" chart:name="primary-x" chart:style-name="ch4" chartooo:axis-type="auto">
            <chartooo:date-scale/>
            <chart:title svg:x="12.464cm" svg:y="11.466cm" chart:style-name="ch5">
              <text:p>Isotopes</text:p>
            </chart:title>
            <chart:categories table:cell-range-address="'Compare_half-lives_BinnedFit_lowintensity'.O24:'Compare_half-lives_BinnedFit_lowintensity'.O40"/>
          </chart:axis>
          <chart:axis chart:dimension="y" chart:name="primary-y" chart:style-name="ch6">
            <chart:title svg:x="0.451cm" svg:y="6.491cm" chart:style-name="ch7">
              <text:p>T1/2 (ms)</text:p>
            </chart:title>
            <chart:grid chart:style-name="ch8" chart:class="major"/>
          </chart:axis>
          <chart:axis chart:dimension="y" chart:name="secondary-y" chart:style-name="ch9">
            <chart:title svg:x="25.302cm" svg:y="7.404cm" chart:style-name="ch7">
              <text:p>Relative difference (%)</text:p>
            </chart:title>
          </chart:axis>
          <chart:series chart:attached-axis="primary-y" chart:style-name="ch10" chart:values-cell-range-address="'Compare_half-lives_BinnedFit_lowintensity'.P24:'Compare_half-lives_BinnedFit_lowintensity'.P40" chart:label-cell-address="'Compare_half-lives_BinnedFit_lowintensity'.P23:'Compare_half-lives_BinnedFit_lowintensity'.P23" chart:class="chart:bar">
            <chart:error-indicator chart:style-name="ch11" chart:dimension="y"/>
            <chart:data-point chart:repeated="17"/>
          </chart:series>
          <chart:series chart:attached-axis="secondary-y" chart:style-name="ch12" chart:values-cell-range-address="'Compare_half-lives_BinnedFit_lowintensity'.T24:'Compare_half-lives_BinnedFit_lowintensity'.T40" chart:label-cell-address="'Compare_half-lives_BinnedFit_lowintensity'.T23:'Compare_half-lives_BinnedFit_lowintensity'.T23" chart:class="chart:bar">
            <chart:data-point chart:repeated="17"/>
          </chart:series>
          <chart:series chart:attached-axis="primary-y" chart:style-name="ch13" chart:values-cell-range-address="'Compare_half-lives_BinnedFit_lowintensity'.Q24:'Compare_half-lives_BinnedFit_lowintensity'.Q40" chart:label-cell-address="'Compare_half-lives_BinnedFit_lowintensity'.Q23:'Compare_half-lives_BinnedFit_lowintensity'.Q23" chart:class="chart:bar">
            <chart:error-indicator chart:style-name="ch14" chart:dimension="y"/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 intensity</text:p>
                <draw:g>
                  <svg:desc>'Compare_half-lives_BinnedFit_lowintensity'.P23:'Compare_half-lives_BinnedFit_lowintensity'.P23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  <table:table-cell office:value-type="string">
                <text:p>(exp-lit)/exp (%)</text:p>
                <draw:g>
                  <svg:desc>'Compare_half-lives_BinnedFit_lowintensity'.T23:'Compare_half-lives_BinnedFit_lowintensity'.T23</svg:desc>
                </draw:g>
              </table:table-cell>
              <table:table-cell office:value-type="string">
                <text:p>Literature (GL)</text:p>
                <draw:g>
                  <svg:desc>'Compare_half-lives_BinnedFit_lowintensity'.Q23:'Compare_half-lives_BinnedFit_lowintensity'.Q23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Ag129</text:p>
                <draw:g>
                  <svg:desc>'Compare_half-lives_BinnedFit_lowintensity'.O24:'Compare_half-lives_BinnedFit_lowintensity'.O40</svg:desc>
                </draw:g>
              </table:table-cell>
              <table:table-cell office:value-type="float" office:value="55.436239038666">
                <text:p>55.436239038666</text:p>
                <draw:g>
                  <svg:desc>'Compare_half-lives_BinnedFit_lowintensity'.P24:'Compare_half-lives_BinnedFit_lowintensity'.P40</svg:desc>
                </draw:g>
              </table:table-cell>
              <table:table-cell office:value-type="float" office:value="1.72049">
                <text:p>1.72049</text:p>
                <draw:g>
                  <svg:desc>results_highintensity_asofJuly2019_more.R24:results_highintensity_asofJuly2019_more.R40</svg:desc>
                </draw:g>
              </table:table-cell>
              <table:table-cell office:value-type="float" office:value="1.72049">
                <text:p>1.72049</text:p>
                <draw:g>
                  <svg:desc>results_highintensity_asofJuly2019_more.R24:results_highintensity_asofJuly2019_more.R40</svg:desc>
                </draw:g>
              </table:table-cell>
              <table:table-cell office:value-type="float" office:value="6.19854286339532">
                <text:p>6.19854286339532</text:p>
                <draw:g>
                  <svg:desc>'Compare_half-lives_BinnedFit_lowintensity'.T24:'Compare_half-lives_BinnedFit_lowintensity'.T40</svg:desc>
                </draw:g>
              </table:table-cell>
              <table:table-cell office:value-type="float" office:value="52">
                <text:p>52</text:p>
                <draw:g>
                  <svg:desc>'Compare_half-lives_BinnedFit_lowintensity'.Q24:'Compare_half-lives_BinnedFit_lowintensity'.Q40</svg:desc>
                </draw:g>
              </table:table-cell>
              <table:table-cell office:value-type="float" office:value="1.94815">
                <text:p>1.94815</text:p>
                <draw:g>
                  <svg:desc>results_highintensity_asofJuly2019_more.S24:results_highintensity_asofJuly2019_more.S40</svg:desc>
                </draw:g>
              </table:table-cell>
              <table:table-cell office:value-type="float" office:value="1.94815">
                <text:p>1.94815</text:p>
                <draw:g>
                  <svg:desc>results_highintensity_asofJuly2019_more.S24:results_highintensity_asofJuly2019_more.S40</svg:desc>
                </draw:g>
              </table:table-cell>
            </table:table-row>
            <table:table-row>
              <table:table-cell office:value-type="string">
                <text:p>Ag130</text:p>
              </table:table-cell>
              <table:table-cell office:value-type="float" office:value="45.9226346841738">
                <text:p>45.9226346841738</text:p>
              </table:table-cell>
              <table:table-cell office:value-type="float" office:value="3.38713">
                <text:p>3.38713</text:p>
              </table:table-cell>
              <table:table-cell office:value-type="float" office:value="3.38713">
                <text:p>3.38713</text:p>
              </table:table-cell>
              <table:table-cell office:value-type="float" office:value="8.54183282634184">
                <text:p>8.54183282634184</text:p>
              </table:table-cell>
              <table:table-cell office:value-type="float" office:value="42">
                <text:p>42</text:p>
              </table:table-cell>
              <table:table-cell office:value-type="float" office:value="3.66925">
                <text:p>3.66925</text:p>
              </table:table-cell>
              <table:table-cell office:value-type="float" office:value="3.66925">
                <text:p>3.66925</text:p>
              </table:table-cell>
            </table:table-row>
            <table:table-row>
              <table:table-cell office:value-type="string">
                <text:p>Ag131</text:p>
              </table:table-cell>
              <table:table-cell office:value-type="float" office:value="38.0635776056253">
                <text:p>38.0635776056253</text:p>
              </table:table-cell>
              <table:table-cell office:value-type="float" office:value="5.74425">
                <text:p>5.74425</text:p>
              </table:table-cell>
              <table:table-cell office:value-type="float" office:value="5.74425">
                <text:p>5.74425</text:p>
              </table:table-cell>
              <table:table-cell office:value-type="float" office:value="8.0485802920757">
                <text:p>8.0485802920757</text:p>
              </table:table-cell>
              <table:table-cell office:value-type="float" office:value="35">
                <text:p>35</text:p>
              </table:table-cell>
              <table:table-cell office:value-type="float" office:value="4.41514">
                <text:p>4.41514</text:p>
              </table:table-cell>
              <table:table-cell office:value-type="float" office:value="4.41514">
                <text:p>4.41514</text:p>
              </table:table-cell>
            </table:table-row>
            <table:table-row>
              <table:table-cell office:value-type="string">
                <text:p>Cd130</text:p>
              </table:table-cell>
              <table:table-cell office:value-type="float" office:value="132.688015986905">
                <text:p>132.688015986905</text:p>
              </table:table-cell>
              <table:table-cell office:value-type="float" office:value="0.756449">
                <text:p>0.756449</text:p>
              </table:table-cell>
              <table:table-cell office:value-type="float" office:value="0.756449">
                <text:p>0.756449</text:p>
              </table:table-cell>
              <table:table-cell office:value-type="float" office:value="4.28675939164418">
                <text:p>4.28675939164418</text:p>
              </table:table-cell>
              <table:table-cell office:value-type="float" office:value="127">
                <text:p>127</text:p>
              </table:table-cell>
              <table:table-cell office:value-type="float" office:value="0.794647">
                <text:p>0.794647</text:p>
              </table:table-cell>
              <table:table-cell office:value-type="float" office:value="0.794647">
                <text:p>0.794647</text:p>
              </table:table-cell>
            </table:table-row>
            <table:table-row>
              <table:table-cell office:value-type="string">
                <text:p>Cd131</text:p>
              </table:table-cell>
              <table:table-cell office:value-type="float" office:value="103.397867489453">
                <text:p>103.397867489453</text:p>
              </table:table-cell>
              <table:table-cell office:value-type="float" office:value="1.35954">
                <text:p>1.35954</text:p>
              </table:table-cell>
              <table:table-cell office:value-type="float" office:value="1.35954">
                <text:p>1.35954</text:p>
              </table:table-cell>
              <table:table-cell office:value-type="float" office:value="5.22048241469159">
                <text:p>5.22048241469159</text:p>
              </table:table-cell>
              <table:table-cell office:value-type="float" office:value="98">
                <text:p>98</text:p>
              </table:table-cell>
              <table:table-cell office:value-type="float" office:value="1.47142">
                <text:p>1.47142</text:p>
              </table:table-cell>
              <table:table-cell office:value-type="float" office:value="1.47142">
                <text:p>1.47142</text:p>
              </table:table-cell>
            </table:table-row>
            <table:table-row>
              <table:table-cell office:value-type="string">
                <text:p>Cd132</text:p>
              </table:table-cell>
              <table:table-cell office:value-type="float" office:value="84.5014271381344">
                <text:p>84.5014271381344</text:p>
              </table:table-cell>
              <table:table-cell office:value-type="float" office:value="3.25094">
                <text:p>3.25094</text:p>
              </table:table-cell>
              <table:table-cell office:value-type="float" office:value="3.25094">
                <text:p>3.25094</text:p>
              </table:table-cell>
              <table:table-cell office:value-type="float" office:value="2.96021880677272">
                <text:p>2.96021880677272</text:p>
              </table:table-cell>
              <table:table-cell office:value-type="float" office:value="82">
                <text:p>82</text:p>
              </table:table-cell>
              <table:table-cell office:value-type="float" office:value="3.49061">
                <text:p>3.49061</text:p>
              </table:table-cell>
              <table:table-cell office:value-type="float" office:value="3.49061">
                <text:p>3.49061</text:p>
              </table:table-cell>
            </table:table-row>
            <table:table-row>
              <table:table-cell office:value-type="string">
                <text:p>Cd133</text:p>
              </table:table-cell>
              <table:table-cell office:value-type="float" office:value="60.3647949888839">
                <text:p>60.3647949888839</text:p>
              </table:table-cell>
              <table:table-cell office:value-type="float" office:value="7.86767">
                <text:p>7.86767</text:p>
              </table:table-cell>
              <table:table-cell office:value-type="float" office:value="7.86767">
                <text:p>7.86767</text:p>
              </table:table-cell>
              <table:table-cell office:value-type="float" office:value="-6.02206138824048">
                <text:p>-6.02206138824048</text:p>
              </table:table-cell>
              <table:table-cell office:value-type="float" office:value="64">
                <text:p>64</text:p>
              </table:table-cell>
              <table:table-cell office:value-type="float" office:value="6.64596">
                <text:p>6.64596</text:p>
              </table:table-cell>
              <table:table-cell office:value-type="float" office:value="6.64596">
                <text:p>6.64596</text:p>
              </table:table-cell>
            </table:table-row>
            <table:table-row>
              <table:table-cell office:value-type="string">
                <text:p>In131</text:p>
              </table:table-cell>
              <table:table-cell office:value-type="float" office:value="281.234803648921">
                <text:p>281.234803648921</text:p>
              </table:table-cell>
              <table:table-cell office:value-type="float" office:value="6.16357">
                <text:p>6.16357</text:p>
              </table:table-cell>
              <table:table-cell office:value-type="float" office:value="6.16357">
                <text:p>6.16357</text:p>
              </table:table-cell>
              <table:table-cell office:value-type="float" office:value="7.19498560860237">
                <text:p>7.19498560860237</text:p>
              </table:table-cell>
              <table:table-cell office:value-type="float" office:value="261">
                <text:p>261</text:p>
              </table:table-cell>
              <table:table-cell office:value-type="float" office:value="4.98036">
                <text:p>4.98036</text:p>
              </table:table-cell>
              <table:table-cell office:value-type="float" office:value="4.98036">
                <text:p>4.98036</text:p>
              </table:table-cell>
            </table:table-row>
            <table:table-row>
              <table:table-cell office:value-type="string">
                <text:p>In132</text:p>
              </table:table-cell>
              <table:table-cell office:value-type="float" office:value="220.376983063845">
                <text:p>220.376983063845</text:p>
              </table:table-cell>
              <table:table-cell office:value-type="float" office:value="7.49333">
                <text:p>7.49333</text:p>
              </table:table-cell>
              <table:table-cell office:value-type="float" office:value="7.49333">
                <text:p>7.49333</text:p>
              </table:table-cell>
              <table:table-cell office:value-type="float" office:value="10.1539565306429">
                <text:p>10.1539565306429</text:p>
              </table:table-cell>
              <table:table-cell office:value-type="float" office:value="198">
                <text:p>198</text:p>
              </table:table-cell>
              <table:table-cell office:value-type="float" office:value="7.73658">
                <text:p>7.73658</text:p>
              </table:table-cell>
              <table:table-cell office:value-type="float" office:value="7.73658">
                <text:p>7.73658</text:p>
              </table:table-cell>
            </table:table-row>
            <table:table-row>
              <table:table-cell office:value-type="string">
                <text:p>In133</text:p>
              </table:table-cell>
              <table:table-cell office:value-type="float" office:value="168.315820476286">
                <text:p>168.315820476286</text:p>
              </table:table-cell>
              <table:table-cell office:value-type="float" office:value="2.20009">
                <text:p>2.20009</text:p>
              </table:table-cell>
              <table:table-cell office:value-type="float" office:value="2.20009">
                <text:p>2.20009</text:p>
              </table:table-cell>
              <table:table-cell office:value-type="float" office:value="3.15824172751185">
                <text:p>3.15824172751185</text:p>
              </table:table-cell>
              <table:table-cell office:value-type="float" office:value="163">
                <text:p>163</text:p>
              </table:table-cell>
              <table:table-cell office:value-type="float" office:value="2.15438">
                <text:p>2.15438</text:p>
              </table:table-cell>
              <table:table-cell office:value-type="float" office:value="2.15438">
                <text:p>2.15438</text:p>
              </table:table-cell>
            </table:table-row>
            <table:table-row>
              <table:table-cell office:value-type="string">
                <text:p>In134</text:p>
              </table:table-cell>
              <table:table-cell office:value-type="float" office:value="128.842078943679">
                <text:p>128.842078943679</text:p>
              </table:table-cell>
              <table:table-cell office:value-type="float" office:value="1.44418">
                <text:p>1.44418</text:p>
              </table:table-cell>
              <table:table-cell office:value-type="float" office:value="1.44418">
                <text:p>1.44418</text:p>
              </table:table-cell>
              <table:table-cell office:value-type="float" office:value="2.20586237584802">
                <text:p>2.20586237584802</text:p>
              </table:table-cell>
              <table:table-cell office:value-type="float" office:value="126">
                <text:p>126</text:p>
              </table:table-cell>
              <table:table-cell office:value-type="float" office:value="1.42326">
                <text:p>1.42326</text:p>
              </table:table-cell>
              <table:table-cell office:value-type="float" office:value="1.42326">
                <text:p>1.42326</text:p>
              </table:table-cell>
            </table:table-row>
            <table:table-row>
              <table:table-cell office:value-type="string">
                <text:p>In135</text:p>
              </table:table-cell>
              <table:table-cell office:value-type="float" office:value="111.607775192811">
                <text:p>111.607775192811</text:p>
              </table:table-cell>
              <table:table-cell office:value-type="float" office:value="3.54761">
                <text:p>3.54761</text:p>
              </table:table-cell>
              <table:table-cell office:value-type="float" office:value="3.54761">
                <text:p>3.54761</text:p>
              </table:table-cell>
              <table:table-cell office:value-type="float" office:value="7.71252287570504">
                <text:p>7.71252287570504</text:p>
              </table:table-cell>
              <table:table-cell office:value-type="float" office:value="103">
                <text:p>103</text:p>
              </table:table-cell>
              <table:table-cell office:value-type="float" office:value="3.54004">
                <text:p>3.54004</text:p>
              </table:table-cell>
              <table:table-cell office:value-type="float" office:value="3.54004">
                <text:p>3.54004</text:p>
              </table:table-cell>
            </table:table-row>
            <table:table-row>
              <table:table-cell office:value-type="string">
                <text:p>Sn134</text:p>
              </table:table-cell>
              <table:table-cell office:value-type="float" office:value="1012.71205826039">
                <text:p>1012.71205826039</text:p>
              </table:table-cell>
              <table:table-cell office:value-type="float" office:value="34.8002">
                <text:p>34.8002</text:p>
              </table:table-cell>
              <table:table-cell office:value-type="float" office:value="34.8002">
                <text:p>34.8002</text:p>
              </table:table-cell>
              <table:table-cell office:value-type="float" office:value="12.117171634273">
                <text:p>12.117171634273</text:p>
              </table:table-cell>
              <table:table-cell office:value-type="float" office:value="890">
                <text:p>890</text:p>
              </table:table-cell>
              <table:table-cell office:value-type="float" office:value="34.6286">
                <text:p>34.6286</text:p>
              </table:table-cell>
              <table:table-cell office:value-type="float" office:value="34.6286">
                <text:p>34.6286</text:p>
              </table:table-cell>
            </table:table-row>
            <table:table-row>
              <table:table-cell office:value-type="string">
                <text:p>Sn135</text:p>
              </table:table-cell>
              <table:table-cell office:value-type="float" office:value="531.275977110853">
                <text:p>531.275977110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356353610488">
                <text:p>3.06356353610488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136</text:p>
              </table:table-cell>
              <table:table-cell office:value-type="float" office:value="373.319023223939">
                <text:p>373.319023223939</text:p>
              </table:table-cell>
              <table:table-cell office:value-type="float" office:value="3.94659">
                <text:p>3.94659</text:p>
              </table:table-cell>
              <table:table-cell office:value-type="float" office:value="3.94659">
                <text:p>3.94659</text:p>
              </table:table-cell>
              <table:table-cell office:value-type="float" office:value="6.24640636380077">
                <text:p>6.24640636380077</text:p>
              </table:table-cell>
              <table:table-cell office:value-type="float" office:value="350">
                <text:p>350</text:p>
              </table:table-cell>
              <table:table-cell office:value-type="float" office:value="3.47248">
                <text:p>3.47248</text:p>
              </table:table-cell>
              <table:table-cell office:value-type="float" office:value="3.47248">
                <text:p>3.47248</text:p>
              </table:table-cell>
            </table:table-row>
            <table:table-row>
              <table:table-cell office:value-type="string">
                <text:p>Sn137</text:p>
              </table:table-cell>
              <table:table-cell office:value-type="float" office:value="231.387208893935">
                <text:p>231.387208893935</text:p>
              </table:table-cell>
              <table:table-cell office:value-type="float" office:value="5.33268">
                <text:p>5.33268</text:p>
              </table:table-cell>
              <table:table-cell office:value-type="float" office:value="5.33268">
                <text:p>5.33268</text:p>
              </table:table-cell>
              <table:table-cell office:value-type="float" office:value="0.59951840059183">
                <text:p>0.59951840059183</text:p>
              </table:table-cell>
              <table:table-cell office:value-type="float" office:value="230">
                <text:p>230</text:p>
              </table:table-cell>
              <table:table-cell office:value-type="float" office:value="0.141534">
                <text:p>0.141534</text:p>
              </table:table-cell>
              <table:table-cell office:value-type="float" office:value="0.141534">
                <text:p>0.141534</text:p>
              </table:table-cell>
            </table:table-row>
            <table:table-row>
              <table:table-cell office:value-type="string">
                <text:p>Sn138</text:p>
              </table:table-cell>
              <table:table-cell office:value-type="float" office:value="162.33839896043">
                <text:p>162.33839896043</text:p>
              </table:table-cell>
              <table:table-cell office:value-type="float" office:value="22.1608">
                <text:p>22.1608</text:p>
              </table:table-cell>
              <table:table-cell office:value-type="float" office:value="22.1608">
                <text:p>22.1608</text:p>
              </table:table-cell>
              <table:table-cell office:value-type="float" office:value="13.7603913205248">
                <text:p>13.7603913205248</text:p>
              </table:table-cell>
              <table:table-cell office:value-type="float" office:value="140">
                <text:p>140</text:p>
              </table:table-cell>
              <table:table-cell office:value-type="float" office:value="18.3647">
                <text:p>18.3647</text:p>
              </table:table-cell>
              <table:table-cell office:value-type="float" office:value="18.3647">
                <text:p>18.364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306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-15" chart:maximum="15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error-category="cell-range" chart:error-upper-range="results_highintensity_asofJuly2019_more.R24:results_highintensity_asofJuly2019_more.R40" chart:error-lower-range="results_highintensity_asofJuly2019_more.R24:results_highintensity_asofJuly2019_more.R4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results_highintensity_asofJuly2019_more.R24:results_highintensity_asofJuly2019_more.R40" chart:error-lower-range="results_highintensity_asofJuly2019_more.R24:results_highintensity_asofJuly2019_more.R40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/>
      <style:graphic-properties draw:stroke="none" draw:fill-color="#ffd320" draw:opacity="5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error-category="cell-range" chart:error-upper-range="results_highintensity_asofJuly2019_more.S24:results_highintensity_asofJuly2019_more.S40" chart:error-lower-range="results_highintensity_asofJuly2019_more.S24:results_highintensity_asofJuly2019_more.S40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results_highintensity_asofJuly2019_more.S24:results_highintensity_asofJuly2019_more.S40" chart:error-lower-range="results_highintensity_asofJuly2019_more.S24:results_highintensity_asofJuly2019_more.S40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374cm" svg:height="13.385cm" xlink:href=".." xlink:type="simple" chart:class="chart:bar" chart:column-mapping="0 2 1" chart:style-name="ch1">
        <chart:legend chart:legend-position="end" svg:x="26.185cm" svg:y="5.895cm" style:legend-expansion="high" chart:style-name="ch2"/>
        <chart:plot-area chart:style-name="ch3" table:cell-range-address="'Compare_half-lives_UnBinnedFit_lowintensity_2'.O24:'Compare_half-lives_UnBinnedFit_lowintensity_2'.Q40 'Compare_half-lives_UnBinnedFit_lowintensity_2'.O23:'Compare_half-lives_UnBinnedFit_lowintensity_2'.Q23 'Compare_half-lives_UnBinnedFit_lowintensity_2'.T23:'Compare_half-lives_UnBinnedFit_lowintensity_2'.T40" chart:data-source-has-labels="both" svg:x="1.598cm" svg:y="0.267cm" svg:width="22.852cm" svg:height="11.87cm">
          <chartooo:coordinate-region svg:x="2.59cm" svg:y="0.466cm" svg:width="21.132cm" svg:height="10.394cm"/>
          <chart:axis chart:dimension="x" chart:name="primary-x" chart:style-name="ch4" chartooo:axis-type="auto">
            <chartooo:date-scale/>
            <chart:title svg:x="12.332cm" svg:y="12.404cm" chart:style-name="ch5">
              <text:p>Isotopes</text:p>
            </chart:title>
            <chart:categories table:cell-range-address="'Compare_half-lives_UnBinnedFit_lowintensity_2'.O24:'Compare_half-lives_UnBinnedFit_lowintensity_2'.O40"/>
          </chart:axis>
          <chart:axis chart:dimension="y" chart:name="primary-y" chart:style-name="ch6">
            <chart:title svg:x="0.451cm" svg:y="6.96cm" chart:style-name="ch7">
              <text:p>T1/2 (ms)</text:p>
            </chart:title>
            <chart:grid chart:style-name="ch8" chart:class="major"/>
          </chart:axis>
          <chart:axis chart:dimension="y" chart:name="secondary-y" chart:style-name="ch9">
            <chart:title svg:x="25.037cm" svg:y="7.873cm" chart:style-name="ch7">
              <text:p>Relative difference (%)</text:p>
            </chart:title>
          </chart:axis>
          <chart:series chart:attached-axis="primary-y" chart:style-name="ch10" chart:values-cell-range-address="'Compare_half-lives_UnBinnedFit_lowintensity_2'.P24:'Compare_half-lives_UnBinnedFit_lowintensity_2'.P40" chart:label-cell-address="'Compare_half-lives_UnBinnedFit_lowintensity_2'.P23:'Compare_half-lives_UnBinnedFit_lowintensity_2'.P23" chart:class="chart:bar">
            <chart:error-indicator chart:style-name="ch11" chart:dimension="y"/>
            <chart:data-point chart:repeated="17"/>
          </chart:series>
          <chart:series chart:attached-axis="secondary-y" chart:style-name="ch12" chart:values-cell-range-address="'Compare_half-lives_UnBinnedFit_lowintensity_2'.T24:'Compare_half-lives_UnBinnedFit_lowintensity_2'.T40" chart:label-cell-address="'Compare_half-lives_UnBinnedFit_lowintensity_2'.T23:'Compare_half-lives_UnBinnedFit_lowintensity_2'.T23" chart:class="chart:bar">
            <chart:data-point chart:repeated="17"/>
          </chart:series>
          <chart:series chart:attached-axis="primary-y" chart:style-name="ch13" chart:values-cell-range-address="'Compare_half-lives_UnBinnedFit_lowintensity_2'.Q24:'Compare_half-lives_UnBinnedFit_lowintensity_2'.Q40" chart:label-cell-address="'Compare_half-lives_UnBinnedFit_lowintensity_2'.Q23:'Compare_half-lives_UnBinnedFit_lowintensity_2'.Q23" chart:class="chart:bar">
            <chart:error-indicator chart:style-name="ch14" chart:dimension="y"/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 intensity</text:p>
                <draw:g>
                  <svg:desc>'Compare_half-lives_UnBinnedFit_lowintensity_2'.P23:'Compare_half-lives_UnBinnedFit_lowintensity_2'.P23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  <table:table-cell office:value-type="string">
                <text:p>(exp-lit)/exp (%)</text:p>
                <draw:g>
                  <svg:desc>'Compare_half-lives_UnBinnedFit_lowintensity_2'.T23:'Compare_half-lives_UnBinnedFit_lowintensity_2'.T23</svg:desc>
                </draw:g>
              </table:table-cell>
              <table:table-cell office:value-type="string">
                <text:p>Literature (GL)</text:p>
                <draw:g>
                  <svg:desc>'Compare_half-lives_UnBinnedFit_lowintensity_2'.Q23:'Compare_half-lives_UnBinnedFit_lowintensity_2'.Q23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Ag129</text:p>
                <draw:g>
                  <svg:desc>'Compare_half-lives_UnBinnedFit_lowintensity_2'.O24:'Compare_half-lives_UnBinnedFit_lowintensity_2'.O40</svg:desc>
                </draw:g>
              </table:table-cell>
              <table:table-cell office:value-type="float" office:value="55.1769">
                <text:p>55.1769</text:p>
                <draw:g>
                  <svg:desc>'Compare_half-lives_UnBinnedFit_lowintensity_2'.P24:'Compare_half-lives_UnBinnedFit_lowintensity_2'.P40</svg:desc>
                </draw:g>
              </table:table-cell>
              <table:table-cell office:value-type="float" office:value="1.72049">
                <text:p>1.72049</text:p>
                <draw:g>
                  <svg:desc>results_highintensity_asofJuly2019_more.R24:results_highintensity_asofJuly2019_more.R40</svg:desc>
                </draw:g>
              </table:table-cell>
              <table:table-cell office:value-type="float" office:value="1.72049">
                <text:p>1.72049</text:p>
                <draw:g>
                  <svg:desc>results_highintensity_asofJuly2019_more.R24:results_highintensity_asofJuly2019_more.R40</svg:desc>
                </draw:g>
              </table:table-cell>
              <table:table-cell office:value-type="float" office:value="5.75766308002081">
                <text:p>5.75766308002081</text:p>
                <draw:g>
                  <svg:desc>'Compare_half-lives_UnBinnedFit_lowintensity_2'.T24:'Compare_half-lives_UnBinnedFit_lowintensity_2'.T40</svg:desc>
                </draw:g>
              </table:table-cell>
              <table:table-cell office:value-type="float" office:value="52">
                <text:p>52</text:p>
                <draw:g>
                  <svg:desc>'Compare_half-lives_UnBinnedFit_lowintensity_2'.Q24:'Compare_half-lives_UnBinnedFit_lowintensity_2'.Q40</svg:desc>
                </draw:g>
              </table:table-cell>
              <table:table-cell office:value-type="float" office:value="1.94815">
                <text:p>1.94815</text:p>
                <draw:g>
                  <svg:desc>results_highintensity_asofJuly2019_more.S24:results_highintensity_asofJuly2019_more.S40</svg:desc>
                </draw:g>
              </table:table-cell>
              <table:table-cell office:value-type="float" office:value="1.94815">
                <text:p>1.94815</text:p>
                <draw:g>
                  <svg:desc>results_highintensity_asofJuly2019_more.S24:results_highintensity_asofJuly2019_more.S40</svg:desc>
                </draw:g>
              </table:table-cell>
            </table:table-row>
            <table:table-row>
              <table:table-cell office:value-type="string">
                <text:p>Ag130</text:p>
              </table:table-cell>
              <table:table-cell office:value-type="float" office:value="46.0249">
                <text:p>46.0249</text:p>
              </table:table-cell>
              <table:table-cell office:value-type="float" office:value="3.38713">
                <text:p>3.38713</text:p>
              </table:table-cell>
              <table:table-cell office:value-type="float" office:value="3.38713">
                <text:p>3.38713</text:p>
              </table:table-cell>
              <table:table-cell office:value-type="float" office:value="8.74504887571728">
                <text:p>8.74504887571728</text:p>
              </table:table-cell>
              <table:table-cell office:value-type="float" office:value="42">
                <text:p>42</text:p>
              </table:table-cell>
              <table:table-cell office:value-type="float" office:value="3.66925">
                <text:p>3.66925</text:p>
              </table:table-cell>
              <table:table-cell office:value-type="float" office:value="3.66925">
                <text:p>3.66925</text:p>
              </table:table-cell>
            </table:table-row>
            <table:table-row>
              <table:table-cell office:value-type="string">
                <text:p>Ag131</text:p>
              </table:table-cell>
              <table:table-cell office:value-type="float" office:value="36.3848">
                <text:p>36.3848</text:p>
              </table:table-cell>
              <table:table-cell office:value-type="float" office:value="5.74425">
                <text:p>5.74425</text:p>
              </table:table-cell>
              <table:table-cell office:value-type="float" office:value="5.74425">
                <text:p>5.74425</text:p>
              </table:table-cell>
              <table:table-cell office:value-type="float" office:value="3.80598491677843">
                <text:p>3.80598491677843</text:p>
              </table:table-cell>
              <table:table-cell office:value-type="float" office:value="35">
                <text:p>35</text:p>
              </table:table-cell>
              <table:table-cell office:value-type="float" office:value="4.41514">
                <text:p>4.41514</text:p>
              </table:table-cell>
              <table:table-cell office:value-type="float" office:value="4.41514">
                <text:p>4.41514</text:p>
              </table:table-cell>
            </table:table-row>
            <table:table-row>
              <table:table-cell office:value-type="string">
                <text:p>Cd130</text:p>
              </table:table-cell>
              <table:table-cell office:value-type="float" office:value="132.158">
                <text:p>132.158</text:p>
              </table:table-cell>
              <table:table-cell office:value-type="float" office:value="0.756449">
                <text:p>0.756449</text:p>
              </table:table-cell>
              <table:table-cell office:value-type="float" office:value="0.756449">
                <text:p>0.756449</text:p>
              </table:table-cell>
              <table:table-cell office:value-type="float" office:value="3.9029040996383">
                <text:p>3.9029040996383</text:p>
              </table:table-cell>
              <table:table-cell office:value-type="float" office:value="127">
                <text:p>127</text:p>
              </table:table-cell>
              <table:table-cell office:value-type="float" office:value="0.794647">
                <text:p>0.794647</text:p>
              </table:table-cell>
              <table:table-cell office:value-type="float" office:value="0.794647">
                <text:p>0.794647</text:p>
              </table:table-cell>
            </table:table-row>
            <table:table-row>
              <table:table-cell office:value-type="string">
                <text:p>Cd131</text:p>
              </table:table-cell>
              <table:table-cell office:value-type="float" office:value="98.9419">
                <text:p>98.9419</text:p>
              </table:table-cell>
              <table:table-cell office:value-type="float" office:value="1.35954">
                <text:p>1.35954</text:p>
              </table:table-cell>
              <table:table-cell office:value-type="float" office:value="1.35954">
                <text:p>1.35954</text:p>
              </table:table-cell>
              <table:table-cell office:value-type="float" office:value="0.951972824455568">
                <text:p>0.951972824455568</text:p>
              </table:table-cell>
              <table:table-cell office:value-type="float" office:value="98">
                <text:p>98</text:p>
              </table:table-cell>
              <table:table-cell office:value-type="float" office:value="1.47142">
                <text:p>1.47142</text:p>
              </table:table-cell>
              <table:table-cell office:value-type="float" office:value="1.47142">
                <text:p>1.47142</text:p>
              </table:table-cell>
            </table:table-row>
            <table:table-row>
              <table:table-cell office:value-type="string">
                <text:p>Cd132</text:p>
              </table:table-cell>
              <table:table-cell office:value-type="float" office:value="84.9057">
                <text:p>84.9057</text:p>
              </table:table-cell>
              <table:table-cell office:value-type="float" office:value="3.25094">
                <text:p>3.25094</text:p>
              </table:table-cell>
              <table:table-cell office:value-type="float" office:value="3.25094">
                <text:p>3.25094</text:p>
              </table:table-cell>
              <table:table-cell office:value-type="float" office:value="3.42226729183081">
                <text:p>3.42226729183081</text:p>
              </table:table-cell>
              <table:table-cell office:value-type="float" office:value="82">
                <text:p>82</text:p>
              </table:table-cell>
              <table:table-cell office:value-type="float" office:value="3.49061">
                <text:p>3.49061</text:p>
              </table:table-cell>
              <table:table-cell office:value-type="float" office:value="3.49061">
                <text:p>3.49061</text:p>
              </table:table-cell>
            </table:table-row>
            <table:table-row>
              <table:table-cell office:value-type="string">
                <text:p>Cd133</text:p>
              </table:table-cell>
              <table:table-cell office:value-type="float" office:value="65.5472">
                <text:p>65.5472</text:p>
              </table:table-cell>
              <table:table-cell office:value-type="float" office:value="7.86767">
                <text:p>7.86767</text:p>
              </table:table-cell>
              <table:table-cell office:value-type="float" office:value="7.86767">
                <text:p>7.86767</text:p>
              </table:table-cell>
              <table:table-cell office:value-type="float" office:value="2.36043644884908">
                <text:p>2.36043644884908</text:p>
              </table:table-cell>
              <table:table-cell office:value-type="float" office:value="64">
                <text:p>64</text:p>
              </table:table-cell>
              <table:table-cell office:value-type="float" office:value="6.64596">
                <text:p>6.64596</text:p>
              </table:table-cell>
              <table:table-cell office:value-type="float" office:value="6.64596">
                <text:p>6.64596</text:p>
              </table:table-cell>
            </table:table-row>
            <table:table-row>
              <table:table-cell office:value-type="string">
                <text:p>In131</text:p>
              </table:table-cell>
              <table:table-cell office:value-type="float" office:value="278.02">
                <text:p>278.02</text:p>
              </table:table-cell>
              <table:table-cell office:value-type="float" office:value="6.16357">
                <text:p>6.16357</text:p>
              </table:table-cell>
              <table:table-cell office:value-type="float" office:value="6.16357">
                <text:p>6.16357</text:p>
              </table:table-cell>
              <table:table-cell office:value-type="float" office:value="6.12186173656571">
                <text:p>6.12186173656571</text:p>
              </table:table-cell>
              <table:table-cell office:value-type="float" office:value="261">
                <text:p>261</text:p>
              </table:table-cell>
              <table:table-cell office:value-type="float" office:value="4.98036">
                <text:p>4.98036</text:p>
              </table:table-cell>
              <table:table-cell office:value-type="float" office:value="4.98036">
                <text:p>4.98036</text:p>
              </table:table-cell>
            </table:table-row>
            <table:table-row>
              <table:table-cell office:value-type="string">
                <text:p>In132</text:p>
              </table:table-cell>
              <table:table-cell office:value-type="float" office:value="212.743">
                <text:p>212.743</text:p>
              </table:table-cell>
              <table:table-cell office:value-type="float" office:value="7.49333">
                <text:p>7.49333</text:p>
              </table:table-cell>
              <table:table-cell office:value-type="float" office:value="7.49333">
                <text:p>7.49333</text:p>
              </table:table-cell>
              <table:table-cell office:value-type="float" office:value="6.92995774244041">
                <text:p>6.92995774244041</text:p>
              </table:table-cell>
              <table:table-cell office:value-type="float" office:value="198">
                <text:p>198</text:p>
              </table:table-cell>
              <table:table-cell office:value-type="float" office:value="7.73658">
                <text:p>7.73658</text:p>
              </table:table-cell>
              <table:table-cell office:value-type="float" office:value="7.73658">
                <text:p>7.73658</text:p>
              </table:table-cell>
            </table:table-row>
            <table:table-row>
              <table:table-cell office:value-type="string">
                <text:p>In133</text:p>
              </table:table-cell>
              <table:table-cell office:value-type="float" office:value="165.332">
                <text:p>165.332</text:p>
              </table:table-cell>
              <table:table-cell office:value-type="float" office:value="2.20009">
                <text:p>2.20009</text:p>
              </table:table-cell>
              <table:table-cell office:value-type="float" office:value="2.20009">
                <text:p>2.20009</text:p>
              </table:table-cell>
              <table:table-cell office:value-type="float" office:value="1.4104952459294">
                <text:p>1.4104952459294</text:p>
              </table:table-cell>
              <table:table-cell office:value-type="float" office:value="163">
                <text:p>163</text:p>
              </table:table-cell>
              <table:table-cell office:value-type="float" office:value="2.15438">
                <text:p>2.15438</text:p>
              </table:table-cell>
              <table:table-cell office:value-type="float" office:value="2.15438">
                <text:p>2.15438</text:p>
              </table:table-cell>
            </table:table-row>
            <table:table-row>
              <table:table-cell office:value-type="string">
                <text:p>In134</text:p>
              </table:table-cell>
              <table:table-cell office:value-type="float" office:value="128.581">
                <text:p>128.581</text:p>
              </table:table-cell>
              <table:table-cell office:value-type="float" office:value="1.44418">
                <text:p>1.44418</text:p>
              </table:table-cell>
              <table:table-cell office:value-type="float" office:value="1.44418">
                <text:p>1.44418</text:p>
              </table:table-cell>
              <table:table-cell office:value-type="float" office:value="2.0072950124824">
                <text:p>2.0072950124824</text:p>
              </table:table-cell>
              <table:table-cell office:value-type="float" office:value="126">
                <text:p>126</text:p>
              </table:table-cell>
              <table:table-cell office:value-type="float" office:value="1.42326">
                <text:p>1.42326</text:p>
              </table:table-cell>
              <table:table-cell office:value-type="float" office:value="1.42326">
                <text:p>1.42326</text:p>
              </table:table-cell>
            </table:table-row>
            <table:table-row>
              <table:table-cell office:value-type="string">
                <text:p>In135</text:p>
              </table:table-cell>
              <table:table-cell office:value-type="float" office:value="104.138">
                <text:p>104.138</text:p>
              </table:table-cell>
              <table:table-cell office:value-type="float" office:value="3.54761">
                <text:p>3.54761</text:p>
              </table:table-cell>
              <table:table-cell office:value-type="float" office:value="3.54761">
                <text:p>3.54761</text:p>
              </table:table-cell>
              <table:table-cell office:value-type="float" office:value="1.0927807332578">
                <text:p>1.0927807332578</text:p>
              </table:table-cell>
              <table:table-cell office:value-type="float" office:value="103">
                <text:p>103</text:p>
              </table:table-cell>
              <table:table-cell office:value-type="float" office:value="3.54004">
                <text:p>3.54004</text:p>
              </table:table-cell>
              <table:table-cell office:value-type="float" office:value="3.54004">
                <text:p>3.54004</text:p>
              </table:table-cell>
            </table:table-row>
            <table:table-row>
              <table:table-cell office:value-type="string">
                <text:p>Sn134</text:p>
              </table:table-cell>
              <table:table-cell office:value-type="float" office:value="1006.31">
                <text:p>1006.31</text:p>
              </table:table-cell>
              <table:table-cell office:value-type="float" office:value="34.8002">
                <text:p>34.8002</text:p>
              </table:table-cell>
              <table:table-cell office:value-type="float" office:value="34.8002">
                <text:p>34.8002</text:p>
              </table:table-cell>
              <table:table-cell office:value-type="float" office:value="11.5580685872147">
                <text:p>11.5580685872147</text:p>
              </table:table-cell>
              <table:table-cell office:value-type="float" office:value="890">
                <text:p>890</text:p>
              </table:table-cell>
              <table:table-cell office:value-type="float" office:value="34.6286">
                <text:p>34.6286</text:p>
              </table:table-cell>
              <table:table-cell office:value-type="float" office:value="34.6286">
                <text:p>34.6286</text:p>
              </table:table-cell>
            </table:table-row>
            <table:table-row>
              <table:table-cell office:value-type="string">
                <text:p>Sn135</text:p>
              </table:table-cell>
              <table:table-cell office:value-type="float" office:value="515.95">
                <text:p>515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4126368834198">
                <text:p>0.184126368834198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136</text:p>
              </table:table-cell>
              <table:table-cell office:value-type="float" office:value="370.417">
                <text:p>370.417</text:p>
              </table:table-cell>
              <table:table-cell office:value-type="float" office:value="3.94659">
                <text:p>3.94659</text:p>
              </table:table-cell>
              <table:table-cell office:value-type="float" office:value="3.94659">
                <text:p>3.94659</text:p>
              </table:table-cell>
              <table:table-cell office:value-type="float" office:value="5.51189605228701">
                <text:p>5.51189605228701</text:p>
              </table:table-cell>
              <table:table-cell office:value-type="float" office:value="350">
                <text:p>350</text:p>
              </table:table-cell>
              <table:table-cell office:value-type="float" office:value="3.47248">
                <text:p>3.47248</text:p>
              </table:table-cell>
              <table:table-cell office:value-type="float" office:value="3.47248">
                <text:p>3.47248</text:p>
              </table:table-cell>
            </table:table-row>
            <table:table-row>
              <table:table-cell office:value-type="string">
                <text:p>Sn137</text:p>
              </table:table-cell>
              <table:table-cell office:value-type="float" office:value="234.042">
                <text:p>234.042</text:p>
              </table:table-cell>
              <table:table-cell office:value-type="float" office:value="5.33268">
                <text:p>5.33268</text:p>
              </table:table-cell>
              <table:table-cell office:value-type="float" office:value="5.33268">
                <text:p>5.33268</text:p>
              </table:table-cell>
              <table:table-cell office:value-type="float" office:value="1.72704044573196">
                <text:p>1.72704044573196</text:p>
              </table:table-cell>
              <table:table-cell office:value-type="float" office:value="230">
                <text:p>230</text:p>
              </table:table-cell>
              <table:table-cell office:value-type="float" office:value="0.141534">
                <text:p>0.141534</text:p>
              </table:table-cell>
              <table:table-cell office:value-type="float" office:value="0.141534">
                <text:p>0.141534</text:p>
              </table:table-cell>
            </table:table-row>
            <table:table-row>
              <table:table-cell office:value-type="string">
                <text:p>Sn138</text:p>
              </table:table-cell>
              <table:table-cell office:value-type="float" office:value="134.55">
                <text:p>134.55</text:p>
              </table:table-cell>
              <table:table-cell office:value-type="float" office:value="22.1608">
                <text:p>22.1608</text:p>
              </table:table-cell>
              <table:table-cell office:value-type="float" office:value="22.1608">
                <text:p>22.1608</text:p>
              </table:table-cell>
              <table:table-cell office:value-type="float" office:value="-4.05053883314752">
                <text:p>-4.05053883314752</text:p>
              </table:table-cell>
              <table:table-cell office:value-type="float" office:value="140">
                <text:p>140</text:p>
              </table:table-cell>
              <table:table-cell office:value-type="float" office:value="18.3647">
                <text:p>18.3647</text:p>
              </table:table-cell>
              <table:table-cell office:value-type="float" office:value="18.3647">
                <text:p>18.364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